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3.5398in" svg:y="0.0079in">
            <draw:object draw:notify-on-update-of-ranges="Sheet1.A2:Sheet1.A1987 Sheet1.B2:Sheet1.B198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L_omega</text:p>
          </table:table-cell>
          <table:table-cell office:value-type="string">
            <text:p>dist_robo_orige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02.524414">
            <text:p>4702.524414</text:p>
          </table:table-cell>
        </table:table-row>
        <table:table-row table:style-name="ro1">
          <table:table-cell office:value-type="float" office:value="0.0001">
            <text:p>0.0001</text:p>
          </table:table-cell>
          <table:table-cell office:value-type="float" office:value="4702.524414">
            <text:p>4702.524414</text:p>
          </table:table-cell>
        </table:table-row>
        <table:table-row table:style-name="ro1">
          <table:table-cell office:value-type="float" office:value="0.0002">
            <text:p>0.0002</text:p>
          </table:table-cell>
          <table:table-cell office:value-type="float" office:value="4702.524414">
            <text:p>4702.524414</text:p>
          </table:table-cell>
        </table:table-row>
        <table:table-row table:style-name="ro1">
          <table:table-cell office:value-type="float" office:value="0.0003">
            <text:p>0.0003</text:p>
          </table:table-cell>
          <table:table-cell office:value-type="float" office:value="4702.524414">
            <text:p>4702.524414</text:p>
          </table:table-cell>
        </table:table-row>
        <table:table-row table:style-name="ro1">
          <table:table-cell office:value-type="float" office:value="0.0004">
            <text:p>0.0004</text:p>
          </table:table-cell>
          <table:table-cell office:value-type="float" office:value="4702.524414">
            <text:p>4702.524414</text:p>
          </table:table-cell>
        </table:table-row>
        <table:table-row table:style-name="ro1">
          <table:table-cell office:value-type="float" office:value="0.0005">
            <text:p>0.0005</text:p>
          </table:table-cell>
          <table:table-cell office:value-type="float" office:value="4704.21582">
            <text:p>4704.21582</text:p>
          </table:table-cell>
        </table:table-row>
        <table:table-row table:style-name="ro1">
          <table:table-cell office:value-type="float" office:value="0.0006">
            <text:p>0.0006</text:p>
          </table:table-cell>
          <table:table-cell office:value-type="float" office:value="4683.474121">
            <text:p>4683.474121</text:p>
          </table:table-cell>
        </table:table-row>
        <table:table-row table:style-name="ro1">
          <table:table-cell office:value-type="float" office:value="0.0007">
            <text:p>0.0007</text:p>
          </table:table-cell>
          <table:table-cell office:value-type="float" office:value="4594.464355">
            <text:p>4594.464355</text:p>
          </table:table-cell>
        </table:table-row>
        <table:table-row table:style-name="ro1">
          <table:table-cell office:value-type="float" office:value="0.0008">
            <text:p>0.0008</text:p>
          </table:table-cell>
          <table:table-cell office:value-type="float" office:value="4594.464355">
            <text:p>4594.464355</text:p>
          </table:table-cell>
        </table:table-row>
        <table:table-row table:style-name="ro1">
          <table:table-cell office:value-type="float" office:value="0.0009">
            <text:p>0.0009</text:p>
          </table:table-cell>
          <table:table-cell office:value-type="float" office:value="4594.464355">
            <text:p>4594.464355</text:p>
          </table:table-cell>
        </table:table-row>
        <table:table-row table:style-name="ro1">
          <table:table-cell office:value-type="float" office:value="0.001">
            <text:p>0.001</text:p>
          </table:table-cell>
          <table:table-cell office:value-type="float" office:value="4594.464355">
            <text:p>4594.464355</text:p>
          </table:table-cell>
        </table:table-row>
        <table:table-row table:style-name="ro1">
          <table:table-cell office:value-type="float" office:value="0.0011">
            <text:p>0.0011</text:p>
          </table:table-cell>
          <table:table-cell office:value-type="float" office:value="4594.464355">
            <text:p>4594.464355</text:p>
          </table:table-cell>
        </table:table-row>
        <table:table-row table:style-name="ro1">
          <table:table-cell office:value-type="float" office:value="0.0012">
            <text:p>0.0012</text:p>
          </table:table-cell>
          <table:table-cell office:value-type="float" office:value="4594.464355">
            <text:p>4594.464355</text:p>
          </table:table-cell>
        </table:table-row>
        <table:table-row table:style-name="ro1">
          <table:table-cell office:value-type="float" office:value="0.0013">
            <text:p>0.0013</text:p>
          </table:table-cell>
          <table:table-cell office:value-type="float" office:value="4591.384766">
            <text:p>4591.384766</text:p>
          </table:table-cell>
        </table:table-row>
        <table:table-row table:style-name="ro1">
          <table:table-cell office:value-type="float" office:value="0.0014">
            <text:p>0.0014</text:p>
          </table:table-cell>
          <table:table-cell office:value-type="float" office:value="4591.384766">
            <text:p>4591.384766</text:p>
          </table:table-cell>
        </table:table-row>
        <table:table-row table:style-name="ro1">
          <table:table-cell office:value-type="float" office:value="0.0015">
            <text:p>0.0015</text:p>
          </table:table-cell>
          <table:table-cell office:value-type="float" office:value="4591.384766">
            <text:p>4591.384766</text:p>
          </table:table-cell>
        </table:table-row>
        <table:table-row table:style-name="ro1">
          <table:table-cell office:value-type="float" office:value="0.0016">
            <text:p>0.0016</text:p>
          </table:table-cell>
          <table:table-cell office:value-type="float" office:value="4591.384766">
            <text:p>4591.384766</text:p>
          </table:table-cell>
        </table:table-row>
        <table:table-row table:style-name="ro1">
          <table:table-cell office:value-type="float" office:value="0.0017">
            <text:p>0.0017</text:p>
          </table:table-cell>
          <table:table-cell office:value-type="float" office:value="4491.256348">
            <text:p>4491.256348</text:p>
          </table:table-cell>
        </table:table-row>
        <table:table-row table:style-name="ro1">
          <table:table-cell office:value-type="float" office:value="0.0018">
            <text:p>0.0018</text:p>
          </table:table-cell>
          <table:table-cell office:value-type="float" office:value="4491.256348">
            <text:p>4491.256348</text:p>
          </table:table-cell>
        </table:table-row>
        <table:table-row table:style-name="ro1">
          <table:table-cell office:value-type="float" office:value="0.0019">
            <text:p>0.0019</text:p>
          </table:table-cell>
          <table:table-cell office:value-type="float" office:value="4491.256348">
            <text:p>4491.256348</text:p>
          </table:table-cell>
        </table:table-row>
        <table:table-row table:style-name="ro1">
          <table:table-cell office:value-type="float" office:value="0.002">
            <text:p>0.002</text:p>
          </table:table-cell>
          <table:table-cell office:value-type="float" office:value="4491.256348">
            <text:p>4491.256348</text:p>
          </table:table-cell>
        </table:table-row>
        <table:table-row table:style-name="ro1">
          <table:table-cell office:value-type="float" office:value="0.0021">
            <text:p>0.0021</text:p>
          </table:table-cell>
          <table:table-cell office:value-type="float" office:value="4491.256348">
            <text:p>4491.256348</text:p>
          </table:table-cell>
        </table:table-row>
        <table:table-row table:style-name="ro1">
          <table:table-cell office:value-type="float" office:value="0.0022">
            <text:p>0.0022</text:p>
          </table:table-cell>
          <table:table-cell office:value-type="float" office:value="4491.256348">
            <text:p>4491.256348</text:p>
          </table:table-cell>
        </table:table-row>
        <table:table-row table:style-name="ro1">
          <table:table-cell office:value-type="float" office:value="0.0023">
            <text:p>0.0023</text:p>
          </table:table-cell>
          <table:table-cell office:value-type="float" office:value="4491.256348">
            <text:p>4491.256348</text:p>
          </table:table-cell>
        </table:table-row>
        <table:table-row table:style-name="ro1">
          <table:table-cell office:value-type="float" office:value="0.0024">
            <text:p>0.0024</text:p>
          </table:table-cell>
          <table:table-cell office:value-type="float" office:value="4491.256348">
            <text:p>4491.256348</text:p>
          </table:table-cell>
        </table:table-row>
        <table:table-row table:style-name="ro1">
          <table:table-cell office:value-type="float" office:value="0.0025">
            <text:p>0.0025</text:p>
          </table:table-cell>
          <table:table-cell office:value-type="float" office:value="4491.256348">
            <text:p>4491.256348</text:p>
          </table:table-cell>
        </table:table-row>
        <table:table-row table:style-name="ro1">
          <table:table-cell office:value-type="float" office:value="0.0026">
            <text:p>0.0026</text:p>
          </table:table-cell>
          <table:table-cell office:value-type="float" office:value="4491.256348">
            <text:p>4491.256348</text:p>
          </table:table-cell>
        </table:table-row>
        <table:table-row table:style-name="ro1">
          <table:table-cell office:value-type="float" office:value="0.0027">
            <text:p>0.0027</text:p>
          </table:table-cell>
          <table:table-cell office:value-type="float" office:value="4463.194336">
            <text:p>4463.194336</text:p>
          </table:table-cell>
        </table:table-row>
        <table:table-row table:style-name="ro1">
          <table:table-cell office:value-type="float" office:value="0.0028">
            <text:p>0.0028</text:p>
          </table:table-cell>
          <table:table-cell office:value-type="float" office:value="4463.194336">
            <text:p>4463.194336</text:p>
          </table:table-cell>
        </table:table-row>
        <table:table-row table:style-name="ro1">
          <table:table-cell office:value-type="float" office:value="0.0029">
            <text:p>0.0029</text:p>
          </table:table-cell>
          <table:table-cell office:value-type="float" office:value="4463.194336">
            <text:p>4463.194336</text:p>
          </table:table-cell>
        </table:table-row>
        <table:table-row table:style-name="ro1">
          <table:table-cell office:value-type="float" office:value="0.003">
            <text:p>0.003</text:p>
          </table:table-cell>
          <table:table-cell office:value-type="float" office:value="4434.572266">
            <text:p>4434.572266</text:p>
          </table:table-cell>
        </table:table-row>
        <table:table-row table:style-name="ro1">
          <table:table-cell office:value-type="float" office:value="0.0031">
            <text:p>0.0031</text:p>
          </table:table-cell>
          <table:table-cell office:value-type="float" office:value="4330.198242">
            <text:p>4330.198242</text:p>
          </table:table-cell>
        </table:table-row>
        <table:table-row table:style-name="ro1">
          <table:table-cell office:value-type="float" office:value="0.0032">
            <text:p>0.0032</text:p>
          </table:table-cell>
          <table:table-cell office:value-type="float" office:value="4329.553711">
            <text:p>4329.553711</text:p>
          </table:table-cell>
        </table:table-row>
        <table:table-row table:style-name="ro1">
          <table:table-cell office:value-type="float" office:value="0.0033">
            <text:p>0.0033</text:p>
          </table:table-cell>
          <table:table-cell office:value-type="float" office:value="4329.553711">
            <text:p>4329.553711</text:p>
          </table:table-cell>
        </table:table-row>
        <table:table-row table:style-name="ro1">
          <table:table-cell office:value-type="float" office:value="0.0034">
            <text:p>0.0034</text:p>
          </table:table-cell>
          <table:table-cell office:value-type="float" office:value="4213.742188">
            <text:p>4213.742188</text:p>
          </table:table-cell>
        </table:table-row>
        <table:table-row table:style-name="ro1">
          <table:table-cell office:value-type="float" office:value="0.0035">
            <text:p>0.0035</text:p>
          </table:table-cell>
          <table:table-cell office:value-type="float" office:value="4213.742188">
            <text:p>4213.742188</text:p>
          </table:table-cell>
        </table:table-row>
        <table:table-row table:style-name="ro1">
          <table:table-cell office:value-type="float" office:value="0.0036">
            <text:p>0.0036</text:p>
          </table:table-cell>
          <table:table-cell office:value-type="float" office:value="4206.808594">
            <text:p>4206.808594</text:p>
          </table:table-cell>
        </table:table-row>
        <table:table-row table:style-name="ro1">
          <table:table-cell office:value-type="float" office:value="0.0037">
            <text:p>0.0037</text:p>
          </table:table-cell>
          <table:table-cell office:value-type="float" office:value="4206.808594">
            <text:p>4206.808594</text:p>
          </table:table-cell>
        </table:table-row>
        <table:table-row table:style-name="ro1">
          <table:table-cell office:value-type="float" office:value="0.0038">
            <text:p>0.0038</text:p>
          </table:table-cell>
          <table:table-cell office:value-type="float" office:value="4206.808594">
            <text:p>4206.808594</text:p>
          </table:table-cell>
        </table:table-row>
        <table:table-row table:style-name="ro1">
          <table:table-cell office:value-type="float" office:value="0.0039">
            <text:p>0.0039</text:p>
          </table:table-cell>
          <table:table-cell office:value-type="float" office:value="4178.726563">
            <text:p>4178.726563</text:p>
          </table:table-cell>
        </table:table-row>
        <table:table-row table:style-name="ro1">
          <table:table-cell office:value-type="float" office:value="0.004">
            <text:p>0.004</text:p>
          </table:table-cell>
          <table:table-cell office:value-type="float" office:value="4093.145508">
            <text:p>4093.145508</text:p>
          </table:table-cell>
        </table:table-row>
        <table:table-row table:style-name="ro1">
          <table:table-cell office:value-type="float" office:value="0.0041">
            <text:p>0.0041</text:p>
          </table:table-cell>
          <table:table-cell office:value-type="float" office:value="4093.145508">
            <text:p>4093.145508</text:p>
          </table:table-cell>
        </table:table-row>
        <table:table-row table:style-name="ro1">
          <table:table-cell office:value-type="float" office:value="0.0042">
            <text:p>0.0042</text:p>
          </table:table-cell>
          <table:table-cell office:value-type="float" office:value="4093.145508">
            <text:p>4093.145508</text:p>
          </table:table-cell>
        </table:table-row>
        <table:table-row table:style-name="ro1">
          <table:table-cell office:value-type="float" office:value="0.0043">
            <text:p>0.0043</text:p>
          </table:table-cell>
          <table:table-cell office:value-type="float" office:value="4093.145508">
            <text:p>4093.145508</text:p>
          </table:table-cell>
        </table:table-row>
        <table:table-row table:style-name="ro1">
          <table:table-cell office:value-type="float" office:value="0.0044">
            <text:p>0.0044</text:p>
          </table:table-cell>
          <table:table-cell office:value-type="float" office:value="4093.145508">
            <text:p>4093.145508</text:p>
          </table:table-cell>
        </table:table-row>
        <table:table-row table:style-name="ro1">
          <table:table-cell office:value-type="float" office:value="0.0045">
            <text:p>0.0045</text:p>
          </table:table-cell>
          <table:table-cell office:value-type="float" office:value="4093.145508">
            <text:p>4093.145508</text:p>
          </table:table-cell>
        </table:table-row>
        <table:table-row table:style-name="ro1">
          <table:table-cell office:value-type="float" office:value="0.0046">
            <text:p>0.0046</text:p>
          </table:table-cell>
          <table:table-cell office:value-type="float" office:value="4071.317383">
            <text:p>4071.317383</text:p>
          </table:table-cell>
        </table:table-row>
        <table:table-row table:style-name="ro1">
          <table:table-cell office:value-type="float" office:value="0.0047">
            <text:p>0.0047</text:p>
          </table:table-cell>
          <table:table-cell office:value-type="float" office:value="4071.317383">
            <text:p>4071.317383</text:p>
          </table:table-cell>
        </table:table-row>
        <table:table-row table:style-name="ro1">
          <table:table-cell office:value-type="float" office:value="0.0048">
            <text:p>0.0048</text:p>
          </table:table-cell>
          <table:table-cell office:value-type="float" office:value="3922.958496">
            <text:p>3922.958496</text:p>
          </table:table-cell>
        </table:table-row>
        <table:table-row table:style-name="ro1">
          <table:table-cell office:value-type="float" office:value="0.0049">
            <text:p>0.0049</text:p>
          </table:table-cell>
          <table:table-cell office:value-type="float" office:value="3787.575684">
            <text:p>3787.575684</text:p>
          </table:table-cell>
        </table:table-row>
        <table:table-row table:style-name="ro1">
          <table:table-cell office:value-type="float" office:value="0.005">
            <text:p>0.005</text:p>
          </table:table-cell>
          <table:table-cell office:value-type="float" office:value="3787.575684">
            <text:p>3787.575684</text:p>
          </table:table-cell>
        </table:table-row>
        <table:table-row table:style-name="ro1">
          <table:table-cell office:value-type="float" office:value="0.0051">
            <text:p>0.0051</text:p>
          </table:table-cell>
          <table:table-cell office:value-type="float" office:value="3787.575684">
            <text:p>3787.575684</text:p>
          </table:table-cell>
        </table:table-row>
        <table:table-row table:style-name="ro1">
          <table:table-cell office:value-type="float" office:value="0.0052">
            <text:p>0.0052</text:p>
          </table:table-cell>
          <table:table-cell office:value-type="float" office:value="3787.575684">
            <text:p>3787.575684</text:p>
          </table:table-cell>
        </table:table-row>
        <table:table-row table:style-name="ro1">
          <table:table-cell office:value-type="float" office:value="0.0053">
            <text:p>0.0053</text:p>
          </table:table-cell>
          <table:table-cell office:value-type="float" office:value="3787.575684">
            <text:p>3787.575684</text:p>
          </table:table-cell>
        </table:table-row>
        <table:table-row table:style-name="ro1">
          <table:table-cell office:value-type="float" office:value="0.0054">
            <text:p>0.0054</text:p>
          </table:table-cell>
          <table:table-cell office:value-type="float" office:value="3765.615479">
            <text:p>3765.615479</text:p>
          </table:table-cell>
        </table:table-row>
        <table:table-row table:style-name="ro1">
          <table:table-cell office:value-type="float" office:value="0.0055">
            <text:p>0.0055</text:p>
          </table:table-cell>
          <table:table-cell office:value-type="float" office:value="3664.671387">
            <text:p>3664.671387</text:p>
          </table:table-cell>
        </table:table-row>
        <table:table-row table:style-name="ro1">
          <table:table-cell office:value-type="float" office:value="0.0056">
            <text:p>0.0056</text:p>
          </table:table-cell>
          <table:table-cell office:value-type="float" office:value="3641.442139">
            <text:p>3641.442139</text:p>
          </table:table-cell>
        </table:table-row>
        <table:table-row table:style-name="ro1">
          <table:table-cell office:value-type="float" office:value="0.0057">
            <text:p>0.0057</text:p>
          </table:table-cell>
          <table:table-cell office:value-type="float" office:value="3641.442139">
            <text:p>3641.442139</text:p>
          </table:table-cell>
        </table:table-row>
        <table:table-row table:style-name="ro1">
          <table:table-cell office:value-type="float" office:value="0.0058">
            <text:p>0.0058</text:p>
          </table:table-cell>
          <table:table-cell office:value-type="float" office:value="3631.26709">
            <text:p>3631.26709</text:p>
          </table:table-cell>
        </table:table-row>
        <table:table-row table:style-name="ro1">
          <table:table-cell office:value-type="float" office:value="0.0059">
            <text:p>0.0059</text:p>
          </table:table-cell>
          <table:table-cell office:value-type="float" office:value="3631.26709">
            <text:p>3631.26709</text:p>
          </table:table-cell>
        </table:table-row>
        <table:table-row table:style-name="ro1">
          <table:table-cell office:value-type="float" office:value="0.006">
            <text:p>0.006</text:p>
          </table:table-cell>
          <table:table-cell office:value-type="float" office:value="3631.26709">
            <text:p>3631.26709</text:p>
          </table:table-cell>
        </table:table-row>
        <table:table-row table:style-name="ro1">
          <table:table-cell office:value-type="float" office:value="0.0061">
            <text:p>0.0061</text:p>
          </table:table-cell>
          <table:table-cell office:value-type="float" office:value="3631.26709">
            <text:p>3631.26709</text:p>
          </table:table-cell>
        </table:table-row>
        <table:table-row table:style-name="ro1">
          <table:table-cell office:value-type="float" office:value="0.0062">
            <text:p>0.0062</text:p>
          </table:table-cell>
          <table:table-cell office:value-type="float" office:value="3631.26709">
            <text:p>3631.26709</text:p>
          </table:table-cell>
        </table:table-row>
        <table:table-row table:style-name="ro1">
          <table:table-cell office:value-type="float" office:value="0.0063">
            <text:p>0.0063</text:p>
          </table:table-cell>
          <table:table-cell office:value-type="float" office:value="3631.26709">
            <text:p>3631.26709</text:p>
          </table:table-cell>
        </table:table-row>
        <table:table-row table:style-name="ro1">
          <table:table-cell office:value-type="float" office:value="0.0064">
            <text:p>0.0064</text:p>
          </table:table-cell>
          <table:table-cell office:value-type="float" office:value="3535.991211">
            <text:p>3535.991211</text:p>
          </table:table-cell>
        </table:table-row>
        <table:table-row table:style-name="ro1">
          <table:table-cell office:value-type="float" office:value="0.0065">
            <text:p>0.0065</text:p>
          </table:table-cell>
          <table:table-cell office:value-type="float" office:value="3535.991211">
            <text:p>3535.991211</text:p>
          </table:table-cell>
        </table:table-row>
        <table:table-row table:style-name="ro1">
          <table:table-cell office:value-type="float" office:value="0.0066">
            <text:p>0.0066</text:p>
          </table:table-cell>
          <table:table-cell office:value-type="float" office:value="3535.991211">
            <text:p>3535.991211</text:p>
          </table:table-cell>
        </table:table-row>
        <table:table-row table:style-name="ro1">
          <table:table-cell office:value-type="float" office:value="0.0067">
            <text:p>0.0067</text:p>
          </table:table-cell>
          <table:table-cell office:value-type="float" office:value="3494.424316">
            <text:p>3494.424316</text:p>
          </table:table-cell>
        </table:table-row>
        <table:table-row table:style-name="ro1">
          <table:table-cell office:value-type="float" office:value="0.0068">
            <text:p>0.0068</text:p>
          </table:table-cell>
          <table:table-cell office:value-type="float" office:value="3485.644287">
            <text:p>3485.644287</text:p>
          </table:table-cell>
        </table:table-row>
        <table:table-row table:style-name="ro1">
          <table:table-cell office:value-type="float" office:value="0.0069">
            <text:p>0.0069</text:p>
          </table:table-cell>
          <table:table-cell office:value-type="float" office:value="3485.644287">
            <text:p>3485.644287</text:p>
          </table:table-cell>
        </table:table-row>
        <table:table-row table:style-name="ro1">
          <table:table-cell office:value-type="float" office:value="0.007">
            <text:p>0.007</text:p>
          </table:table-cell>
          <table:table-cell office:value-type="float" office:value="3485.644287">
            <text:p>3485.644287</text:p>
          </table:table-cell>
        </table:table-row>
        <table:table-row table:style-name="ro1">
          <table:table-cell office:value-type="float" office:value="0.0071">
            <text:p>0.0071</text:p>
          </table:table-cell>
          <table:table-cell office:value-type="float" office:value="3485.644287">
            <text:p>3485.644287</text:p>
          </table:table-cell>
        </table:table-row>
        <table:table-row table:style-name="ro1">
          <table:table-cell office:value-type="float" office:value="0.0072">
            <text:p>0.0072</text:p>
          </table:table-cell>
          <table:table-cell office:value-type="float" office:value="3485.644287">
            <text:p>3485.644287</text:p>
          </table:table-cell>
        </table:table-row>
        <table:table-row table:style-name="ro1">
          <table:table-cell office:value-type="float" office:value="0.0073">
            <text:p>0.0073</text:p>
          </table:table-cell>
          <table:table-cell office:value-type="float" office:value="3421.216064">
            <text:p>3421.216064</text:p>
          </table:table-cell>
        </table:table-row>
        <table:table-row table:style-name="ro1">
          <table:table-cell office:value-type="float" office:value="0.0074">
            <text:p>0.0074</text:p>
          </table:table-cell>
          <table:table-cell office:value-type="float" office:value="3412.318359">
            <text:p>3412.318359</text:p>
          </table:table-cell>
        </table:table-row>
        <table:table-row table:style-name="ro1">
          <table:table-cell office:value-type="float" office:value="0.0075">
            <text:p>0.0075</text:p>
          </table:table-cell>
          <table:table-cell office:value-type="float" office:value="3412.318359">
            <text:p>3412.318359</text:p>
          </table:table-cell>
        </table:table-row>
        <table:table-row table:style-name="ro1">
          <table:table-cell office:value-type="float" office:value="0.0076">
            <text:p>0.0076</text:p>
          </table:table-cell>
          <table:table-cell office:value-type="float" office:value="3412.318359">
            <text:p>3412.318359</text:p>
          </table:table-cell>
        </table:table-row>
        <table:table-row table:style-name="ro1">
          <table:table-cell office:value-type="float" office:value="0.0077">
            <text:p>0.0077</text:p>
          </table:table-cell>
          <table:table-cell office:value-type="float" office:value="3412.318359">
            <text:p>3412.318359</text:p>
          </table:table-cell>
        </table:table-row>
        <table:table-row table:style-name="ro1">
          <table:table-cell office:value-type="float" office:value="0.0078">
            <text:p>0.0078</text:p>
          </table:table-cell>
          <table:table-cell office:value-type="float" office:value="3412.318359">
            <text:p>3412.318359</text:p>
          </table:table-cell>
        </table:table-row>
        <table:table-row table:style-name="ro1">
          <table:table-cell office:value-type="float" office:value="0.0079">
            <text:p>0.0079</text:p>
          </table:table-cell>
          <table:table-cell office:value-type="float" office:value="3412.318359">
            <text:p>3412.318359</text:p>
          </table:table-cell>
        </table:table-row>
        <table:table-row table:style-name="ro1">
          <table:table-cell office:value-type="float" office:value="0.008">
            <text:p>0.008</text:p>
          </table:table-cell>
          <table:table-cell office:value-type="float" office:value="3395.174561">
            <text:p>3395.174561</text:p>
          </table:table-cell>
        </table:table-row>
        <table:table-row table:style-name="ro1">
          <table:table-cell office:value-type="float" office:value="0.0081">
            <text:p>0.0081</text:p>
          </table:table-cell>
          <table:table-cell office:value-type="float" office:value="3023.40332">
            <text:p>3023.40332</text:p>
          </table:table-cell>
        </table:table-row>
        <table:table-row table:style-name="ro1">
          <table:table-cell office:value-type="float" office:value="0.0082">
            <text:p>0.0082</text:p>
          </table:table-cell>
          <table:table-cell office:value-type="float" office:value="3023.40332">
            <text:p>3023.40332</text:p>
          </table:table-cell>
        </table:table-row>
        <table:table-row table:style-name="ro1">
          <table:table-cell office:value-type="float" office:value="0.0083">
            <text:p>0.0083</text:p>
          </table:table-cell>
          <table:table-cell office:value-type="float" office:value="3023.40332">
            <text:p>3023.40332</text:p>
          </table:table-cell>
        </table:table-row>
        <table:table-row table:style-name="ro1">
          <table:table-cell office:value-type="float" office:value="0.0084">
            <text:p>0.0084</text:p>
          </table:table-cell>
          <table:table-cell office:value-type="float" office:value="3023.40332">
            <text:p>3023.40332</text:p>
          </table:table-cell>
        </table:table-row>
        <table:table-row table:style-name="ro1">
          <table:table-cell office:value-type="float" office:value="0.0085">
            <text:p>0.0085</text:p>
          </table:table-cell>
          <table:table-cell office:value-type="float" office:value="3023.40332">
            <text:p>3023.40332</text:p>
          </table:table-cell>
        </table:table-row>
        <table:table-row table:style-name="ro1">
          <table:table-cell office:value-type="float" office:value="0.0086">
            <text:p>0.0086</text:p>
          </table:table-cell>
          <table:table-cell office:value-type="float" office:value="2967.401611">
            <text:p>2967.401611</text:p>
          </table:table-cell>
        </table:table-row>
        <table:table-row table:style-name="ro1">
          <table:table-cell office:value-type="float" office:value="0.0087">
            <text:p>0.0087</text:p>
          </table:table-cell>
          <table:table-cell office:value-type="float" office:value="2967.401611">
            <text:p>2967.401611</text:p>
          </table:table-cell>
        </table:table-row>
        <table:table-row table:style-name="ro1">
          <table:table-cell office:value-type="float" office:value="0.0088">
            <text:p>0.0088</text:p>
          </table:table-cell>
          <table:table-cell office:value-type="float" office:value="2967.401611">
            <text:p>2967.401611</text:p>
          </table:table-cell>
        </table:table-row>
        <table:table-row table:style-name="ro1">
          <table:table-cell office:value-type="float" office:value="0.0089">
            <text:p>0.0089</text:p>
          </table:table-cell>
          <table:table-cell office:value-type="float" office:value="2824.105713">
            <text:p>2824.105713</text:p>
          </table:table-cell>
        </table:table-row>
        <table:table-row table:style-name="ro1">
          <table:table-cell office:value-type="float" office:value="0.009">
            <text:p>0.009</text:p>
          </table:table-cell>
          <table:table-cell office:value-type="float" office:value="2824.105713">
            <text:p>2824.105713</text:p>
          </table:table-cell>
        </table:table-row>
        <table:table-row table:style-name="ro1">
          <table:table-cell office:value-type="float" office:value="0.0091">
            <text:p>0.0091</text:p>
          </table:table-cell>
          <table:table-cell office:value-type="float" office:value="2824.105713">
            <text:p>2824.105713</text:p>
          </table:table-cell>
        </table:table-row>
        <table:table-row table:style-name="ro1">
          <table:table-cell office:value-type="float" office:value="0.0092">
            <text:p>0.0092</text:p>
          </table:table-cell>
          <table:table-cell office:value-type="float" office:value="2797.031738">
            <text:p>2797.031738</text:p>
          </table:table-cell>
        </table:table-row>
        <table:table-row table:style-name="ro1">
          <table:table-cell office:value-type="float" office:value="0.0093">
            <text:p>0.0093</text:p>
          </table:table-cell>
          <table:table-cell office:value-type="float" office:value="2797.031738">
            <text:p>2797.031738</text:p>
          </table:table-cell>
        </table:table-row>
        <table:table-row table:style-name="ro1">
          <table:table-cell office:value-type="float" office:value="0.0094">
            <text:p>0.0094</text:p>
          </table:table-cell>
          <table:table-cell office:value-type="float" office:value="2797.031738">
            <text:p>2797.031738</text:p>
          </table:table-cell>
        </table:table-row>
        <table:table-row table:style-name="ro1">
          <table:table-cell office:value-type="float" office:value="0.0095">
            <text:p>0.0095</text:p>
          </table:table-cell>
          <table:table-cell office:value-type="float" office:value="2797.031738">
            <text:p>2797.031738</text:p>
          </table:table-cell>
        </table:table-row>
        <table:table-row table:style-name="ro1">
          <table:table-cell office:value-type="float" office:value="0.0096">
            <text:p>0.0096</text:p>
          </table:table-cell>
          <table:table-cell office:value-type="float" office:value="2797.031738">
            <text:p>2797.031738</text:p>
          </table:table-cell>
        </table:table-row>
        <table:table-row table:style-name="ro1">
          <table:table-cell office:value-type="float" office:value="0.0097">
            <text:p>0.0097</text:p>
          </table:table-cell>
          <table:table-cell office:value-type="float" office:value="2797.031738">
            <text:p>2797.031738</text:p>
          </table:table-cell>
        </table:table-row>
        <table:table-row table:style-name="ro1">
          <table:table-cell office:value-type="float" office:value="0.0098">
            <text:p>0.0098</text:p>
          </table:table-cell>
          <table:table-cell office:value-type="float" office:value="2778.647461">
            <text:p>2778.647461</text:p>
          </table:table-cell>
        </table:table-row>
        <table:table-row table:style-name="ro1">
          <table:table-cell office:value-type="float" office:value="0.0099">
            <text:p>0.0099</text:p>
          </table:table-cell>
          <table:table-cell office:value-type="float" office:value="2778.647461">
            <text:p>2778.647461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2752.256104">
            <text:p>2752.256104</text:p>
          </table:table-cell>
        </table:table-row>
        <table:table-row table:style-name="ro1">
          <table:table-cell office:value-type="float" office:value="0.0101">
            <text:p>0.0101</text:p>
          </table:table-cell>
          <table:table-cell office:value-type="float" office:value="2650.997803">
            <text:p>2650.997803</text:p>
          </table:table-cell>
        </table:table-row>
        <table:table-row table:style-name="ro1">
          <table:table-cell office:value-type="float" office:value="0.0102">
            <text:p>0.0102</text:p>
          </table:table-cell>
          <table:table-cell office:value-type="float" office:value="2589.22583">
            <text:p>2589.22583</text:p>
          </table:table-cell>
        </table:table-row>
        <table:table-row table:style-name="ro1">
          <table:table-cell office:value-type="float" office:value="0.0103">
            <text:p>0.0103</text:p>
          </table:table-cell>
          <table:table-cell office:value-type="float" office:value="2509.351563">
            <text:p>2509.351563</text:p>
          </table:table-cell>
        </table:table-row>
        <table:table-row table:style-name="ro1">
          <table:table-cell office:value-type="float" office:value="0.0104">
            <text:p>0.0104</text:p>
          </table:table-cell>
          <table:table-cell office:value-type="float" office:value="2507.364502">
            <text:p>2507.364502</text:p>
          </table:table-cell>
        </table:table-row>
        <table:table-row table:style-name="ro1">
          <table:table-cell office:value-type="float" office:value="0.0105">
            <text:p>0.0105</text:p>
          </table:table-cell>
          <table:table-cell office:value-type="float" office:value="2507.364502">
            <text:p>2507.364502</text:p>
          </table:table-cell>
        </table:table-row>
        <table:table-row table:style-name="ro1">
          <table:table-cell office:value-type="float" office:value="0.0106">
            <text:p>0.0106</text:p>
          </table:table-cell>
          <table:table-cell office:value-type="float" office:value="2499.235596">
            <text:p>2499.235596</text:p>
          </table:table-cell>
        </table:table-row>
        <table:table-row table:style-name="ro1">
          <table:table-cell office:value-type="float" office:value="0.0107">
            <text:p>0.0107</text:p>
          </table:table-cell>
          <table:table-cell office:value-type="float" office:value="2495.955078">
            <text:p>2495.955078</text:p>
          </table:table-cell>
        </table:table-row>
        <table:table-row table:style-name="ro1">
          <table:table-cell office:value-type="float" office:value="0.0108">
            <text:p>0.0108</text:p>
          </table:table-cell>
          <table:table-cell office:value-type="float" office:value="2491.908447">
            <text:p>2491.908447</text:p>
          </table:table-cell>
        </table:table-row>
        <table:table-row table:style-name="ro1">
          <table:table-cell office:value-type="float" office:value="0.0109">
            <text:p>0.0109</text:p>
          </table:table-cell>
          <table:table-cell office:value-type="float" office:value="2491.908447">
            <text:p>2491.908447</text:p>
          </table:table-cell>
        </table:table-row>
        <table:table-row table:style-name="ro1">
          <table:table-cell office:value-type="float" office:value="0.011">
            <text:p>0.011</text:p>
          </table:table-cell>
          <table:table-cell office:value-type="float" office:value="2469.032471">
            <text:p>2469.032471</text:p>
          </table:table-cell>
        </table:table-row>
        <table:table-row table:style-name="ro1">
          <table:table-cell office:value-type="float" office:value="0.0111">
            <text:p>0.0111</text:p>
          </table:table-cell>
          <table:table-cell office:value-type="float" office:value="2469.032471">
            <text:p>2469.032471</text:p>
          </table:table-cell>
        </table:table-row>
        <table:table-row table:style-name="ro1">
          <table:table-cell office:value-type="float" office:value="0.0112">
            <text:p>0.0112</text:p>
          </table:table-cell>
          <table:table-cell office:value-type="float" office:value="2469.032471">
            <text:p>2469.032471</text:p>
          </table:table-cell>
        </table:table-row>
        <table:table-row table:style-name="ro1">
          <table:table-cell office:value-type="float" office:value="0.0113">
            <text:p>0.0113</text:p>
          </table:table-cell>
          <table:table-cell office:value-type="float" office:value="2469.032471">
            <text:p>2469.032471</text:p>
          </table:table-cell>
        </table:table-row>
        <table:table-row table:style-name="ro1">
          <table:table-cell office:value-type="float" office:value="0.0114">
            <text:p>0.0114</text:p>
          </table:table-cell>
          <table:table-cell office:value-type="float" office:value="2469.032471">
            <text:p>2469.032471</text:p>
          </table:table-cell>
        </table:table-row>
        <table:table-row table:style-name="ro1">
          <table:table-cell office:value-type="float" office:value="0.0115">
            <text:p>0.0115</text:p>
          </table:table-cell>
          <table:table-cell office:value-type="float" office:value="2469.032471">
            <text:p>2469.032471</text:p>
          </table:table-cell>
        </table:table-row>
        <table:table-row table:style-name="ro1">
          <table:table-cell office:value-type="float" office:value="0.0116">
            <text:p>0.0116</text:p>
          </table:table-cell>
          <table:table-cell office:value-type="float" office:value="2470.240967">
            <text:p>2470.240967</text:p>
          </table:table-cell>
        </table:table-row>
        <table:table-row table:style-name="ro1">
          <table:table-cell office:value-type="float" office:value="0.0117">
            <text:p>0.0117</text:p>
          </table:table-cell>
          <table:table-cell office:value-type="float" office:value="2470.240967">
            <text:p>2470.240967</text:p>
          </table:table-cell>
        </table:table-row>
        <table:table-row table:style-name="ro1">
          <table:table-cell office:value-type="float" office:value="0.0118">
            <text:p>0.0118</text:p>
          </table:table-cell>
          <table:table-cell office:value-type="float" office:value="2435.44043">
            <text:p>2435.44043</text:p>
          </table:table-cell>
        </table:table-row>
        <table:table-row table:style-name="ro1">
          <table:table-cell office:value-type="float" office:value="0.0119">
            <text:p>0.0119</text:p>
          </table:table-cell>
          <table:table-cell office:value-type="float" office:value="2435.44043">
            <text:p>2435.44043</text:p>
          </table:table-cell>
        </table:table-row>
        <table:table-row table:style-name="ro1">
          <table:table-cell office:value-type="float" office:value="0.012">
            <text:p>0.012</text:p>
          </table:table-cell>
          <table:table-cell office:value-type="float" office:value="2425.963623">
            <text:p>2425.963623</text:p>
          </table:table-cell>
        </table:table-row>
        <table:table-row table:style-name="ro1">
          <table:table-cell office:value-type="float" office:value="0.0121">
            <text:p>0.0121</text:p>
          </table:table-cell>
          <table:table-cell office:value-type="float" office:value="2425.963623">
            <text:p>2425.963623</text:p>
          </table:table-cell>
        </table:table-row>
        <table:table-row table:style-name="ro1">
          <table:table-cell office:value-type="float" office:value="0.0122">
            <text:p>0.0122</text:p>
          </table:table-cell>
          <table:table-cell office:value-type="float" office:value="2425.963623">
            <text:p>2425.963623</text:p>
          </table:table-cell>
        </table:table-row>
        <table:table-row table:style-name="ro1">
          <table:table-cell office:value-type="float" office:value="0.0123">
            <text:p>0.0123</text:p>
          </table:table-cell>
          <table:table-cell office:value-type="float" office:value="2425.963623">
            <text:p>2425.963623</text:p>
          </table:table-cell>
        </table:table-row>
        <table:table-row table:style-name="ro1">
          <table:table-cell office:value-type="float" office:value="0.0124">
            <text:p>0.0124</text:p>
          </table:table-cell>
          <table:table-cell office:value-type="float" office:value="2425.963623">
            <text:p>2425.963623</text:p>
          </table:table-cell>
        </table:table-row>
        <table:table-row table:style-name="ro1">
          <table:table-cell office:value-type="float" office:value="0.0125">
            <text:p>0.0125</text:p>
          </table:table-cell>
          <table:table-cell office:value-type="float" office:value="2425.963623">
            <text:p>2425.963623</text:p>
          </table:table-cell>
        </table:table-row>
        <table:table-row table:style-name="ro1">
          <table:table-cell office:value-type="float" office:value="0.0126">
            <text:p>0.0126</text:p>
          </table:table-cell>
          <table:table-cell office:value-type="float" office:value="2409.933105">
            <text:p>2409.933105</text:p>
          </table:table-cell>
        </table:table-row>
        <table:table-row table:style-name="ro1">
          <table:table-cell office:value-type="float" office:value="0.0127">
            <text:p>0.0127</text:p>
          </table:table-cell>
          <table:table-cell office:value-type="float" office:value="2409.933105">
            <text:p>2409.933105</text:p>
          </table:table-cell>
        </table:table-row>
        <table:table-row table:style-name="ro1">
          <table:table-cell office:value-type="float" office:value="0.0128">
            <text:p>0.0128</text:p>
          </table:table-cell>
          <table:table-cell office:value-type="float" office:value="2409.933105">
            <text:p>2409.933105</text:p>
          </table:table-cell>
        </table:table-row>
        <table:table-row table:style-name="ro1">
          <table:table-cell office:value-type="float" office:value="0.0129">
            <text:p>0.0129</text:p>
          </table:table-cell>
          <table:table-cell office:value-type="float" office:value="2409.933105">
            <text:p>2409.933105</text:p>
          </table:table-cell>
        </table:table-row>
        <table:table-row table:style-name="ro1">
          <table:table-cell office:value-type="float" office:value="0.013">
            <text:p>0.013</text:p>
          </table:table-cell>
          <table:table-cell office:value-type="float" office:value="2366.619873">
            <text:p>2366.619873</text:p>
          </table:table-cell>
        </table:table-row>
        <table:table-row table:style-name="ro1">
          <table:table-cell office:value-type="float" office:value="0.0131">
            <text:p>0.0131</text:p>
          </table:table-cell>
          <table:table-cell office:value-type="float" office:value="2366.619873">
            <text:p>2366.619873</text:p>
          </table:table-cell>
        </table:table-row>
        <table:table-row table:style-name="ro1">
          <table:table-cell office:value-type="float" office:value="0.0132">
            <text:p>0.0132</text:p>
          </table:table-cell>
          <table:table-cell office:value-type="float" office:value="2366.619873">
            <text:p>2366.619873</text:p>
          </table:table-cell>
        </table:table-row>
        <table:table-row table:style-name="ro1">
          <table:table-cell office:value-type="float" office:value="0.0133">
            <text:p>0.0133</text:p>
          </table:table-cell>
          <table:table-cell office:value-type="float" office:value="2366.619873">
            <text:p>2366.619873</text:p>
          </table:table-cell>
        </table:table-row>
        <table:table-row table:style-name="ro1">
          <table:table-cell office:value-type="float" office:value="0.0134">
            <text:p>0.0134</text:p>
          </table:table-cell>
          <table:table-cell office:value-type="float" office:value="2366.619873">
            <text:p>2366.619873</text:p>
          </table:table-cell>
        </table:table-row>
        <table:table-row table:style-name="ro1">
          <table:table-cell office:value-type="float" office:value="0.0135">
            <text:p>0.0135</text:p>
          </table:table-cell>
          <table:table-cell office:value-type="float" office:value="2366.619873">
            <text:p>2366.619873</text:p>
          </table:table-cell>
        </table:table-row>
        <table:table-row table:style-name="ro1">
          <table:table-cell office:value-type="float" office:value="0.0136">
            <text:p>0.0136</text:p>
          </table:table-cell>
          <table:table-cell office:value-type="float" office:value="2318.806885">
            <text:p>2318.806885</text:p>
          </table:table-cell>
        </table:table-row>
        <table:table-row table:style-name="ro1">
          <table:table-cell office:value-type="float" office:value="0.0137">
            <text:p>0.0137</text:p>
          </table:table-cell>
          <table:table-cell office:value-type="float" office:value="2318.806885">
            <text:p>2318.806885</text:p>
          </table:table-cell>
        </table:table-row>
        <table:table-row table:style-name="ro1">
          <table:table-cell office:value-type="float" office:value="0.0138">
            <text:p>0.0138</text:p>
          </table:table-cell>
          <table:table-cell office:value-type="float" office:value="2318.806885">
            <text:p>2318.806885</text:p>
          </table:table-cell>
        </table:table-row>
        <table:table-row table:style-name="ro1">
          <table:table-cell office:value-type="float" office:value="0.0139">
            <text:p>0.0139</text:p>
          </table:table-cell>
          <table:table-cell office:value-type="float" office:value="2318.806885">
            <text:p>2318.806885</text:p>
          </table:table-cell>
        </table:table-row>
        <table:table-row table:style-name="ro1">
          <table:table-cell office:value-type="float" office:value="0.014">
            <text:p>0.014</text:p>
          </table:table-cell>
          <table:table-cell office:value-type="float" office:value="2318.806885">
            <text:p>2318.806885</text:p>
          </table:table-cell>
        </table:table-row>
        <table:table-row table:style-name="ro1">
          <table:table-cell office:value-type="float" office:value="0.0141">
            <text:p>0.0141</text:p>
          </table:table-cell>
          <table:table-cell office:value-type="float" office:value="2318.806885">
            <text:p>2318.806885</text:p>
          </table:table-cell>
        </table:table-row>
        <table:table-row table:style-name="ro1">
          <table:table-cell office:value-type="float" office:value="0.0142">
            <text:p>0.0142</text:p>
          </table:table-cell>
          <table:table-cell office:value-type="float" office:value="2307.279785">
            <text:p>2307.279785</text:p>
          </table:table-cell>
        </table:table-row>
        <table:table-row table:style-name="ro1">
          <table:table-cell office:value-type="float" office:value="0.0143">
            <text:p>0.0143</text:p>
          </table:table-cell>
          <table:table-cell office:value-type="float" office:value="2307.279785">
            <text:p>2307.279785</text:p>
          </table:table-cell>
        </table:table-row>
        <table:table-row table:style-name="ro1">
          <table:table-cell office:value-type="float" office:value="0.0144">
            <text:p>0.0144</text:p>
          </table:table-cell>
          <table:table-cell office:value-type="float" office:value="2307.279785">
            <text:p>2307.279785</text:p>
          </table:table-cell>
        </table:table-row>
        <table:table-row table:style-name="ro1">
          <table:table-cell office:value-type="float" office:value="0.0145">
            <text:p>0.0145</text:p>
          </table:table-cell>
          <table:table-cell office:value-type="float" office:value="2307.279785">
            <text:p>2307.279785</text:p>
          </table:table-cell>
        </table:table-row>
        <table:table-row table:style-name="ro1">
          <table:table-cell office:value-type="float" office:value="0.0146">
            <text:p>0.0146</text:p>
          </table:table-cell>
          <table:table-cell office:value-type="float" office:value="2307.279785">
            <text:p>2307.279785</text:p>
          </table:table-cell>
        </table:table-row>
        <table:table-row table:style-name="ro1">
          <table:table-cell office:value-type="float" office:value="0.0147">
            <text:p>0.0147</text:p>
          </table:table-cell>
          <table:table-cell office:value-type="float" office:value="2307.279785">
            <text:p>2307.279785</text:p>
          </table:table-cell>
        </table:table-row>
        <table:table-row table:style-name="ro1">
          <table:table-cell office:value-type="float" office:value="0.0148">
            <text:p>0.0148</text:p>
          </table:table-cell>
          <table:table-cell office:value-type="float" office:value="2294.174561">
            <text:p>2294.174561</text:p>
          </table:table-cell>
        </table:table-row>
        <table:table-row table:style-name="ro1">
          <table:table-cell office:value-type="float" office:value="0.0149">
            <text:p>0.0149</text:p>
          </table:table-cell>
          <table:table-cell office:value-type="float" office:value="2294.174561">
            <text:p>2294.174561</text:p>
          </table:table-cell>
        </table:table-row>
        <table:table-row table:style-name="ro1">
          <table:table-cell office:value-type="float" office:value="0.015">
            <text:p>0.015</text:p>
          </table:table-cell>
          <table:table-cell office:value-type="float" office:value="2294.174561">
            <text:p>2294.174561</text:p>
          </table:table-cell>
        </table:table-row>
        <table:table-row table:style-name="ro1">
          <table:table-cell office:value-type="float" office:value="0.0151">
            <text:p>0.0151</text:p>
          </table:table-cell>
          <table:table-cell office:value-type="float" office:value="2294.174561">
            <text:p>2294.174561</text:p>
          </table:table-cell>
        </table:table-row>
        <table:table-row table:style-name="ro1">
          <table:table-cell office:value-type="float" office:value="0.0152">
            <text:p>0.0152</text:p>
          </table:table-cell>
          <table:table-cell office:value-type="float" office:value="2184.295166">
            <text:p>2184.295166</text:p>
          </table:table-cell>
        </table:table-row>
        <table:table-row table:style-name="ro1">
          <table:table-cell office:value-type="float" office:value="0.0153">
            <text:p>0.0153</text:p>
          </table:table-cell>
          <table:table-cell office:value-type="float" office:value="2133.150146">
            <text:p>2133.150146</text:p>
          </table:table-cell>
        </table:table-row>
        <table:table-row table:style-name="ro1">
          <table:table-cell office:value-type="float" office:value="0.0154">
            <text:p>0.0154</text:p>
          </table:table-cell>
          <table:table-cell office:value-type="float" office:value="2133.150146">
            <text:p>2133.150146</text:p>
          </table:table-cell>
        </table:table-row>
        <table:table-row table:style-name="ro1">
          <table:table-cell office:value-type="float" office:value="0.0155">
            <text:p>0.0155</text:p>
          </table:table-cell>
          <table:table-cell office:value-type="float" office:value="2133.150146">
            <text:p>2133.150146</text:p>
          </table:table-cell>
        </table:table-row>
        <table:table-row table:style-name="ro1">
          <table:table-cell office:value-type="float" office:value="0.0156">
            <text:p>0.0156</text:p>
          </table:table-cell>
          <table:table-cell office:value-type="float" office:value="2030.873657">
            <text:p>2030.873657</text:p>
          </table:table-cell>
        </table:table-row>
        <table:table-row table:style-name="ro1">
          <table:table-cell office:value-type="float" office:value="0.0157">
            <text:p>0.0157</text:p>
          </table:table-cell>
          <table:table-cell office:value-type="float" office:value="2030.873657">
            <text:p>2030.873657</text:p>
          </table:table-cell>
        </table:table-row>
        <table:table-row table:style-name="ro1">
          <table:table-cell office:value-type="float" office:value="0.0158">
            <text:p>0.0158</text:p>
          </table:table-cell>
          <table:table-cell office:value-type="float" office:value="2030.873657">
            <text:p>2030.873657</text:p>
          </table:table-cell>
        </table:table-row>
        <table:table-row table:style-name="ro1">
          <table:table-cell office:value-type="float" office:value="0.0159">
            <text:p>0.0159</text:p>
          </table:table-cell>
          <table:table-cell office:value-type="float" office:value="2030.873657">
            <text:p>2030.873657</text:p>
          </table:table-cell>
        </table:table-row>
        <table:table-row table:style-name="ro1">
          <table:table-cell office:value-type="float" office:value="0.016">
            <text:p>0.016</text:p>
          </table:table-cell>
          <table:table-cell office:value-type="float" office:value="2013.739258">
            <text:p>2013.739258</text:p>
          </table:table-cell>
        </table:table-row>
        <table:table-row table:style-name="ro1">
          <table:table-cell office:value-type="float" office:value="0.0161">
            <text:p>0.0161</text:p>
          </table:table-cell>
          <table:table-cell office:value-type="float" office:value="2013.739258">
            <text:p>2013.739258</text:p>
          </table:table-cell>
        </table:table-row>
        <table:table-row table:style-name="ro1">
          <table:table-cell office:value-type="float" office:value="0.0162">
            <text:p>0.0162</text:p>
          </table:table-cell>
          <table:table-cell office:value-type="float" office:value="2013.739258">
            <text:p>2013.739258</text:p>
          </table:table-cell>
        </table:table-row>
        <table:table-row table:style-name="ro1">
          <table:table-cell office:value-type="float" office:value="0.0163">
            <text:p>0.0163</text:p>
          </table:table-cell>
          <table:table-cell office:value-type="float" office:value="1969.642822">
            <text:p>1969.642822</text:p>
          </table:table-cell>
        </table:table-row>
        <table:table-row table:style-name="ro1">
          <table:table-cell office:value-type="float" office:value="0.0164">
            <text:p>0.0164</text:p>
          </table:table-cell>
          <table:table-cell office:value-type="float" office:value="1957.070557">
            <text:p>1957.070557</text:p>
          </table:table-cell>
        </table:table-row>
        <table:table-row table:style-name="ro1">
          <table:table-cell office:value-type="float" office:value="0.0165">
            <text:p>0.0165</text:p>
          </table:table-cell>
          <table:table-cell office:value-type="float" office:value="1957.070557">
            <text:p>1957.070557</text:p>
          </table:table-cell>
        </table:table-row>
        <table:table-row table:style-name="ro1">
          <table:table-cell office:value-type="float" office:value="0.0166">
            <text:p>0.0166</text:p>
          </table:table-cell>
          <table:table-cell office:value-type="float" office:value="1957.070557">
            <text:p>1957.070557</text:p>
          </table:table-cell>
        </table:table-row>
        <table:table-row table:style-name="ro1">
          <table:table-cell office:value-type="float" office:value="0.0167">
            <text:p>0.0167</text:p>
          </table:table-cell>
          <table:table-cell office:value-type="float" office:value="1957.070557">
            <text:p>1957.070557</text:p>
          </table:table-cell>
        </table:table-row>
        <table:table-row table:style-name="ro1">
          <table:table-cell office:value-type="float" office:value="0.0168">
            <text:p>0.0168</text:p>
          </table:table-cell>
          <table:table-cell office:value-type="float" office:value="1957.070557">
            <text:p>1957.070557</text:p>
          </table:table-cell>
        </table:table-row>
        <table:table-row table:style-name="ro1">
          <table:table-cell office:value-type="float" office:value="0.0169">
            <text:p>0.0169</text:p>
          </table:table-cell>
          <table:table-cell office:value-type="float" office:value="1957.070557">
            <text:p>1957.070557</text:p>
          </table:table-cell>
        </table:table-row>
        <table:table-row table:style-name="ro1">
          <table:table-cell office:value-type="float" office:value="0.017">
            <text:p>0.017</text:p>
          </table:table-cell>
          <table:table-cell office:value-type="float" office:value="1957.070557">
            <text:p>1957.070557</text:p>
          </table:table-cell>
        </table:table-row>
        <table:table-row table:style-name="ro1">
          <table:table-cell office:value-type="float" office:value="0.0171">
            <text:p>0.0171</text:p>
          </table:table-cell>
          <table:table-cell office:value-type="float" office:value="1957.070557">
            <text:p>1957.070557</text:p>
          </table:table-cell>
        </table:table-row>
        <table:table-row table:style-name="ro1">
          <table:table-cell office:value-type="float" office:value="0.0172">
            <text:p>0.0172</text:p>
          </table:table-cell>
          <table:table-cell office:value-type="float" office:value="1957.070557">
            <text:p>1957.070557</text:p>
          </table:table-cell>
        </table:table-row>
        <table:table-row table:style-name="ro1">
          <table:table-cell office:value-type="float" office:value="0.0173">
            <text:p>0.0173</text:p>
          </table:table-cell>
          <table:table-cell office:value-type="float" office:value="1933.09314">
            <text:p>1933.09314</text:p>
          </table:table-cell>
        </table:table-row>
        <table:table-row table:style-name="ro1">
          <table:table-cell office:value-type="float" office:value="0.0174">
            <text:p>0.0174</text:p>
          </table:table-cell>
          <table:table-cell office:value-type="float" office:value="1881.925049">
            <text:p>1881.925049</text:p>
          </table:table-cell>
        </table:table-row>
        <table:table-row table:style-name="ro1">
          <table:table-cell office:value-type="float" office:value="0.0175">
            <text:p>0.0175</text:p>
          </table:table-cell>
          <table:table-cell office:value-type="float" office:value="1881.925049">
            <text:p>1881.925049</text:p>
          </table:table-cell>
        </table:table-row>
        <table:table-row table:style-name="ro1">
          <table:table-cell office:value-type="float" office:value="0.0176">
            <text:p>0.0176</text:p>
          </table:table-cell>
          <table:table-cell office:value-type="float" office:value="1863.841431">
            <text:p>1863.841431</text:p>
          </table:table-cell>
        </table:table-row>
        <table:table-row table:style-name="ro1">
          <table:table-cell office:value-type="float" office:value="0.0177">
            <text:p>0.0177</text:p>
          </table:table-cell>
          <table:table-cell office:value-type="float" office:value="1863.841431">
            <text:p>1863.841431</text:p>
          </table:table-cell>
        </table:table-row>
        <table:table-row table:style-name="ro1">
          <table:table-cell office:value-type="float" office:value="0.0178">
            <text:p>0.0178</text:p>
          </table:table-cell>
          <table:table-cell office:value-type="float" office:value="1863.841431">
            <text:p>1863.841431</text:p>
          </table:table-cell>
        </table:table-row>
        <table:table-row table:style-name="ro1">
          <table:table-cell office:value-type="float" office:value="0.0179">
            <text:p>0.0179</text:p>
          </table:table-cell>
          <table:table-cell office:value-type="float" office:value="1858.32959">
            <text:p>1858.32959</text:p>
          </table:table-cell>
        </table:table-row>
        <table:table-row table:style-name="ro1">
          <table:table-cell office:value-type="float" office:value="0.018">
            <text:p>0.018</text:p>
          </table:table-cell>
          <table:table-cell office:value-type="float" office:value="1858.32959">
            <text:p>1858.32959</text:p>
          </table:table-cell>
        </table:table-row>
        <table:table-row table:style-name="ro1">
          <table:table-cell office:value-type="float" office:value="0.0181">
            <text:p>0.0181</text:p>
          </table:table-cell>
          <table:table-cell office:value-type="float" office:value="1840.119873">
            <text:p>1840.119873</text:p>
          </table:table-cell>
        </table:table-row>
        <table:table-row table:style-name="ro1">
          <table:table-cell office:value-type="float" office:value="0.0182">
            <text:p>0.0182</text:p>
          </table:table-cell>
          <table:table-cell office:value-type="float" office:value="1790.251343">
            <text:p>1790.251343</text:p>
          </table:table-cell>
        </table:table-row>
        <table:table-row table:style-name="ro1">
          <table:table-cell office:value-type="float" office:value="0.0183">
            <text:p>0.0183</text:p>
          </table:table-cell>
          <table:table-cell office:value-type="float" office:value="1790.251343">
            <text:p>1790.251343</text:p>
          </table:table-cell>
        </table:table-row>
        <table:table-row table:style-name="ro1">
          <table:table-cell office:value-type="float" office:value="0.0184">
            <text:p>0.0184</text:p>
          </table:table-cell>
          <table:table-cell office:value-type="float" office:value="1790.251343">
            <text:p>1790.251343</text:p>
          </table:table-cell>
        </table:table-row>
        <table:table-row table:style-name="ro1">
          <table:table-cell office:value-type="float" office:value="0.0185">
            <text:p>0.0185</text:p>
          </table:table-cell>
          <table:table-cell office:value-type="float" office:value="1790.251343">
            <text:p>1790.251343</text:p>
          </table:table-cell>
        </table:table-row>
        <table:table-row table:style-name="ro1">
          <table:table-cell office:value-type="float" office:value="0.0186">
            <text:p>0.0186</text:p>
          </table:table-cell>
          <table:table-cell office:value-type="float" office:value="1785.13562">
            <text:p>1785.13562</text:p>
          </table:table-cell>
        </table:table-row>
        <table:table-row table:style-name="ro1">
          <table:table-cell office:value-type="float" office:value="0.0187">
            <text:p>0.0187</text:p>
          </table:table-cell>
          <table:table-cell office:value-type="float" office:value="1785.13562">
            <text:p>1785.13562</text:p>
          </table:table-cell>
        </table:table-row>
        <table:table-row table:style-name="ro1">
          <table:table-cell office:value-type="float" office:value="0.0188">
            <text:p>0.0188</text:p>
          </table:table-cell>
          <table:table-cell office:value-type="float" office:value="1514.919189">
            <text:p>1514.919189</text:p>
          </table:table-cell>
        </table:table-row>
        <table:table-row table:style-name="ro1">
          <table:table-cell office:value-type="float" office:value="0.0189">
            <text:p>0.0189</text:p>
          </table:table-cell>
          <table:table-cell office:value-type="float" office:value="1514.919189">
            <text:p>1514.919189</text:p>
          </table:table-cell>
        </table:table-row>
        <table:table-row table:style-name="ro1">
          <table:table-cell office:value-type="float" office:value="0.019">
            <text:p>0.019</text:p>
          </table:table-cell>
          <table:table-cell office:value-type="float" office:value="1514.919189">
            <text:p>1514.919189</text:p>
          </table:table-cell>
        </table:table-row>
        <table:table-row table:style-name="ro1">
          <table:table-cell office:value-type="float" office:value="0.0191">
            <text:p>0.0191</text:p>
          </table:table-cell>
          <table:table-cell office:value-type="float" office:value="1475.28064">
            <text:p>1475.28064</text:p>
          </table:table-cell>
        </table:table-row>
        <table:table-row table:style-name="ro1">
          <table:table-cell office:value-type="float" office:value="0.0192">
            <text:p>0.0192</text:p>
          </table:table-cell>
          <table:table-cell office:value-type="float" office:value="1475.28064">
            <text:p>1475.28064</text:p>
          </table:table-cell>
        </table:table-row>
        <table:table-row table:style-name="ro1">
          <table:table-cell office:value-type="float" office:value="0.0193">
            <text:p>0.0193</text:p>
          </table:table-cell>
          <table:table-cell office:value-type="float" office:value="1475.28064">
            <text:p>1475.28064</text:p>
          </table:table-cell>
        </table:table-row>
        <table:table-row table:style-name="ro1">
          <table:table-cell office:value-type="float" office:value="0.0194">
            <text:p>0.0194</text:p>
          </table:table-cell>
          <table:table-cell office:value-type="float" office:value="1475.28064">
            <text:p>1475.28064</text:p>
          </table:table-cell>
        </table:table-row>
        <table:table-row table:style-name="ro1">
          <table:table-cell office:value-type="float" office:value="0.0195">
            <text:p>0.0195</text:p>
          </table:table-cell>
          <table:table-cell office:value-type="float" office:value="1472.341309">
            <text:p>1472.341309</text:p>
          </table:table-cell>
        </table:table-row>
        <table:table-row table:style-name="ro1">
          <table:table-cell office:value-type="float" office:value="0.0196">
            <text:p>0.0196</text:p>
          </table:table-cell>
          <table:table-cell office:value-type="float" office:value="1472.341309">
            <text:p>1472.341309</text:p>
          </table:table-cell>
        </table:table-row>
        <table:table-row table:style-name="ro1">
          <table:table-cell office:value-type="float" office:value="0.0197">
            <text:p>0.0197</text:p>
          </table:table-cell>
          <table:table-cell office:value-type="float" office:value="1472.341309">
            <text:p>1472.341309</text:p>
          </table:table-cell>
        </table:table-row>
        <table:table-row table:style-name="ro1">
          <table:table-cell office:value-type="float" office:value="0.0198">
            <text:p>0.0198</text:p>
          </table:table-cell>
          <table:table-cell office:value-type="float" office:value="1462.773071">
            <text:p>1462.773071</text:p>
          </table:table-cell>
        </table:table-row>
        <table:table-row table:style-name="ro1">
          <table:table-cell office:value-type="float" office:value="0.0199">
            <text:p>0.0199</text:p>
          </table:table-cell>
          <table:table-cell office:value-type="float" office:value="1434.345825">
            <text:p>1434.345825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1405.57251">
            <text:p>1405.57251</text:p>
          </table:table-cell>
        </table:table-row>
        <table:table-row table:style-name="ro1">
          <table:table-cell office:value-type="float" office:value="0.0201">
            <text:p>0.0201</text:p>
          </table:table-cell>
          <table:table-cell office:value-type="float" office:value="1405.57251">
            <text:p>1405.57251</text:p>
          </table:table-cell>
        </table:table-row>
        <table:table-row table:style-name="ro1">
          <table:table-cell office:value-type="float" office:value="0.0202">
            <text:p>0.0202</text:p>
          </table:table-cell>
          <table:table-cell office:value-type="float" office:value="1180.146118">
            <text:p>1180.146118</text:p>
          </table:table-cell>
        </table:table-row>
        <table:table-row table:style-name="ro1">
          <table:table-cell office:value-type="float" office:value="0.0203">
            <text:p>0.0203</text:p>
          </table:table-cell>
          <table:table-cell office:value-type="float" office:value="1180.146118">
            <text:p>1180.146118</text:p>
          </table:table-cell>
        </table:table-row>
        <table:table-row table:style-name="ro1">
          <table:table-cell office:value-type="float" office:value="0.0204">
            <text:p>0.0204</text:p>
          </table:table-cell>
          <table:table-cell office:value-type="float" office:value="1180.146118">
            <text:p>1180.146118</text:p>
          </table:table-cell>
        </table:table-row>
        <table:table-row table:style-name="ro1">
          <table:table-cell office:value-type="float" office:value="0.0205">
            <text:p>0.0205</text:p>
          </table:table-cell>
          <table:table-cell office:value-type="float" office:value="1180.146118">
            <text:p>1180.146118</text:p>
          </table:table-cell>
        </table:table-row>
        <table:table-row table:style-name="ro1">
          <table:table-cell office:value-type="float" office:value="0.0206">
            <text:p>0.0206</text:p>
          </table:table-cell>
          <table:table-cell office:value-type="float" office:value="1180.146118">
            <text:p>1180.146118</text:p>
          </table:table-cell>
        </table:table-row>
        <table:table-row table:style-name="ro1">
          <table:table-cell office:value-type="float" office:value="0.0207">
            <text:p>0.0207</text:p>
          </table:table-cell>
          <table:table-cell office:value-type="float" office:value="1180.146118">
            <text:p>1180.146118</text:p>
          </table:table-cell>
        </table:table-row>
        <table:table-row table:style-name="ro1">
          <table:table-cell office:value-type="float" office:value="0.0208">
            <text:p>0.0208</text:p>
          </table:table-cell>
          <table:table-cell office:value-type="float" office:value="1045.554932">
            <text:p>1045.554932</text:p>
          </table:table-cell>
        </table:table-row>
        <table:table-row table:style-name="ro1">
          <table:table-cell office:value-type="float" office:value="0.0209">
            <text:p>0.0209</text:p>
          </table:table-cell>
          <table:table-cell office:value-type="float" office:value="1045.554932">
            <text:p>1045.554932</text:p>
          </table:table-cell>
        </table:table-row>
        <table:table-row table:style-name="ro1">
          <table:table-cell office:value-type="float" office:value="0.021">
            <text:p>0.021</text:p>
          </table:table-cell>
          <table:table-cell office:value-type="float" office:value="1045.554932">
            <text:p>1045.554932</text:p>
          </table:table-cell>
        </table:table-row>
        <table:table-row table:style-name="ro1">
          <table:table-cell office:value-type="float" office:value="0.0211">
            <text:p>0.0211</text:p>
          </table:table-cell>
          <table:table-cell office:value-type="float" office:value="1045.554932">
            <text:p>1045.554932</text:p>
          </table:table-cell>
        </table:table-row>
        <table:table-row table:style-name="ro1">
          <table:table-cell office:value-type="float" office:value="0.0212">
            <text:p>0.0212</text:p>
          </table:table-cell>
          <table:table-cell office:value-type="float" office:value="999.569885">
            <text:p>999.569885</text:p>
          </table:table-cell>
        </table:table-row>
        <table:table-row table:style-name="ro1">
          <table:table-cell office:value-type="float" office:value="0.0213">
            <text:p>0.0213</text:p>
          </table:table-cell>
          <table:table-cell office:value-type="float" office:value="999.569885">
            <text:p>999.569885</text:p>
          </table:table-cell>
        </table:table-row>
        <table:table-row table:style-name="ro1">
          <table:table-cell office:value-type="float" office:value="0.0214">
            <text:p>0.0214</text:p>
          </table:table-cell>
          <table:table-cell office:value-type="float" office:value="999.569885">
            <text:p>999.569885</text:p>
          </table:table-cell>
        </table:table-row>
        <table:table-row table:style-name="ro1">
          <table:table-cell office:value-type="float" office:value="0.0215">
            <text:p>0.0215</text:p>
          </table:table-cell>
          <table:table-cell office:value-type="float" office:value="999.569885">
            <text:p>999.569885</text:p>
          </table:table-cell>
        </table:table-row>
        <table:table-row table:style-name="ro1">
          <table:table-cell office:value-type="float" office:value="0.0216">
            <text:p>0.0216</text:p>
          </table:table-cell>
          <table:table-cell office:value-type="float" office:value="999.569885">
            <text:p>999.569885</text:p>
          </table:table-cell>
        </table:table-row>
        <table:table-row table:style-name="ro1">
          <table:table-cell office:value-type="float" office:value="0.0217">
            <text:p>0.0217</text:p>
          </table:table-cell>
          <table:table-cell office:value-type="float" office:value="999.569885">
            <text:p>999.569885</text:p>
          </table:table-cell>
        </table:table-row>
        <table:table-row table:style-name="ro1">
          <table:table-cell office:value-type="float" office:value="0.0218">
            <text:p>0.0218</text:p>
          </table:table-cell>
          <table:table-cell office:value-type="float" office:value="976.70105">
            <text:p>976.70105</text:p>
          </table:table-cell>
        </table:table-row>
        <table:table-row table:style-name="ro1">
          <table:table-cell office:value-type="float" office:value="0.0219">
            <text:p>0.0219</text:p>
          </table:table-cell>
          <table:table-cell office:value-type="float" office:value="969.561768">
            <text:p>969.561768</text:p>
          </table:table-cell>
        </table:table-row>
        <table:table-row table:style-name="ro1">
          <table:table-cell office:value-type="float" office:value="0.022">
            <text:p>0.022</text:p>
          </table:table-cell>
          <table:table-cell office:value-type="float" office:value="959.408691">
            <text:p>959.408691</text:p>
          </table:table-cell>
        </table:table-row>
        <table:table-row table:style-name="ro1">
          <table:table-cell office:value-type="float" office:value="0.0221">
            <text:p>0.0221</text:p>
          </table:table-cell>
          <table:table-cell office:value-type="float" office:value="959.408691">
            <text:p>959.408691</text:p>
          </table:table-cell>
        </table:table-row>
        <table:table-row table:style-name="ro1">
          <table:table-cell office:value-type="float" office:value="0.0222">
            <text:p>0.0222</text:p>
          </table:table-cell>
          <table:table-cell office:value-type="float" office:value="953.354614">
            <text:p>953.354614</text:p>
          </table:table-cell>
        </table:table-row>
        <table:table-row table:style-name="ro1">
          <table:table-cell office:value-type="float" office:value="0.0223">
            <text:p>0.0223</text:p>
          </table:table-cell>
          <table:table-cell office:value-type="float" office:value="926.518738">
            <text:p>926.518738</text:p>
          </table:table-cell>
        </table:table-row>
        <table:table-row table:style-name="ro1">
          <table:table-cell office:value-type="float" office:value="0.0224">
            <text:p>0.0224</text:p>
          </table:table-cell>
          <table:table-cell office:value-type="float" office:value="926.518738">
            <text:p>926.518738</text:p>
          </table:table-cell>
        </table:table-row>
        <table:table-row table:style-name="ro1">
          <table:table-cell office:value-type="float" office:value="0.0225">
            <text:p>0.0225</text:p>
          </table:table-cell>
          <table:table-cell office:value-type="float" office:value="914.341858">
            <text:p>914.341858</text:p>
          </table:table-cell>
        </table:table-row>
        <table:table-row table:style-name="ro1">
          <table:table-cell office:value-type="float" office:value="0.0226">
            <text:p>0.0226</text:p>
          </table:table-cell>
          <table:table-cell office:value-type="float" office:value="914.341858">
            <text:p>914.341858</text:p>
          </table:table-cell>
        </table:table-row>
        <table:table-row table:style-name="ro1">
          <table:table-cell office:value-type="float" office:value="0.0227">
            <text:p>0.0227</text:p>
          </table:table-cell>
          <table:table-cell office:value-type="float" office:value="914.341858">
            <text:p>914.341858</text:p>
          </table:table-cell>
        </table:table-row>
        <table:table-row table:style-name="ro1">
          <table:table-cell office:value-type="float" office:value="0.0228">
            <text:p>0.0228</text:p>
          </table:table-cell>
          <table:table-cell office:value-type="float" office:value="903.434021">
            <text:p>903.434021</text:p>
          </table:table-cell>
        </table:table-row>
        <table:table-row table:style-name="ro1">
          <table:table-cell office:value-type="float" office:value="0.0229">
            <text:p>0.0229</text:p>
          </table:table-cell>
          <table:table-cell office:value-type="float" office:value="903.434021">
            <text:p>903.434021</text:p>
          </table:table-cell>
        </table:table-row>
        <table:table-row table:style-name="ro1">
          <table:table-cell office:value-type="float" office:value="0.023">
            <text:p>0.023</text:p>
          </table:table-cell>
          <table:table-cell office:value-type="float" office:value="903.434021">
            <text:p>903.434021</text:p>
          </table:table-cell>
        </table:table-row>
        <table:table-row table:style-name="ro1">
          <table:table-cell office:value-type="float" office:value="0.0231">
            <text:p>0.0231</text:p>
          </table:table-cell>
          <table:table-cell office:value-type="float" office:value="903.434021">
            <text:p>903.434021</text:p>
          </table:table-cell>
        </table:table-row>
        <table:table-row table:style-name="ro1">
          <table:table-cell office:value-type="float" office:value="0.0232">
            <text:p>0.0232</text:p>
          </table:table-cell>
          <table:table-cell office:value-type="float" office:value="903.434021">
            <text:p>903.434021</text:p>
          </table:table-cell>
        </table:table-row>
        <table:table-row table:style-name="ro1">
          <table:table-cell office:value-type="float" office:value="0.0233">
            <text:p>0.0233</text:p>
          </table:table-cell>
          <table:table-cell office:value-type="float" office:value="903.434021">
            <text:p>903.434021</text:p>
          </table:table-cell>
        </table:table-row>
        <table:table-row table:style-name="ro1">
          <table:table-cell office:value-type="float" office:value="0.0234">
            <text:p>0.0234</text:p>
          </table:table-cell>
          <table:table-cell office:value-type="float" office:value="903.434021">
            <text:p>903.434021</text:p>
          </table:table-cell>
        </table:table-row>
        <table:table-row table:style-name="ro1">
          <table:table-cell office:value-type="float" office:value="0.0235">
            <text:p>0.0235</text:p>
          </table:table-cell>
          <table:table-cell office:value-type="float" office:value="903.434021">
            <text:p>903.434021</text:p>
          </table:table-cell>
        </table:table-row>
        <table:table-row table:style-name="ro1">
          <table:table-cell office:value-type="float" office:value="0.0236">
            <text:p>0.0236</text:p>
          </table:table-cell>
          <table:table-cell office:value-type="float" office:value="896.406738">
            <text:p>896.406738</text:p>
          </table:table-cell>
        </table:table-row>
        <table:table-row table:style-name="ro1">
          <table:table-cell office:value-type="float" office:value="0.0237">
            <text:p>0.0237</text:p>
          </table:table-cell>
          <table:table-cell office:value-type="float" office:value="896.406738">
            <text:p>896.406738</text:p>
          </table:table-cell>
        </table:table-row>
        <table:table-row table:style-name="ro1">
          <table:table-cell office:value-type="float" office:value="0.0238">
            <text:p>0.0238</text:p>
          </table:table-cell>
          <table:table-cell office:value-type="float" office:value="896.406738">
            <text:p>896.406738</text:p>
          </table:table-cell>
        </table:table-row>
        <table:table-row table:style-name="ro1">
          <table:table-cell office:value-type="float" office:value="0.0239">
            <text:p>0.0239</text:p>
          </table:table-cell>
          <table:table-cell office:value-type="float" office:value="874.585632">
            <text:p>874.585632</text:p>
          </table:table-cell>
        </table:table-row>
        <table:table-row table:style-name="ro1">
          <table:table-cell office:value-type="float" office:value="0.024">
            <text:p>0.024</text:p>
          </table:table-cell>
          <table:table-cell office:value-type="float" office:value="864.520691">
            <text:p>864.520691</text:p>
          </table:table-cell>
        </table:table-row>
        <table:table-row table:style-name="ro1">
          <table:table-cell office:value-type="float" office:value="0.0241">
            <text:p>0.0241</text:p>
          </table:table-cell>
          <table:table-cell office:value-type="float" office:value="864.520691">
            <text:p>864.520691</text:p>
          </table:table-cell>
        </table:table-row>
        <table:table-row table:style-name="ro1">
          <table:table-cell office:value-type="float" office:value="0.0242">
            <text:p>0.0242</text:p>
          </table:table-cell>
          <table:table-cell office:value-type="float" office:value="864.520691">
            <text:p>864.520691</text:p>
          </table:table-cell>
        </table:table-row>
        <table:table-row table:style-name="ro1">
          <table:table-cell office:value-type="float" office:value="0.0243">
            <text:p>0.0243</text:p>
          </table:table-cell>
          <table:table-cell office:value-type="float" office:value="864.520691">
            <text:p>864.520691</text:p>
          </table:table-cell>
        </table:table-row>
        <table:table-row table:style-name="ro1">
          <table:table-cell office:value-type="float" office:value="0.0244">
            <text:p>0.0244</text:p>
          </table:table-cell>
          <table:table-cell office:value-type="float" office:value="856.5979">
            <text:p>856.5979</text:p>
          </table:table-cell>
        </table:table-row>
        <table:table-row table:style-name="ro1">
          <table:table-cell office:value-type="float" office:value="0.0245">
            <text:p>0.0245</text:p>
          </table:table-cell>
          <table:table-cell office:value-type="float" office:value="856.5979">
            <text:p>856.5979</text:p>
          </table:table-cell>
        </table:table-row>
        <table:table-row table:style-name="ro1">
          <table:table-cell office:value-type="float" office:value="0.0246">
            <text:p>0.0246</text:p>
          </table:table-cell>
          <table:table-cell office:value-type="float" office:value="856.5979">
            <text:p>856.5979</text:p>
          </table:table-cell>
        </table:table-row>
        <table:table-row table:style-name="ro1">
          <table:table-cell office:value-type="float" office:value="0.0247">
            <text:p>0.0247</text:p>
          </table:table-cell>
          <table:table-cell office:value-type="float" office:value="856.5979">
            <text:p>856.5979</text:p>
          </table:table-cell>
        </table:table-row>
        <table:table-row table:style-name="ro1">
          <table:table-cell office:value-type="float" office:value="0.0248">
            <text:p>0.0248</text:p>
          </table:table-cell>
          <table:table-cell office:value-type="float" office:value="856.5979">
            <text:p>856.5979</text:p>
          </table:table-cell>
        </table:table-row>
        <table:table-row table:style-name="ro1">
          <table:table-cell office:value-type="float" office:value="0.0249">
            <text:p>0.0249</text:p>
          </table:table-cell>
          <table:table-cell office:value-type="float" office:value="856.5979">
            <text:p>856.5979</text:p>
          </table:table-cell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855.716064">
            <text:p>855.716064</text:p>
          </table:table-cell>
        </table:table-row>
        <table:table-row table:style-name="ro1">
          <table:table-cell office:value-type="float" office:value="0.0251">
            <text:p>0.0251</text:p>
          </table:table-cell>
          <table:table-cell office:value-type="float" office:value="855.716064">
            <text:p>855.716064</text:p>
          </table:table-cell>
        </table:table-row>
        <table:table-row table:style-name="ro1">
          <table:table-cell office:value-type="float" office:value="0.0252">
            <text:p>0.0252</text:p>
          </table:table-cell>
          <table:table-cell office:value-type="float" office:value="855.716064">
            <text:p>855.716064</text:p>
          </table:table-cell>
        </table:table-row>
        <table:table-row table:style-name="ro1">
          <table:table-cell office:value-type="float" office:value="0.0253">
            <text:p>0.0253</text:p>
          </table:table-cell>
          <table:table-cell office:value-type="float" office:value="855.716064">
            <text:p>855.716064</text:p>
          </table:table-cell>
        </table:table-row>
        <table:table-row table:style-name="ro1">
          <table:table-cell office:value-type="float" office:value="0.0254">
            <text:p>0.0254</text:p>
          </table:table-cell>
          <table:table-cell office:value-type="float" office:value="794.219727">
            <text:p>794.219727</text:p>
          </table:table-cell>
        </table:table-row>
        <table:table-row table:style-name="ro1">
          <table:table-cell office:value-type="float" office:value="0.0255">
            <text:p>0.0255</text:p>
          </table:table-cell>
          <table:table-cell office:value-type="float" office:value="794.219727">
            <text:p>794.219727</text:p>
          </table:table-cell>
        </table:table-row>
        <table:table-row table:style-name="ro1">
          <table:table-cell office:value-type="float" office:value="0.0256">
            <text:p>0.0256</text:p>
          </table:table-cell>
          <table:table-cell office:value-type="float" office:value="794.219727">
            <text:p>794.219727</text:p>
          </table:table-cell>
        </table:table-row>
        <table:table-row table:style-name="ro1">
          <table:table-cell office:value-type="float" office:value="0.0257">
            <text:p>0.0257</text:p>
          </table:table-cell>
          <table:table-cell office:value-type="float" office:value="794.219727">
            <text:p>794.219727</text:p>
          </table:table-cell>
        </table:table-row>
        <table:table-row table:style-name="ro1">
          <table:table-cell office:value-type="float" office:value="0.0258">
            <text:p>0.0258</text:p>
          </table:table-cell>
          <table:table-cell office:value-type="float" office:value="791.115662">
            <text:p>791.115662</text:p>
          </table:table-cell>
        </table:table-row>
        <table:table-row table:style-name="ro1">
          <table:table-cell office:value-type="float" office:value="0.0259">
            <text:p>0.0259</text:p>
          </table:table-cell>
          <table:table-cell office:value-type="float" office:value="791.115662">
            <text:p>791.115662</text:p>
          </table:table-cell>
        </table:table-row>
        <table:table-row table:style-name="ro1">
          <table:table-cell office:value-type="float" office:value="0.026">
            <text:p>0.026</text:p>
          </table:table-cell>
          <table:table-cell office:value-type="float" office:value="791.912231">
            <text:p>791.912231</text:p>
          </table:table-cell>
        </table:table-row>
        <table:table-row table:style-name="ro1">
          <table:table-cell office:value-type="float" office:value="0.0261">
            <text:p>0.0261</text:p>
          </table:table-cell>
          <table:table-cell office:value-type="float" office:value="791.912231">
            <text:p>791.912231</text:p>
          </table:table-cell>
        </table:table-row>
        <table:table-row table:style-name="ro1">
          <table:table-cell office:value-type="float" office:value="0.0262">
            <text:p>0.0262</text:p>
          </table:table-cell>
          <table:table-cell office:value-type="float" office:value="788.91571">
            <text:p>788.91571</text:p>
          </table:table-cell>
        </table:table-row>
        <table:table-row table:style-name="ro1">
          <table:table-cell office:value-type="float" office:value="0.0263">
            <text:p>0.0263</text:p>
          </table:table-cell>
          <table:table-cell office:value-type="float" office:value="788.91571">
            <text:p>788.91571</text:p>
          </table:table-cell>
        </table:table-row>
        <table:table-row table:style-name="ro1">
          <table:table-cell office:value-type="float" office:value="0.0264">
            <text:p>0.0264</text:p>
          </table:table-cell>
          <table:table-cell office:value-type="float" office:value="788.91571">
            <text:p>788.91571</text:p>
          </table:table-cell>
        </table:table-row>
        <table:table-row table:style-name="ro1">
          <table:table-cell office:value-type="float" office:value="0.0265">
            <text:p>0.0265</text:p>
          </table:table-cell>
          <table:table-cell office:value-type="float" office:value="786.91803">
            <text:p>786.91803</text:p>
          </table:table-cell>
        </table:table-row>
        <table:table-row table:style-name="ro1">
          <table:table-cell office:value-type="float" office:value="0.0266">
            <text:p>0.0266</text:p>
          </table:table-cell>
          <table:table-cell office:value-type="float" office:value="730.04248">
            <text:p>730.04248</text:p>
          </table:table-cell>
        </table:table-row>
        <table:table-row table:style-name="ro1">
          <table:table-cell office:value-type="float" office:value="0.0267">
            <text:p>0.0267</text:p>
          </table:table-cell>
          <table:table-cell office:value-type="float" office:value="723.052551">
            <text:p>723.052551</text:p>
          </table:table-cell>
        </table:table-row>
        <table:table-row table:style-name="ro1">
          <table:table-cell office:value-type="float" office:value="0.0268">
            <text:p>0.0268</text:p>
          </table:table-cell>
          <table:table-cell office:value-type="float" office:value="723.052551">
            <text:p>723.052551</text:p>
          </table:table-cell>
        </table:table-row>
        <table:table-row table:style-name="ro1">
          <table:table-cell office:value-type="float" office:value="0.0269">
            <text:p>0.0269</text:p>
          </table:table-cell>
          <table:table-cell office:value-type="float" office:value="723.052551">
            <text:p>723.052551</text:p>
          </table:table-cell>
        </table:table-row>
        <table:table-row table:style-name="ro1">
          <table:table-cell office:value-type="float" office:value="0.027">
            <text:p>0.027</text:p>
          </table:table-cell>
          <table:table-cell office:value-type="float" office:value="722.054016">
            <text:p>722.054016</text:p>
          </table:table-cell>
        </table:table-row>
        <table:table-row table:style-name="ro1">
          <table:table-cell office:value-type="float" office:value="0.0271">
            <text:p>0.0271</text:p>
          </table:table-cell>
          <table:table-cell office:value-type="float" office:value="722.054016">
            <text:p>722.054016</text:p>
          </table:table-cell>
        </table:table-row>
        <table:table-row table:style-name="ro1">
          <table:table-cell office:value-type="float" office:value="0.0272">
            <text:p>0.0272</text:p>
          </table:table-cell>
          <table:table-cell office:value-type="float" office:value="722.054016">
            <text:p>722.054016</text:p>
          </table:table-cell>
        </table:table-row>
        <table:table-row table:style-name="ro1">
          <table:table-cell office:value-type="float" office:value="0.0273">
            <text:p>0.0273</text:p>
          </table:table-cell>
          <table:table-cell office:value-type="float" office:value="718.171265">
            <text:p>718.171265</text:p>
          </table:table-cell>
        </table:table-row>
        <table:table-row table:style-name="ro1">
          <table:table-cell office:value-type="float" office:value="0.0274">
            <text:p>0.0274</text:p>
          </table:table-cell>
          <table:table-cell office:value-type="float" office:value="718.171265">
            <text:p>718.171265</text:p>
          </table:table-cell>
        </table:table-row>
        <table:table-row table:style-name="ro1">
          <table:table-cell office:value-type="float" office:value="0.0275">
            <text:p>0.0275</text:p>
          </table:table-cell>
          <table:table-cell office:value-type="float" office:value="718.171265">
            <text:p>718.171265</text:p>
          </table:table-cell>
        </table:table-row>
        <table:table-row table:style-name="ro1">
          <table:table-cell office:value-type="float" office:value="0.0276">
            <text:p>0.0276</text:p>
          </table:table-cell>
          <table:table-cell office:value-type="float" office:value="718.171265">
            <text:p>718.171265</text:p>
          </table:table-cell>
        </table:table-row>
        <table:table-row table:style-name="ro1">
          <table:table-cell office:value-type="float" office:value="0.0277">
            <text:p>0.0277</text:p>
          </table:table-cell>
          <table:table-cell office:value-type="float" office:value="718.171265">
            <text:p>718.171265</text:p>
          </table:table-cell>
        </table:table-row>
        <table:table-row table:style-name="ro1">
          <table:table-cell office:value-type="float" office:value="0.0278">
            <text:p>0.0278</text:p>
          </table:table-cell>
          <table:table-cell office:value-type="float" office:value="718.171265">
            <text:p>718.171265</text:p>
          </table:table-cell>
        </table:table-row>
        <table:table-row table:style-name="ro1">
          <table:table-cell office:value-type="float" office:value="0.0279">
            <text:p>0.0279</text:p>
          </table:table-cell>
          <table:table-cell office:value-type="float" office:value="718.171265">
            <text:p>718.171265</text:p>
          </table:table-cell>
        </table:table-row>
        <table:table-row table:style-name="ro1">
          <table:table-cell office:value-type="float" office:value="0.028">
            <text:p>0.028</text:p>
          </table:table-cell>
          <table:table-cell office:value-type="float" office:value="718.171265">
            <text:p>718.171265</text:p>
          </table:table-cell>
        </table:table-row>
        <table:table-row table:style-name="ro1">
          <table:table-cell office:value-type="float" office:value="0.0281">
            <text:p>0.0281</text:p>
          </table:table-cell>
          <table:table-cell office:value-type="float" office:value="718.171265">
            <text:p>718.171265</text:p>
          </table:table-cell>
        </table:table-row>
        <table:table-row table:style-name="ro1">
          <table:table-cell office:value-type="float" office:value="0.0282">
            <text:p>0.0282</text:p>
          </table:table-cell>
          <table:table-cell office:value-type="float" office:value="720.056946">
            <text:p>720.056946</text:p>
          </table:table-cell>
        </table:table-row>
        <table:table-row table:style-name="ro1">
          <table:table-cell office:value-type="float" office:value="0.0283">
            <text:p>0.0283</text:p>
          </table:table-cell>
          <table:table-cell office:value-type="float" office:value="720.056946">
            <text:p>720.056946</text:p>
          </table:table-cell>
        </table:table-row>
        <table:table-row table:style-name="ro1">
          <table:table-cell office:value-type="float" office:value="0.0284">
            <text:p>0.0284</text:p>
          </table:table-cell>
          <table:table-cell office:value-type="float" office:value="720.056946">
            <text:p>720.056946</text:p>
          </table:table-cell>
        </table:table-row>
        <table:table-row table:style-name="ro1">
          <table:table-cell office:value-type="float" office:value="0.0285">
            <text:p>0.0285</text:p>
          </table:table-cell>
          <table:table-cell office:value-type="float" office:value="715.715698">
            <text:p>715.715698</text:p>
          </table:table-cell>
        </table:table-row>
        <table:table-row table:style-name="ro1">
          <table:table-cell office:value-type="float" office:value="0.0286">
            <text:p>0.0286</text:p>
          </table:table-cell>
          <table:table-cell office:value-type="float" office:value="721.709778">
            <text:p>721.709778</text:p>
          </table:table-cell>
        </table:table-row>
        <table:table-row table:style-name="ro1">
          <table:table-cell office:value-type="float" office:value="0.0287">
            <text:p>0.0287</text:p>
          </table:table-cell>
          <table:table-cell office:value-type="float" office:value="721.709778">
            <text:p>721.709778</text:p>
          </table:table-cell>
        </table:table-row>
        <table:table-row table:style-name="ro1">
          <table:table-cell office:value-type="float" office:value="0.0288">
            <text:p>0.0288</text:p>
          </table:table-cell>
          <table:table-cell office:value-type="float" office:value="721.709778">
            <text:p>721.709778</text:p>
          </table:table-cell>
        </table:table-row>
        <table:table-row table:style-name="ro1">
          <table:table-cell office:value-type="float" office:value="0.0289">
            <text:p>0.0289</text:p>
          </table:table-cell>
          <table:table-cell office:value-type="float" office:value="721.709778">
            <text:p>721.709778</text:p>
          </table:table-cell>
        </table:table-row>
        <table:table-row table:style-name="ro1">
          <table:table-cell office:value-type="float" office:value="0.029">
            <text:p>0.029</text:p>
          </table:table-cell>
          <table:table-cell office:value-type="float" office:value="721.709778">
            <text:p>721.709778</text:p>
          </table:table-cell>
        </table:table-row>
        <table:table-row table:style-name="ro1">
          <table:table-cell office:value-type="float" office:value="0.0291">
            <text:p>0.0291</text:p>
          </table:table-cell>
          <table:table-cell office:value-type="float" office:value="721.709778">
            <text:p>721.709778</text:p>
          </table:table-cell>
        </table:table-row>
        <table:table-row table:style-name="ro1">
          <table:table-cell office:value-type="float" office:value="0.0292">
            <text:p>0.0292</text:p>
          </table:table-cell>
          <table:table-cell office:value-type="float" office:value="723.707825">
            <text:p>723.707825</text:p>
          </table:table-cell>
        </table:table-row>
        <table:table-row table:style-name="ro1">
          <table:table-cell office:value-type="float" office:value="0.0293">
            <text:p>0.0293</text:p>
          </table:table-cell>
          <table:table-cell office:value-type="float" office:value="723.707825">
            <text:p>723.707825</text:p>
          </table:table-cell>
        </table:table-row>
        <table:table-row table:style-name="ro1">
          <table:table-cell office:value-type="float" office:value="0.0294">
            <text:p>0.0294</text:p>
          </table:table-cell>
          <table:table-cell office:value-type="float" office:value="723.707825">
            <text:p>723.707825</text:p>
          </table:table-cell>
        </table:table-row>
        <table:table-row table:style-name="ro1">
          <table:table-cell office:value-type="float" office:value="0.0295">
            <text:p>0.0295</text:p>
          </table:table-cell>
          <table:table-cell office:value-type="float" office:value="725.620422">
            <text:p>725.620422</text:p>
          </table:table-cell>
        </table:table-row>
        <table:table-row table:style-name="ro1">
          <table:table-cell office:value-type="float" office:value="0.0296">
            <text:p>0.0296</text:p>
          </table:table-cell>
          <table:table-cell office:value-type="float" office:value="725.620422">
            <text:p>725.620422</text:p>
          </table:table-cell>
        </table:table-row>
        <table:table-row table:style-name="ro1">
          <table:table-cell office:value-type="float" office:value="0.0297">
            <text:p>0.0297</text:p>
          </table:table-cell>
          <table:table-cell office:value-type="float" office:value="725.620422">
            <text:p>725.620422</text:p>
          </table:table-cell>
        </table:table-row>
        <table:table-row table:style-name="ro1">
          <table:table-cell office:value-type="float" office:value="0.0298">
            <text:p>0.0298</text:p>
          </table:table-cell>
          <table:table-cell office:value-type="float" office:value="725.620422">
            <text:p>725.620422</text:p>
          </table:table-cell>
        </table:table-row>
        <table:table-row table:style-name="ro1">
          <table:table-cell office:value-type="float" office:value="0.0299">
            <text:p>0.0299</text:p>
          </table:table-cell>
          <table:table-cell office:value-type="float" office:value="725.620422">
            <text:p>725.620422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725.579773">
            <text:p>725.579773</text:p>
          </table:table-cell>
        </table:table-row>
        <table:table-row table:style-name="ro1">
          <table:table-cell office:value-type="float" office:value="0.0301">
            <text:p>0.0301</text:p>
          </table:table-cell>
          <table:table-cell office:value-type="float" office:value="725.579773">
            <text:p>725.579773</text:p>
          </table:table-cell>
        </table:table-row>
        <table:table-row table:style-name="ro1">
          <table:table-cell office:value-type="float" office:value="0.0302">
            <text:p>0.0302</text:p>
          </table:table-cell>
          <table:table-cell office:value-type="float" office:value="724.706848">
            <text:p>724.706848</text:p>
          </table:table-cell>
        </table:table-row>
        <table:table-row table:style-name="ro1">
          <table:table-cell office:value-type="float" office:value="0.0303">
            <text:p>0.0303</text:p>
          </table:table-cell>
          <table:table-cell office:value-type="float" office:value="732.656128">
            <text:p>732.656128</text:p>
          </table:table-cell>
        </table:table-row>
        <table:table-row table:style-name="ro1">
          <table:table-cell office:value-type="float" office:value="0.0304">
            <text:p>0.0304</text:p>
          </table:table-cell>
          <table:table-cell office:value-type="float" office:value="732.656128">
            <text:p>732.656128</text:p>
          </table:table-cell>
        </table:table-row>
        <table:table-row table:style-name="ro1">
          <table:table-cell office:value-type="float" office:value="0.0305">
            <text:p>0.0305</text:p>
          </table:table-cell>
          <table:table-cell office:value-type="float" office:value="732.656128">
            <text:p>732.656128</text:p>
          </table:table-cell>
        </table:table-row>
        <table:table-row table:style-name="ro1">
          <table:table-cell office:value-type="float" office:value="0.0306">
            <text:p>0.0306</text:p>
          </table:table-cell>
          <table:table-cell office:value-type="float" office:value="734.654358">
            <text:p>734.654358</text:p>
          </table:table-cell>
        </table:table-row>
        <table:table-row table:style-name="ro1">
          <table:table-cell office:value-type="float" office:value="0.0307">
            <text:p>0.0307</text:p>
          </table:table-cell>
          <table:table-cell office:value-type="float" office:value="734.654358">
            <text:p>734.654358</text:p>
          </table:table-cell>
        </table:table-row>
        <table:table-row table:style-name="ro1">
          <table:table-cell office:value-type="float" office:value="0.0308">
            <text:p>0.0308</text:p>
          </table:table-cell>
          <table:table-cell office:value-type="float" office:value="734.654358">
            <text:p>734.654358</text:p>
          </table:table-cell>
        </table:table-row>
        <table:table-row table:style-name="ro1">
          <table:table-cell office:value-type="float" office:value="0.0309">
            <text:p>0.0309</text:p>
          </table:table-cell>
          <table:table-cell office:value-type="float" office:value="734.654358">
            <text:p>734.654358</text:p>
          </table:table-cell>
        </table:table-row>
        <table:table-row table:style-name="ro1">
          <table:table-cell office:value-type="float" office:value="0.031">
            <text:p>0.031</text:p>
          </table:table-cell>
          <table:table-cell office:value-type="float" office:value="734.654358">
            <text:p>734.654358</text:p>
          </table:table-cell>
        </table:table-row>
        <table:table-row table:style-name="ro1">
          <table:table-cell office:value-type="float" office:value="0.0311">
            <text:p>0.0311</text:p>
          </table:table-cell>
          <table:table-cell office:value-type="float" office:value="734.654358">
            <text:p>734.654358</text:p>
          </table:table-cell>
        </table:table-row>
        <table:table-row table:style-name="ro1">
          <table:table-cell office:value-type="float" office:value="0.0312">
            <text:p>0.0312</text:p>
          </table:table-cell>
          <table:table-cell office:value-type="float" office:value="734.654358">
            <text:p>734.654358</text:p>
          </table:table-cell>
        </table:table-row>
        <table:table-row table:style-name="ro1">
          <table:table-cell office:value-type="float" office:value="0.0313">
            <text:p>0.0313</text:p>
          </table:table-cell>
          <table:table-cell office:value-type="float" office:value="734.654358">
            <text:p>734.654358</text:p>
          </table:table-cell>
        </table:table-row>
        <table:table-row table:style-name="ro1">
          <table:table-cell office:value-type="float" office:value="0.0314">
            <text:p>0.0314</text:p>
          </table:table-cell>
          <table:table-cell office:value-type="float" office:value="734.654358">
            <text:p>734.654358</text:p>
          </table:table-cell>
        </table:table-row>
        <table:table-row table:style-name="ro1">
          <table:table-cell office:value-type="float" office:value="0.0315">
            <text:p>0.0315</text:p>
          </table:table-cell>
          <table:table-cell office:value-type="float" office:value="734.654358">
            <text:p>734.654358</text:p>
          </table:table-cell>
        </table:table-row>
        <table:table-row table:style-name="ro1">
          <table:table-cell office:value-type="float" office:value="0.0316">
            <text:p>0.0316</text:p>
          </table:table-cell>
          <table:table-cell office:value-type="float" office:value="734.654358">
            <text:p>734.654358</text:p>
          </table:table-cell>
        </table:table-row>
        <table:table-row table:style-name="ro1">
          <table:table-cell office:value-type="float" office:value="0.0317">
            <text:p>0.0317</text:p>
          </table:table-cell>
          <table:table-cell office:value-type="float" office:value="734.654358">
            <text:p>734.654358</text:p>
          </table:table-cell>
        </table:table-row>
        <table:table-row table:style-name="ro1">
          <table:table-cell office:value-type="float" office:value="0.0318">
            <text:p>0.0318</text:p>
          </table:table-cell>
          <table:table-cell office:value-type="float" office:value="734.654358">
            <text:p>734.654358</text:p>
          </table:table-cell>
        </table:table-row>
        <table:table-row table:style-name="ro1">
          <table:table-cell office:value-type="float" office:value="0.0319">
            <text:p>0.0319</text:p>
          </table:table-cell>
          <table:table-cell office:value-type="float" office:value="734.654358">
            <text:p>734.654358</text:p>
          </table:table-cell>
        </table:table-row>
        <table:table-row table:style-name="ro1">
          <table:table-cell office:value-type="float" office:value="0.032">
            <text:p>0.032</text:p>
          </table:table-cell>
          <table:table-cell office:value-type="float" office:value="734.654358">
            <text:p>734.654358</text:p>
          </table:table-cell>
        </table:table-row>
        <table:table-row table:style-name="ro1">
          <table:table-cell office:value-type="float" office:value="0.0321">
            <text:p>0.0321</text:p>
          </table:table-cell>
          <table:table-cell office:value-type="float" office:value="734.654358">
            <text:p>734.654358</text:p>
          </table:table-cell>
        </table:table-row>
        <table:table-row table:style-name="ro1">
          <table:table-cell office:value-type="float" office:value="0.0322">
            <text:p>0.0322</text:p>
          </table:table-cell>
          <table:table-cell office:value-type="float" office:value="734.654358">
            <text:p>734.654358</text:p>
          </table:table-cell>
        </table:table-row>
        <table:table-row table:style-name="ro1">
          <table:table-cell office:value-type="float" office:value="0.0323">
            <text:p>0.0323</text:p>
          </table:table-cell>
          <table:table-cell office:value-type="float" office:value="734.654358">
            <text:p>734.654358</text:p>
          </table:table-cell>
        </table:table-row>
        <table:table-row table:style-name="ro1">
          <table:table-cell office:value-type="float" office:value="0.0324">
            <text:p>0.0324</text:p>
          </table:table-cell>
          <table:table-cell office:value-type="float" office:value="734.654358">
            <text:p>734.654358</text:p>
          </table:table-cell>
        </table:table-row>
        <table:table-row table:style-name="ro1">
          <table:table-cell office:value-type="float" office:value="0.0325">
            <text:p>0.0325</text:p>
          </table:table-cell>
          <table:table-cell office:value-type="float" office:value="734.654358">
            <text:p>734.654358</text:p>
          </table:table-cell>
        </table:table-row>
        <table:table-row table:style-name="ro1">
          <table:table-cell office:value-type="float" office:value="0.0326">
            <text:p>0.0326</text:p>
          </table:table-cell>
          <table:table-cell office:value-type="float" office:value="734.654358">
            <text:p>734.654358</text:p>
          </table:table-cell>
        </table:table-row>
        <table:table-row table:style-name="ro1">
          <table:table-cell office:value-type="float" office:value="0.0327">
            <text:p>0.0327</text:p>
          </table:table-cell>
          <table:table-cell office:value-type="float" office:value="734.654358">
            <text:p>734.654358</text:p>
          </table:table-cell>
        </table:table-row>
        <table:table-row table:style-name="ro1">
          <table:table-cell office:value-type="float" office:value="0.0328">
            <text:p>0.0328</text:p>
          </table:table-cell>
          <table:table-cell office:value-type="float" office:value="734.654358">
            <text:p>734.654358</text:p>
          </table:table-cell>
        </table:table-row>
        <table:table-row table:style-name="ro1">
          <table:table-cell office:value-type="float" office:value="0.0329">
            <text:p>0.0329</text:p>
          </table:table-cell>
          <table:table-cell office:value-type="float" office:value="751.681458">
            <text:p>751.681458</text:p>
          </table:table-cell>
        </table:table-row>
        <table:table-row table:style-name="ro1">
          <table:table-cell office:value-type="float" office:value="0.033">
            <text:p>0.033</text:p>
          </table:table-cell>
          <table:table-cell office:value-type="float" office:value="751.681458">
            <text:p>751.681458</text:p>
          </table:table-cell>
        </table:table-row>
        <table:table-row table:style-name="ro1">
          <table:table-cell office:value-type="float" office:value="0.0331">
            <text:p>0.0331</text:p>
          </table:table-cell>
          <table:table-cell office:value-type="float" office:value="751.681458">
            <text:p>751.681458</text:p>
          </table:table-cell>
        </table:table-row>
        <table:table-row table:style-name="ro1">
          <table:table-cell office:value-type="float" office:value="0.0332">
            <text:p>0.0332</text:p>
          </table:table-cell>
          <table:table-cell office:value-type="float" office:value="755.720825">
            <text:p>755.720825</text:p>
          </table:table-cell>
        </table:table-row>
        <table:table-row table:style-name="ro1">
          <table:table-cell office:value-type="float" office:value="0.0333">
            <text:p>0.0333</text:p>
          </table:table-cell>
          <table:table-cell office:value-type="float" office:value="755.720825">
            <text:p>755.720825</text:p>
          </table:table-cell>
        </table:table-row>
        <table:table-row table:style-name="ro1">
          <table:table-cell office:value-type="float" office:value="0.0334">
            <text:p>0.0334</text:p>
          </table:table-cell>
          <table:table-cell office:value-type="float" office:value="755.720825">
            <text:p>755.720825</text:p>
          </table:table-cell>
        </table:table-row>
        <table:table-row table:style-name="ro1">
          <table:table-cell office:value-type="float" office:value="0.0335">
            <text:p>0.0335</text:p>
          </table:table-cell>
          <table:table-cell office:value-type="float" office:value="755.720825">
            <text:p>755.720825</text:p>
          </table:table-cell>
        </table:table-row>
        <table:table-row table:style-name="ro1">
          <table:table-cell office:value-type="float" office:value="0.0336">
            <text:p>0.0336</text:p>
          </table:table-cell>
          <table:table-cell office:value-type="float" office:value="755.720825">
            <text:p>755.720825</text:p>
          </table:table-cell>
        </table:table-row>
        <table:table-row table:style-name="ro1">
          <table:table-cell office:value-type="float" office:value="0.0337">
            <text:p>0.0337</text:p>
          </table:table-cell>
          <table:table-cell office:value-type="float" office:value="755.720825">
            <text:p>755.720825</text:p>
          </table:table-cell>
        </table:table-row>
        <table:table-row table:style-name="ro1">
          <table:table-cell office:value-type="float" office:value="0.0338">
            <text:p>0.0338</text:p>
          </table:table-cell>
          <table:table-cell office:value-type="float" office:value="758.633667">
            <text:p>758.633667</text:p>
          </table:table-cell>
        </table:table-row>
        <table:table-row table:style-name="ro1">
          <table:table-cell office:value-type="float" office:value="0.0339">
            <text:p>0.0339</text:p>
          </table:table-cell>
          <table:table-cell office:value-type="float" office:value="758.633667">
            <text:p>758.633667</text:p>
          </table:table-cell>
        </table:table-row>
        <table:table-row table:style-name="ro1">
          <table:table-cell office:value-type="float" office:value="0.034">
            <text:p>0.034</text:p>
          </table:table-cell>
          <table:table-cell office:value-type="float" office:value="758.633667">
            <text:p>758.633667</text:p>
          </table:table-cell>
        </table:table-row>
        <table:table-row table:style-name="ro1">
          <table:table-cell office:value-type="float" office:value="0.0341">
            <text:p>0.0341</text:p>
          </table:table-cell>
          <table:table-cell office:value-type="float" office:value="758.633667">
            <text:p>758.633667</text:p>
          </table:table-cell>
        </table:table-row>
        <table:table-row table:style-name="ro1">
          <table:table-cell office:value-type="float" office:value="0.0342">
            <text:p>0.0342</text:p>
          </table:table-cell>
          <table:table-cell office:value-type="float" office:value="758.633667">
            <text:p>758.633667</text:p>
          </table:table-cell>
        </table:table-row>
        <table:table-row table:style-name="ro1">
          <table:table-cell office:value-type="float" office:value="0.0343">
            <text:p>0.0343</text:p>
          </table:table-cell>
          <table:table-cell office:value-type="float" office:value="758.633667">
            <text:p>758.633667</text:p>
          </table:table-cell>
        </table:table-row>
        <table:table-row table:style-name="ro1">
          <table:table-cell office:value-type="float" office:value="0.0344">
            <text:p>0.0344</text:p>
          </table:table-cell>
          <table:table-cell office:value-type="float" office:value="758.633667">
            <text:p>758.633667</text:p>
          </table:table-cell>
        </table:table-row>
        <table:table-row table:style-name="ro1">
          <table:table-cell office:value-type="float" office:value="0.0345">
            <text:p>0.0345</text:p>
          </table:table-cell>
          <table:table-cell office:value-type="float" office:value="758.633667">
            <text:p>758.633667</text:p>
          </table:table-cell>
        </table:table-row>
        <table:table-row table:style-name="ro1">
          <table:table-cell office:value-type="float" office:value="0.0346">
            <text:p>0.0346</text:p>
          </table:table-cell>
          <table:table-cell office:value-type="float" office:value="758.633667">
            <text:p>758.633667</text:p>
          </table:table-cell>
        </table:table-row>
        <table:table-row table:style-name="ro1">
          <table:table-cell office:value-type="float" office:value="0.0347">
            <text:p>0.0347</text:p>
          </table:table-cell>
          <table:table-cell office:value-type="float" office:value="760.001343">
            <text:p>760.001343</text:p>
          </table:table-cell>
        </table:table-row>
        <table:table-row table:style-name="ro1">
          <table:table-cell office:value-type="float" office:value="0.0348">
            <text:p>0.0348</text:p>
          </table:table-cell>
          <table:table-cell office:value-type="float" office:value="760.001343">
            <text:p>760.001343</text:p>
          </table:table-cell>
        </table:table-row>
        <table:table-row table:style-name="ro1">
          <table:table-cell office:value-type="float" office:value="0.0349">
            <text:p>0.0349</text:p>
          </table:table-cell>
          <table:table-cell office:value-type="float" office:value="760.001343">
            <text:p>760.001343</text:p>
          </table:table-cell>
        </table:table-row>
        <table:table-row table:style-name="ro1">
          <table:table-cell office:value-type="float" office:value="0.035">
            <text:p>0.035</text:p>
          </table:table-cell>
          <table:table-cell office:value-type="float" office:value="764.994751">
            <text:p>764.994751</text:p>
          </table:table-cell>
        </table:table-row>
        <table:table-row table:style-name="ro1">
          <table:table-cell office:value-type="float" office:value="0.0351">
            <text:p>0.0351</text:p>
          </table:table-cell>
          <table:table-cell office:value-type="float" office:value="764.994751">
            <text:p>764.994751</text:p>
          </table:table-cell>
        </table:table-row>
        <table:table-row table:style-name="ro1">
          <table:table-cell office:value-type="float" office:value="0.0352">
            <text:p>0.0352</text:p>
          </table:table-cell>
          <table:table-cell office:value-type="float" office:value="764.994751">
            <text:p>764.994751</text:p>
          </table:table-cell>
        </table:table-row>
        <table:table-row table:style-name="ro1">
          <table:table-cell office:value-type="float" office:value="0.0353">
            <text:p>0.0353</text:p>
          </table:table-cell>
          <table:table-cell office:value-type="float" office:value="765.993469">
            <text:p>765.993469</text:p>
          </table:table-cell>
        </table:table-row>
        <table:table-row table:style-name="ro1">
          <table:table-cell office:value-type="float" office:value="0.0354">
            <text:p>0.0354</text:p>
          </table:table-cell>
          <table:table-cell office:value-type="float" office:value="765.993469">
            <text:p>765.993469</text:p>
          </table:table-cell>
        </table:table-row>
        <table:table-row table:style-name="ro1">
          <table:table-cell office:value-type="float" office:value="0.0355">
            <text:p>0.0355</text:p>
          </table:table-cell>
          <table:table-cell office:value-type="float" office:value="765.993469">
            <text:p>765.993469</text:p>
          </table:table-cell>
        </table:table-row>
        <table:table-row table:style-name="ro1">
          <table:table-cell office:value-type="float" office:value="0.0356">
            <text:p>0.0356</text:p>
          </table:table-cell>
          <table:table-cell office:value-type="float" office:value="765.993469">
            <text:p>765.993469</text:p>
          </table:table-cell>
        </table:table-row>
        <table:table-row table:style-name="ro1">
          <table:table-cell office:value-type="float" office:value="0.0357">
            <text:p>0.0357</text:p>
          </table:table-cell>
          <table:table-cell office:value-type="float" office:value="765.993469">
            <text:p>765.993469</text:p>
          </table:table-cell>
        </table:table-row>
        <table:table-row table:style-name="ro1">
          <table:table-cell office:value-type="float" office:value="0.0358">
            <text:p>0.0358</text:p>
          </table:table-cell>
          <table:table-cell office:value-type="float" office:value="765.993469">
            <text:p>765.993469</text:p>
          </table:table-cell>
        </table:table-row>
        <table:table-row table:style-name="ro1">
          <table:table-cell office:value-type="float" office:value="0.0359">
            <text:p>0.0359</text:p>
          </table:table-cell>
          <table:table-cell office:value-type="float" office:value="765.993469">
            <text:p>765.993469</text:p>
          </table:table-cell>
        </table:table-row>
        <table:table-row table:style-name="ro1">
          <table:table-cell office:value-type="float" office:value="0.036">
            <text:p>0.036</text:p>
          </table:table-cell>
          <table:table-cell office:value-type="float" office:value="765.993469">
            <text:p>765.993469</text:p>
          </table:table-cell>
        </table:table-row>
        <table:table-row table:style-name="ro1">
          <table:table-cell office:value-type="float" office:value="0.0361">
            <text:p>0.0361</text:p>
          </table:table-cell>
          <table:table-cell office:value-type="float" office:value="783.92157">
            <text:p>783.92157</text:p>
          </table:table-cell>
        </table:table-row>
        <table:table-row table:style-name="ro1">
          <table:table-cell office:value-type="float" office:value="0.0362">
            <text:p>0.0362</text:p>
          </table:table-cell>
          <table:table-cell office:value-type="float" office:value="783.92157">
            <text:p>783.92157</text:p>
          </table:table-cell>
        </table:table-row>
        <table:table-row table:style-name="ro1">
          <table:table-cell office:value-type="float" office:value="0.0363">
            <text:p>0.0363</text:p>
          </table:table-cell>
          <table:table-cell office:value-type="float" office:value="783.92157">
            <text:p>783.92157</text:p>
          </table:table-cell>
        </table:table-row>
        <table:table-row table:style-name="ro1">
          <table:table-cell office:value-type="float" office:value="0.0364">
            <text:p>0.0364</text:p>
          </table:table-cell>
          <table:table-cell office:value-type="float" office:value="783.92157">
            <text:p>783.92157</text:p>
          </table:table-cell>
        </table:table-row>
        <table:table-row table:style-name="ro1">
          <table:table-cell office:value-type="float" office:value="0.0365">
            <text:p>0.0365</text:p>
          </table:table-cell>
          <table:table-cell office:value-type="float" office:value="783.92157">
            <text:p>783.92157</text:p>
          </table:table-cell>
        </table:table-row>
        <table:table-row table:style-name="ro1">
          <table:table-cell office:value-type="float" office:value="0.0366">
            <text:p>0.0366</text:p>
          </table:table-cell>
          <table:table-cell office:value-type="float" office:value="783.92157">
            <text:p>783.92157</text:p>
          </table:table-cell>
        </table:table-row>
        <table:table-row table:style-name="ro1">
          <table:table-cell office:value-type="float" office:value="0.0367">
            <text:p>0.0367</text:p>
          </table:table-cell>
          <table:table-cell office:value-type="float" office:value="783.92157">
            <text:p>783.92157</text:p>
          </table:table-cell>
        </table:table-row>
        <table:table-row table:style-name="ro1">
          <table:table-cell office:value-type="float" office:value="0.0368">
            <text:p>0.0368</text:p>
          </table:table-cell>
          <table:table-cell office:value-type="float" office:value="783.92157">
            <text:p>783.92157</text:p>
          </table:table-cell>
        </table:table-row>
        <table:table-row table:style-name="ro1">
          <table:table-cell office:value-type="float" office:value="0.0369">
            <text:p>0.0369</text:p>
          </table:table-cell>
          <table:table-cell office:value-type="float" office:value="783.92157">
            <text:p>783.92157</text:p>
          </table:table-cell>
        </table:table-row>
        <table:table-row table:style-name="ro1">
          <table:table-cell office:value-type="float" office:value="0.037">
            <text:p>0.037</text:p>
          </table:table-cell>
          <table:table-cell office:value-type="float" office:value="783.92157">
            <text:p>783.92157</text:p>
          </table:table-cell>
        </table:table-row>
        <table:table-row table:style-name="ro1">
          <table:table-cell office:value-type="float" office:value="0.0371">
            <text:p>0.0371</text:p>
          </table:table-cell>
          <table:table-cell office:value-type="float" office:value="783.92157">
            <text:p>783.92157</text:p>
          </table:table-cell>
        </table:table-row>
        <table:table-row table:style-name="ro1">
          <table:table-cell office:value-type="float" office:value="0.0372">
            <text:p>0.0372</text:p>
          </table:table-cell>
          <table:table-cell office:value-type="float" office:value="729.617004">
            <text:p>729.617004</text:p>
          </table:table-cell>
        </table:table-row>
        <table:table-row table:style-name="ro1">
          <table:table-cell office:value-type="float" office:value="0.0373">
            <text:p>0.0373</text:p>
          </table:table-cell>
          <table:table-cell office:value-type="float" office:value="729.617004">
            <text:p>729.617004</text:p>
          </table:table-cell>
        </table:table-row>
        <table:table-row table:style-name="ro1">
          <table:table-cell office:value-type="float" office:value="0.0374">
            <text:p>0.0374</text:p>
          </table:table-cell>
          <table:table-cell office:value-type="float" office:value="729.617004">
            <text:p>729.617004</text:p>
          </table:table-cell>
        </table:table-row>
        <table:table-row table:style-name="ro1">
          <table:table-cell office:value-type="float" office:value="0.0375">
            <text:p>0.0375</text:p>
          </table:table-cell>
          <table:table-cell office:value-type="float" office:value="729.617004">
            <text:p>729.617004</text:p>
          </table:table-cell>
        </table:table-row>
        <table:table-row table:style-name="ro1">
          <table:table-cell office:value-type="float" office:value="0.0376">
            <text:p>0.0376</text:p>
          </table:table-cell>
          <table:table-cell office:value-type="float" office:value="729.617004">
            <text:p>729.617004</text:p>
          </table:table-cell>
        </table:table-row>
        <table:table-row table:style-name="ro1">
          <table:table-cell office:value-type="float" office:value="0.0377">
            <text:p>0.0377</text:p>
          </table:table-cell>
          <table:table-cell office:value-type="float" office:value="729.617004">
            <text:p>729.617004</text:p>
          </table:table-cell>
        </table:table-row>
        <table:table-row table:style-name="ro1">
          <table:table-cell office:value-type="float" office:value="0.0378">
            <text:p>0.0378</text:p>
          </table:table-cell>
          <table:table-cell office:value-type="float" office:value="729.617004">
            <text:p>729.617004</text:p>
          </table:table-cell>
        </table:table-row>
        <table:table-row table:style-name="ro1">
          <table:table-cell office:value-type="float" office:value="0.0379">
            <text:p>0.0379</text:p>
          </table:table-cell>
          <table:table-cell office:value-type="float" office:value="729.617004">
            <text:p>729.617004</text:p>
          </table:table-cell>
        </table:table-row>
        <table:table-row table:style-name="ro1">
          <table:table-cell office:value-type="float" office:value="0.038">
            <text:p>0.038</text:p>
          </table:table-cell>
          <table:table-cell office:value-type="float" office:value="849.461609">
            <text:p>849.461609</text:p>
          </table:table-cell>
        </table:table-row>
        <table:table-row table:style-name="ro1">
          <table:table-cell office:value-type="float" office:value="0.0381">
            <text:p>0.0381</text:p>
          </table:table-cell>
          <table:table-cell office:value-type="float" office:value="886.068298">
            <text:p>886.068298</text:p>
          </table:table-cell>
        </table:table-row>
        <table:table-row table:style-name="ro1">
          <table:table-cell office:value-type="float" office:value="0.0382">
            <text:p>0.0382</text:p>
          </table:table-cell>
          <table:table-cell office:value-type="float" office:value="823.661316">
            <text:p>823.661316</text:p>
          </table:table-cell>
        </table:table-row>
        <table:table-row table:style-name="ro1">
          <table:table-cell office:value-type="float" office:value="0.0383">
            <text:p>0.0383</text:p>
          </table:table-cell>
          <table:table-cell office:value-type="float" office:value="823.661316">
            <text:p>823.661316</text:p>
          </table:table-cell>
        </table:table-row>
        <table:table-row table:style-name="ro1">
          <table:table-cell office:value-type="float" office:value="0.0384">
            <text:p>0.0384</text:p>
          </table:table-cell>
          <table:table-cell office:value-type="float" office:value="823.661316">
            <text:p>823.661316</text:p>
          </table:table-cell>
        </table:table-row>
        <table:table-row table:style-name="ro1">
          <table:table-cell office:value-type="float" office:value="0.0385">
            <text:p>0.0385</text:p>
          </table:table-cell>
          <table:table-cell office:value-type="float" office:value="823.661316">
            <text:p>823.661316</text:p>
          </table:table-cell>
        </table:table-row>
        <table:table-row table:style-name="ro1">
          <table:table-cell office:value-type="float" office:value="0.0386">
            <text:p>0.0386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387">
            <text:p>0.0387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388">
            <text:p>0.0388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389">
            <text:p>0.0389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39">
            <text:p>0.039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391">
            <text:p>0.0391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392">
            <text:p>0.0392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393">
            <text:p>0.0393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394">
            <text:p>0.0394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395">
            <text:p>0.0395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396">
            <text:p>0.0396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397">
            <text:p>0.0397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398">
            <text:p>0.0398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399">
            <text:p>0.0399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401">
            <text:p>0.0401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402">
            <text:p>0.0402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403">
            <text:p>0.0403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404">
            <text:p>0.0404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405">
            <text:p>0.0405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406">
            <text:p>0.0406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407">
            <text:p>0.0407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408">
            <text:p>0.0408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409">
            <text:p>0.0409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41">
            <text:p>0.041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411">
            <text:p>0.0411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412">
            <text:p>0.0412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413">
            <text:p>0.0413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414">
            <text:p>0.0414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415">
            <text:p>0.0415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416">
            <text:p>0.0416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417">
            <text:p>0.0417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418">
            <text:p>0.0418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419">
            <text:p>0.0419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42">
            <text:p>0.042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421">
            <text:p>0.0421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422">
            <text:p>0.0422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423">
            <text:p>0.0423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424">
            <text:p>0.0424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425">
            <text:p>0.0425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426">
            <text:p>0.0426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427">
            <text:p>0.0427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428">
            <text:p>0.0428</text:p>
          </table:table-cell>
          <table:table-cell office:value-type="float" office:value="845.644104">
            <text:p>845.644104</text:p>
          </table:table-cell>
        </table:table-row>
        <table:table-row table:style-name="ro1">
          <table:table-cell office:value-type="float" office:value="0.0429">
            <text:p>0.0429</text:p>
          </table:table-cell>
          <table:table-cell office:value-type="float" office:value="854.716919">
            <text:p>854.716919</text:p>
          </table:table-cell>
        </table:table-row>
        <table:table-row table:style-name="ro1">
          <table:table-cell office:value-type="float" office:value="0.043">
            <text:p>0.043</text:p>
          </table:table-cell>
          <table:table-cell office:value-type="float" office:value="854.716919">
            <text:p>854.716919</text:p>
          </table:table-cell>
        </table:table-row>
        <table:table-row table:style-name="ro1">
          <table:table-cell office:value-type="float" office:value="0.0431">
            <text:p>0.0431</text:p>
          </table:table-cell>
          <table:table-cell office:value-type="float" office:value="854.716919">
            <text:p>854.716919</text:p>
          </table:table-cell>
        </table:table-row>
        <table:table-row table:style-name="ro1">
          <table:table-cell office:value-type="float" office:value="0.0432">
            <text:p>0.0432</text:p>
          </table:table-cell>
          <table:table-cell office:value-type="float" office:value="854.716919">
            <text:p>854.716919</text:p>
          </table:table-cell>
        </table:table-row>
        <table:table-row table:style-name="ro1">
          <table:table-cell office:value-type="float" office:value="0.0433">
            <text:p>0.0433</text:p>
          </table:table-cell>
          <table:table-cell office:value-type="float" office:value="854.716919">
            <text:p>854.716919</text:p>
          </table:table-cell>
        </table:table-row>
        <table:table-row table:style-name="ro1">
          <table:table-cell office:value-type="float" office:value="0.0434">
            <text:p>0.0434</text:p>
          </table:table-cell>
          <table:table-cell office:value-type="float" office:value="854.716919">
            <text:p>854.716919</text:p>
          </table:table-cell>
        </table:table-row>
        <table:table-row table:style-name="ro1">
          <table:table-cell office:value-type="float" office:value="0.0435">
            <text:p>0.0435</text:p>
          </table:table-cell>
          <table:table-cell office:value-type="float" office:value="854.716919">
            <text:p>854.716919</text:p>
          </table:table-cell>
        </table:table-row>
        <table:table-row table:style-name="ro1">
          <table:table-cell office:value-type="float" office:value="0.0436">
            <text:p>0.0436</text:p>
          </table:table-cell>
          <table:table-cell office:value-type="float" office:value="854.716919">
            <text:p>854.716919</text:p>
          </table:table-cell>
        </table:table-row>
        <table:table-row table:style-name="ro1">
          <table:table-cell office:value-type="float" office:value="0.0437">
            <text:p>0.0437</text:p>
          </table:table-cell>
          <table:table-cell office:value-type="float" office:value="854.716919">
            <text:p>854.716919</text:p>
          </table:table-cell>
        </table:table-row>
        <table:table-row table:style-name="ro1">
          <table:table-cell office:value-type="float" office:value="0.0438">
            <text:p>0.0438</text:p>
          </table:table-cell>
          <table:table-cell office:value-type="float" office:value="869.064453">
            <text:p>869.064453</text:p>
          </table:table-cell>
        </table:table-row>
        <table:table-row table:style-name="ro1">
          <table:table-cell office:value-type="float" office:value="0.0439">
            <text:p>0.0439</text:p>
          </table:table-cell>
          <table:table-cell office:value-type="float" office:value="869.064453">
            <text:p>869.064453</text:p>
          </table:table-cell>
        </table:table-row>
        <table:table-row table:style-name="ro1">
          <table:table-cell office:value-type="float" office:value="0.044">
            <text:p>0.044</text:p>
          </table:table-cell>
          <table:table-cell office:value-type="float" office:value="869.064453">
            <text:p>869.064453</text:p>
          </table:table-cell>
        </table:table-row>
        <table:table-row table:style-name="ro1">
          <table:table-cell office:value-type="float" office:value="0.0441">
            <text:p>0.0441</text:p>
          </table:table-cell>
          <table:table-cell office:value-type="float" office:value="869.064453">
            <text:p>869.064453</text:p>
          </table:table-cell>
        </table:table-row>
        <table:table-row table:style-name="ro1">
          <table:table-cell office:value-type="float" office:value="0.0442">
            <text:p>0.0442</text:p>
          </table:table-cell>
          <table:table-cell office:value-type="float" office:value="869.064453">
            <text:p>869.064453</text:p>
          </table:table-cell>
        </table:table-row>
        <table:table-row table:style-name="ro1">
          <table:table-cell office:value-type="float" office:value="0.0443">
            <text:p>0.0443</text:p>
          </table:table-cell>
          <table:table-cell office:value-type="float" office:value="869.064453">
            <text:p>869.064453</text:p>
          </table:table-cell>
        </table:table-row>
        <table:table-row table:style-name="ro1">
          <table:table-cell office:value-type="float" office:value="0.0444">
            <text:p>0.0444</text:p>
          </table:table-cell>
          <table:table-cell office:value-type="float" office:value="869.064453">
            <text:p>869.064453</text:p>
          </table:table-cell>
        </table:table-row>
        <table:table-row table:style-name="ro1">
          <table:table-cell office:value-type="float" office:value="0.0445">
            <text:p>0.0445</text:p>
          </table:table-cell>
          <table:table-cell office:value-type="float" office:value="885.996033">
            <text:p>885.996033</text:p>
          </table:table-cell>
        </table:table-row>
        <table:table-row table:style-name="ro1">
          <table:table-cell office:value-type="float" office:value="0.0446">
            <text:p>0.0446</text:p>
          </table:table-cell>
          <table:table-cell office:value-type="float" office:value="892.767029">
            <text:p>892.767029</text:p>
          </table:table-cell>
        </table:table-row>
        <table:table-row table:style-name="ro1">
          <table:table-cell office:value-type="float" office:value="0.0447">
            <text:p>0.0447</text:p>
          </table:table-cell>
          <table:table-cell office:value-type="float" office:value="892.767029">
            <text:p>892.767029</text:p>
          </table:table-cell>
        </table:table-row>
        <table:table-row table:style-name="ro1">
          <table:table-cell office:value-type="float" office:value="0.0448">
            <text:p>0.0448</text:p>
          </table:table-cell>
          <table:table-cell office:value-type="float" office:value="892.767029">
            <text:p>892.767029</text:p>
          </table:table-cell>
        </table:table-row>
        <table:table-row table:style-name="ro1">
          <table:table-cell office:value-type="float" office:value="0.0449">
            <text:p>0.0449</text:p>
          </table:table-cell>
          <table:table-cell office:value-type="float" office:value="892.767029">
            <text:p>892.767029</text:p>
          </table:table-cell>
        </table:table-row>
        <table:table-row table:style-name="ro1">
          <table:table-cell office:value-type="float" office:value="0.045">
            <text:p>0.045</text:p>
          </table:table-cell>
          <table:table-cell office:value-type="float" office:value="956.836426">
            <text:p>956.836426</text:p>
          </table:table-cell>
        </table:table-row>
        <table:table-row table:style-name="ro1">
          <table:table-cell office:value-type="float" office:value="0.0451">
            <text:p>0.0451</text:p>
          </table:table-cell>
          <table:table-cell office:value-type="float" office:value="956.836426">
            <text:p>956.836426</text:p>
          </table:table-cell>
        </table:table-row>
        <table:table-row table:style-name="ro1">
          <table:table-cell office:value-type="float" office:value="0.0452">
            <text:p>0.0452</text:p>
          </table:table-cell>
          <table:table-cell office:value-type="float" office:value="983.813477">
            <text:p>983.813477</text:p>
          </table:table-cell>
        </table:table-row>
        <table:table-row table:style-name="ro1">
          <table:table-cell office:value-type="float" office:value="0.0453">
            <text:p>0.0453</text:p>
          </table:table-cell>
          <table:table-cell office:value-type="float" office:value="983.813477">
            <text:p>983.813477</text:p>
          </table:table-cell>
        </table:table-row>
        <table:table-row table:style-name="ro1">
          <table:table-cell office:value-type="float" office:value="0.0454">
            <text:p>0.0454</text:p>
          </table:table-cell>
          <table:table-cell office:value-type="float" office:value="983.813477">
            <text:p>983.813477</text:p>
          </table:table-cell>
        </table:table-row>
        <table:table-row table:style-name="ro1">
          <table:table-cell office:value-type="float" office:value="0.0455">
            <text:p>0.0455</text:p>
          </table:table-cell>
          <table:table-cell office:value-type="float" office:value="998.628052">
            <text:p>998.628052</text:p>
          </table:table-cell>
        </table:table-row>
        <table:table-row table:style-name="ro1">
          <table:table-cell office:value-type="float" office:value="0.0456">
            <text:p>0.0456</text:p>
          </table:table-cell>
          <table:table-cell office:value-type="float" office:value="998.628052">
            <text:p>998.628052</text:p>
          </table:table-cell>
        </table:table-row>
        <table:table-row table:style-name="ro1">
          <table:table-cell office:value-type="float" office:value="0.0457">
            <text:p>0.0457</text:p>
          </table:table-cell>
          <table:table-cell office:value-type="float" office:value="998.628052">
            <text:p>998.628052</text:p>
          </table:table-cell>
        </table:table-row>
        <table:table-row table:style-name="ro1">
          <table:table-cell office:value-type="float" office:value="0.0458">
            <text:p>0.0458</text:p>
          </table:table-cell>
          <table:table-cell office:value-type="float" office:value="998.628052">
            <text:p>998.628052</text:p>
          </table:table-cell>
        </table:table-row>
        <table:table-row table:style-name="ro1">
          <table:table-cell office:value-type="float" office:value="0.0459">
            <text:p>0.0459</text:p>
          </table:table-cell>
          <table:table-cell office:value-type="float" office:value="998.628052">
            <text:p>998.628052</text:p>
          </table:table-cell>
        </table:table-row>
        <table:table-row table:style-name="ro1">
          <table:table-cell office:value-type="float" office:value="0.046">
            <text:p>0.046</text:p>
          </table:table-cell>
          <table:table-cell office:value-type="float" office:value="998.628052">
            <text:p>998.628052</text:p>
          </table:table-cell>
        </table:table-row>
        <table:table-row table:style-name="ro1">
          <table:table-cell office:value-type="float" office:value="0.0461">
            <text:p>0.0461</text:p>
          </table:table-cell>
          <table:table-cell office:value-type="float" office:value="998.628052">
            <text:p>998.628052</text:p>
          </table:table-cell>
        </table:table-row>
        <table:table-row table:style-name="ro1">
          <table:table-cell office:value-type="float" office:value="0.0462">
            <text:p>0.0462</text:p>
          </table:table-cell>
          <table:table-cell office:value-type="float" office:value="998.628052">
            <text:p>998.628052</text:p>
          </table:table-cell>
        </table:table-row>
        <table:table-row table:style-name="ro1">
          <table:table-cell office:value-type="float" office:value="0.0463">
            <text:p>0.0463</text:p>
          </table:table-cell>
          <table:table-cell office:value-type="float" office:value="998.628052">
            <text:p>998.628052</text:p>
          </table:table-cell>
        </table:table-row>
        <table:table-row table:style-name="ro1">
          <table:table-cell office:value-type="float" office:value="0.0464">
            <text:p>0.0464</text:p>
          </table:table-cell>
          <table:table-cell office:value-type="float" office:value="998.628052">
            <text:p>998.628052</text:p>
          </table:table-cell>
        </table:table-row>
        <table:table-row table:style-name="ro1">
          <table:table-cell office:value-type="float" office:value="0.0465">
            <text:p>0.0465</text:p>
          </table:table-cell>
          <table:table-cell office:value-type="float" office:value="998.628052">
            <text:p>998.628052</text:p>
          </table:table-cell>
        </table:table-row>
        <table:table-row table:style-name="ro1">
          <table:table-cell office:value-type="float" office:value="0.0466">
            <text:p>0.0466</text:p>
          </table:table-cell>
          <table:table-cell office:value-type="float" office:value="998.628052">
            <text:p>998.628052</text:p>
          </table:table-cell>
        </table:table-row>
        <table:table-row table:style-name="ro1">
          <table:table-cell office:value-type="float" office:value="0.0467">
            <text:p>0.0467</text:p>
          </table:table-cell>
          <table:table-cell office:value-type="float" office:value="998.628052">
            <text:p>998.628052</text:p>
          </table:table-cell>
        </table:table-row>
        <table:table-row table:style-name="ro1">
          <table:table-cell office:value-type="float" office:value="0.0468">
            <text:p>0.0468</text:p>
          </table:table-cell>
          <table:table-cell office:value-type="float" office:value="998.628052">
            <text:p>998.628052</text:p>
          </table:table-cell>
        </table:table-row>
        <table:table-row table:style-name="ro1">
          <table:table-cell office:value-type="float" office:value="0.0469">
            <text:p>0.0469</text:p>
          </table:table-cell>
          <table:table-cell office:value-type="float" office:value="998.628052">
            <text:p>998.628052</text:p>
          </table:table-cell>
        </table:table-row>
        <table:table-row table:style-name="ro1">
          <table:table-cell office:value-type="float" office:value="0.047">
            <text:p>0.047</text:p>
          </table:table-cell>
          <table:table-cell office:value-type="float" office:value="998.628052">
            <text:p>998.628052</text:p>
          </table:table-cell>
        </table:table-row>
        <table:table-row table:style-name="ro1">
          <table:table-cell office:value-type="float" office:value="0.0471">
            <text:p>0.0471</text:p>
          </table:table-cell>
          <table:table-cell office:value-type="float" office:value="998.628052">
            <text:p>998.628052</text:p>
          </table:table-cell>
        </table:table-row>
        <table:table-row table:style-name="ro1">
          <table:table-cell office:value-type="float" office:value="0.0472">
            <text:p>0.0472</text:p>
          </table:table-cell>
          <table:table-cell office:value-type="float" office:value="1055.129395">
            <text:p>1055.129395</text:p>
          </table:table-cell>
        </table:table-row>
        <table:table-row table:style-name="ro1">
          <table:table-cell office:value-type="float" office:value="0.0473">
            <text:p>0.0473</text:p>
          </table:table-cell>
          <table:table-cell office:value-type="float" office:value="1055.129395">
            <text:p>1055.129395</text:p>
          </table:table-cell>
        </table:table-row>
        <table:table-row table:style-name="ro1">
          <table:table-cell office:value-type="float" office:value="0.0474">
            <text:p>0.0474</text:p>
          </table:table-cell>
          <table:table-cell office:value-type="float" office:value="1055.129395">
            <text:p>1055.129395</text:p>
          </table:table-cell>
        </table:table-row>
        <table:table-row table:style-name="ro1">
          <table:table-cell office:value-type="float" office:value="0.0475">
            <text:p>0.0475</text:p>
          </table:table-cell>
          <table:table-cell office:value-type="float" office:value="1055.129395">
            <text:p>1055.129395</text:p>
          </table:table-cell>
        </table:table-row>
        <table:table-row table:style-name="ro1">
          <table:table-cell office:value-type="float" office:value="0.0476">
            <text:p>0.0476</text:p>
          </table:table-cell>
          <table:table-cell office:value-type="float" office:value="1055.129395">
            <text:p>1055.129395</text:p>
          </table:table-cell>
        </table:table-row>
        <table:table-row table:style-name="ro1">
          <table:table-cell office:value-type="float" office:value="0.0477">
            <text:p>0.0477</text:p>
          </table:table-cell>
          <table:table-cell office:value-type="float" office:value="1055.129395">
            <text:p>1055.129395</text:p>
          </table:table-cell>
        </table:table-row>
        <table:table-row table:style-name="ro1">
          <table:table-cell office:value-type="float" office:value="0.0478">
            <text:p>0.0478</text:p>
          </table:table-cell>
          <table:table-cell office:value-type="float" office:value="1055.129395">
            <text:p>1055.129395</text:p>
          </table:table-cell>
        </table:table-row>
        <table:table-row table:style-name="ro1">
          <table:table-cell office:value-type="float" office:value="0.0479">
            <text:p>0.0479</text:p>
          </table:table-cell>
          <table:table-cell office:value-type="float" office:value="1055.129395">
            <text:p>1055.129395</text:p>
          </table:table-cell>
        </table:table-row>
        <table:table-row table:style-name="ro1">
          <table:table-cell office:value-type="float" office:value="0.048">
            <text:p>0.048</text:p>
          </table:table-cell>
          <table:table-cell office:value-type="float" office:value="1055.129395">
            <text:p>1055.129395</text:p>
          </table:table-cell>
        </table:table-row>
        <table:table-row table:style-name="ro1">
          <table:table-cell office:value-type="float" office:value="0.0481">
            <text:p>0.0481</text:p>
          </table:table-cell>
          <table:table-cell office:value-type="float" office:value="1055.129395">
            <text:p>1055.129395</text:p>
          </table:table-cell>
        </table:table-row>
        <table:table-row table:style-name="ro1">
          <table:table-cell office:value-type="float" office:value="0.0482">
            <text:p>0.0482</text:p>
          </table:table-cell>
          <table:table-cell office:value-type="float" office:value="1055.129395">
            <text:p>1055.129395</text:p>
          </table:table-cell>
        </table:table-row>
        <table:table-row table:style-name="ro1">
          <table:table-cell office:value-type="float" office:value="0.0483">
            <text:p>0.0483</text:p>
          </table:table-cell>
          <table:table-cell office:value-type="float" office:value="1055.129395">
            <text:p>1055.129395</text:p>
          </table:table-cell>
        </table:table-row>
        <table:table-row table:style-name="ro1">
          <table:table-cell office:value-type="float" office:value="0.0484">
            <text:p>0.0484</text:p>
          </table:table-cell>
          <table:table-cell office:value-type="float" office:value="1055.129395">
            <text:p>1055.129395</text:p>
          </table:table-cell>
        </table:table-row>
        <table:table-row table:style-name="ro1">
          <table:table-cell office:value-type="float" office:value="0.0485">
            <text:p>0.0485</text:p>
          </table:table-cell>
          <table:table-cell office:value-type="float" office:value="1055.129395">
            <text:p>1055.129395</text:p>
          </table:table-cell>
        </table:table-row>
        <table:table-row table:style-name="ro1">
          <table:table-cell office:value-type="float" office:value="0.0486">
            <text:p>0.0486</text:p>
          </table:table-cell>
          <table:table-cell office:value-type="float" office:value="1055.129395">
            <text:p>1055.129395</text:p>
          </table:table-cell>
        </table:table-row>
        <table:table-row table:style-name="ro1">
          <table:table-cell office:value-type="float" office:value="0.0487">
            <text:p>0.0487</text:p>
          </table:table-cell>
          <table:table-cell office:value-type="float" office:value="1055.129395">
            <text:p>1055.129395</text:p>
          </table:table-cell>
        </table:table-row>
        <table:table-row table:style-name="ro1">
          <table:table-cell office:value-type="float" office:value="0.0488">
            <text:p>0.0488</text:p>
          </table:table-cell>
          <table:table-cell office:value-type="float" office:value="1055.129395">
            <text:p>1055.129395</text:p>
          </table:table-cell>
        </table:table-row>
        <table:table-row table:style-name="ro1">
          <table:table-cell office:value-type="float" office:value="0.0489">
            <text:p>0.0489</text:p>
          </table:table-cell>
          <table:table-cell office:value-type="float" office:value="1055.129395">
            <text:p>1055.129395</text:p>
          </table:table-cell>
        </table:table-row>
        <table:table-row table:style-name="ro1">
          <table:table-cell office:value-type="float" office:value="0.049">
            <text:p>0.049</text:p>
          </table:table-cell>
          <table:table-cell office:value-type="float" office:value="1087.453003">
            <text:p>1087.453003</text:p>
          </table:table-cell>
        </table:table-row>
        <table:table-row table:style-name="ro1">
          <table:table-cell office:value-type="float" office:value="0.0491">
            <text:p>0.0491</text:p>
          </table:table-cell>
          <table:table-cell office:value-type="float" office:value="1087.453003">
            <text:p>1087.453003</text:p>
          </table:table-cell>
        </table:table-row>
        <table:table-row table:style-name="ro1">
          <table:table-cell office:value-type="float" office:value="0.0492">
            <text:p>0.0492</text:p>
          </table:table-cell>
          <table:table-cell office:value-type="float" office:value="1087.453003">
            <text:p>1087.453003</text:p>
          </table:table-cell>
        </table:table-row>
        <table:table-row table:style-name="ro1">
          <table:table-cell office:value-type="float" office:value="0.0493">
            <text:p>0.0493</text:p>
          </table:table-cell>
          <table:table-cell office:value-type="float" office:value="1087.453003">
            <text:p>1087.453003</text:p>
          </table:table-cell>
        </table:table-row>
        <table:table-row table:style-name="ro1">
          <table:table-cell office:value-type="float" office:value="0.0494">
            <text:p>0.0494</text:p>
          </table:table-cell>
          <table:table-cell office:value-type="float" office:value="1087.453003">
            <text:p>1087.453003</text:p>
          </table:table-cell>
        </table:table-row>
        <table:table-row table:style-name="ro1">
          <table:table-cell office:value-type="float" office:value="0.0495">
            <text:p>0.0495</text:p>
          </table:table-cell>
          <table:table-cell office:value-type="float" office:value="1087.453003">
            <text:p>1087.453003</text:p>
          </table:table-cell>
        </table:table-row>
        <table:table-row table:style-name="ro1">
          <table:table-cell office:value-type="float" office:value="0.0496">
            <text:p>0.0496</text:p>
          </table:table-cell>
          <table:table-cell office:value-type="float" office:value="1087.453003">
            <text:p>1087.453003</text:p>
          </table:table-cell>
        </table:table-row>
        <table:table-row table:style-name="ro1">
          <table:table-cell office:value-type="float" office:value="0.0497">
            <text:p>0.0497</text:p>
          </table:table-cell>
          <table:table-cell office:value-type="float" office:value="1052.285645">
            <text:p>1052.285645</text:p>
          </table:table-cell>
        </table:table-row>
        <table:table-row table:style-name="ro1">
          <table:table-cell office:value-type="float" office:value="0.0498">
            <text:p>0.0498</text:p>
          </table:table-cell>
          <table:table-cell office:value-type="float" office:value="1052.285645">
            <text:p>1052.285645</text:p>
          </table:table-cell>
        </table:table-row>
        <table:table-row table:style-name="ro1">
          <table:table-cell office:value-type="float" office:value="0.0499">
            <text:p>0.0499</text:p>
          </table:table-cell>
          <table:table-cell office:value-type="float" office:value="1052.285645">
            <text:p>1052.285645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133.335327">
            <text:p>1133.335327</text:p>
          </table:table-cell>
        </table:table-row>
        <table:table-row table:style-name="ro1">
          <table:table-cell office:value-type="float" office:value="0.0501">
            <text:p>0.0501</text:p>
          </table:table-cell>
          <table:table-cell office:value-type="float" office:value="1133.335327">
            <text:p>1133.335327</text:p>
          </table:table-cell>
        </table:table-row>
        <table:table-row table:style-name="ro1">
          <table:table-cell office:value-type="float" office:value="0.0502">
            <text:p>0.0502</text:p>
          </table:table-cell>
          <table:table-cell office:value-type="float" office:value="1133.335327">
            <text:p>1133.335327</text:p>
          </table:table-cell>
        </table:table-row>
        <table:table-row table:style-name="ro1">
          <table:table-cell office:value-type="float" office:value="0.0503">
            <text:p>0.0503</text:p>
          </table:table-cell>
          <table:table-cell office:value-type="float" office:value="1133.335327">
            <text:p>1133.335327</text:p>
          </table:table-cell>
        </table:table-row>
        <table:table-row table:style-name="ro1">
          <table:table-cell office:value-type="float" office:value="0.0504">
            <text:p>0.0504</text:p>
          </table:table-cell>
          <table:table-cell office:value-type="float" office:value="1136.584839">
            <text:p>1136.584839</text:p>
          </table:table-cell>
        </table:table-row>
        <table:table-row table:style-name="ro1">
          <table:table-cell office:value-type="float" office:value="0.0505">
            <text:p>0.0505</text:p>
          </table:table-cell>
          <table:table-cell office:value-type="float" office:value="1136.584839">
            <text:p>1136.584839</text:p>
          </table:table-cell>
        </table:table-row>
        <table:table-row table:style-name="ro1">
          <table:table-cell office:value-type="float" office:value="0.0506">
            <text:p>0.0506</text:p>
          </table:table-cell>
          <table:table-cell office:value-type="float" office:value="1209.747437">
            <text:p>1209.747437</text:p>
          </table:table-cell>
        </table:table-row>
        <table:table-row table:style-name="ro1">
          <table:table-cell office:value-type="float" office:value="0.0507">
            <text:p>0.0507</text:p>
          </table:table-cell>
          <table:table-cell office:value-type="float" office:value="1209.747437">
            <text:p>1209.747437</text:p>
          </table:table-cell>
        </table:table-row>
        <table:table-row table:style-name="ro1">
          <table:table-cell office:value-type="float" office:value="0.0508">
            <text:p>0.0508</text:p>
          </table:table-cell>
          <table:table-cell office:value-type="float" office:value="1209.747437">
            <text:p>1209.747437</text:p>
          </table:table-cell>
        </table:table-row>
        <table:table-row table:style-name="ro1">
          <table:table-cell office:value-type="float" office:value="0.0509">
            <text:p>0.0509</text:p>
          </table:table-cell>
          <table:table-cell office:value-type="float" office:value="1209.747437">
            <text:p>1209.747437</text:p>
          </table:table-cell>
        </table:table-row>
        <table:table-row table:style-name="ro1">
          <table:table-cell office:value-type="float" office:value="0.051">
            <text:p>0.051</text:p>
          </table:table-cell>
          <table:table-cell office:value-type="float" office:value="1209.747437">
            <text:p>1209.747437</text:p>
          </table:table-cell>
        </table:table-row>
        <table:table-row table:style-name="ro1">
          <table:table-cell office:value-type="float" office:value="0.0511">
            <text:p>0.0511</text:p>
          </table:table-cell>
          <table:table-cell office:value-type="float" office:value="1209.747437">
            <text:p>1209.747437</text:p>
          </table:table-cell>
        </table:table-row>
        <table:table-row table:style-name="ro1">
          <table:table-cell office:value-type="float" office:value="0.0512">
            <text:p>0.0512</text:p>
          </table:table-cell>
          <table:table-cell office:value-type="float" office:value="1209.747437">
            <text:p>1209.747437</text:p>
          </table:table-cell>
        </table:table-row>
        <table:table-row table:style-name="ro1">
          <table:table-cell office:value-type="float" office:value="0.0513">
            <text:p>0.0513</text:p>
          </table:table-cell>
          <table:table-cell office:value-type="float" office:value="1209.747437">
            <text:p>1209.747437</text:p>
          </table:table-cell>
        </table:table-row>
        <table:table-row table:style-name="ro1">
          <table:table-cell office:value-type="float" office:value="0.0514">
            <text:p>0.0514</text:p>
          </table:table-cell>
          <table:table-cell office:value-type="float" office:value="1209.747437">
            <text:p>1209.747437</text:p>
          </table:table-cell>
        </table:table-row>
        <table:table-row table:style-name="ro1">
          <table:table-cell office:value-type="float" office:value="0.0515">
            <text:p>0.0515</text:p>
          </table:table-cell>
          <table:table-cell office:value-type="float" office:value="1218.734619">
            <text:p>1218.734619</text:p>
          </table:table-cell>
        </table:table-row>
        <table:table-row table:style-name="ro1">
          <table:table-cell office:value-type="float" office:value="0.0516">
            <text:p>0.0516</text:p>
          </table:table-cell>
          <table:table-cell office:value-type="float" office:value="1218.734619">
            <text:p>1218.734619</text:p>
          </table:table-cell>
        </table:table-row>
        <table:table-row table:style-name="ro1">
          <table:table-cell office:value-type="float" office:value="0.0517">
            <text:p>0.0517</text:p>
          </table:table-cell>
          <table:table-cell office:value-type="float" office:value="1218.734619">
            <text:p>1218.734619</text:p>
          </table:table-cell>
        </table:table-row>
        <table:table-row table:style-name="ro1">
          <table:table-cell office:value-type="float" office:value="0.0518">
            <text:p>0.0518</text:p>
          </table:table-cell>
          <table:table-cell office:value-type="float" office:value="1218.734619">
            <text:p>1218.734619</text:p>
          </table:table-cell>
        </table:table-row>
        <table:table-row table:style-name="ro1">
          <table:table-cell office:value-type="float" office:value="0.0519">
            <text:p>0.0519</text:p>
          </table:table-cell>
          <table:table-cell office:value-type="float" office:value="1218.734619">
            <text:p>1218.734619</text:p>
          </table:table-cell>
        </table:table-row>
        <table:table-row table:style-name="ro1">
          <table:table-cell office:value-type="float" office:value="0.052">
            <text:p>0.052</text:p>
          </table:table-cell>
          <table:table-cell office:value-type="float" office:value="1218.734619">
            <text:p>1218.734619</text:p>
          </table:table-cell>
        </table:table-row>
        <table:table-row table:style-name="ro1">
          <table:table-cell office:value-type="float" office:value="0.0521">
            <text:p>0.0521</text:p>
          </table:table-cell>
          <table:table-cell office:value-type="float" office:value="1218.734619">
            <text:p>1218.734619</text:p>
          </table:table-cell>
        </table:table-row>
        <table:table-row table:style-name="ro1">
          <table:table-cell office:value-type="float" office:value="0.0522">
            <text:p>0.0522</text:p>
          </table:table-cell>
          <table:table-cell office:value-type="float" office:value="1218.734619">
            <text:p>1218.734619</text:p>
          </table:table-cell>
        </table:table-row>
        <table:table-row table:style-name="ro1">
          <table:table-cell office:value-type="float" office:value="0.0523">
            <text:p>0.0523</text:p>
          </table:table-cell>
          <table:table-cell office:value-type="float" office:value="1218.734619">
            <text:p>1218.734619</text:p>
          </table:table-cell>
        </table:table-row>
        <table:table-row table:style-name="ro1">
          <table:table-cell office:value-type="float" office:value="0.0524">
            <text:p>0.0524</text:p>
          </table:table-cell>
          <table:table-cell office:value-type="float" office:value="1218.734619">
            <text:p>1218.734619</text:p>
          </table:table-cell>
        </table:table-row>
        <table:table-row table:style-name="ro1">
          <table:table-cell office:value-type="float" office:value="0.0525">
            <text:p>0.0525</text:p>
          </table:table-cell>
          <table:table-cell office:value-type="float" office:value="1218.734619">
            <text:p>1218.734619</text:p>
          </table:table-cell>
        </table:table-row>
        <table:table-row table:style-name="ro1">
          <table:table-cell office:value-type="float" office:value="0.0526">
            <text:p>0.0526</text:p>
          </table:table-cell>
          <table:table-cell office:value-type="float" office:value="1218.734619">
            <text:p>1218.734619</text:p>
          </table:table-cell>
        </table:table-row>
        <table:table-row table:style-name="ro1">
          <table:table-cell office:value-type="float" office:value="0.0527">
            <text:p>0.0527</text:p>
          </table:table-cell>
          <table:table-cell office:value-type="float" office:value="1218.734619">
            <text:p>1218.734619</text:p>
          </table:table-cell>
        </table:table-row>
        <table:table-row table:style-name="ro1">
          <table:table-cell office:value-type="float" office:value="0.0528">
            <text:p>0.0528</text:p>
          </table:table-cell>
          <table:table-cell office:value-type="float" office:value="1218.734619">
            <text:p>1218.734619</text:p>
          </table:table-cell>
        </table:table-row>
        <table:table-row table:style-name="ro1">
          <table:table-cell office:value-type="float" office:value="0.0529">
            <text:p>0.0529</text:p>
          </table:table-cell>
          <table:table-cell office:value-type="float" office:value="1218.734619">
            <text:p>1218.734619</text:p>
          </table:table-cell>
        </table:table-row>
        <table:table-row table:style-name="ro1">
          <table:table-cell office:value-type="float" office:value="0.053">
            <text:p>0.053</text:p>
          </table:table-cell>
          <table:table-cell office:value-type="float" office:value="1218.734619">
            <text:p>1218.734619</text:p>
          </table:table-cell>
        </table:table-row>
        <table:table-row table:style-name="ro1">
          <table:table-cell office:value-type="float" office:value="0.0531">
            <text:p>0.0531</text:p>
          </table:table-cell>
          <table:table-cell office:value-type="float" office:value="1218.734619">
            <text:p>1218.734619</text:p>
          </table:table-cell>
        </table:table-row>
        <table:table-row table:style-name="ro1">
          <table:table-cell office:value-type="float" office:value="0.0532">
            <text:p>0.0532</text:p>
          </table:table-cell>
          <table:table-cell office:value-type="float" office:value="1218.734619">
            <text:p>1218.734619</text:p>
          </table:table-cell>
        </table:table-row>
        <table:table-row table:style-name="ro1">
          <table:table-cell office:value-type="float" office:value="0.0533">
            <text:p>0.0533</text:p>
          </table:table-cell>
          <table:table-cell office:value-type="float" office:value="937.733948">
            <text:p>937.733948</text:p>
          </table:table-cell>
        </table:table-row>
        <table:table-row table:style-name="ro1">
          <table:table-cell office:value-type="float" office:value="0.0534">
            <text:p>0.0534</text:p>
          </table:table-cell>
          <table:table-cell office:value-type="float" office:value="937.733948">
            <text:p>937.733948</text:p>
          </table:table-cell>
        </table:table-row>
        <table:table-row table:style-name="ro1">
          <table:table-cell office:value-type="float" office:value="0.0535">
            <text:p>0.0535</text:p>
          </table:table-cell>
          <table:table-cell office:value-type="float" office:value="937.733948">
            <text:p>937.733948</text:p>
          </table:table-cell>
        </table:table-row>
        <table:table-row table:style-name="ro1">
          <table:table-cell office:value-type="float" office:value="0.0536">
            <text:p>0.0536</text:p>
          </table:table-cell>
          <table:table-cell office:value-type="float" office:value="937.733948">
            <text:p>937.733948</text:p>
          </table:table-cell>
        </table:table-row>
        <table:table-row table:style-name="ro1">
          <table:table-cell office:value-type="float" office:value="0.0537">
            <text:p>0.0537</text:p>
          </table:table-cell>
          <table:table-cell office:value-type="float" office:value="937.733948">
            <text:p>937.733948</text:p>
          </table:table-cell>
        </table:table-row>
        <table:table-row table:style-name="ro1">
          <table:table-cell office:value-type="float" office:value="0.0538">
            <text:p>0.0538</text:p>
          </table:table-cell>
          <table:table-cell office:value-type="float" office:value="937.733948">
            <text:p>937.733948</text:p>
          </table:table-cell>
        </table:table-row>
        <table:table-row table:style-name="ro1">
          <table:table-cell office:value-type="float" office:value="0.0539">
            <text:p>0.0539</text:p>
          </table:table-cell>
          <table:table-cell office:value-type="float" office:value="937.733948">
            <text:p>937.733948</text:p>
          </table:table-cell>
        </table:table-row>
        <table:table-row table:style-name="ro1">
          <table:table-cell office:value-type="float" office:value="0.054">
            <text:p>0.054</text:p>
          </table:table-cell>
          <table:table-cell office:value-type="float" office:value="937.733948">
            <text:p>937.733948</text:p>
          </table:table-cell>
        </table:table-row>
        <table:table-row table:style-name="ro1">
          <table:table-cell office:value-type="float" office:value="0.0541">
            <text:p>0.0541</text:p>
          </table:table-cell>
          <table:table-cell office:value-type="float" office:value="937.733948">
            <text:p>937.733948</text:p>
          </table:table-cell>
        </table:table-row>
        <table:table-row table:style-name="ro1">
          <table:table-cell office:value-type="float" office:value="0.0542">
            <text:p>0.0542</text:p>
          </table:table-cell>
          <table:table-cell office:value-type="float" office:value="937.733948">
            <text:p>937.733948</text:p>
          </table:table-cell>
        </table:table-row>
        <table:table-row table:style-name="ro1">
          <table:table-cell office:value-type="float" office:value="0.0543">
            <text:p>0.0543</text:p>
          </table:table-cell>
          <table:table-cell office:value-type="float" office:value="937.733948">
            <text:p>937.733948</text:p>
          </table:table-cell>
        </table:table-row>
        <table:table-row table:style-name="ro1">
          <table:table-cell office:value-type="float" office:value="0.0544">
            <text:p>0.0544</text:p>
          </table:table-cell>
          <table:table-cell office:value-type="float" office:value="937.733948">
            <text:p>937.733948</text:p>
          </table:table-cell>
        </table:table-row>
        <table:table-row table:style-name="ro1">
          <table:table-cell office:value-type="float" office:value="0.0545">
            <text:p>0.0545</text:p>
          </table:table-cell>
          <table:table-cell office:value-type="float" office:value="937.733948">
            <text:p>937.733948</text:p>
          </table:table-cell>
        </table:table-row>
        <table:table-row table:style-name="ro1">
          <table:table-cell office:value-type="float" office:value="0.0546">
            <text:p>0.0546</text:p>
          </table:table-cell>
          <table:table-cell office:value-type="float" office:value="937.733948">
            <text:p>937.733948</text:p>
          </table:table-cell>
        </table:table-row>
        <table:table-row table:style-name="ro1">
          <table:table-cell office:value-type="float" office:value="0.0547">
            <text:p>0.0547</text:p>
          </table:table-cell>
          <table:table-cell office:value-type="float" office:value="937.733948">
            <text:p>937.733948</text:p>
          </table:table-cell>
        </table:table-row>
        <table:table-row table:style-name="ro1">
          <table:table-cell office:value-type="float" office:value="0.0548">
            <text:p>0.0548</text:p>
          </table:table-cell>
          <table:table-cell office:value-type="float" office:value="937.733948">
            <text:p>937.733948</text:p>
          </table:table-cell>
        </table:table-row>
        <table:table-row table:style-name="ro1">
          <table:table-cell office:value-type="float" office:value="0.0549">
            <text:p>0.0549</text:p>
          </table:table-cell>
          <table:table-cell office:value-type="float" office:value="937.733948">
            <text:p>937.733948</text:p>
          </table:table-cell>
        </table:table-row>
        <table:table-row table:style-name="ro1">
          <table:table-cell office:value-type="float" office:value="0.055">
            <text:p>0.055</text:p>
          </table:table-cell>
          <table:table-cell office:value-type="float" office:value="937.733948">
            <text:p>937.733948</text:p>
          </table:table-cell>
        </table:table-row>
        <table:table-row table:style-name="ro1">
          <table:table-cell office:value-type="float" office:value="0.0551">
            <text:p>0.0551</text:p>
          </table:table-cell>
          <table:table-cell office:value-type="float" office:value="937.733948">
            <text:p>937.733948</text:p>
          </table:table-cell>
        </table:table-row>
        <table:table-row table:style-name="ro1">
          <table:table-cell office:value-type="float" office:value="0.0552">
            <text:p>0.0552</text:p>
          </table:table-cell>
          <table:table-cell office:value-type="float" office:value="937.733948">
            <text:p>937.733948</text:p>
          </table:table-cell>
        </table:table-row>
        <table:table-row table:style-name="ro1">
          <table:table-cell office:value-type="float" office:value="0.0553">
            <text:p>0.0553</text:p>
          </table:table-cell>
          <table:table-cell office:value-type="float" office:value="937.733948">
            <text:p>937.733948</text:p>
          </table:table-cell>
        </table:table-row>
        <table:table-row table:style-name="ro1">
          <table:table-cell office:value-type="float" office:value="0.0554">
            <text:p>0.0554</text:p>
          </table:table-cell>
          <table:table-cell office:value-type="float" office:value="937.733948">
            <text:p>937.733948</text:p>
          </table:table-cell>
        </table:table-row>
        <table:table-row table:style-name="ro1">
          <table:table-cell office:value-type="float" office:value="0.0555">
            <text:p>0.0555</text:p>
          </table:table-cell>
          <table:table-cell office:value-type="float" office:value="937.733948">
            <text:p>937.733948</text:p>
          </table:table-cell>
        </table:table-row>
        <table:table-row table:style-name="ro1">
          <table:table-cell office:value-type="float" office:value="0.0556">
            <text:p>0.0556</text:p>
          </table:table-cell>
          <table:table-cell office:value-type="float" office:value="937.733948">
            <text:p>937.733948</text:p>
          </table:table-cell>
        </table:table-row>
        <table:table-row table:style-name="ro1">
          <table:table-cell office:value-type="float" office:value="0.0557">
            <text:p>0.0557</text:p>
          </table:table-cell>
          <table:table-cell office:value-type="float" office:value="942.191589">
            <text:p>942.191589</text:p>
          </table:table-cell>
        </table:table-row>
        <table:table-row table:style-name="ro1">
          <table:table-cell office:value-type="float" office:value="0.0558">
            <text:p>0.0558</text:p>
          </table:table-cell>
          <table:table-cell office:value-type="float" office:value="942.191589">
            <text:p>942.191589</text:p>
          </table:table-cell>
        </table:table-row>
        <table:table-row table:style-name="ro1">
          <table:table-cell office:value-type="float" office:value="0.0559">
            <text:p>0.0559</text:p>
          </table:table-cell>
          <table:table-cell office:value-type="float" office:value="942.191589">
            <text:p>942.191589</text:p>
          </table:table-cell>
        </table:table-row>
        <table:table-row table:style-name="ro1">
          <table:table-cell office:value-type="float" office:value="0.056">
            <text:p>0.056</text:p>
          </table:table-cell>
          <table:table-cell office:value-type="float" office:value="942.191589">
            <text:p>942.191589</text:p>
          </table:table-cell>
        </table:table-row>
        <table:table-row table:style-name="ro1">
          <table:table-cell office:value-type="float" office:value="0.0561">
            <text:p>0.0561</text:p>
          </table:table-cell>
          <table:table-cell office:value-type="float" office:value="942.191589">
            <text:p>942.191589</text:p>
          </table:table-cell>
        </table:table-row>
        <table:table-row table:style-name="ro1">
          <table:table-cell office:value-type="float" office:value="0.0562">
            <text:p>0.0562</text:p>
          </table:table-cell>
          <table:table-cell office:value-type="float" office:value="942.191589">
            <text:p>942.191589</text:p>
          </table:table-cell>
        </table:table-row>
        <table:table-row table:style-name="ro1">
          <table:table-cell office:value-type="float" office:value="0.0563">
            <text:p>0.0563</text:p>
          </table:table-cell>
          <table:table-cell office:value-type="float" office:value="942.191589">
            <text:p>942.191589</text:p>
          </table:table-cell>
        </table:table-row>
        <table:table-row table:style-name="ro1">
          <table:table-cell office:value-type="float" office:value="0.0564">
            <text:p>0.0564</text:p>
          </table:table-cell>
          <table:table-cell office:value-type="float" office:value="942.191589">
            <text:p>942.191589</text:p>
          </table:table-cell>
        </table:table-row>
        <table:table-row table:style-name="ro1">
          <table:table-cell office:value-type="float" office:value="0.0565">
            <text:p>0.0565</text:p>
          </table:table-cell>
          <table:table-cell office:value-type="float" office:value="942.191589">
            <text:p>942.191589</text:p>
          </table:table-cell>
        </table:table-row>
        <table:table-row table:style-name="ro1">
          <table:table-cell office:value-type="float" office:value="0.0566">
            <text:p>0.0566</text:p>
          </table:table-cell>
          <table:table-cell office:value-type="float" office:value="942.191589">
            <text:p>942.191589</text:p>
          </table:table-cell>
        </table:table-row>
        <table:table-row table:style-name="ro1">
          <table:table-cell office:value-type="float" office:value="0.0567">
            <text:p>0.0567</text:p>
          </table:table-cell>
          <table:table-cell office:value-type="float" office:value="942.191589">
            <text:p>942.191589</text:p>
          </table:table-cell>
        </table:table-row>
        <table:table-row table:style-name="ro1">
          <table:table-cell office:value-type="float" office:value="0.0568">
            <text:p>0.0568</text:p>
          </table:table-cell>
          <table:table-cell office:value-type="float" office:value="942.191589">
            <text:p>942.191589</text:p>
          </table:table-cell>
        </table:table-row>
        <table:table-row table:style-name="ro1">
          <table:table-cell office:value-type="float" office:value="0.0569">
            <text:p>0.0569</text:p>
          </table:table-cell>
          <table:table-cell office:value-type="float" office:value="942.191589">
            <text:p>942.191589</text:p>
          </table:table-cell>
        </table:table-row>
        <table:table-row table:style-name="ro1">
          <table:table-cell office:value-type="float" office:value="0.057">
            <text:p>0.057</text:p>
          </table:table-cell>
          <table:table-cell office:value-type="float" office:value="942.191589">
            <text:p>942.191589</text:p>
          </table:table-cell>
        </table:table-row>
        <table:table-row table:style-name="ro1">
          <table:table-cell office:value-type="float" office:value="0.0571">
            <text:p>0.0571</text:p>
          </table:table-cell>
          <table:table-cell office:value-type="float" office:value="942.191589">
            <text:p>942.191589</text:p>
          </table:table-cell>
        </table:table-row>
        <table:table-row table:style-name="ro1">
          <table:table-cell office:value-type="float" office:value="0.0572">
            <text:p>0.0572</text:p>
          </table:table-cell>
          <table:table-cell office:value-type="float" office:value="942.191589">
            <text:p>942.191589</text:p>
          </table:table-cell>
        </table:table-row>
        <table:table-row table:style-name="ro1">
          <table:table-cell office:value-type="float" office:value="0.0573">
            <text:p>0.0573</text:p>
          </table:table-cell>
          <table:table-cell office:value-type="float" office:value="916.176819">
            <text:p>916.176819</text:p>
          </table:table-cell>
        </table:table-row>
        <table:table-row table:style-name="ro1">
          <table:table-cell office:value-type="float" office:value="0.0574">
            <text:p>0.0574</text:p>
          </table:table-cell>
          <table:table-cell office:value-type="float" office:value="916.176819">
            <text:p>916.176819</text:p>
          </table:table-cell>
        </table:table-row>
        <table:table-row table:style-name="ro1">
          <table:table-cell office:value-type="float" office:value="0.0575">
            <text:p>0.0575</text:p>
          </table:table-cell>
          <table:table-cell office:value-type="float" office:value="916.176819">
            <text:p>916.176819</text:p>
          </table:table-cell>
        </table:table-row>
        <table:table-row table:style-name="ro1">
          <table:table-cell office:value-type="float" office:value="0.0576">
            <text:p>0.0576</text:p>
          </table:table-cell>
          <table:table-cell office:value-type="float" office:value="916.176819">
            <text:p>916.176819</text:p>
          </table:table-cell>
        </table:table-row>
        <table:table-row table:style-name="ro1">
          <table:table-cell office:value-type="float" office:value="0.0577">
            <text:p>0.0577</text:p>
          </table:table-cell>
          <table:table-cell office:value-type="float" office:value="916.176819">
            <text:p>916.176819</text:p>
          </table:table-cell>
        </table:table-row>
        <table:table-row table:style-name="ro1">
          <table:table-cell office:value-type="float" office:value="0.0578">
            <text:p>0.0578</text:p>
          </table:table-cell>
          <table:table-cell office:value-type="float" office:value="916.176819">
            <text:p>916.176819</text:p>
          </table:table-cell>
        </table:table-row>
        <table:table-row table:style-name="ro1">
          <table:table-cell office:value-type="float" office:value="0.0579">
            <text:p>0.0579</text:p>
          </table:table-cell>
          <table:table-cell office:value-type="float" office:value="916.176819">
            <text:p>916.176819</text:p>
          </table:table-cell>
        </table:table-row>
        <table:table-row table:style-name="ro1">
          <table:table-cell office:value-type="float" office:value="0.058">
            <text:p>0.058</text:p>
          </table:table-cell>
          <table:table-cell office:value-type="float" office:value="916.176819">
            <text:p>916.176819</text:p>
          </table:table-cell>
        </table:table-row>
        <table:table-row table:style-name="ro1">
          <table:table-cell office:value-type="float" office:value="0.0581">
            <text:p>0.0581</text:p>
          </table:table-cell>
          <table:table-cell office:value-type="float" office:value="916.176819">
            <text:p>916.176819</text:p>
          </table:table-cell>
        </table:table-row>
        <table:table-row table:style-name="ro1">
          <table:table-cell office:value-type="float" office:value="0.0582">
            <text:p>0.0582</text:p>
          </table:table-cell>
          <table:table-cell office:value-type="float" office:value="916.176819">
            <text:p>916.176819</text:p>
          </table:table-cell>
        </table:table-row>
        <table:table-row table:style-name="ro1">
          <table:table-cell office:value-type="float" office:value="0.0583">
            <text:p>0.0583</text:p>
          </table:table-cell>
          <table:table-cell office:value-type="float" office:value="916.176819">
            <text:p>916.176819</text:p>
          </table:table-cell>
        </table:table-row>
        <table:table-row table:style-name="ro1">
          <table:table-cell office:value-type="float" office:value="0.0584">
            <text:p>0.0584</text:p>
          </table:table-cell>
          <table:table-cell office:value-type="float" office:value="916.176819">
            <text:p>916.176819</text:p>
          </table:table-cell>
        </table:table-row>
        <table:table-row table:style-name="ro1">
          <table:table-cell office:value-type="float" office:value="0.0585">
            <text:p>0.0585</text:p>
          </table:table-cell>
          <table:table-cell office:value-type="float" office:value="916.176819">
            <text:p>916.176819</text:p>
          </table:table-cell>
        </table:table-row>
        <table:table-row table:style-name="ro1">
          <table:table-cell office:value-type="float" office:value="0.0586">
            <text:p>0.0586</text:p>
          </table:table-cell>
          <table:table-cell office:value-type="float" office:value="916.176819">
            <text:p>916.176819</text:p>
          </table:table-cell>
        </table:table-row>
        <table:table-row table:style-name="ro1">
          <table:table-cell office:value-type="float" office:value="0.0587">
            <text:p>0.0587</text:p>
          </table:table-cell>
          <table:table-cell office:value-type="float" office:value="916.176819">
            <text:p>916.176819</text:p>
          </table:table-cell>
        </table:table-row>
        <table:table-row table:style-name="ro1">
          <table:table-cell office:value-type="float" office:value="0.0588">
            <text:p>0.0588</text:p>
          </table:table-cell>
          <table:table-cell office:value-type="float" office:value="974.540894">
            <text:p>974.540894</text:p>
          </table:table-cell>
        </table:table-row>
        <table:table-row table:style-name="ro1">
          <table:table-cell office:value-type="float" office:value="0.0589">
            <text:p>0.0589</text:p>
          </table:table-cell>
          <table:table-cell office:value-type="float" office:value="974.540894">
            <text:p>974.540894</text:p>
          </table:table-cell>
        </table:table-row>
        <table:table-row table:style-name="ro1">
          <table:table-cell office:value-type="float" office:value="0.059">
            <text:p>0.059</text:p>
          </table:table-cell>
          <table:table-cell office:value-type="float" office:value="974.540894">
            <text:p>974.540894</text:p>
          </table:table-cell>
        </table:table-row>
        <table:table-row table:style-name="ro1">
          <table:table-cell office:value-type="float" office:value="0.0591">
            <text:p>0.0591</text:p>
          </table:table-cell>
          <table:table-cell office:value-type="float" office:value="982.507019">
            <text:p>982.507019</text:p>
          </table:table-cell>
        </table:table-row>
        <table:table-row table:style-name="ro1">
          <table:table-cell office:value-type="float" office:value="0.0592">
            <text:p>0.0592</text:p>
          </table:table-cell>
          <table:table-cell office:value-type="float" office:value="982.507019">
            <text:p>982.507019</text:p>
          </table:table-cell>
        </table:table-row>
        <table:table-row table:style-name="ro1">
          <table:table-cell office:value-type="float" office:value="0.0593">
            <text:p>0.0593</text:p>
          </table:table-cell>
          <table:table-cell office:value-type="float" office:value="982.507019">
            <text:p>982.507019</text:p>
          </table:table-cell>
        </table:table-row>
        <table:table-row table:style-name="ro1">
          <table:table-cell office:value-type="float" office:value="0.0594">
            <text:p>0.0594</text:p>
          </table:table-cell>
          <table:table-cell office:value-type="float" office:value="982.507019">
            <text:p>982.507019</text:p>
          </table:table-cell>
        </table:table-row>
        <table:table-row table:style-name="ro1">
          <table:table-cell office:value-type="float" office:value="0.0595">
            <text:p>0.0595</text:p>
          </table:table-cell>
          <table:table-cell office:value-type="float" office:value="982.507019">
            <text:p>982.507019</text:p>
          </table:table-cell>
        </table:table-row>
        <table:table-row table:style-name="ro1">
          <table:table-cell office:value-type="float" office:value="0.0596">
            <text:p>0.0596</text:p>
          </table:table-cell>
          <table:table-cell office:value-type="float" office:value="982.507019">
            <text:p>982.507019</text:p>
          </table:table-cell>
        </table:table-row>
        <table:table-row table:style-name="ro1">
          <table:table-cell office:value-type="float" office:value="0.0597">
            <text:p>0.0597</text:p>
          </table:table-cell>
          <table:table-cell office:value-type="float" office:value="982.507019">
            <text:p>982.507019</text:p>
          </table:table-cell>
        </table:table-row>
        <table:table-row table:style-name="ro1">
          <table:table-cell office:value-type="float" office:value="0.0598">
            <text:p>0.0598</text:p>
          </table:table-cell>
          <table:table-cell office:value-type="float" office:value="982.507019">
            <text:p>982.507019</text:p>
          </table:table-cell>
        </table:table-row>
        <table:table-row table:style-name="ro1">
          <table:table-cell office:value-type="float" office:value="0.0599">
            <text:p>0.0599</text:p>
          </table:table-cell>
          <table:table-cell office:value-type="float" office:value="982.507019">
            <text:p>982.507019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982.507019">
            <text:p>982.507019</text:p>
          </table:table-cell>
        </table:table-row>
        <table:table-row table:style-name="ro1">
          <table:table-cell office:value-type="float" office:value="0.0601">
            <text:p>0.0601</text:p>
          </table:table-cell>
          <table:table-cell office:value-type="float" office:value="982.507019">
            <text:p>982.507019</text:p>
          </table:table-cell>
        </table:table-row>
        <table:table-row table:style-name="ro1">
          <table:table-cell office:value-type="float" office:value="0.0602">
            <text:p>0.0602</text:p>
          </table:table-cell>
          <table:table-cell office:value-type="float" office:value="982.507019">
            <text:p>982.507019</text:p>
          </table:table-cell>
        </table:table-row>
        <table:table-row table:style-name="ro1">
          <table:table-cell office:value-type="float" office:value="0.0603">
            <text:p>0.0603</text:p>
          </table:table-cell>
          <table:table-cell office:value-type="float" office:value="982.507019">
            <text:p>982.507019</text:p>
          </table:table-cell>
        </table:table-row>
        <table:table-row table:style-name="ro1">
          <table:table-cell office:value-type="float" office:value="0.0604">
            <text:p>0.0604</text:p>
          </table:table-cell>
          <table:table-cell office:value-type="float" office:value="982.507019">
            <text:p>982.507019</text:p>
          </table:table-cell>
        </table:table-row>
        <table:table-row table:style-name="ro1">
          <table:table-cell office:value-type="float" office:value="0.0605">
            <text:p>0.0605</text:p>
          </table:table-cell>
          <table:table-cell office:value-type="float" office:value="982.507019">
            <text:p>982.507019</text:p>
          </table:table-cell>
        </table:table-row>
        <table:table-row table:style-name="ro1">
          <table:table-cell office:value-type="float" office:value="0.0606">
            <text:p>0.0606</text:p>
          </table:table-cell>
          <table:table-cell office:value-type="float" office:value="982.507019">
            <text:p>982.507019</text:p>
          </table:table-cell>
        </table:table-row>
        <table:table-row table:style-name="ro1">
          <table:table-cell office:value-type="float" office:value="0.0607">
            <text:p>0.0607</text:p>
          </table:table-cell>
          <table:table-cell office:value-type="float" office:value="982.507019">
            <text:p>982.507019</text:p>
          </table:table-cell>
        </table:table-row>
        <table:table-row table:style-name="ro1">
          <table:table-cell office:value-type="float" office:value="0.0608">
            <text:p>0.0608</text:p>
          </table:table-cell>
          <table:table-cell office:value-type="float" office:value="982.507019">
            <text:p>982.507019</text:p>
          </table:table-cell>
        </table:table-row>
        <table:table-row table:style-name="ro1">
          <table:table-cell office:value-type="float" office:value="0.0609">
            <text:p>0.0609</text:p>
          </table:table-cell>
          <table:table-cell office:value-type="float" office:value="982.507019">
            <text:p>982.507019</text:p>
          </table:table-cell>
        </table:table-row>
        <table:table-row table:style-name="ro1">
          <table:table-cell office:value-type="float" office:value="0.061">
            <text:p>0.061</text:p>
          </table:table-cell>
          <table:table-cell office:value-type="float" office:value="982.507019">
            <text:p>982.507019</text:p>
          </table:table-cell>
        </table:table-row>
        <table:table-row table:style-name="ro1">
          <table:table-cell office:value-type="float" office:value="0.0611">
            <text:p>0.0611</text:p>
          </table:table-cell>
          <table:table-cell office:value-type="float" office:value="982.507019">
            <text:p>982.507019</text:p>
          </table:table-cell>
        </table:table-row>
        <table:table-row table:style-name="ro1">
          <table:table-cell office:value-type="float" office:value="0.0612">
            <text:p>0.0612</text:p>
          </table:table-cell>
          <table:table-cell office:value-type="float" office:value="982.507019">
            <text:p>982.507019</text:p>
          </table:table-cell>
        </table:table-row>
        <table:table-row table:style-name="ro1">
          <table:table-cell office:value-type="float" office:value="0.0613">
            <text:p>0.0613</text:p>
          </table:table-cell>
          <table:table-cell office:value-type="float" office:value="982.507019">
            <text:p>982.507019</text:p>
          </table:table-cell>
        </table:table-row>
        <table:table-row table:style-name="ro1">
          <table:table-cell office:value-type="float" office:value="0.0614">
            <text:p>0.0614</text:p>
          </table:table-cell>
          <table:table-cell office:value-type="float" office:value="982.507019">
            <text:p>982.507019</text:p>
          </table:table-cell>
        </table:table-row>
        <table:table-row table:style-name="ro1">
          <table:table-cell office:value-type="float" office:value="0.0615">
            <text:p>0.0615</text:p>
          </table:table-cell>
          <table:table-cell office:value-type="float" office:value="982.507019">
            <text:p>982.507019</text:p>
          </table:table-cell>
        </table:table-row>
        <table:table-row table:style-name="ro1">
          <table:table-cell office:value-type="float" office:value="0.0616">
            <text:p>0.0616</text:p>
          </table:table-cell>
          <table:table-cell office:value-type="float" office:value="1019.910767">
            <text:p>1019.910767</text:p>
          </table:table-cell>
        </table:table-row>
        <table:table-row table:style-name="ro1">
          <table:table-cell office:value-type="float" office:value="0.0617">
            <text:p>0.0617</text:p>
          </table:table-cell>
          <table:table-cell office:value-type="float" office:value="1019.910767">
            <text:p>1019.910767</text:p>
          </table:table-cell>
        </table:table-row>
        <table:table-row table:style-name="ro1">
          <table:table-cell office:value-type="float" office:value="0.0618">
            <text:p>0.0618</text:p>
          </table:table-cell>
          <table:table-cell office:value-type="float" office:value="1019.910767">
            <text:p>1019.910767</text:p>
          </table:table-cell>
        </table:table-row>
        <table:table-row table:style-name="ro1">
          <table:table-cell office:value-type="float" office:value="0.0619">
            <text:p>0.0619</text:p>
          </table:table-cell>
          <table:table-cell office:value-type="float" office:value="1019.910767">
            <text:p>1019.910767</text:p>
          </table:table-cell>
        </table:table-row>
        <table:table-row table:style-name="ro1">
          <table:table-cell office:value-type="float" office:value="0.062">
            <text:p>0.062</text:p>
          </table:table-cell>
          <table:table-cell office:value-type="float" office:value="1019.910767">
            <text:p>1019.910767</text:p>
          </table:table-cell>
        </table:table-row>
        <table:table-row table:style-name="ro1">
          <table:table-cell office:value-type="float" office:value="0.0621">
            <text:p>0.0621</text:p>
          </table:table-cell>
          <table:table-cell office:value-type="float" office:value="1019.910767">
            <text:p>1019.910767</text:p>
          </table:table-cell>
        </table:table-row>
        <table:table-row table:style-name="ro1">
          <table:table-cell office:value-type="float" office:value="0.0622">
            <text:p>0.0622</text:p>
          </table:table-cell>
          <table:table-cell office:value-type="float" office:value="1019.910767">
            <text:p>1019.910767</text:p>
          </table:table-cell>
        </table:table-row>
        <table:table-row table:style-name="ro1">
          <table:table-cell office:value-type="float" office:value="0.0623">
            <text:p>0.0623</text:p>
          </table:table-cell>
          <table:table-cell office:value-type="float" office:value="1019.910767">
            <text:p>1019.910767</text:p>
          </table:table-cell>
        </table:table-row>
        <table:table-row table:style-name="ro1">
          <table:table-cell office:value-type="float" office:value="0.0624">
            <text:p>0.0624</text:p>
          </table:table-cell>
          <table:table-cell office:value-type="float" office:value="1019.910767">
            <text:p>1019.910767</text:p>
          </table:table-cell>
        </table:table-row>
        <table:table-row table:style-name="ro1">
          <table:table-cell office:value-type="float" office:value="0.0625">
            <text:p>0.0625</text:p>
          </table:table-cell>
          <table:table-cell office:value-type="float" office:value="1019.910767">
            <text:p>1019.910767</text:p>
          </table:table-cell>
        </table:table-row>
        <table:table-row table:style-name="ro1">
          <table:table-cell office:value-type="float" office:value="0.0626">
            <text:p>0.0626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27">
            <text:p>0.0627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28">
            <text:p>0.0628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29">
            <text:p>0.0629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3">
            <text:p>0.063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31">
            <text:p>0.063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32">
            <text:p>0.0632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33">
            <text:p>0.0633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34">
            <text:p>0.0634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3501">
            <text:p>0.0635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3601">
            <text:p>0.0636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3701">
            <text:p>0.0637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3801">
            <text:p>0.0638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3901">
            <text:p>0.0639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4001">
            <text:p>0.0640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4101">
            <text:p>0.0641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4201">
            <text:p>0.0642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4301">
            <text:p>0.0643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4401">
            <text:p>0.0644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4501">
            <text:p>0.0645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4601">
            <text:p>0.0646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4701">
            <text:p>0.0647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4801">
            <text:p>0.0648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4901">
            <text:p>0.0649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5001">
            <text:p>0.0650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5101">
            <text:p>0.0651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5201">
            <text:p>0.0652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5301">
            <text:p>0.0653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5401">
            <text:p>0.0654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5501">
            <text:p>0.0655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5601">
            <text:p>0.0656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5701">
            <text:p>0.0657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5801">
            <text:p>0.0658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5901">
            <text:p>0.0659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6001">
            <text:p>0.0660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6101">
            <text:p>0.0661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6201">
            <text:p>0.0662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6301">
            <text:p>0.0663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6401">
            <text:p>0.0664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6501">
            <text:p>0.0665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6601">
            <text:p>0.0666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6701">
            <text:p>0.0667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6801">
            <text:p>0.0668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6901">
            <text:p>0.0669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7001">
            <text:p>0.0670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7101">
            <text:p>0.0671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7201">
            <text:p>0.0672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7301">
            <text:p>0.0673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7401">
            <text:p>0.0674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7501">
            <text:p>0.0675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7601">
            <text:p>0.0676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7701">
            <text:p>0.0677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7801">
            <text:p>0.0678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7901">
            <text:p>0.0679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8001">
            <text:p>0.0680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8101">
            <text:p>0.068101</text:p>
          </table:table-cell>
          <table:table-cell office:value-type="float" office:value="647.408691">
            <text:p>647.408691</text:p>
          </table:table-cell>
        </table:table-row>
        <table:table-row table:style-name="ro1">
          <table:table-cell office:value-type="float" office:value="0.068201">
            <text:p>0.0682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68301">
            <text:p>0.0683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68401">
            <text:p>0.0684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68501">
            <text:p>0.0685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68601">
            <text:p>0.0686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68701">
            <text:p>0.0687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68801">
            <text:p>0.0688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68901">
            <text:p>0.0689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69001">
            <text:p>0.0690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69101">
            <text:p>0.0691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69201">
            <text:p>0.0692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69301">
            <text:p>0.0693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69401">
            <text:p>0.0694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69501">
            <text:p>0.0695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69601">
            <text:p>0.0696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69701">
            <text:p>0.0697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69801">
            <text:p>0.0698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69901">
            <text:p>0.0699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70001">
            <text:p>0.0700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70101">
            <text:p>0.0701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70201">
            <text:p>0.0702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70301">
            <text:p>0.0703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70401">
            <text:p>0.0704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70501">
            <text:p>0.0705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70601">
            <text:p>0.0706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70701">
            <text:p>0.0707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70801">
            <text:p>0.0708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70901">
            <text:p>0.0709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71001">
            <text:p>0.0710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71101">
            <text:p>0.0711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71201">
            <text:p>0.0712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71301">
            <text:p>0.0713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71401">
            <text:p>0.0714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71501">
            <text:p>0.0715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71601">
            <text:p>0.0716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71701">
            <text:p>0.0717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71801">
            <text:p>0.0718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71901">
            <text:p>0.071901</text:p>
          </table:table-cell>
          <table:table-cell office:value-type="float" office:value="841.021423">
            <text:p>841.021423</text:p>
          </table:table-cell>
        </table:table-row>
        <table:table-row table:style-name="ro1">
          <table:table-cell office:value-type="float" office:value="0.072001">
            <text:p>0.072001</text:p>
          </table:table-cell>
          <table:table-cell office:value-type="float" office:value="840.014893">
            <text:p>840.014893</text:p>
          </table:table-cell>
        </table:table-row>
        <table:table-row table:style-name="ro1">
          <table:table-cell office:value-type="float" office:value="0.072101">
            <text:p>0.072101</text:p>
          </table:table-cell>
          <table:table-cell office:value-type="float" office:value="840.014893">
            <text:p>840.014893</text:p>
          </table:table-cell>
        </table:table-row>
        <table:table-row table:style-name="ro1">
          <table:table-cell office:value-type="float" office:value="0.072201">
            <text:p>0.072201</text:p>
          </table:table-cell>
          <table:table-cell office:value-type="float" office:value="840.014893">
            <text:p>840.014893</text:p>
          </table:table-cell>
        </table:table-row>
        <table:table-row table:style-name="ro1">
          <table:table-cell office:value-type="float" office:value="0.072301">
            <text:p>0.072301</text:p>
          </table:table-cell>
          <table:table-cell office:value-type="float" office:value="840.014893">
            <text:p>840.014893</text:p>
          </table:table-cell>
        </table:table-row>
        <table:table-row table:style-name="ro1">
          <table:table-cell office:value-type="float" office:value="0.072401">
            <text:p>0.072401</text:p>
          </table:table-cell>
          <table:table-cell office:value-type="float" office:value="840.014893">
            <text:p>840.014893</text:p>
          </table:table-cell>
        </table:table-row>
        <table:table-row table:style-name="ro1">
          <table:table-cell office:value-type="float" office:value="0.072501">
            <text:p>0.072501</text:p>
          </table:table-cell>
          <table:table-cell office:value-type="float" office:value="840.014893">
            <text:p>840.014893</text:p>
          </table:table-cell>
        </table:table-row>
        <table:table-row table:style-name="ro1">
          <table:table-cell office:value-type="float" office:value="0.072601">
            <text:p>0.072601</text:p>
          </table:table-cell>
          <table:table-cell office:value-type="float" office:value="840.014893">
            <text:p>840.014893</text:p>
          </table:table-cell>
        </table:table-row>
        <table:table-row table:style-name="ro1">
          <table:table-cell office:value-type="float" office:value="0.072701">
            <text:p>0.072701</text:p>
          </table:table-cell>
          <table:table-cell office:value-type="float" office:value="840.014893">
            <text:p>840.014893</text:p>
          </table:table-cell>
        </table:table-row>
        <table:table-row table:style-name="ro1">
          <table:table-cell office:value-type="float" office:value="0.072801">
            <text:p>0.072801</text:p>
          </table:table-cell>
          <table:table-cell office:value-type="float" office:value="840.014893">
            <text:p>840.014893</text:p>
          </table:table-cell>
        </table:table-row>
        <table:table-row table:style-name="ro1">
          <table:table-cell office:value-type="float" office:value="0.072901">
            <text:p>0.072901</text:p>
          </table:table-cell>
          <table:table-cell office:value-type="float" office:value="840.014893">
            <text:p>840.014893</text:p>
          </table:table-cell>
        </table:table-row>
        <table:table-row table:style-name="ro1">
          <table:table-cell office:value-type="float" office:value="0.073001">
            <text:p>0.073001</text:p>
          </table:table-cell>
          <table:table-cell office:value-type="float" office:value="840.014893">
            <text:p>840.014893</text:p>
          </table:table-cell>
        </table:table-row>
        <table:table-row table:style-name="ro1">
          <table:table-cell office:value-type="float" office:value="0.073101">
            <text:p>0.073101</text:p>
          </table:table-cell>
          <table:table-cell office:value-type="float" office:value="840.014893">
            <text:p>840.014893</text:p>
          </table:table-cell>
        </table:table-row>
        <table:table-row table:style-name="ro1">
          <table:table-cell office:value-type="float" office:value="0.073201">
            <text:p>0.073201</text:p>
          </table:table-cell>
          <table:table-cell office:value-type="float" office:value="840.014893">
            <text:p>840.014893</text:p>
          </table:table-cell>
        </table:table-row>
        <table:table-row table:style-name="ro1">
          <table:table-cell office:value-type="float" office:value="0.073301">
            <text:p>0.073301</text:p>
          </table:table-cell>
          <table:table-cell office:value-type="float" office:value="840.014893">
            <text:p>840.014893</text:p>
          </table:table-cell>
        </table:table-row>
        <table:table-row table:style-name="ro1">
          <table:table-cell office:value-type="float" office:value="0.073401">
            <text:p>0.073401</text:p>
          </table:table-cell>
          <table:table-cell office:value-type="float" office:value="840.014893">
            <text:p>840.014893</text:p>
          </table:table-cell>
        </table:table-row>
        <table:table-row table:style-name="ro1">
          <table:table-cell office:value-type="float" office:value="0.073501">
            <text:p>0.073501</text:p>
          </table:table-cell>
          <table:table-cell office:value-type="float" office:value="840.014893">
            <text:p>840.014893</text:p>
          </table:table-cell>
        </table:table-row>
        <table:table-row table:style-name="ro1">
          <table:table-cell office:value-type="float" office:value="0.073601">
            <text:p>0.073601</text:p>
          </table:table-cell>
          <table:table-cell office:value-type="float" office:value="840.014893">
            <text:p>840.014893</text:p>
          </table:table-cell>
        </table:table-row>
        <table:table-row table:style-name="ro1">
          <table:table-cell office:value-type="float" office:value="0.073701">
            <text:p>0.0737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3801">
            <text:p>0.0738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3901">
            <text:p>0.0739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4001">
            <text:p>0.0740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4101">
            <text:p>0.0741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4201">
            <text:p>0.0742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4301">
            <text:p>0.0743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4401">
            <text:p>0.0744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4501">
            <text:p>0.0745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4601">
            <text:p>0.0746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4701">
            <text:p>0.0747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4801">
            <text:p>0.0748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4901">
            <text:p>0.0749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5001">
            <text:p>0.0750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5101">
            <text:p>0.0751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5201">
            <text:p>0.0752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5301">
            <text:p>0.0753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5401">
            <text:p>0.0754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5501">
            <text:p>0.0755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5601">
            <text:p>0.0756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5701">
            <text:p>0.0757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5801">
            <text:p>0.0758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5901">
            <text:p>0.0759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6001">
            <text:p>0.0760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6101">
            <text:p>0.0761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6201">
            <text:p>0.0762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6301">
            <text:p>0.0763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6401">
            <text:p>0.0764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6501">
            <text:p>0.0765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6601">
            <text:p>0.0766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6701">
            <text:p>0.0767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6801">
            <text:p>0.0768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6901">
            <text:p>0.0769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7001">
            <text:p>0.0770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7101">
            <text:p>0.0771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7201">
            <text:p>0.0772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7301">
            <text:p>0.0773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7401">
            <text:p>0.0774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7501">
            <text:p>0.0775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7601">
            <text:p>0.0776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7701">
            <text:p>0.0777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7801">
            <text:p>0.0778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7901">
            <text:p>0.0779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8001">
            <text:p>0.0780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8101">
            <text:p>0.0781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8201">
            <text:p>0.0782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8301">
            <text:p>0.0783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8401">
            <text:p>0.0784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8501">
            <text:p>0.0785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8601">
            <text:p>0.0786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8701">
            <text:p>0.078701</text:p>
          </table:table-cell>
          <table:table-cell office:value-type="float" office:value="1058.319458">
            <text:p>1058.319458</text:p>
          </table:table-cell>
        </table:table-row>
        <table:table-row table:style-name="ro1">
          <table:table-cell office:value-type="float" office:value="0.078801">
            <text:p>0.078801</text:p>
          </table:table-cell>
          <table:table-cell office:value-type="float" office:value="1302.038452">
            <text:p>1302.038452</text:p>
          </table:table-cell>
        </table:table-row>
        <table:table-row table:style-name="ro1">
          <table:table-cell office:value-type="float" office:value="0.078901">
            <text:p>0.078901</text:p>
          </table:table-cell>
          <table:table-cell office:value-type="float" office:value="1302.038452">
            <text:p>1302.038452</text:p>
          </table:table-cell>
        </table:table-row>
        <table:table-row table:style-name="ro1">
          <table:table-cell office:value-type="float" office:value="0.079001">
            <text:p>0.079001</text:p>
          </table:table-cell>
          <table:table-cell office:value-type="float" office:value="1302.038452">
            <text:p>1302.038452</text:p>
          </table:table-cell>
        </table:table-row>
        <table:table-row table:style-name="ro1">
          <table:table-cell office:value-type="float" office:value="0.079101">
            <text:p>0.079101</text:p>
          </table:table-cell>
          <table:table-cell office:value-type="float" office:value="1302.038452">
            <text:p>1302.038452</text:p>
          </table:table-cell>
        </table:table-row>
        <table:table-row table:style-name="ro1">
          <table:table-cell office:value-type="float" office:value="0.079201">
            <text:p>0.079201</text:p>
          </table:table-cell>
          <table:table-cell office:value-type="float" office:value="1302.038452">
            <text:p>1302.038452</text:p>
          </table:table-cell>
        </table:table-row>
        <table:table-row table:style-name="ro1">
          <table:table-cell office:value-type="float" office:value="0.079301">
            <text:p>0.079301</text:p>
          </table:table-cell>
          <table:table-cell office:value-type="float" office:value="1302.038452">
            <text:p>1302.038452</text:p>
          </table:table-cell>
        </table:table-row>
        <table:table-row table:style-name="ro1">
          <table:table-cell office:value-type="float" office:value="0.079401">
            <text:p>0.079401</text:p>
          </table:table-cell>
          <table:table-cell office:value-type="float" office:value="1302.038452">
            <text:p>1302.038452</text:p>
          </table:table-cell>
        </table:table-row>
        <table:table-row table:style-name="ro1">
          <table:table-cell office:value-type="float" office:value="0.079501">
            <text:p>0.079501</text:p>
          </table:table-cell>
          <table:table-cell office:value-type="float" office:value="1302.038452">
            <text:p>1302.038452</text:p>
          </table:table-cell>
        </table:table-row>
        <table:table-row table:style-name="ro1">
          <table:table-cell office:value-type="float" office:value="0.079601">
            <text:p>0.079601</text:p>
          </table:table-cell>
          <table:table-cell office:value-type="float" office:value="1339.252441">
            <text:p>1339.252441</text:p>
          </table:table-cell>
        </table:table-row>
        <table:table-row table:style-name="ro1">
          <table:table-cell office:value-type="float" office:value="0.079701">
            <text:p>0.079701</text:p>
          </table:table-cell>
          <table:table-cell office:value-type="float" office:value="1339.252441">
            <text:p>1339.252441</text:p>
          </table:table-cell>
        </table:table-row>
        <table:table-row table:style-name="ro1">
          <table:table-cell office:value-type="float" office:value="0.079801">
            <text:p>0.079801</text:p>
          </table:table-cell>
          <table:table-cell office:value-type="float" office:value="1339.252441">
            <text:p>1339.252441</text:p>
          </table:table-cell>
        </table:table-row>
        <table:table-row table:style-name="ro1">
          <table:table-cell office:value-type="float" office:value="0.079901">
            <text:p>0.079901</text:p>
          </table:table-cell>
          <table:table-cell office:value-type="float" office:value="1339.252441">
            <text:p>1339.252441</text:p>
          </table:table-cell>
        </table:table-row>
        <table:table-row table:style-name="ro1">
          <table:table-cell office:value-type="float" office:value="0.080001">
            <text:p>0.080001</text:p>
          </table:table-cell>
          <table:table-cell office:value-type="float" office:value="1339.252441">
            <text:p>1339.252441</text:p>
          </table:table-cell>
        </table:table-row>
        <table:table-row table:style-name="ro1">
          <table:table-cell office:value-type="float" office:value="0.080101">
            <text:p>0.080101</text:p>
          </table:table-cell>
          <table:table-cell office:value-type="float" office:value="1339.252441">
            <text:p>1339.252441</text:p>
          </table:table-cell>
        </table:table-row>
        <table:table-row table:style-name="ro1">
          <table:table-cell office:value-type="float" office:value="0.080201">
            <text:p>0.080201</text:p>
          </table:table-cell>
          <table:table-cell office:value-type="float" office:value="1339.252441">
            <text:p>1339.252441</text:p>
          </table:table-cell>
        </table:table-row>
        <table:table-row table:style-name="ro1">
          <table:table-cell office:value-type="float" office:value="0.080301">
            <text:p>0.080301</text:p>
          </table:table-cell>
          <table:table-cell office:value-type="float" office:value="1339.252441">
            <text:p>1339.252441</text:p>
          </table:table-cell>
        </table:table-row>
        <table:table-row table:style-name="ro1">
          <table:table-cell office:value-type="float" office:value="0.080401">
            <text:p>0.080401</text:p>
          </table:table-cell>
          <table:table-cell office:value-type="float" office:value="1339.252441">
            <text:p>1339.252441</text:p>
          </table:table-cell>
        </table:table-row>
        <table:table-row table:style-name="ro1">
          <table:table-cell office:value-type="float" office:value="0.080501">
            <text:p>0.080501</text:p>
          </table:table-cell>
          <table:table-cell office:value-type="float" office:value="1339.252441">
            <text:p>1339.252441</text:p>
          </table:table-cell>
        </table:table-row>
        <table:table-row table:style-name="ro1">
          <table:table-cell office:value-type="float" office:value="0.080601">
            <text:p>0.080601</text:p>
          </table:table-cell>
          <table:table-cell office:value-type="float" office:value="1339.252441">
            <text:p>1339.252441</text:p>
          </table:table-cell>
        </table:table-row>
        <table:table-row table:style-name="ro1">
          <table:table-cell office:value-type="float" office:value="0.080701">
            <text:p>0.080701</text:p>
          </table:table-cell>
          <table:table-cell office:value-type="float" office:value="1339.252441">
            <text:p>1339.252441</text:p>
          </table:table-cell>
        </table:table-row>
        <table:table-row table:style-name="ro1">
          <table:table-cell office:value-type="float" office:value="0.080801">
            <text:p>0.080801</text:p>
          </table:table-cell>
          <table:table-cell office:value-type="float" office:value="1339.252441">
            <text:p>1339.252441</text:p>
          </table:table-cell>
        </table:table-row>
        <table:table-row table:style-name="ro1">
          <table:table-cell office:value-type="float" office:value="0.080901">
            <text:p>0.080901</text:p>
          </table:table-cell>
          <table:table-cell office:value-type="float" office:value="1339.252441">
            <text:p>1339.252441</text:p>
          </table:table-cell>
        </table:table-row>
        <table:table-row table:style-name="ro1">
          <table:table-cell office:value-type="float" office:value="0.081001">
            <text:p>0.081001</text:p>
          </table:table-cell>
          <table:table-cell office:value-type="float" office:value="1339.252441">
            <text:p>1339.252441</text:p>
          </table:table-cell>
        </table:table-row>
        <table:table-row table:style-name="ro1">
          <table:table-cell office:value-type="float" office:value="0.081101">
            <text:p>0.081101</text:p>
          </table:table-cell>
          <table:table-cell office:value-type="float" office:value="1339.252441">
            <text:p>1339.252441</text:p>
          </table:table-cell>
        </table:table-row>
        <table:table-row table:style-name="ro1">
          <table:table-cell office:value-type="float" office:value="0.081201">
            <text:p>0.081201</text:p>
          </table:table-cell>
          <table:table-cell office:value-type="float" office:value="1339.252441">
            <text:p>1339.252441</text:p>
          </table:table-cell>
        </table:table-row>
        <table:table-row table:style-name="ro1">
          <table:table-cell office:value-type="float" office:value="0.081301">
            <text:p>0.081301</text:p>
          </table:table-cell>
          <table:table-cell office:value-type="float" office:value="1339.252441">
            <text:p>1339.252441</text:p>
          </table:table-cell>
        </table:table-row>
        <table:table-row table:style-name="ro1">
          <table:table-cell office:value-type="float" office:value="0.081401">
            <text:p>0.081401</text:p>
          </table:table-cell>
          <table:table-cell office:value-type="float" office:value="1339.252441">
            <text:p>1339.252441</text:p>
          </table:table-cell>
        </table:table-row>
        <table:table-row table:style-name="ro1">
          <table:table-cell office:value-type="float" office:value="0.081501">
            <text:p>0.081501</text:p>
          </table:table-cell>
          <table:table-cell office:value-type="float" office:value="1339.252441">
            <text:p>1339.252441</text:p>
          </table:table-cell>
        </table:table-row>
        <table:table-row table:style-name="ro1">
          <table:table-cell office:value-type="float" office:value="0.081601">
            <text:p>0.081601</text:p>
          </table:table-cell>
          <table:table-cell office:value-type="float" office:value="1339.252441">
            <text:p>1339.252441</text:p>
          </table:table-cell>
        </table:table-row>
        <table:table-row table:style-name="ro1">
          <table:table-cell office:value-type="float" office:value="0.081701">
            <text:p>0.081701</text:p>
          </table:table-cell>
          <table:table-cell office:value-type="float" office:value="749.178223">
            <text:p>749.178223</text:p>
          </table:table-cell>
        </table:table-row>
        <table:table-row table:style-name="ro1">
          <table:table-cell office:value-type="float" office:value="0.081801">
            <text:p>0.081801</text:p>
          </table:table-cell>
          <table:table-cell office:value-type="float" office:value="749.178223">
            <text:p>749.178223</text:p>
          </table:table-cell>
        </table:table-row>
        <table:table-row table:style-name="ro1">
          <table:table-cell office:value-type="float" office:value="0.081901">
            <text:p>0.081901</text:p>
          </table:table-cell>
          <table:table-cell office:value-type="float" office:value="749.178223">
            <text:p>749.178223</text:p>
          </table:table-cell>
        </table:table-row>
        <table:table-row table:style-name="ro1">
          <table:table-cell office:value-type="float" office:value="0.082001">
            <text:p>0.082001</text:p>
          </table:table-cell>
          <table:table-cell office:value-type="float" office:value="749.178223">
            <text:p>749.178223</text:p>
          </table:table-cell>
        </table:table-row>
        <table:table-row table:style-name="ro1">
          <table:table-cell office:value-type="float" office:value="0.082101">
            <text:p>0.082101</text:p>
          </table:table-cell>
          <table:table-cell office:value-type="float" office:value="749.178223">
            <text:p>749.178223</text:p>
          </table:table-cell>
        </table:table-row>
        <table:table-row table:style-name="ro1">
          <table:table-cell office:value-type="float" office:value="0.082201">
            <text:p>0.082201</text:p>
          </table:table-cell>
          <table:table-cell office:value-type="float" office:value="749.178223">
            <text:p>749.178223</text:p>
          </table:table-cell>
        </table:table-row>
        <table:table-row table:style-name="ro1">
          <table:table-cell office:value-type="float" office:value="0.082301">
            <text:p>0.082301</text:p>
          </table:table-cell>
          <table:table-cell office:value-type="float" office:value="749.178223">
            <text:p>749.178223</text:p>
          </table:table-cell>
        </table:table-row>
        <table:table-row table:style-name="ro1">
          <table:table-cell office:value-type="float" office:value="0.082401">
            <text:p>0.082401</text:p>
          </table:table-cell>
          <table:table-cell office:value-type="float" office:value="749.178223">
            <text:p>749.178223</text:p>
          </table:table-cell>
        </table:table-row>
        <table:table-row table:style-name="ro1">
          <table:table-cell office:value-type="float" office:value="0.082501">
            <text:p>0.082501</text:p>
          </table:table-cell>
          <table:table-cell office:value-type="float" office:value="749.178223">
            <text:p>749.178223</text:p>
          </table:table-cell>
        </table:table-row>
        <table:table-row table:style-name="ro1">
          <table:table-cell office:value-type="float" office:value="0.082601">
            <text:p>0.082601</text:p>
          </table:table-cell>
          <table:table-cell office:value-type="float" office:value="749.178223">
            <text:p>749.178223</text:p>
          </table:table-cell>
        </table:table-row>
        <table:table-row table:style-name="ro1">
          <table:table-cell office:value-type="float" office:value="0.082701">
            <text:p>0.082701</text:p>
          </table:table-cell>
          <table:table-cell office:value-type="float" office:value="749.178223">
            <text:p>749.178223</text:p>
          </table:table-cell>
        </table:table-row>
        <table:table-row table:style-name="ro1">
          <table:table-cell office:value-type="float" office:value="0.082801">
            <text:p>0.082801</text:p>
          </table:table-cell>
          <table:table-cell office:value-type="float" office:value="749.178223">
            <text:p>749.178223</text:p>
          </table:table-cell>
        </table:table-row>
        <table:table-row table:style-name="ro1">
          <table:table-cell office:value-type="float" office:value="0.082901">
            <text:p>0.082901</text:p>
          </table:table-cell>
          <table:table-cell office:value-type="float" office:value="749.178223">
            <text:p>749.178223</text:p>
          </table:table-cell>
        </table:table-row>
        <table:table-row table:style-name="ro1">
          <table:table-cell office:value-type="float" office:value="0.083001">
            <text:p>0.083001</text:p>
          </table:table-cell>
          <table:table-cell office:value-type="float" office:value="749.178223">
            <text:p>749.178223</text:p>
          </table:table-cell>
        </table:table-row>
        <table:table-row table:style-name="ro1">
          <table:table-cell office:value-type="float" office:value="0.083101">
            <text:p>0.083101</text:p>
          </table:table-cell>
          <table:table-cell office:value-type="float" office:value="749.178223">
            <text:p>749.178223</text:p>
          </table:table-cell>
        </table:table-row>
        <table:table-row table:style-name="ro1">
          <table:table-cell office:value-type="float" office:value="0.083201">
            <text:p>0.083201</text:p>
          </table:table-cell>
          <table:table-cell office:value-type="float" office:value="749.178223">
            <text:p>749.178223</text:p>
          </table:table-cell>
        </table:table-row>
        <table:table-row table:style-name="ro1">
          <table:table-cell office:value-type="float" office:value="0.083301">
            <text:p>0.083301</text:p>
          </table:table-cell>
          <table:table-cell office:value-type="float" office:value="749.178223">
            <text:p>749.178223</text:p>
          </table:table-cell>
        </table:table-row>
        <table:table-row table:style-name="ro1">
          <table:table-cell office:value-type="float" office:value="0.083401">
            <text:p>0.083401</text:p>
          </table:table-cell>
          <table:table-cell office:value-type="float" office:value="749.178223">
            <text:p>749.178223</text:p>
          </table:table-cell>
        </table:table-row>
        <table:table-row table:style-name="ro1">
          <table:table-cell office:value-type="float" office:value="0.083501">
            <text:p>0.083501</text:p>
          </table:table-cell>
          <table:table-cell office:value-type="float" office:value="749.178223">
            <text:p>749.178223</text:p>
          </table:table-cell>
        </table:table-row>
        <table:table-row table:style-name="ro1">
          <table:table-cell office:value-type="float" office:value="0.083601">
            <text:p>0.083601</text:p>
          </table:table-cell>
          <table:table-cell office:value-type="float" office:value="749.178223">
            <text:p>749.178223</text:p>
          </table:table-cell>
        </table:table-row>
        <table:table-row table:style-name="ro1">
          <table:table-cell office:value-type="float" office:value="0.083701">
            <text:p>0.083701</text:p>
          </table:table-cell>
          <table:table-cell office:value-type="float" office:value="749.178223">
            <text:p>749.178223</text:p>
          </table:table-cell>
        </table:table-row>
        <table:table-row table:style-name="ro1">
          <table:table-cell office:value-type="float" office:value="0.083801">
            <text:p>0.083801</text:p>
          </table:table-cell>
          <table:table-cell office:value-type="float" office:value="749.178223">
            <text:p>749.178223</text:p>
          </table:table-cell>
        </table:table-row>
        <table:table-row table:style-name="ro1">
          <table:table-cell office:value-type="float" office:value="0.083901">
            <text:p>0.083901</text:p>
          </table:table-cell>
          <table:table-cell office:value-type="float" office:value="749.178223">
            <text:p>749.178223</text:p>
          </table:table-cell>
        </table:table-row>
        <table:table-row table:style-name="ro1">
          <table:table-cell office:value-type="float" office:value="0.084001">
            <text:p>0.084001</text:p>
          </table:table-cell>
          <table:table-cell office:value-type="float" office:value="749.178223">
            <text:p>749.178223</text:p>
          </table:table-cell>
        </table:table-row>
        <table:table-row table:style-name="ro1">
          <table:table-cell office:value-type="float" office:value="0.084101">
            <text:p>0.084101</text:p>
          </table:table-cell>
          <table:table-cell office:value-type="float" office:value="749.178223">
            <text:p>749.178223</text:p>
          </table:table-cell>
        </table:table-row>
        <table:table-row table:style-name="ro1">
          <table:table-cell office:value-type="float" office:value="0.084201">
            <text:p>0.084201</text:p>
          </table:table-cell>
          <table:table-cell office:value-type="float" office:value="749.178223">
            <text:p>749.178223</text:p>
          </table:table-cell>
        </table:table-row>
        <table:table-row table:style-name="ro1">
          <table:table-cell office:value-type="float" office:value="0.084301">
            <text:p>0.084301</text:p>
          </table:table-cell>
          <table:table-cell office:value-type="float" office:value="749.178223">
            <text:p>749.178223</text:p>
          </table:table-cell>
        </table:table-row>
        <table:table-row table:style-name="ro1">
          <table:table-cell office:value-type="float" office:value="0.084401">
            <text:p>0.084401</text:p>
          </table:table-cell>
          <table:table-cell office:value-type="float" office:value="749.178223">
            <text:p>749.178223</text:p>
          </table:table-cell>
        </table:table-row>
        <table:table-row table:style-name="ro1">
          <table:table-cell office:value-type="float" office:value="0.084501">
            <text:p>0.084501</text:p>
          </table:table-cell>
          <table:table-cell office:value-type="float" office:value="749.178223">
            <text:p>749.178223</text:p>
          </table:table-cell>
        </table:table-row>
        <table:table-row table:style-name="ro1">
          <table:table-cell office:value-type="float" office:value="0.084601">
            <text:p>0.084601</text:p>
          </table:table-cell>
          <table:table-cell office:value-type="float" office:value="372.162598">
            <text:p>372.162598</text:p>
          </table:table-cell>
        </table:table-row>
        <table:table-row table:style-name="ro1">
          <table:table-cell office:value-type="float" office:value="0.084701">
            <text:p>0.084701</text:p>
          </table:table-cell>
          <table:table-cell office:value-type="float" office:value="372.162598">
            <text:p>372.162598</text:p>
          </table:table-cell>
        </table:table-row>
        <table:table-row table:style-name="ro1">
          <table:table-cell office:value-type="float" office:value="0.084801">
            <text:p>0.084801</text:p>
          </table:table-cell>
          <table:table-cell office:value-type="float" office:value="372.162598">
            <text:p>372.162598</text:p>
          </table:table-cell>
        </table:table-row>
        <table:table-row table:style-name="ro1">
          <table:table-cell office:value-type="float" office:value="0.084901">
            <text:p>0.084901</text:p>
          </table:table-cell>
          <table:table-cell office:value-type="float" office:value="372.162598">
            <text:p>372.162598</text:p>
          </table:table-cell>
        </table:table-row>
        <table:table-row table:style-name="ro1">
          <table:table-cell office:value-type="float" office:value="0.085001">
            <text:p>0.085001</text:p>
          </table:table-cell>
          <table:table-cell office:value-type="float" office:value="372.162598">
            <text:p>372.162598</text:p>
          </table:table-cell>
        </table:table-row>
        <table:table-row table:style-name="ro1">
          <table:table-cell office:value-type="float" office:value="0.085101">
            <text:p>0.085101</text:p>
          </table:table-cell>
          <table:table-cell office:value-type="float" office:value="372.162598">
            <text:p>372.162598</text:p>
          </table:table-cell>
        </table:table-row>
        <table:table-row table:style-name="ro1">
          <table:table-cell office:value-type="float" office:value="0.085201">
            <text:p>0.085201</text:p>
          </table:table-cell>
          <table:table-cell office:value-type="float" office:value="372.162598">
            <text:p>372.162598</text:p>
          </table:table-cell>
        </table:table-row>
        <table:table-row table:style-name="ro1">
          <table:table-cell office:value-type="float" office:value="0.085301">
            <text:p>0.085301</text:p>
          </table:table-cell>
          <table:table-cell office:value-type="float" office:value="372.162598">
            <text:p>372.162598</text:p>
          </table:table-cell>
        </table:table-row>
        <table:table-row table:style-name="ro1">
          <table:table-cell office:value-type="float" office:value="0.085401">
            <text:p>0.085401</text:p>
          </table:table-cell>
          <table:table-cell office:value-type="float" office:value="372.162598">
            <text:p>372.162598</text:p>
          </table:table-cell>
        </table:table-row>
        <table:table-row table:style-name="ro1">
          <table:table-cell office:value-type="float" office:value="0.085501">
            <text:p>0.085501</text:p>
          </table:table-cell>
          <table:table-cell office:value-type="float" office:value="372.162598">
            <text:p>372.162598</text:p>
          </table:table-cell>
        </table:table-row>
        <table:table-row table:style-name="ro1">
          <table:table-cell office:value-type="float" office:value="0.085601">
            <text:p>0.085601</text:p>
          </table:table-cell>
          <table:table-cell office:value-type="float" office:value="372.162598">
            <text:p>372.162598</text:p>
          </table:table-cell>
        </table:table-row>
        <table:table-row table:style-name="ro1">
          <table:table-cell office:value-type="float" office:value="0.085701">
            <text:p>0.085701</text:p>
          </table:table-cell>
          <table:table-cell office:value-type="float" office:value="372.162598">
            <text:p>372.162598</text:p>
          </table:table-cell>
        </table:table-row>
        <table:table-row table:style-name="ro1">
          <table:table-cell office:value-type="float" office:value="0.085801">
            <text:p>0.085801</text:p>
          </table:table-cell>
          <table:table-cell office:value-type="float" office:value="372.162598">
            <text:p>372.162598</text:p>
          </table:table-cell>
        </table:table-row>
        <table:table-row table:style-name="ro1">
          <table:table-cell office:value-type="float" office:value="0.085901">
            <text:p>0.085901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0.086001">
            <text:p>0.086001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0.086101">
            <text:p>0.086101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0.086201">
            <text:p>0.086201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0.086301">
            <text:p>0.086301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0.086401">
            <text:p>0.086401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0.086501">
            <text:p>0.086501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0.086601">
            <text:p>0.086601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0.086701">
            <text:p>0.086701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0.086801">
            <text:p>0.086801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0.086901">
            <text:p>0.086901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0.087001">
            <text:p>0.0870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87101">
            <text:p>0.0871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87201">
            <text:p>0.0872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87301">
            <text:p>0.0873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87401">
            <text:p>0.0874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87501">
            <text:p>0.0875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87601">
            <text:p>0.0876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87701">
            <text:p>0.0877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87801">
            <text:p>0.0878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87901">
            <text:p>0.0879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88001">
            <text:p>0.0880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88101">
            <text:p>0.0881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88201">
            <text:p>0.0882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88301">
            <text:p>0.0883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88401">
            <text:p>0.0884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88501">
            <text:p>0.0885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88601">
            <text:p>0.0886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88701">
            <text:p>0.0887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88801">
            <text:p>0.0888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88901">
            <text:p>0.0889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89001">
            <text:p>0.0890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89101">
            <text:p>0.0891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89201">
            <text:p>0.0892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89301">
            <text:p>0.0893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89401">
            <text:p>0.0894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89501">
            <text:p>0.0895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89601">
            <text:p>0.0896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89701">
            <text:p>0.0897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89801">
            <text:p>0.0898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89901">
            <text:p>0.0899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0001">
            <text:p>0.0900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0101">
            <text:p>0.0901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0201">
            <text:p>0.0902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0301">
            <text:p>0.0903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0401">
            <text:p>0.0904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0501">
            <text:p>0.0905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0601">
            <text:p>0.0906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0701">
            <text:p>0.0907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0801">
            <text:p>0.0908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0901">
            <text:p>0.0909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1001">
            <text:p>0.0910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1101">
            <text:p>0.0911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1201">
            <text:p>0.0912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1301">
            <text:p>0.0913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1401">
            <text:p>0.0914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1501">
            <text:p>0.0915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1601">
            <text:p>0.0916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1701">
            <text:p>0.0917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1801">
            <text:p>0.0918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1901">
            <text:p>0.0919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2001">
            <text:p>0.0920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2101">
            <text:p>0.0921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2201">
            <text:p>0.0922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2301">
            <text:p>0.0923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2401">
            <text:p>0.0924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2501">
            <text:p>0.0925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2601">
            <text:p>0.0926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2701">
            <text:p>0.0927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2801">
            <text:p>0.0928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2901">
            <text:p>0.0929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3001">
            <text:p>0.0930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3101">
            <text:p>0.0931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3201">
            <text:p>0.0932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3301">
            <text:p>0.0933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3401">
            <text:p>0.0934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3501">
            <text:p>0.0935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3601">
            <text:p>0.0936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3701">
            <text:p>0.0937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3801">
            <text:p>0.0938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3901">
            <text:p>0.0939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4001">
            <text:p>0.0940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4101">
            <text:p>0.0941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4201">
            <text:p>0.0942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4301">
            <text:p>0.0943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4401">
            <text:p>0.0944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4501">
            <text:p>0.0945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4601">
            <text:p>0.0946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4701">
            <text:p>0.0947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4801">
            <text:p>0.0948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4901">
            <text:p>0.0949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5001">
            <text:p>0.0950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5101">
            <text:p>0.0951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5201">
            <text:p>0.0952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5301">
            <text:p>0.0953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5401">
            <text:p>0.0954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5501">
            <text:p>0.0955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5601">
            <text:p>0.0956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5701">
            <text:p>0.0957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5801">
            <text:p>0.0958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5901">
            <text:p>0.0959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6001">
            <text:p>0.0960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6101">
            <text:p>0.0961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6201">
            <text:p>0.096201</text:p>
          </table:table-cell>
          <table:table-cell office:value-type="float" office:value="96.176918">
            <text:p>96.176918</text:p>
          </table:table-cell>
        </table:table-row>
        <table:table-row table:style-name="ro1">
          <table:table-cell office:value-type="float" office:value="0.096301">
            <text:p>0.096301</text:p>
          </table:table-cell>
          <table:table-cell office:value-type="float" office:value="504.479919">
            <text:p>504.479919</text:p>
          </table:table-cell>
        </table:table-row>
        <table:table-row table:style-name="ro1">
          <table:table-cell office:value-type="float" office:value="0.096401">
            <text:p>0.096401</text:p>
          </table:table-cell>
          <table:table-cell office:value-type="float" office:value="504.479919">
            <text:p>504.479919</text:p>
          </table:table-cell>
        </table:table-row>
        <table:table-row table:style-name="ro1">
          <table:table-cell office:value-type="float" office:value="0.096501">
            <text:p>0.0965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6601">
            <text:p>0.0966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6701">
            <text:p>0.0967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6801">
            <text:p>0.0968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6901">
            <text:p>0.0969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7001">
            <text:p>0.0970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7101">
            <text:p>0.0971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7201">
            <text:p>0.0972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7301">
            <text:p>0.0973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7401">
            <text:p>0.0974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7501">
            <text:p>0.0975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7601">
            <text:p>0.0976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7701">
            <text:p>0.0977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7801">
            <text:p>0.0978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7901">
            <text:p>0.0979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8001">
            <text:p>0.0980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8101">
            <text:p>0.0981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8201">
            <text:p>0.0982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8301">
            <text:p>0.0983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8401">
            <text:p>0.0984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8501">
            <text:p>0.0985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8601">
            <text:p>0.0986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8701">
            <text:p>0.0987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8801">
            <text:p>0.0988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8901">
            <text:p>0.0989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9001">
            <text:p>0.0990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9101">
            <text:p>0.0991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9201">
            <text:p>0.0992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9301">
            <text:p>0.0993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9401">
            <text:p>0.0994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9501">
            <text:p>0.0995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9601">
            <text:p>0.0996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9701">
            <text:p>0.0997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9801">
            <text:p>0.0998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099901">
            <text:p>0.0999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100001">
            <text:p>0.1000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100101">
            <text:p>0.1001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100201">
            <text:p>0.1002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100301">
            <text:p>0.1003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100401">
            <text:p>0.1004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100501">
            <text:p>0.1005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100601">
            <text:p>0.1006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100701">
            <text:p>0.1007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100801">
            <text:p>0.1008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100901">
            <text:p>0.100901</text:p>
          </table:table-cell>
          <table:table-cell office:value-type="float" office:value="763.573853">
            <text:p>763.573853</text:p>
          </table:table-cell>
        </table:table-row>
        <table:table-row table:style-name="ro1">
          <table:table-cell office:value-type="float" office:value="0.101001">
            <text:p>0.101001</text:p>
          </table:table-cell>
          <table:table-cell office:value-type="float" office:value="1222.117065">
            <text:p>1222.117065</text:p>
          </table:table-cell>
        </table:table-row>
        <table:table-row table:style-name="ro1">
          <table:table-cell office:value-type="float" office:value="0.101101">
            <text:p>0.101101</text:p>
          </table:table-cell>
          <table:table-cell office:value-type="float" office:value="1222.117065">
            <text:p>1222.117065</text:p>
          </table:table-cell>
        </table:table-row>
        <table:table-row table:style-name="ro1">
          <table:table-cell office:value-type="float" office:value="0.101201">
            <text:p>0.101201</text:p>
          </table:table-cell>
          <table:table-cell office:value-type="float" office:value="1222.117065">
            <text:p>1222.117065</text:p>
          </table:table-cell>
        </table:table-row>
        <table:table-row table:style-name="ro1">
          <table:table-cell office:value-type="float" office:value="0.101301">
            <text:p>0.101301</text:p>
          </table:table-cell>
          <table:table-cell office:value-type="float" office:value="1222.117065">
            <text:p>1222.117065</text:p>
          </table:table-cell>
        </table:table-row>
        <table:table-row table:style-name="ro1">
          <table:table-cell office:value-type="float" office:value="0.101401">
            <text:p>0.101401</text:p>
          </table:table-cell>
          <table:table-cell office:value-type="float" office:value="1222.117065">
            <text:p>1222.117065</text:p>
          </table:table-cell>
        </table:table-row>
        <table:table-row table:style-name="ro1">
          <table:table-cell office:value-type="float" office:value="0.101501">
            <text:p>0.101501</text:p>
          </table:table-cell>
          <table:table-cell office:value-type="float" office:value="1222.117065">
            <text:p>1222.117065</text:p>
          </table:table-cell>
        </table:table-row>
        <table:table-row table:style-name="ro1">
          <table:table-cell office:value-type="float" office:value="0.101601">
            <text:p>0.101601</text:p>
          </table:table-cell>
          <table:table-cell office:value-type="float" office:value="1222.117065">
            <text:p>1222.117065</text:p>
          </table:table-cell>
        </table:table-row>
        <table:table-row table:style-name="ro1">
          <table:table-cell office:value-type="float" office:value="0.101701">
            <text:p>0.101701</text:p>
          </table:table-cell>
          <table:table-cell office:value-type="float" office:value="1222.117065">
            <text:p>1222.117065</text:p>
          </table:table-cell>
        </table:table-row>
        <table:table-row table:style-name="ro1">
          <table:table-cell office:value-type="float" office:value="0.101801">
            <text:p>0.101801</text:p>
          </table:table-cell>
          <table:table-cell office:value-type="float" office:value="1222.117065">
            <text:p>1222.117065</text:p>
          </table:table-cell>
        </table:table-row>
        <table:table-row table:style-name="ro1">
          <table:table-cell office:value-type="float" office:value="0.101901">
            <text:p>0.101901</text:p>
          </table:table-cell>
          <table:table-cell office:value-type="float" office:value="1222.117065">
            <text:p>1222.117065</text:p>
          </table:table-cell>
        </table:table-row>
        <table:table-row table:style-name="ro1">
          <table:table-cell office:value-type="float" office:value="0.102001">
            <text:p>0.102001</text:p>
          </table:table-cell>
          <table:table-cell office:value-type="float" office:value="1222.117065">
            <text:p>1222.117065</text:p>
          </table:table-cell>
        </table:table-row>
        <table:table-row table:style-name="ro1">
          <table:table-cell office:value-type="float" office:value="0.102101">
            <text:p>0.102101</text:p>
          </table:table-cell>
          <table:table-cell office:value-type="float" office:value="1222.117065">
            <text:p>1222.117065</text:p>
          </table:table-cell>
        </table:table-row>
        <table:table-row table:style-name="ro1">
          <table:table-cell office:value-type="float" office:value="0.102201">
            <text:p>0.102201</text:p>
          </table:table-cell>
          <table:table-cell office:value-type="float" office:value="1222.117065">
            <text:p>1222.117065</text:p>
          </table:table-cell>
        </table:table-row>
        <table:table-row table:style-name="ro1">
          <table:table-cell office:value-type="float" office:value="0.102301">
            <text:p>0.102301</text:p>
          </table:table-cell>
          <table:table-cell office:value-type="float" office:value="1222.117065">
            <text:p>1222.117065</text:p>
          </table:table-cell>
        </table:table-row>
        <table:table-row table:style-name="ro1">
          <table:table-cell office:value-type="float" office:value="0.102401">
            <text:p>0.102401</text:p>
          </table:table-cell>
          <table:table-cell office:value-type="float" office:value="1222.117065">
            <text:p>1222.117065</text:p>
          </table:table-cell>
        </table:table-row>
        <table:table-row table:style-name="ro1">
          <table:table-cell office:value-type="float" office:value="0.102501">
            <text:p>0.102501</text:p>
          </table:table-cell>
          <table:table-cell office:value-type="float" office:value="1222.117065">
            <text:p>1222.117065</text:p>
          </table:table-cell>
        </table:table-row>
        <table:table-row table:style-name="ro1">
          <table:table-cell office:value-type="float" office:value="0.102601">
            <text:p>0.102601</text:p>
          </table:table-cell>
          <table:table-cell office:value-type="float" office:value="1222.117065">
            <text:p>1222.117065</text:p>
          </table:table-cell>
        </table:table-row>
        <table:table-row table:style-name="ro1">
          <table:table-cell office:value-type="float" office:value="0.102701">
            <text:p>0.102701</text:p>
          </table:table-cell>
          <table:table-cell office:value-type="float" office:value="1222.117065">
            <text:p>1222.117065</text:p>
          </table:table-cell>
        </table:table-row>
        <table:table-row table:style-name="ro1">
          <table:table-cell office:value-type="float" office:value="0.102801">
            <text:p>0.102801</text:p>
          </table:table-cell>
          <table:table-cell office:value-type="float" office:value="1222.117065">
            <text:p>1222.117065</text:p>
          </table:table-cell>
        </table:table-row>
        <table:table-row table:style-name="ro1">
          <table:table-cell office:value-type="float" office:value="0.102901">
            <text:p>0.102901</text:p>
          </table:table-cell>
          <table:table-cell office:value-type="float" office:value="1222.117065">
            <text:p>1222.117065</text:p>
          </table:table-cell>
        </table:table-row>
        <table:table-row table:style-name="ro1">
          <table:table-cell office:value-type="float" office:value="0.103001">
            <text:p>0.103001</text:p>
          </table:table-cell>
          <table:table-cell office:value-type="float" office:value="1222.117065">
            <text:p>1222.117065</text:p>
          </table:table-cell>
        </table:table-row>
        <table:table-row table:style-name="ro1">
          <table:table-cell office:value-type="float" office:value="0.103101">
            <text:p>0.103101</text:p>
          </table:table-cell>
          <table:table-cell office:value-type="float" office:value="1222.117065">
            <text:p>1222.117065</text:p>
          </table:table-cell>
        </table:table-row>
        <table:table-row table:style-name="ro1">
          <table:table-cell office:value-type="float" office:value="0.103201">
            <text:p>0.103201</text:p>
          </table:table-cell>
          <table:table-cell office:value-type="float" office:value="1222.117065">
            <text:p>1222.117065</text:p>
          </table:table-cell>
        </table:table-row>
        <table:table-row table:style-name="ro1">
          <table:table-cell office:value-type="float" office:value="0.103301">
            <text:p>0.103301</text:p>
          </table:table-cell>
          <table:table-cell office:value-type="float" office:value="1222.117065">
            <text:p>1222.117065</text:p>
          </table:table-cell>
        </table:table-row>
        <table:table-row table:style-name="ro1">
          <table:table-cell office:value-type="float" office:value="0.103401">
            <text:p>0.103401</text:p>
          </table:table-cell>
          <table:table-cell office:value-type="float" office:value="1643.887207">
            <text:p>1643.887207</text:p>
          </table:table-cell>
        </table:table-row>
        <table:table-row table:style-name="ro1">
          <table:table-cell office:value-type="float" office:value="0.103501">
            <text:p>0.103501</text:p>
          </table:table-cell>
          <table:table-cell office:value-type="float" office:value="1643.887207">
            <text:p>1643.887207</text:p>
          </table:table-cell>
        </table:table-row>
        <table:table-row table:style-name="ro1">
          <table:table-cell office:value-type="float" office:value="0.103601">
            <text:p>0.103601</text:p>
          </table:table-cell>
          <table:table-cell office:value-type="float" office:value="1643.887207">
            <text:p>1643.887207</text:p>
          </table:table-cell>
        </table:table-row>
        <table:table-row table:style-name="ro1">
          <table:table-cell office:value-type="float" office:value="0.103701">
            <text:p>0.103701</text:p>
          </table:table-cell>
          <table:table-cell office:value-type="float" office:value="1643.887207">
            <text:p>1643.887207</text:p>
          </table:table-cell>
        </table:table-row>
        <table:table-row table:style-name="ro1">
          <table:table-cell office:value-type="float" office:value="0.103801">
            <text:p>0.103801</text:p>
          </table:table-cell>
          <table:table-cell office:value-type="float" office:value="1643.887207">
            <text:p>1643.887207</text:p>
          </table:table-cell>
        </table:table-row>
        <table:table-row table:style-name="ro1">
          <table:table-cell office:value-type="float" office:value="0.103901">
            <text:p>0.103901</text:p>
          </table:table-cell>
          <table:table-cell office:value-type="float" office:value="1643.887207">
            <text:p>1643.887207</text:p>
          </table:table-cell>
        </table:table-row>
        <table:table-row table:style-name="ro1">
          <table:table-cell office:value-type="float" office:value="0.104001">
            <text:p>0.104001</text:p>
          </table:table-cell>
          <table:table-cell office:value-type="float" office:value="2010.181274">
            <text:p>2010.181274</text:p>
          </table:table-cell>
        </table:table-row>
        <table:table-row table:style-name="ro1">
          <table:table-cell office:value-type="float" office:value="0.104101">
            <text:p>0.1041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4201">
            <text:p>0.1042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4301">
            <text:p>0.1043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4401">
            <text:p>0.1044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4501">
            <text:p>0.1045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4601">
            <text:p>0.1046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4701">
            <text:p>0.1047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4801">
            <text:p>0.1048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4901">
            <text:p>0.1049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5001">
            <text:p>0.1050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5101">
            <text:p>0.1051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5201">
            <text:p>0.1052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5301">
            <text:p>0.1053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5401">
            <text:p>0.1054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5501">
            <text:p>0.1055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5601">
            <text:p>0.1056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5701">
            <text:p>0.1057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5801">
            <text:p>0.1058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5901">
            <text:p>0.1059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6001">
            <text:p>0.1060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6101">
            <text:p>0.1061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6201">
            <text:p>0.1062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6301">
            <text:p>0.1063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6401">
            <text:p>0.1064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6501">
            <text:p>0.1065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6601">
            <text:p>0.1066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6701">
            <text:p>0.1067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6801">
            <text:p>0.1068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6901">
            <text:p>0.1069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7001">
            <text:p>0.1070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7101">
            <text:p>0.1071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7201">
            <text:p>0.1072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7301">
            <text:p>0.1073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7401">
            <text:p>0.107401</text:p>
          </table:table-cell>
          <table:table-cell office:value-type="float" office:value="2318.086182">
            <text:p>2318.086182</text:p>
          </table:table-cell>
        </table:table-row>
        <table:table-row table:style-name="ro1">
          <table:table-cell office:value-type="float" office:value="0.107501">
            <text:p>0.1075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07601">
            <text:p>0.1076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07701">
            <text:p>0.1077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07801">
            <text:p>0.1078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07901">
            <text:p>0.1079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08001">
            <text:p>0.1080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08101">
            <text:p>0.1081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08201">
            <text:p>0.1082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08301">
            <text:p>0.1083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08401">
            <text:p>0.1084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08501">
            <text:p>0.1085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08601">
            <text:p>0.1086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08701">
            <text:p>0.1087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08801">
            <text:p>0.1088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08901">
            <text:p>0.1089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09001">
            <text:p>0.1090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09101">
            <text:p>0.1091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09201">
            <text:p>0.1092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09301">
            <text:p>0.1093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09401">
            <text:p>0.1094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09501">
            <text:p>0.1095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09601">
            <text:p>0.1096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09701">
            <text:p>0.1097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09801">
            <text:p>0.1098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09901">
            <text:p>0.1099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0001">
            <text:p>0.1100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0101">
            <text:p>0.1101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0201">
            <text:p>0.1102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0301">
            <text:p>0.1103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0401">
            <text:p>0.1104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0501">
            <text:p>0.1105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0601">
            <text:p>0.1106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0701">
            <text:p>0.1107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0801">
            <text:p>0.1108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0901">
            <text:p>0.1109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1001">
            <text:p>0.1110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1101">
            <text:p>0.1111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1201">
            <text:p>0.1112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1301">
            <text:p>0.1113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1401">
            <text:p>0.1114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1501">
            <text:p>0.1115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1601">
            <text:p>0.1116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1701">
            <text:p>0.1117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1801">
            <text:p>0.1118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1901">
            <text:p>0.1119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2001">
            <text:p>0.1120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2101">
            <text:p>0.1121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2201">
            <text:p>0.1122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2301">
            <text:p>0.1123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2401">
            <text:p>0.1124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2501">
            <text:p>0.1125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2601">
            <text:p>0.1126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2701">
            <text:p>0.1127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2801">
            <text:p>0.1128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2901">
            <text:p>0.1129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3001">
            <text:p>0.1130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3101">
            <text:p>0.1131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3201">
            <text:p>0.1132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3301">
            <text:p>0.1133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3401">
            <text:p>0.1134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3501">
            <text:p>0.1135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3601">
            <text:p>0.1136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3701">
            <text:p>0.1137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3801">
            <text:p>0.1138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3901">
            <text:p>0.1139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4001">
            <text:p>0.1140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4101">
            <text:p>0.1141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4201">
            <text:p>0.1142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4301">
            <text:p>0.1143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4401">
            <text:p>0.1144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4501">
            <text:p>0.1145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4601">
            <text:p>0.1146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4701">
            <text:p>0.1147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4801">
            <text:p>0.1148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4901">
            <text:p>0.1149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5001">
            <text:p>0.1150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5101">
            <text:p>0.1151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5201">
            <text:p>0.115201</text:p>
          </table:table-cell>
          <table:table-cell office:value-type="float" office:value="2407.060059">
            <text:p>2407.060059</text:p>
          </table:table-cell>
        </table:table-row>
        <table:table-row table:style-name="ro1">
          <table:table-cell office:value-type="float" office:value="0.115301">
            <text:p>0.1153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5401">
            <text:p>0.1154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5501">
            <text:p>0.1155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5601">
            <text:p>0.1156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5701">
            <text:p>0.1157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5801">
            <text:p>0.1158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5901">
            <text:p>0.1159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6001">
            <text:p>0.1160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6101">
            <text:p>0.1161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6201">
            <text:p>0.1162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6301">
            <text:p>0.1163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6401">
            <text:p>0.1164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6501">
            <text:p>0.1165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6601">
            <text:p>0.1166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6701">
            <text:p>0.1167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6801">
            <text:p>0.1168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6901">
            <text:p>0.1169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7001">
            <text:p>0.1170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7101">
            <text:p>0.1171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7201">
            <text:p>0.1172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7301">
            <text:p>0.1173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7401">
            <text:p>0.1174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7501">
            <text:p>0.1175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7601">
            <text:p>0.1176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7701">
            <text:p>0.1177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7801">
            <text:p>0.1178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7901">
            <text:p>0.1179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8001">
            <text:p>0.1180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8101">
            <text:p>0.1181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8201">
            <text:p>0.1182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8301">
            <text:p>0.1183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8401">
            <text:p>0.1184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8501">
            <text:p>0.1185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8601">
            <text:p>0.1186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8701">
            <text:p>0.1187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8801">
            <text:p>0.1188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8901">
            <text:p>0.1189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9001">
            <text:p>0.1190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9101">
            <text:p>0.1191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9201">
            <text:p>0.1192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9301">
            <text:p>0.1193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9401">
            <text:p>0.1194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9501">
            <text:p>0.1195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9601">
            <text:p>0.1196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9701">
            <text:p>0.1197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9801">
            <text:p>0.1198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19901">
            <text:p>0.1199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0001">
            <text:p>0.1200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0101">
            <text:p>0.1201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0201">
            <text:p>0.1202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0301">
            <text:p>0.1203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0401">
            <text:p>0.1204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0501">
            <text:p>0.1205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0601">
            <text:p>0.1206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0701">
            <text:p>0.1207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0801">
            <text:p>0.1208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0901">
            <text:p>0.1209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1001">
            <text:p>0.1210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1101">
            <text:p>0.1211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1201">
            <text:p>0.1212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1301">
            <text:p>0.1213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1401">
            <text:p>0.1214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1501">
            <text:p>0.1215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1601">
            <text:p>0.1216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1701">
            <text:p>0.1217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1801">
            <text:p>0.1218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1901">
            <text:p>0.1219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2001">
            <text:p>0.1220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2101">
            <text:p>0.1221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2201">
            <text:p>0.1222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2301">
            <text:p>0.1223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2401">
            <text:p>0.1224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2501">
            <text:p>0.122501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2602">
            <text:p>0.122602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2702">
            <text:p>0.122702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2802">
            <text:p>0.122802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2902">
            <text:p>0.122902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3002">
            <text:p>0.123002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3102">
            <text:p>0.123102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3202">
            <text:p>0.123202</text:p>
          </table:table-cell>
          <table:table-cell office:value-type="float" office:value="2300.055664">
            <text:p>2300.055664</text:p>
          </table:table-cell>
        </table:table-row>
        <table:table-row table:style-name="ro1">
          <table:table-cell office:value-type="float" office:value="0.123302">
            <text:p>0.1233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3402">
            <text:p>0.1234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3502">
            <text:p>0.1235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3602">
            <text:p>0.1236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3702">
            <text:p>0.1237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3802">
            <text:p>0.1238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3902">
            <text:p>0.1239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4002">
            <text:p>0.1240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4102">
            <text:p>0.1241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4202">
            <text:p>0.1242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4302">
            <text:p>0.1243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4402">
            <text:p>0.1244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4502">
            <text:p>0.1245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4602">
            <text:p>0.1246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4702">
            <text:p>0.1247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4802">
            <text:p>0.1248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4902">
            <text:p>0.1249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5002">
            <text:p>0.1250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5102">
            <text:p>0.1251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5202">
            <text:p>0.1252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5302">
            <text:p>0.1253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5402">
            <text:p>0.1254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5502">
            <text:p>0.1255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5602">
            <text:p>0.1256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5702">
            <text:p>0.1257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5802">
            <text:p>0.1258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5902">
            <text:p>0.1259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6002">
            <text:p>0.1260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6102">
            <text:p>0.1261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6202">
            <text:p>0.1262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6302">
            <text:p>0.1263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6402">
            <text:p>0.1264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6502">
            <text:p>0.1265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6602">
            <text:p>0.1266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6702">
            <text:p>0.1267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6802">
            <text:p>0.1268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6902">
            <text:p>0.1269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7002">
            <text:p>0.1270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7102">
            <text:p>0.1271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7202">
            <text:p>0.1272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7302">
            <text:p>0.1273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7402">
            <text:p>0.1274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7502">
            <text:p>0.1275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7602">
            <text:p>0.1276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7702">
            <text:p>0.1277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7802">
            <text:p>0.1278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7902">
            <text:p>0.1279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8002">
            <text:p>0.1280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8102">
            <text:p>0.1281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8202">
            <text:p>0.1282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8302">
            <text:p>0.1283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8402">
            <text:p>0.1284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8502">
            <text:p>0.1285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8602">
            <text:p>0.1286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8702">
            <text:p>0.1287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8802">
            <text:p>0.1288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8902">
            <text:p>0.1289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9002">
            <text:p>0.1290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9102">
            <text:p>0.1291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9202">
            <text:p>0.1292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9302">
            <text:p>0.1293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9402">
            <text:p>0.1294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9502">
            <text:p>0.1295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9602">
            <text:p>0.1296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9702">
            <text:p>0.1297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9802">
            <text:p>0.1298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29902">
            <text:p>0.1299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30002">
            <text:p>0.1300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30102">
            <text:p>0.1301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30202">
            <text:p>0.1302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30302">
            <text:p>0.1303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30402">
            <text:p>0.1304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30502">
            <text:p>0.1305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30602">
            <text:p>0.1306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30702">
            <text:p>0.1307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30802">
            <text:p>0.1308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30902">
            <text:p>0.1309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31002">
            <text:p>0.1310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31102">
            <text:p>0.1311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31202">
            <text:p>0.1312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31302">
            <text:p>0.1313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31402">
            <text:p>0.1314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31502">
            <text:p>0.1315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31602">
            <text:p>0.1316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31702">
            <text:p>0.1317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31802">
            <text:p>0.1318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31902">
            <text:p>0.1319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32002">
            <text:p>0.1320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32102">
            <text:p>0.1321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32202">
            <text:p>0.1322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32302">
            <text:p>0.132302</text:p>
          </table:table-cell>
          <table:table-cell office:value-type="float" office:value="2610.44165">
            <text:p>2610.44165</text:p>
          </table:table-cell>
        </table:table-row>
        <table:table-row table:style-name="ro1">
          <table:table-cell office:value-type="float" office:value="0.132402">
            <text:p>0.132402</text:p>
          </table:table-cell>
          <table:table-cell office:value-type="float" office:value="2609.442871">
            <text:p>2609.442871</text:p>
          </table:table-cell>
        </table:table-row>
        <table:table-row table:style-name="ro1">
          <table:table-cell office:value-type="float" office:value="0.132502">
            <text:p>0.132502</text:p>
          </table:table-cell>
          <table:table-cell office:value-type="float" office:value="2609.442871">
            <text:p>2609.442871</text:p>
          </table:table-cell>
        </table:table-row>
        <table:table-row table:style-name="ro1">
          <table:table-cell office:value-type="float" office:value="0.132602">
            <text:p>0.132602</text:p>
          </table:table-cell>
          <table:table-cell office:value-type="float" office:value="2609.442871">
            <text:p>2609.442871</text:p>
          </table:table-cell>
        </table:table-row>
        <table:table-row table:style-name="ro1">
          <table:table-cell office:value-type="float" office:value="0.132702">
            <text:p>0.132702</text:p>
          </table:table-cell>
          <table:table-cell office:value-type="float" office:value="2609.442871">
            <text:p>2609.442871</text:p>
          </table:table-cell>
        </table:table-row>
        <table:table-row table:style-name="ro1">
          <table:table-cell office:value-type="float" office:value="0.132802">
            <text:p>0.132802</text:p>
          </table:table-cell>
          <table:table-cell office:value-type="float" office:value="2609.442871">
            <text:p>2609.442871</text:p>
          </table:table-cell>
        </table:table-row>
        <table:table-row table:style-name="ro1">
          <table:table-cell office:value-type="float" office:value="0.132902">
            <text:p>0.132902</text:p>
          </table:table-cell>
          <table:table-cell office:value-type="float" office:value="2609.442871">
            <text:p>2609.442871</text:p>
          </table:table-cell>
        </table:table-row>
        <table:table-row table:style-name="ro1">
          <table:table-cell office:value-type="float" office:value="0.133002">
            <text:p>0.133002</text:p>
          </table:table-cell>
          <table:table-cell office:value-type="float" office:value="2609.442871">
            <text:p>2609.442871</text:p>
          </table:table-cell>
        </table:table-row>
        <table:table-row table:style-name="ro1">
          <table:table-cell office:value-type="float" office:value="0.133102">
            <text:p>0.133102</text:p>
          </table:table-cell>
          <table:table-cell office:value-type="float" office:value="2609.442871">
            <text:p>2609.442871</text:p>
          </table:table-cell>
        </table:table-row>
        <table:table-row table:style-name="ro1">
          <table:table-cell office:value-type="float" office:value="0.133202">
            <text:p>0.133202</text:p>
          </table:table-cell>
          <table:table-cell office:value-type="float" office:value="2609.442871">
            <text:p>2609.442871</text:p>
          </table:table-cell>
        </table:table-row>
        <table:table-row table:style-name="ro1">
          <table:table-cell office:value-type="float" office:value="0.133302">
            <text:p>0.133302</text:p>
          </table:table-cell>
          <table:table-cell office:value-type="float" office:value="2609.442871">
            <text:p>2609.442871</text:p>
          </table:table-cell>
        </table:table-row>
        <table:table-row table:style-name="ro1">
          <table:table-cell office:value-type="float" office:value="0.133402">
            <text:p>0.133402</text:p>
          </table:table-cell>
          <table:table-cell office:value-type="float" office:value="2609.442871">
            <text:p>2609.442871</text:p>
          </table:table-cell>
        </table:table-row>
        <table:table-row table:style-name="ro1">
          <table:table-cell office:value-type="float" office:value="0.133502">
            <text:p>0.133502</text:p>
          </table:table-cell>
          <table:table-cell office:value-type="float" office:value="2609.442871">
            <text:p>2609.442871</text:p>
          </table:table-cell>
        </table:table-row>
        <table:table-row table:style-name="ro1">
          <table:table-cell office:value-type="float" office:value="0.133602">
            <text:p>0.133602</text:p>
          </table:table-cell>
          <table:table-cell office:value-type="float" office:value="2609.442871">
            <text:p>2609.442871</text:p>
          </table:table-cell>
        </table:table-row>
        <table:table-row table:style-name="ro1">
          <table:table-cell office:value-type="float" office:value="0.133702">
            <text:p>0.133702</text:p>
          </table:table-cell>
          <table:table-cell office:value-type="float" office:value="2609.442871">
            <text:p>2609.442871</text:p>
          </table:table-cell>
        </table:table-row>
        <table:table-row table:style-name="ro1">
          <table:table-cell office:value-type="float" office:value="0.133802">
            <text:p>0.133802</text:p>
          </table:table-cell>
          <table:table-cell office:value-type="float" office:value="2609.442871">
            <text:p>2609.442871</text:p>
          </table:table-cell>
        </table:table-row>
        <table:table-row table:style-name="ro1">
          <table:table-cell office:value-type="float" office:value="0.133902">
            <text:p>0.133902</text:p>
          </table:table-cell>
          <table:table-cell office:value-type="float" office:value="2609.442871">
            <text:p>2609.442871</text:p>
          </table:table-cell>
        </table:table-row>
        <table:table-row table:style-name="ro1">
          <table:table-cell office:value-type="float" office:value="0.134002">
            <text:p>0.134002</text:p>
          </table:table-cell>
          <table:table-cell office:value-type="float" office:value="2609.442871">
            <text:p>2609.442871</text:p>
          </table:table-cell>
        </table:table-row>
        <table:table-row table:style-name="ro1">
          <table:table-cell office:value-type="float" office:value="0.134102">
            <text:p>0.134102</text:p>
          </table:table-cell>
          <table:table-cell office:value-type="float" office:value="2609.442871">
            <text:p>2609.442871</text:p>
          </table:table-cell>
        </table:table-row>
        <table:table-row table:style-name="ro1">
          <table:table-cell office:value-type="float" office:value="0.134202">
            <text:p>0.134202</text:p>
          </table:table-cell>
          <table:table-cell office:value-type="float" office:value="2609.442871">
            <text:p>2609.442871</text:p>
          </table:table-cell>
        </table:table-row>
        <table:table-row table:style-name="ro1">
          <table:table-cell office:value-type="float" office:value="0.134302">
            <text:p>0.134302</text:p>
          </table:table-cell>
          <table:table-cell office:value-type="float" office:value="2609.442871">
            <text:p>2609.442871</text:p>
          </table:table-cell>
        </table:table-row>
        <table:table-row table:style-name="ro1">
          <table:table-cell office:value-type="float" office:value="0.134402">
            <text:p>0.1344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4502">
            <text:p>0.1345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4602">
            <text:p>0.1346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4702">
            <text:p>0.1347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4802">
            <text:p>0.1348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4902">
            <text:p>0.1349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5002">
            <text:p>0.1350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5102">
            <text:p>0.1351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5202">
            <text:p>0.1352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5302">
            <text:p>0.1353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5402">
            <text:p>0.1354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5502">
            <text:p>0.1355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5602">
            <text:p>0.1356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5702">
            <text:p>0.1357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5802">
            <text:p>0.1358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5902">
            <text:p>0.1359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6002">
            <text:p>0.1360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6102">
            <text:p>0.1361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6202">
            <text:p>0.1362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6302">
            <text:p>0.1363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6402">
            <text:p>0.1364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6502">
            <text:p>0.1365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6602">
            <text:p>0.1366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6702">
            <text:p>0.1367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6802">
            <text:p>0.1368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6902">
            <text:p>0.1369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7002">
            <text:p>0.1370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7102">
            <text:p>0.1371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7202">
            <text:p>0.1372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7302">
            <text:p>0.1373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7402">
            <text:p>0.1374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7502">
            <text:p>0.1375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7602">
            <text:p>0.1376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7702">
            <text:p>0.1377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7802">
            <text:p>0.1378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7902">
            <text:p>0.1379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8002">
            <text:p>0.1380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8102">
            <text:p>0.1381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8202">
            <text:p>0.1382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8302">
            <text:p>0.1383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8402">
            <text:p>0.1384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8502">
            <text:p>0.1385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8602">
            <text:p>0.138602</text:p>
          </table:table-cell>
          <table:table-cell office:value-type="float" office:value="2692.853516">
            <text:p>2692.853516</text:p>
          </table:table-cell>
        </table:table-row>
        <table:table-row table:style-name="ro1">
          <table:table-cell office:value-type="float" office:value="0.138702">
            <text:p>0.1387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38802">
            <text:p>0.1388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38902">
            <text:p>0.1389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39002">
            <text:p>0.1390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39102">
            <text:p>0.1391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39202">
            <text:p>0.1392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39302">
            <text:p>0.1393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39402">
            <text:p>0.1394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39502">
            <text:p>0.1395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39602">
            <text:p>0.1396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39702">
            <text:p>0.1397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39802">
            <text:p>0.1398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39902">
            <text:p>0.1399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0002">
            <text:p>0.1400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0102">
            <text:p>0.1401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0202">
            <text:p>0.1402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0302">
            <text:p>0.1403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0402">
            <text:p>0.1404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0502">
            <text:p>0.1405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0602">
            <text:p>0.1406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0702">
            <text:p>0.1407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0802">
            <text:p>0.1408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0902">
            <text:p>0.1409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1002">
            <text:p>0.1410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1102">
            <text:p>0.1411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1202">
            <text:p>0.1412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1302">
            <text:p>0.1413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1402">
            <text:p>0.1414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1502">
            <text:p>0.1415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1602">
            <text:p>0.1416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1702">
            <text:p>0.1417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1802">
            <text:p>0.1418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1902">
            <text:p>0.1419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2002">
            <text:p>0.1420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2102">
            <text:p>0.1421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2202">
            <text:p>0.1422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2302">
            <text:p>0.1423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2402">
            <text:p>0.1424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2502">
            <text:p>0.1425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2602">
            <text:p>0.1426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2702">
            <text:p>0.1427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2802">
            <text:p>0.1428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2902">
            <text:p>0.1429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3002">
            <text:p>0.1430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3102">
            <text:p>0.1431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3202">
            <text:p>0.1432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3302">
            <text:p>0.1433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3402">
            <text:p>0.1434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3502">
            <text:p>0.1435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3602">
            <text:p>0.1436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3702">
            <text:p>0.1437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3802">
            <text:p>0.1438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3902">
            <text:p>0.1439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4002">
            <text:p>0.1440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4102">
            <text:p>0.1441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4202">
            <text:p>0.1442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4302">
            <text:p>0.1443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4402">
            <text:p>0.1444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4502">
            <text:p>0.1445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4602">
            <text:p>0.1446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4702">
            <text:p>0.1447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4802">
            <text:p>0.1448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4902">
            <text:p>0.1449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5002">
            <text:p>0.1450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5102">
            <text:p>0.1451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5202">
            <text:p>0.1452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5302">
            <text:p>0.1453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5402">
            <text:p>0.1454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5502">
            <text:p>0.1455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5602">
            <text:p>0.1456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5702">
            <text:p>0.1457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5802">
            <text:p>0.1458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5902">
            <text:p>0.1459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6002">
            <text:p>0.1460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6102">
            <text:p>0.1461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6202">
            <text:p>0.1462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6302">
            <text:p>0.1463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6402">
            <text:p>0.1464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6502">
            <text:p>0.1465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6602">
            <text:p>0.1466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6702">
            <text:p>0.1467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6802">
            <text:p>0.1468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6902">
            <text:p>0.1469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7002">
            <text:p>0.1470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7102">
            <text:p>0.1471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7202">
            <text:p>0.1472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7302">
            <text:p>0.1473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7402">
            <text:p>0.1474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7502">
            <text:p>0.1475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7602">
            <text:p>0.1476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7702">
            <text:p>0.1477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7802">
            <text:p>0.1478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7902">
            <text:p>0.1479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8002">
            <text:p>0.1480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8102">
            <text:p>0.1481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8202">
            <text:p>0.1482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8302">
            <text:p>0.1483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8402">
            <text:p>0.1484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8502">
            <text:p>0.1485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8602">
            <text:p>0.1486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8702">
            <text:p>0.1487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8802">
            <text:p>0.1488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8902">
            <text:p>0.1489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9002">
            <text:p>0.1490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9102">
            <text:p>0.1491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9202">
            <text:p>0.1492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9302">
            <text:p>0.1493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9402">
            <text:p>0.1494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9502">
            <text:p>0.1495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9602">
            <text:p>0.1496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9702">
            <text:p>0.1497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9802">
            <text:p>0.1498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49902">
            <text:p>0.1499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0002">
            <text:p>0.1500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0102">
            <text:p>0.1501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0202">
            <text:p>0.1502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0302">
            <text:p>0.1503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0402">
            <text:p>0.1504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0502">
            <text:p>0.1505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0602">
            <text:p>0.1506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0702">
            <text:p>0.1507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0802">
            <text:p>0.1508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0902">
            <text:p>0.1509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1002">
            <text:p>0.1510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1102">
            <text:p>0.1511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1202">
            <text:p>0.1512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1302">
            <text:p>0.1513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1402">
            <text:p>0.1514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1502">
            <text:p>0.1515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1602">
            <text:p>0.1516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1702">
            <text:p>0.1517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1802">
            <text:p>0.1518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1902">
            <text:p>0.1519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2002">
            <text:p>0.1520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2102">
            <text:p>0.1521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2202">
            <text:p>0.1522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2302">
            <text:p>0.1523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2402">
            <text:p>0.1524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2502">
            <text:p>0.1525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2602">
            <text:p>0.1526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2702">
            <text:p>0.1527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2802">
            <text:p>0.1528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2902">
            <text:p>0.1529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3002">
            <text:p>0.1530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3102">
            <text:p>0.1531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3202">
            <text:p>0.1532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3302">
            <text:p>0.1533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3402">
            <text:p>0.1534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3502">
            <text:p>0.1535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3602">
            <text:p>0.1536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3702">
            <text:p>0.1537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3802">
            <text:p>0.1538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3902">
            <text:p>0.1539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4002">
            <text:p>0.1540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4102">
            <text:p>0.1541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4202">
            <text:p>0.1542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4302">
            <text:p>0.1543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4402">
            <text:p>0.1544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4502">
            <text:p>0.1545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4602">
            <text:p>0.1546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4702">
            <text:p>0.1547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4802">
            <text:p>0.1548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4902">
            <text:p>0.1549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5002">
            <text:p>0.1550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5102">
            <text:p>0.1551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5202">
            <text:p>0.1552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5302">
            <text:p>0.1553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5402">
            <text:p>0.1554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5502">
            <text:p>0.1555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5602">
            <text:p>0.1556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5702">
            <text:p>0.1557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5802">
            <text:p>0.1558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5902">
            <text:p>0.1559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6002">
            <text:p>0.1560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6102">
            <text:p>0.156102</text:p>
          </table:table-cell>
          <table:table-cell office:value-type="float" office:value="2518.107422">
            <text:p>2518.107422</text:p>
          </table:table-cell>
        </table:table-row>
        <table:table-row table:style-name="ro1">
          <table:table-cell office:value-type="float" office:value="0.156202">
            <text:p>0.156202</text:p>
          </table:table-cell>
          <table:table-cell office:value-type="float" office:value="2297.195801">
            <text:p>2297.195801</text:p>
          </table:table-cell>
        </table:table-row>
        <table:table-row table:style-name="ro1">
          <table:table-cell office:value-type="float" office:value="0.156302">
            <text:p>0.156302</text:p>
          </table:table-cell>
          <table:table-cell office:value-type="float" office:value="2297.195801">
            <text:p>2297.195801</text:p>
          </table:table-cell>
        </table:table-row>
        <table:table-row table:style-name="ro1">
          <table:table-cell office:value-type="float" office:value="0.156402">
            <text:p>0.156402</text:p>
          </table:table-cell>
          <table:table-cell office:value-type="float" office:value="2297.195801">
            <text:p>2297.195801</text:p>
          </table:table-cell>
        </table:table-row>
        <table:table-row table:style-name="ro1">
          <table:table-cell office:value-type="float" office:value="0.156502">
            <text:p>0.156502</text:p>
          </table:table-cell>
          <table:table-cell office:value-type="float" office:value="2297.195801">
            <text:p>2297.195801</text:p>
          </table:table-cell>
        </table:table-row>
        <table:table-row table:style-name="ro1">
          <table:table-cell office:value-type="float" office:value="0.156602">
            <text:p>0.156602</text:p>
          </table:table-cell>
          <table:table-cell office:value-type="float" office:value="2297.195801">
            <text:p>2297.195801</text:p>
          </table:table-cell>
        </table:table-row>
        <table:table-row table:style-name="ro1">
          <table:table-cell office:value-type="float" office:value="0.156702">
            <text:p>0.156702</text:p>
          </table:table-cell>
          <table:table-cell office:value-type="float" office:value="2297.195801">
            <text:p>2297.195801</text:p>
          </table:table-cell>
        </table:table-row>
        <table:table-row table:style-name="ro1">
          <table:table-cell office:value-type="float" office:value="0.156802">
            <text:p>0.1568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56902">
            <text:p>0.1569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57002">
            <text:p>0.1570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57102">
            <text:p>0.1571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57202">
            <text:p>0.1572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57302">
            <text:p>0.1573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57402">
            <text:p>0.1574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57502">
            <text:p>0.1575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57602">
            <text:p>0.1576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57702">
            <text:p>0.1577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57802">
            <text:p>0.1578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57902">
            <text:p>0.1579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58002">
            <text:p>0.1580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58102">
            <text:p>0.1581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58202">
            <text:p>0.1582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58302">
            <text:p>0.1583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58402">
            <text:p>0.1584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58502">
            <text:p>0.1585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58602">
            <text:p>0.1586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58702">
            <text:p>0.1587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58802">
            <text:p>0.1588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58902">
            <text:p>0.1589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59002">
            <text:p>0.1590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59102">
            <text:p>0.1591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59202">
            <text:p>0.1592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59302">
            <text:p>0.1593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59402">
            <text:p>0.1594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59502">
            <text:p>0.1595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59602">
            <text:p>0.1596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59702">
            <text:p>0.1597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59802">
            <text:p>0.1598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59902">
            <text:p>0.1599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60002">
            <text:p>0.1600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60102">
            <text:p>0.1601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60202">
            <text:p>0.1602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60302">
            <text:p>0.1603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60402">
            <text:p>0.1604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60502">
            <text:p>0.1605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60602">
            <text:p>0.1606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60702">
            <text:p>0.160702</text:p>
          </table:table-cell>
          <table:table-cell office:value-type="float" office:value="2061.297119">
            <text:p>2061.297119</text:p>
          </table:table-cell>
        </table:table-row>
        <table:table-row table:style-name="ro1">
          <table:table-cell office:value-type="float" office:value="0.160802">
            <text:p>0.1608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0902">
            <text:p>0.1609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1002">
            <text:p>0.1610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1102">
            <text:p>0.1611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1202">
            <text:p>0.1612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1302">
            <text:p>0.1613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1402">
            <text:p>0.1614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1502">
            <text:p>0.1615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1602">
            <text:p>0.1616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1702">
            <text:p>0.1617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1802">
            <text:p>0.1618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1902">
            <text:p>0.1619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2002">
            <text:p>0.1620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2102">
            <text:p>0.1621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2202">
            <text:p>0.1622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2302">
            <text:p>0.1623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2402">
            <text:p>0.1624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2502">
            <text:p>0.1625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2602">
            <text:p>0.1626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2702">
            <text:p>0.1627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2802">
            <text:p>0.1628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2902">
            <text:p>0.1629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3002">
            <text:p>0.1630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3102">
            <text:p>0.1631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3202">
            <text:p>0.1632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3302">
            <text:p>0.1633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3402">
            <text:p>0.1634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3502">
            <text:p>0.1635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3602">
            <text:p>0.1636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3702">
            <text:p>0.1637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3802">
            <text:p>0.1638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3902">
            <text:p>0.1639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4002">
            <text:p>0.1640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4102">
            <text:p>0.1641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4202">
            <text:p>0.1642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4302">
            <text:p>0.1643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4402">
            <text:p>0.1644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4502">
            <text:p>0.1645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4602">
            <text:p>0.1646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4702">
            <text:p>0.1647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4802">
            <text:p>0.1648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4902">
            <text:p>0.1649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5002">
            <text:p>0.1650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5102">
            <text:p>0.1651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5202">
            <text:p>0.1652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5302">
            <text:p>0.1653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5402">
            <text:p>0.1654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5502">
            <text:p>0.1655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5602">
            <text:p>0.1656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5702">
            <text:p>0.1657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5802">
            <text:p>0.1658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5902">
            <text:p>0.1659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6002">
            <text:p>0.1660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6102">
            <text:p>0.1661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6202">
            <text:p>0.1662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6302">
            <text:p>0.1663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6402">
            <text:p>0.1664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6502">
            <text:p>0.1665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6602">
            <text:p>0.1666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6702">
            <text:p>0.1667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6802">
            <text:p>0.1668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6902">
            <text:p>0.1669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7002">
            <text:p>0.1670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7102">
            <text:p>0.1671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7202">
            <text:p>0.1672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7302">
            <text:p>0.1673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7402">
            <text:p>0.1674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7502">
            <text:p>0.1675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7602">
            <text:p>0.1676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7702">
            <text:p>0.1677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7802">
            <text:p>0.1678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7902">
            <text:p>0.1679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8002">
            <text:p>0.1680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8102">
            <text:p>0.1681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8202">
            <text:p>0.1682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8302">
            <text:p>0.1683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8402">
            <text:p>0.1684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8502">
            <text:p>0.1685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8602">
            <text:p>0.1686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8702">
            <text:p>0.1687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8802">
            <text:p>0.1688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8902">
            <text:p>0.1689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9002">
            <text:p>0.1690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9102">
            <text:p>0.1691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9202">
            <text:p>0.1692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9302">
            <text:p>0.1693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9402">
            <text:p>0.1694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9502">
            <text:p>0.1695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9602">
            <text:p>0.1696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9702">
            <text:p>0.1697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9802">
            <text:p>0.1698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69902">
            <text:p>0.1699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0002">
            <text:p>0.1700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0102">
            <text:p>0.1701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0202">
            <text:p>0.1702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0302">
            <text:p>0.1703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0402">
            <text:p>0.1704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0502">
            <text:p>0.1705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0602">
            <text:p>0.1706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0702">
            <text:p>0.1707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0802">
            <text:p>0.1708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0902">
            <text:p>0.1709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1002">
            <text:p>0.1710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1102">
            <text:p>0.1711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1202">
            <text:p>0.1712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1302">
            <text:p>0.1713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1402">
            <text:p>0.1714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1502">
            <text:p>0.1715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1602">
            <text:p>0.1716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1702">
            <text:p>0.1717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1802">
            <text:p>0.1718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1902">
            <text:p>0.1719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2002">
            <text:p>0.1720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2102">
            <text:p>0.1721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2202">
            <text:p>0.1722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2302">
            <text:p>0.1723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2402">
            <text:p>0.1724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2502">
            <text:p>0.1725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2602">
            <text:p>0.1726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2702">
            <text:p>0.1727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2802">
            <text:p>0.1728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2902">
            <text:p>0.1729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3002">
            <text:p>0.1730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3102">
            <text:p>0.1731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3202">
            <text:p>0.1732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3302">
            <text:p>0.1733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3402">
            <text:p>0.1734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3502">
            <text:p>0.1735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3602">
            <text:p>0.1736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3702">
            <text:p>0.1737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3802">
            <text:p>0.1738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3902">
            <text:p>0.1739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4002">
            <text:p>0.1740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4102">
            <text:p>0.1741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4202">
            <text:p>0.1742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4302">
            <text:p>0.1743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4402">
            <text:p>0.174402</text:p>
          </table:table-cell>
          <table:table-cell office:value-type="float" office:value="2060.297363">
            <text:p>2060.297363</text:p>
          </table:table-cell>
        </table:table-row>
        <table:table-row table:style-name="ro1">
          <table:table-cell office:value-type="float" office:value="0.174502">
            <text:p>0.1745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4602">
            <text:p>0.1746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4702">
            <text:p>0.1747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4802">
            <text:p>0.1748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4902">
            <text:p>0.1749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5002">
            <text:p>0.1750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5102">
            <text:p>0.1751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5202">
            <text:p>0.1752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5302">
            <text:p>0.1753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5402">
            <text:p>0.1754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5502">
            <text:p>0.1755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5602">
            <text:p>0.1756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5702">
            <text:p>0.1757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5802">
            <text:p>0.1758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5902">
            <text:p>0.1759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6002">
            <text:p>0.1760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6102">
            <text:p>0.1761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6202">
            <text:p>0.1762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6302">
            <text:p>0.1763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6402">
            <text:p>0.1764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6502">
            <text:p>0.1765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6602">
            <text:p>0.1766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6702">
            <text:p>0.1767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6802">
            <text:p>0.1768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6902">
            <text:p>0.1769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7002">
            <text:p>0.1770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7102">
            <text:p>0.1771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7202">
            <text:p>0.1772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7302">
            <text:p>0.1773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7402">
            <text:p>0.1774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7502">
            <text:p>0.1775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7602">
            <text:p>0.1776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7702">
            <text:p>0.1777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7802">
            <text:p>0.1778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7902">
            <text:p>0.1779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8002">
            <text:p>0.1780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8102">
            <text:p>0.1781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8202">
            <text:p>0.1782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8302">
            <text:p>0.1783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8402">
            <text:p>0.1784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8502">
            <text:p>0.1785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8602">
            <text:p>0.1786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8702">
            <text:p>0.1787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8802">
            <text:p>0.1788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8902">
            <text:p>0.1789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9002">
            <text:p>0.1790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9102">
            <text:p>0.1791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9202">
            <text:p>0.1792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9302">
            <text:p>0.1793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9402">
            <text:p>0.1794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9502">
            <text:p>0.1795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9602">
            <text:p>0.1796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9702">
            <text:p>0.1797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9802">
            <text:p>0.1798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79902">
            <text:p>0.1799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0002">
            <text:p>0.1800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0102">
            <text:p>0.1801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0202">
            <text:p>0.1802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0302">
            <text:p>0.1803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0402">
            <text:p>0.1804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0502">
            <text:p>0.1805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0602">
            <text:p>0.1806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0702">
            <text:p>0.1807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0802">
            <text:p>0.1808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0902">
            <text:p>0.1809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1002">
            <text:p>0.1810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1102">
            <text:p>0.1811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1202">
            <text:p>0.1812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1302">
            <text:p>0.1813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1402">
            <text:p>0.1814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1502">
            <text:p>0.1815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1602">
            <text:p>0.1816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1702">
            <text:p>0.1817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1802">
            <text:p>0.1818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1902">
            <text:p>0.1819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2002">
            <text:p>0.182002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2103">
            <text:p>0.1821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2203">
            <text:p>0.1822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2303">
            <text:p>0.1823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2403">
            <text:p>0.1824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2503">
            <text:p>0.1825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2603">
            <text:p>0.1826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2703">
            <text:p>0.1827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2803">
            <text:p>0.1828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2903">
            <text:p>0.1829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3003">
            <text:p>0.1830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3103">
            <text:p>0.1831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3203">
            <text:p>0.1832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3303">
            <text:p>0.1833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3403">
            <text:p>0.1834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3503">
            <text:p>0.1835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3603">
            <text:p>0.1836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3703">
            <text:p>0.1837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3803">
            <text:p>0.1838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3903">
            <text:p>0.1839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4003">
            <text:p>0.1840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4103">
            <text:p>0.1841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4203">
            <text:p>0.1842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4303">
            <text:p>0.1843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4403">
            <text:p>0.1844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4503">
            <text:p>0.1845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4603">
            <text:p>0.1846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4703">
            <text:p>0.1847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4803">
            <text:p>0.1848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4903">
            <text:p>0.1849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5003">
            <text:p>0.1850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5103">
            <text:p>0.1851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5203">
            <text:p>0.1852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5303">
            <text:p>0.1853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5403">
            <text:p>0.1854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5503">
            <text:p>0.1855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5603">
            <text:p>0.1856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5703">
            <text:p>0.1857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5803">
            <text:p>0.1858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5903">
            <text:p>0.1859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6003">
            <text:p>0.1860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6103">
            <text:p>0.1861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6203">
            <text:p>0.1862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6303">
            <text:p>0.1863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6403">
            <text:p>0.1864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6503">
            <text:p>0.1865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6603">
            <text:p>0.1866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6703">
            <text:p>0.1867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6803">
            <text:p>0.1868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6903">
            <text:p>0.1869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7003">
            <text:p>0.1870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7103">
            <text:p>0.1871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7203">
            <text:p>0.1872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7303">
            <text:p>0.1873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7403">
            <text:p>0.1874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7503">
            <text:p>0.1875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7603">
            <text:p>0.187603</text:p>
          </table:table-cell>
          <table:table-cell office:value-type="float" office:value="2844.620361">
            <text:p>2844.620361</text:p>
          </table:table-cell>
        </table:table-row>
        <table:table-row table:style-name="ro1">
          <table:table-cell office:value-type="float" office:value="0.187703">
            <text:p>0.1877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87803">
            <text:p>0.1878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87903">
            <text:p>0.1879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88003">
            <text:p>0.1880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88103">
            <text:p>0.1881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88203">
            <text:p>0.1882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88303">
            <text:p>0.1883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88403">
            <text:p>0.1884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88503">
            <text:p>0.1885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88603">
            <text:p>0.1886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88703">
            <text:p>0.1887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88803">
            <text:p>0.1888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88903">
            <text:p>0.1889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89003">
            <text:p>0.1890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89103">
            <text:p>0.1891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89203">
            <text:p>0.1892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89303">
            <text:p>0.1893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89403">
            <text:p>0.1894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89503">
            <text:p>0.1895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89603">
            <text:p>0.1896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89703">
            <text:p>0.1897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89803">
            <text:p>0.1898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89903">
            <text:p>0.1899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0003">
            <text:p>0.1900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0103">
            <text:p>0.1901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0203">
            <text:p>0.1902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0303">
            <text:p>0.1903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0403">
            <text:p>0.1904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0503">
            <text:p>0.1905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0603">
            <text:p>0.1906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0703">
            <text:p>0.1907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0803">
            <text:p>0.1908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0903">
            <text:p>0.1909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1003">
            <text:p>0.1910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1103">
            <text:p>0.1911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1203">
            <text:p>0.1912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1303">
            <text:p>0.1913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1403">
            <text:p>0.1914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1503">
            <text:p>0.1915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1603">
            <text:p>0.1916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1703">
            <text:p>0.1917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1803">
            <text:p>0.1918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1903">
            <text:p>0.1919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2003">
            <text:p>0.1920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2103">
            <text:p>0.1921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2203">
            <text:p>0.1922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2303">
            <text:p>0.1923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2403">
            <text:p>0.1924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2503">
            <text:p>0.1925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2603">
            <text:p>0.1926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2703">
            <text:p>0.1927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2803">
            <text:p>0.1928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2903">
            <text:p>0.1929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3003">
            <text:p>0.1930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3103">
            <text:p>0.1931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3203">
            <text:p>0.1932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3303">
            <text:p>0.1933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3403">
            <text:p>0.1934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3503">
            <text:p>0.1935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3603">
            <text:p>0.1936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3703">
            <text:p>0.1937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3803">
            <text:p>0.1938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3903">
            <text:p>0.1939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4003">
            <text:p>0.1940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4103">
            <text:p>0.1941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4203">
            <text:p>0.1942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4303">
            <text:p>0.1943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4403">
            <text:p>0.1944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4503">
            <text:p>0.1945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4603">
            <text:p>0.1946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4703">
            <text:p>0.1947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4803">
            <text:p>0.1948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4903">
            <text:p>0.1949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5003">
            <text:p>0.1950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5103">
            <text:p>0.1951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5203">
            <text:p>0.1952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5303">
            <text:p>0.1953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5403">
            <text:p>0.1954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5503">
            <text:p>0.1955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5603">
            <text:p>0.1956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5703">
            <text:p>0.1957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5803">
            <text:p>0.1958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5903">
            <text:p>0.1959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6003">
            <text:p>0.1960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6103">
            <text:p>0.1961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6203">
            <text:p>0.1962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6303">
            <text:p>0.1963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6403">
            <text:p>0.1964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6503">
            <text:p>0.1965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6603">
            <text:p>0.1966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6703">
            <text:p>0.1967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6803">
            <text:p>0.1968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6903">
            <text:p>0.1969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7003">
            <text:p>0.1970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7103">
            <text:p>0.1971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7203">
            <text:p>0.1972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7303">
            <text:p>0.1973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7403">
            <text:p>0.1974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7503">
            <text:p>0.1975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7603">
            <text:p>0.1976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7703">
            <text:p>0.1977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7803">
            <text:p>0.1978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7903">
            <text:p>0.1979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8003">
            <text:p>0.1980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8103">
            <text:p>0.1981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8203">
            <text:p>0.1982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8303">
            <text:p>0.1983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8403">
            <text:p>0.198403</text:p>
          </table:table-cell>
          <table:table-cell office:value-type="float" office:value="2338.348877">
            <text:p>2338.348877</text:p>
          </table:table-cell>
        </table:table-row>
        <table:table-row table:style-name="ro1">
          <table:table-cell office:value-type="float" office:value="0.198503">
            <text:p>0.198503</text:p>
          </table:table-cell>
          <table:table-cell office:value-type="float" office:value="2338.3">
            <text:p>2338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7T18:53:09</dc:date>
    <dc:creator>Stefan </dc:creator>
    <meta:document-statistic meta:table-count="1" meta:cell-count="3974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2:Sheet1.B1987" svg:x="0.77cm" svg:y="0.855cm" svg:width="11.738cm" svg:height="7.545cm">
          <chartooo:coordinate-region svg:x="1.762cm" svg:y="1.054cm" svg:width="10.41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987" chart:class="chart:scatter">
            <chart:domain table:cell-range-address="Sheet1.A2:Sheet1.A1987"/>
            <chart:data-point chart:repeated="198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987</svg:desc>
                </draw:g>
              </table:table-cell>
              <table:table-cell office:value-type="float" office:value="4702.524414">
                <text:p>4702.524414</text:p>
                <draw:g>
                  <svg:desc>Sheet1.B2:Sheet1.B19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">
                <text:p>0.0001</text:p>
              </table:table-cell>
              <table:table-cell office:value-type="float" office:value="4702.524414">
                <text:p>4702.5244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">
                <text:p>0.0002</text:p>
              </table:table-cell>
              <table:table-cell office:value-type="float" office:value="4702.524414">
                <text:p>4702.5244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">
                <text:p>0.0003</text:p>
              </table:table-cell>
              <table:table-cell office:value-type="float" office:value="4702.524414">
                <text:p>4702.524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4">
                <text:p>0.0004</text:p>
              </table:table-cell>
              <table:table-cell office:value-type="float" office:value="4702.524414">
                <text:p>4702.5244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5">
                <text:p>0.0005</text:p>
              </table:table-cell>
              <table:table-cell office:value-type="float" office:value="4704.21582">
                <text:p>4704.215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6">
                <text:p>0.0006</text:p>
              </table:table-cell>
              <table:table-cell office:value-type="float" office:value="4683.474121">
                <text:p>4683.474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7">
                <text:p>0.0007</text:p>
              </table:table-cell>
              <table:table-cell office:value-type="float" office:value="4594.464355">
                <text:p>4594.4643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8">
                <text:p>0.0008</text:p>
              </table:table-cell>
              <table:table-cell office:value-type="float" office:value="4594.464355">
                <text:p>4594.4643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9">
                <text:p>0.0009</text:p>
              </table:table-cell>
              <table:table-cell office:value-type="float" office:value="4594.464355">
                <text:p>4594.464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">
                <text:p>0.001</text:p>
              </table:table-cell>
              <table:table-cell office:value-type="float" office:value="4594.464355">
                <text:p>4594.4643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1">
                <text:p>0.0011</text:p>
              </table:table-cell>
              <table:table-cell office:value-type="float" office:value="4594.464355">
                <text:p>4594.4643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2">
                <text:p>0.0012</text:p>
              </table:table-cell>
              <table:table-cell office:value-type="float" office:value="4594.464355">
                <text:p>4594.4643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3">
                <text:p>0.0013</text:p>
              </table:table-cell>
              <table:table-cell office:value-type="float" office:value="4591.384766">
                <text:p>4591.3847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4">
                <text:p>0.0014</text:p>
              </table:table-cell>
              <table:table-cell office:value-type="float" office:value="4591.384766">
                <text:p>4591.3847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5">
                <text:p>0.0015</text:p>
              </table:table-cell>
              <table:table-cell office:value-type="float" office:value="4591.384766">
                <text:p>4591.38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6">
                <text:p>0.0016</text:p>
              </table:table-cell>
              <table:table-cell office:value-type="float" office:value="4591.384766">
                <text:p>4591.3847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7">
                <text:p>0.0017</text:p>
              </table:table-cell>
              <table:table-cell office:value-type="float" office:value="4491.256348">
                <text:p>4491.2563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8">
                <text:p>0.0018</text:p>
              </table:table-cell>
              <table:table-cell office:value-type="float" office:value="4491.256348">
                <text:p>4491.2563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9">
                <text:p>0.0019</text:p>
              </table:table-cell>
              <table:table-cell office:value-type="float" office:value="4491.256348">
                <text:p>4491.2563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">
                <text:p>0.002</text:p>
              </table:table-cell>
              <table:table-cell office:value-type="float" office:value="4491.256348">
                <text:p>4491.2563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1">
                <text:p>0.0021</text:p>
              </table:table-cell>
              <table:table-cell office:value-type="float" office:value="4491.256348">
                <text:p>4491.2563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2">
                <text:p>0.0022</text:p>
              </table:table-cell>
              <table:table-cell office:value-type="float" office:value="4491.256348">
                <text:p>4491.2563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3">
                <text:p>0.0023</text:p>
              </table:table-cell>
              <table:table-cell office:value-type="float" office:value="4491.256348">
                <text:p>4491.2563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4">
                <text:p>0.0024</text:p>
              </table:table-cell>
              <table:table-cell office:value-type="float" office:value="4491.256348">
                <text:p>4491.2563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5">
                <text:p>0.0025</text:p>
              </table:table-cell>
              <table:table-cell office:value-type="float" office:value="4491.256348">
                <text:p>4491.2563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6">
                <text:p>0.0026</text:p>
              </table:table-cell>
              <table:table-cell office:value-type="float" office:value="4491.256348">
                <text:p>4491.2563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7">
                <text:p>0.0027</text:p>
              </table:table-cell>
              <table:table-cell office:value-type="float" office:value="4463.194336">
                <text:p>4463.1943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8">
                <text:p>0.0028</text:p>
              </table:table-cell>
              <table:table-cell office:value-type="float" office:value="4463.194336">
                <text:p>4463.1943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9">
                <text:p>0.0029</text:p>
              </table:table-cell>
              <table:table-cell office:value-type="float" office:value="4463.194336">
                <text:p>4463.1943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3">
                <text:p>0.003</text:p>
              </table:table-cell>
              <table:table-cell office:value-type="float" office:value="4434.572266">
                <text:p>4434.5722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1">
                <text:p>0.0031</text:p>
              </table:table-cell>
              <table:table-cell office:value-type="float" office:value="4330.198242">
                <text:p>4330.1982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32">
                <text:p>0.0032</text:p>
              </table:table-cell>
              <table:table-cell office:value-type="float" office:value="4329.553711">
                <text:p>4329.5537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3">
                <text:p>0.0033</text:p>
              </table:table-cell>
              <table:table-cell office:value-type="float" office:value="4329.553711">
                <text:p>4329.5537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4">
                <text:p>0.0034</text:p>
              </table:table-cell>
              <table:table-cell office:value-type="float" office:value="4213.742188">
                <text:p>4213.7421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5">
                <text:p>0.0035</text:p>
              </table:table-cell>
              <table:table-cell office:value-type="float" office:value="4213.742188">
                <text:p>4213.7421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6">
                <text:p>0.0036</text:p>
              </table:table-cell>
              <table:table-cell office:value-type="float" office:value="4206.808594">
                <text:p>4206.8085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37">
                <text:p>0.0037</text:p>
              </table:table-cell>
              <table:table-cell office:value-type="float" office:value="4206.808594">
                <text:p>4206.8085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38">
                <text:p>0.0038</text:p>
              </table:table-cell>
              <table:table-cell office:value-type="float" office:value="4206.808594">
                <text:p>4206.8085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9">
                <text:p>0.0039</text:p>
              </table:table-cell>
              <table:table-cell office:value-type="float" office:value="4178.726563">
                <text:p>4178.726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4">
                <text:p>0.004</text:p>
              </table:table-cell>
              <table:table-cell office:value-type="float" office:value="4093.145508">
                <text:p>4093.1455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41">
                <text:p>0.0041</text:p>
              </table:table-cell>
              <table:table-cell office:value-type="float" office:value="4093.145508">
                <text:p>4093.1455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42">
                <text:p>0.0042</text:p>
              </table:table-cell>
              <table:table-cell office:value-type="float" office:value="4093.145508">
                <text:p>4093.1455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43">
                <text:p>0.0043</text:p>
              </table:table-cell>
              <table:table-cell office:value-type="float" office:value="4093.145508">
                <text:p>4093.1455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44">
                <text:p>0.0044</text:p>
              </table:table-cell>
              <table:table-cell office:value-type="float" office:value="4093.145508">
                <text:p>4093.1455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45">
                <text:p>0.0045</text:p>
              </table:table-cell>
              <table:table-cell office:value-type="float" office:value="4093.145508">
                <text:p>4093.1455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46">
                <text:p>0.0046</text:p>
              </table:table-cell>
              <table:table-cell office:value-type="float" office:value="4071.317383">
                <text:p>4071.3173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47">
                <text:p>0.0047</text:p>
              </table:table-cell>
              <table:table-cell office:value-type="float" office:value="4071.317383">
                <text:p>4071.3173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48">
                <text:p>0.0048</text:p>
              </table:table-cell>
              <table:table-cell office:value-type="float" office:value="3922.958496">
                <text:p>3922.9584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49">
                <text:p>0.0049</text:p>
              </table:table-cell>
              <table:table-cell office:value-type="float" office:value="3787.575684">
                <text:p>3787.5756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5">
                <text:p>0.005</text:p>
              </table:table-cell>
              <table:table-cell office:value-type="float" office:value="3787.575684">
                <text:p>3787.5756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51">
                <text:p>0.0051</text:p>
              </table:table-cell>
              <table:table-cell office:value-type="float" office:value="3787.575684">
                <text:p>3787.5756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52">
                <text:p>0.0052</text:p>
              </table:table-cell>
              <table:table-cell office:value-type="float" office:value="3787.575684">
                <text:p>3787.5756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53">
                <text:p>0.0053</text:p>
              </table:table-cell>
              <table:table-cell office:value-type="float" office:value="3787.575684">
                <text:p>3787.5756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54">
                <text:p>0.0054</text:p>
              </table:table-cell>
              <table:table-cell office:value-type="float" office:value="3765.615479">
                <text:p>3765.6154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55">
                <text:p>0.0055</text:p>
              </table:table-cell>
              <table:table-cell office:value-type="float" office:value="3664.671387">
                <text:p>3664.6713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56">
                <text:p>0.0056</text:p>
              </table:table-cell>
              <table:table-cell office:value-type="float" office:value="3641.442139">
                <text:p>3641.4421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57">
                <text:p>0.0057</text:p>
              </table:table-cell>
              <table:table-cell office:value-type="float" office:value="3641.442139">
                <text:p>3641.4421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58">
                <text:p>0.0058</text:p>
              </table:table-cell>
              <table:table-cell office:value-type="float" office:value="3631.26709">
                <text:p>3631.267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59">
                <text:p>0.0059</text:p>
              </table:table-cell>
              <table:table-cell office:value-type="float" office:value="3631.26709">
                <text:p>3631.267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6">
                <text:p>0.006</text:p>
              </table:table-cell>
              <table:table-cell office:value-type="float" office:value="3631.26709">
                <text:p>3631.267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61">
                <text:p>0.0061</text:p>
              </table:table-cell>
              <table:table-cell office:value-type="float" office:value="3631.26709">
                <text:p>3631.267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62">
                <text:p>0.0062</text:p>
              </table:table-cell>
              <table:table-cell office:value-type="float" office:value="3631.26709">
                <text:p>3631.267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63">
                <text:p>0.0063</text:p>
              </table:table-cell>
              <table:table-cell office:value-type="float" office:value="3631.26709">
                <text:p>3631.267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64">
                <text:p>0.0064</text:p>
              </table:table-cell>
              <table:table-cell office:value-type="float" office:value="3535.991211">
                <text:p>3535.9912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65">
                <text:p>0.0065</text:p>
              </table:table-cell>
              <table:table-cell office:value-type="float" office:value="3535.991211">
                <text:p>3535.9912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66">
                <text:p>0.0066</text:p>
              </table:table-cell>
              <table:table-cell office:value-type="float" office:value="3535.991211">
                <text:p>3535.9912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67">
                <text:p>0.0067</text:p>
              </table:table-cell>
              <table:table-cell office:value-type="float" office:value="3494.424316">
                <text:p>3494.4243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68">
                <text:p>0.0068</text:p>
              </table:table-cell>
              <table:table-cell office:value-type="float" office:value="3485.644287">
                <text:p>3485.6442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69">
                <text:p>0.0069</text:p>
              </table:table-cell>
              <table:table-cell office:value-type="float" office:value="3485.644287">
                <text:p>3485.6442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7">
                <text:p>0.007</text:p>
              </table:table-cell>
              <table:table-cell office:value-type="float" office:value="3485.644287">
                <text:p>3485.6442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71">
                <text:p>0.0071</text:p>
              </table:table-cell>
              <table:table-cell office:value-type="float" office:value="3485.644287">
                <text:p>3485.6442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72">
                <text:p>0.0072</text:p>
              </table:table-cell>
              <table:table-cell office:value-type="float" office:value="3485.644287">
                <text:p>3485.6442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73">
                <text:p>0.0073</text:p>
              </table:table-cell>
              <table:table-cell office:value-type="float" office:value="3421.216064">
                <text:p>3421.2160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74">
                <text:p>0.0074</text:p>
              </table:table-cell>
              <table:table-cell office:value-type="float" office:value="3412.318359">
                <text:p>3412.3183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75">
                <text:p>0.0075</text:p>
              </table:table-cell>
              <table:table-cell office:value-type="float" office:value="3412.318359">
                <text:p>3412.3183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76">
                <text:p>0.0076</text:p>
              </table:table-cell>
              <table:table-cell office:value-type="float" office:value="3412.318359">
                <text:p>3412.3183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77">
                <text:p>0.0077</text:p>
              </table:table-cell>
              <table:table-cell office:value-type="float" office:value="3412.318359">
                <text:p>3412.3183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78">
                <text:p>0.0078</text:p>
              </table:table-cell>
              <table:table-cell office:value-type="float" office:value="3412.318359">
                <text:p>3412.3183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79">
                <text:p>0.0079</text:p>
              </table:table-cell>
              <table:table-cell office:value-type="float" office:value="3412.318359">
                <text:p>3412.3183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8">
                <text:p>0.008</text:p>
              </table:table-cell>
              <table:table-cell office:value-type="float" office:value="3395.174561">
                <text:p>3395.1745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81">
                <text:p>0.0081</text:p>
              </table:table-cell>
              <table:table-cell office:value-type="float" office:value="3023.40332">
                <text:p>3023.403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82">
                <text:p>0.0082</text:p>
              </table:table-cell>
              <table:table-cell office:value-type="float" office:value="3023.40332">
                <text:p>3023.403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83">
                <text:p>0.0083</text:p>
              </table:table-cell>
              <table:table-cell office:value-type="float" office:value="3023.40332">
                <text:p>3023.403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84">
                <text:p>0.0084</text:p>
              </table:table-cell>
              <table:table-cell office:value-type="float" office:value="3023.40332">
                <text:p>3023.40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85">
                <text:p>0.0085</text:p>
              </table:table-cell>
              <table:table-cell office:value-type="float" office:value="3023.40332">
                <text:p>3023.403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86">
                <text:p>0.0086</text:p>
              </table:table-cell>
              <table:table-cell office:value-type="float" office:value="2967.401611">
                <text:p>2967.4016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87">
                <text:p>0.0087</text:p>
              </table:table-cell>
              <table:table-cell office:value-type="float" office:value="2967.401611">
                <text:p>2967.4016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88">
                <text:p>0.0088</text:p>
              </table:table-cell>
              <table:table-cell office:value-type="float" office:value="2967.401611">
                <text:p>2967.4016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89">
                <text:p>0.0089</text:p>
              </table:table-cell>
              <table:table-cell office:value-type="float" office:value="2824.105713">
                <text:p>2824.1057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9">
                <text:p>0.009</text:p>
              </table:table-cell>
              <table:table-cell office:value-type="float" office:value="2824.105713">
                <text:p>2824.1057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91">
                <text:p>0.0091</text:p>
              </table:table-cell>
              <table:table-cell office:value-type="float" office:value="2824.105713">
                <text:p>2824.1057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92">
                <text:p>0.0092</text:p>
              </table:table-cell>
              <table:table-cell office:value-type="float" office:value="2797.031738">
                <text:p>2797.0317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93">
                <text:p>0.0093</text:p>
              </table:table-cell>
              <table:table-cell office:value-type="float" office:value="2797.031738">
                <text:p>2797.0317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94">
                <text:p>0.0094</text:p>
              </table:table-cell>
              <table:table-cell office:value-type="float" office:value="2797.031738">
                <text:p>2797.0317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95">
                <text:p>0.0095</text:p>
              </table:table-cell>
              <table:table-cell office:value-type="float" office:value="2797.031738">
                <text:p>2797.0317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96">
                <text:p>0.0096</text:p>
              </table:table-cell>
              <table:table-cell office:value-type="float" office:value="2797.031738">
                <text:p>2797.0317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7">
                <text:p>0.0097</text:p>
              </table:table-cell>
              <table:table-cell office:value-type="float" office:value="2797.031738">
                <text:p>2797.031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98">
                <text:p>0.0098</text:p>
              </table:table-cell>
              <table:table-cell office:value-type="float" office:value="2778.647461">
                <text:p>2778.6474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99">
                <text:p>0.0099</text:p>
              </table:table-cell>
              <table:table-cell office:value-type="float" office:value="2778.647461">
                <text:p>2778.6474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">
                <text:p>0.01</text:p>
              </table:table-cell>
              <table:table-cell office:value-type="float" office:value="2752.256104">
                <text:p>2752.2561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1">
                <text:p>0.0101</text:p>
              </table:table-cell>
              <table:table-cell office:value-type="float" office:value="2650.997803">
                <text:p>2650.9978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02">
                <text:p>0.0102</text:p>
              </table:table-cell>
              <table:table-cell office:value-type="float" office:value="2589.22583">
                <text:p>2589.225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03">
                <text:p>0.0103</text:p>
              </table:table-cell>
              <table:table-cell office:value-type="float" office:value="2509.351563">
                <text:p>2509.3515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04">
                <text:p>0.0104</text:p>
              </table:table-cell>
              <table:table-cell office:value-type="float" office:value="2507.364502">
                <text:p>2507.3645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05">
                <text:p>0.0105</text:p>
              </table:table-cell>
              <table:table-cell office:value-type="float" office:value="2507.364502">
                <text:p>2507.3645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06">
                <text:p>0.0106</text:p>
              </table:table-cell>
              <table:table-cell office:value-type="float" office:value="2499.235596">
                <text:p>2499.2355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07">
                <text:p>0.0107</text:p>
              </table:table-cell>
              <table:table-cell office:value-type="float" office:value="2495.955078">
                <text:p>2495.9550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08">
                <text:p>0.0108</text:p>
              </table:table-cell>
              <table:table-cell office:value-type="float" office:value="2491.908447">
                <text:p>2491.9084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09">
                <text:p>0.0109</text:p>
              </table:table-cell>
              <table:table-cell office:value-type="float" office:value="2491.908447">
                <text:p>2491.9084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1">
                <text:p>0.011</text:p>
              </table:table-cell>
              <table:table-cell office:value-type="float" office:value="2469.032471">
                <text:p>2469.0324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11">
                <text:p>0.0111</text:p>
              </table:table-cell>
              <table:table-cell office:value-type="float" office:value="2469.032471">
                <text:p>2469.0324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12">
                <text:p>0.0112</text:p>
              </table:table-cell>
              <table:table-cell office:value-type="float" office:value="2469.032471">
                <text:p>2469.0324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13">
                <text:p>0.0113</text:p>
              </table:table-cell>
              <table:table-cell office:value-type="float" office:value="2469.032471">
                <text:p>2469.0324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14">
                <text:p>0.0114</text:p>
              </table:table-cell>
              <table:table-cell office:value-type="float" office:value="2469.032471">
                <text:p>2469.0324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15">
                <text:p>0.0115</text:p>
              </table:table-cell>
              <table:table-cell office:value-type="float" office:value="2469.032471">
                <text:p>2469.0324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16">
                <text:p>0.0116</text:p>
              </table:table-cell>
              <table:table-cell office:value-type="float" office:value="2470.240967">
                <text:p>2470.2409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17">
                <text:p>0.0117</text:p>
              </table:table-cell>
              <table:table-cell office:value-type="float" office:value="2470.240967">
                <text:p>2470.2409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18">
                <text:p>0.0118</text:p>
              </table:table-cell>
              <table:table-cell office:value-type="float" office:value="2435.44043">
                <text:p>2435.440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19">
                <text:p>0.0119</text:p>
              </table:table-cell>
              <table:table-cell office:value-type="float" office:value="2435.44043">
                <text:p>2435.440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2">
                <text:p>0.012</text:p>
              </table:table-cell>
              <table:table-cell office:value-type="float" office:value="2425.963623">
                <text:p>2425.9636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21">
                <text:p>0.0121</text:p>
              </table:table-cell>
              <table:table-cell office:value-type="float" office:value="2425.963623">
                <text:p>2425.9636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22">
                <text:p>0.0122</text:p>
              </table:table-cell>
              <table:table-cell office:value-type="float" office:value="2425.963623">
                <text:p>2425.9636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23">
                <text:p>0.0123</text:p>
              </table:table-cell>
              <table:table-cell office:value-type="float" office:value="2425.963623">
                <text:p>2425.9636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24">
                <text:p>0.0124</text:p>
              </table:table-cell>
              <table:table-cell office:value-type="float" office:value="2425.963623">
                <text:p>2425.9636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25">
                <text:p>0.0125</text:p>
              </table:table-cell>
              <table:table-cell office:value-type="float" office:value="2425.963623">
                <text:p>2425.9636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26">
                <text:p>0.0126</text:p>
              </table:table-cell>
              <table:table-cell office:value-type="float" office:value="2409.933105">
                <text:p>2409.9331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27">
                <text:p>0.0127</text:p>
              </table:table-cell>
              <table:table-cell office:value-type="float" office:value="2409.933105">
                <text:p>2409.9331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28">
                <text:p>0.0128</text:p>
              </table:table-cell>
              <table:table-cell office:value-type="float" office:value="2409.933105">
                <text:p>2409.9331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29">
                <text:p>0.0129</text:p>
              </table:table-cell>
              <table:table-cell office:value-type="float" office:value="2409.933105">
                <text:p>2409.9331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3">
                <text:p>0.013</text:p>
              </table:table-cell>
              <table:table-cell office:value-type="float" office:value="2366.619873">
                <text:p>2366.6198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31">
                <text:p>0.0131</text:p>
              </table:table-cell>
              <table:table-cell office:value-type="float" office:value="2366.619873">
                <text:p>2366.6198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32">
                <text:p>0.0132</text:p>
              </table:table-cell>
              <table:table-cell office:value-type="float" office:value="2366.619873">
                <text:p>2366.6198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33">
                <text:p>0.0133</text:p>
              </table:table-cell>
              <table:table-cell office:value-type="float" office:value="2366.619873">
                <text:p>2366.6198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34">
                <text:p>0.0134</text:p>
              </table:table-cell>
              <table:table-cell office:value-type="float" office:value="2366.619873">
                <text:p>2366.6198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35">
                <text:p>0.0135</text:p>
              </table:table-cell>
              <table:table-cell office:value-type="float" office:value="2366.619873">
                <text:p>2366.6198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36">
                <text:p>0.0136</text:p>
              </table:table-cell>
              <table:table-cell office:value-type="float" office:value="2318.806885">
                <text:p>2318.8068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37">
                <text:p>0.0137</text:p>
              </table:table-cell>
              <table:table-cell office:value-type="float" office:value="2318.806885">
                <text:p>2318.8068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38">
                <text:p>0.0138</text:p>
              </table:table-cell>
              <table:table-cell office:value-type="float" office:value="2318.806885">
                <text:p>2318.8068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39">
                <text:p>0.0139</text:p>
              </table:table-cell>
              <table:table-cell office:value-type="float" office:value="2318.806885">
                <text:p>2318.8068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4">
                <text:p>0.014</text:p>
              </table:table-cell>
              <table:table-cell office:value-type="float" office:value="2318.806885">
                <text:p>2318.8068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41">
                <text:p>0.0141</text:p>
              </table:table-cell>
              <table:table-cell office:value-type="float" office:value="2318.806885">
                <text:p>2318.8068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42">
                <text:p>0.0142</text:p>
              </table:table-cell>
              <table:table-cell office:value-type="float" office:value="2307.279785">
                <text:p>2307.2797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43">
                <text:p>0.0143</text:p>
              </table:table-cell>
              <table:table-cell office:value-type="float" office:value="2307.279785">
                <text:p>2307.2797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44">
                <text:p>0.0144</text:p>
              </table:table-cell>
              <table:table-cell office:value-type="float" office:value="2307.279785">
                <text:p>2307.2797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45">
                <text:p>0.0145</text:p>
              </table:table-cell>
              <table:table-cell office:value-type="float" office:value="2307.279785">
                <text:p>2307.2797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46">
                <text:p>0.0146</text:p>
              </table:table-cell>
              <table:table-cell office:value-type="float" office:value="2307.279785">
                <text:p>2307.2797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47">
                <text:p>0.0147</text:p>
              </table:table-cell>
              <table:table-cell office:value-type="float" office:value="2307.279785">
                <text:p>2307.2797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48">
                <text:p>0.0148</text:p>
              </table:table-cell>
              <table:table-cell office:value-type="float" office:value="2294.174561">
                <text:p>2294.1745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49">
                <text:p>0.0149</text:p>
              </table:table-cell>
              <table:table-cell office:value-type="float" office:value="2294.174561">
                <text:p>2294.1745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5">
                <text:p>0.015</text:p>
              </table:table-cell>
              <table:table-cell office:value-type="float" office:value="2294.174561">
                <text:p>2294.1745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51">
                <text:p>0.0151</text:p>
              </table:table-cell>
              <table:table-cell office:value-type="float" office:value="2294.174561">
                <text:p>2294.1745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52">
                <text:p>0.0152</text:p>
              </table:table-cell>
              <table:table-cell office:value-type="float" office:value="2184.295166">
                <text:p>2184.2951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53">
                <text:p>0.0153</text:p>
              </table:table-cell>
              <table:table-cell office:value-type="float" office:value="2133.150146">
                <text:p>2133.1501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54">
                <text:p>0.0154</text:p>
              </table:table-cell>
              <table:table-cell office:value-type="float" office:value="2133.150146">
                <text:p>2133.1501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55">
                <text:p>0.0155</text:p>
              </table:table-cell>
              <table:table-cell office:value-type="float" office:value="2133.150146">
                <text:p>2133.1501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56">
                <text:p>0.0156</text:p>
              </table:table-cell>
              <table:table-cell office:value-type="float" office:value="2030.873657">
                <text:p>2030.8736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57">
                <text:p>0.0157</text:p>
              </table:table-cell>
              <table:table-cell office:value-type="float" office:value="2030.873657">
                <text:p>2030.8736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58">
                <text:p>0.0158</text:p>
              </table:table-cell>
              <table:table-cell office:value-type="float" office:value="2030.873657">
                <text:p>2030.8736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59">
                <text:p>0.0159</text:p>
              </table:table-cell>
              <table:table-cell office:value-type="float" office:value="2030.873657">
                <text:p>2030.8736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6">
                <text:p>0.016</text:p>
              </table:table-cell>
              <table:table-cell office:value-type="float" office:value="2013.739258">
                <text:p>2013.7392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61">
                <text:p>0.0161</text:p>
              </table:table-cell>
              <table:table-cell office:value-type="float" office:value="2013.739258">
                <text:p>2013.7392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62">
                <text:p>0.0162</text:p>
              </table:table-cell>
              <table:table-cell office:value-type="float" office:value="2013.739258">
                <text:p>2013.7392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63">
                <text:p>0.0163</text:p>
              </table:table-cell>
              <table:table-cell office:value-type="float" office:value="1969.642822">
                <text:p>1969.6428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64">
                <text:p>0.0164</text:p>
              </table:table-cell>
              <table:table-cell office:value-type="float" office:value="1957.070557">
                <text:p>1957.0705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65">
                <text:p>0.0165</text:p>
              </table:table-cell>
              <table:table-cell office:value-type="float" office:value="1957.070557">
                <text:p>1957.0705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66">
                <text:p>0.0166</text:p>
              </table:table-cell>
              <table:table-cell office:value-type="float" office:value="1957.070557">
                <text:p>1957.0705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67">
                <text:p>0.0167</text:p>
              </table:table-cell>
              <table:table-cell office:value-type="float" office:value="1957.070557">
                <text:p>1957.0705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68">
                <text:p>0.0168</text:p>
              </table:table-cell>
              <table:table-cell office:value-type="float" office:value="1957.070557">
                <text:p>1957.0705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69">
                <text:p>0.0169</text:p>
              </table:table-cell>
              <table:table-cell office:value-type="float" office:value="1957.070557">
                <text:p>1957.0705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7">
                <text:p>0.017</text:p>
              </table:table-cell>
              <table:table-cell office:value-type="float" office:value="1957.070557">
                <text:p>1957.0705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71">
                <text:p>0.0171</text:p>
              </table:table-cell>
              <table:table-cell office:value-type="float" office:value="1957.070557">
                <text:p>1957.0705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72">
                <text:p>0.0172</text:p>
              </table:table-cell>
              <table:table-cell office:value-type="float" office:value="1957.070557">
                <text:p>1957.0705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73">
                <text:p>0.0173</text:p>
              </table:table-cell>
              <table:table-cell office:value-type="float" office:value="1933.09314">
                <text:p>1933.093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74">
                <text:p>0.0174</text:p>
              </table:table-cell>
              <table:table-cell office:value-type="float" office:value="1881.925049">
                <text:p>1881.9250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75">
                <text:p>0.0175</text:p>
              </table:table-cell>
              <table:table-cell office:value-type="float" office:value="1881.925049">
                <text:p>1881.9250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76">
                <text:p>0.0176</text:p>
              </table:table-cell>
              <table:table-cell office:value-type="float" office:value="1863.841431">
                <text:p>1863.8414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77">
                <text:p>0.0177</text:p>
              </table:table-cell>
              <table:table-cell office:value-type="float" office:value="1863.841431">
                <text:p>1863.8414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78">
                <text:p>0.0178</text:p>
              </table:table-cell>
              <table:table-cell office:value-type="float" office:value="1863.841431">
                <text:p>1863.8414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79">
                <text:p>0.0179</text:p>
              </table:table-cell>
              <table:table-cell office:value-type="float" office:value="1858.32959">
                <text:p>1858.329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8">
                <text:p>0.018</text:p>
              </table:table-cell>
              <table:table-cell office:value-type="float" office:value="1858.32959">
                <text:p>1858.329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81">
                <text:p>0.0181</text:p>
              </table:table-cell>
              <table:table-cell office:value-type="float" office:value="1840.119873">
                <text:p>1840.1198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82">
                <text:p>0.0182</text:p>
              </table:table-cell>
              <table:table-cell office:value-type="float" office:value="1790.251343">
                <text:p>1790.2513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83">
                <text:p>0.0183</text:p>
              </table:table-cell>
              <table:table-cell office:value-type="float" office:value="1790.251343">
                <text:p>1790.2513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84">
                <text:p>0.0184</text:p>
              </table:table-cell>
              <table:table-cell office:value-type="float" office:value="1790.251343">
                <text:p>1790.2513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85">
                <text:p>0.0185</text:p>
              </table:table-cell>
              <table:table-cell office:value-type="float" office:value="1790.251343">
                <text:p>1790.2513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86">
                <text:p>0.0186</text:p>
              </table:table-cell>
              <table:table-cell office:value-type="float" office:value="1785.13562">
                <text:p>1785.135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87">
                <text:p>0.0187</text:p>
              </table:table-cell>
              <table:table-cell office:value-type="float" office:value="1785.13562">
                <text:p>1785.135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88">
                <text:p>0.0188</text:p>
              </table:table-cell>
              <table:table-cell office:value-type="float" office:value="1514.919189">
                <text:p>1514.9191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89">
                <text:p>0.0189</text:p>
              </table:table-cell>
              <table:table-cell office:value-type="float" office:value="1514.919189">
                <text:p>1514.9191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9">
                <text:p>0.019</text:p>
              </table:table-cell>
              <table:table-cell office:value-type="float" office:value="1514.919189">
                <text:p>1514.9191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91">
                <text:p>0.0191</text:p>
              </table:table-cell>
              <table:table-cell office:value-type="float" office:value="1475.28064">
                <text:p>1475.280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92">
                <text:p>0.0192</text:p>
              </table:table-cell>
              <table:table-cell office:value-type="float" office:value="1475.28064">
                <text:p>1475.280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93">
                <text:p>0.0193</text:p>
              </table:table-cell>
              <table:table-cell office:value-type="float" office:value="1475.28064">
                <text:p>1475.280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94">
                <text:p>0.0194</text:p>
              </table:table-cell>
              <table:table-cell office:value-type="float" office:value="1475.28064">
                <text:p>1475.280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95">
                <text:p>0.0195</text:p>
              </table:table-cell>
              <table:table-cell office:value-type="float" office:value="1472.341309">
                <text:p>1472.3413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96">
                <text:p>0.0196</text:p>
              </table:table-cell>
              <table:table-cell office:value-type="float" office:value="1472.341309">
                <text:p>1472.3413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97">
                <text:p>0.0197</text:p>
              </table:table-cell>
              <table:table-cell office:value-type="float" office:value="1472.341309">
                <text:p>1472.3413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98">
                <text:p>0.0198</text:p>
              </table:table-cell>
              <table:table-cell office:value-type="float" office:value="1462.773071">
                <text:p>1462.7730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99">
                <text:p>0.0199</text:p>
              </table:table-cell>
              <table:table-cell office:value-type="float" office:value="1434.345825">
                <text:p>1434.3458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">
                <text:p>0.02</text:p>
              </table:table-cell>
              <table:table-cell office:value-type="float" office:value="1405.57251">
                <text:p>1405.572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01">
                <text:p>0.0201</text:p>
              </table:table-cell>
              <table:table-cell office:value-type="float" office:value="1405.57251">
                <text:p>1405.572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02">
                <text:p>0.0202</text:p>
              </table:table-cell>
              <table:table-cell office:value-type="float" office:value="1180.146118">
                <text:p>1180.1461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03">
                <text:p>0.0203</text:p>
              </table:table-cell>
              <table:table-cell office:value-type="float" office:value="1180.146118">
                <text:p>1180.1461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04">
                <text:p>0.0204</text:p>
              </table:table-cell>
              <table:table-cell office:value-type="float" office:value="1180.146118">
                <text:p>1180.1461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05">
                <text:p>0.0205</text:p>
              </table:table-cell>
              <table:table-cell office:value-type="float" office:value="1180.146118">
                <text:p>1180.1461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06">
                <text:p>0.0206</text:p>
              </table:table-cell>
              <table:table-cell office:value-type="float" office:value="1180.146118">
                <text:p>1180.1461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07">
                <text:p>0.0207</text:p>
              </table:table-cell>
              <table:table-cell office:value-type="float" office:value="1180.146118">
                <text:p>1180.1461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08">
                <text:p>0.0208</text:p>
              </table:table-cell>
              <table:table-cell office:value-type="float" office:value="1045.554932">
                <text:p>1045.5549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09">
                <text:p>0.0209</text:p>
              </table:table-cell>
              <table:table-cell office:value-type="float" office:value="1045.554932">
                <text:p>1045.5549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21">
                <text:p>0.021</text:p>
              </table:table-cell>
              <table:table-cell office:value-type="float" office:value="1045.554932">
                <text:p>1045.5549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211">
                <text:p>0.0211</text:p>
              </table:table-cell>
              <table:table-cell office:value-type="float" office:value="1045.554932">
                <text:p>1045.5549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12">
                <text:p>0.0212</text:p>
              </table:table-cell>
              <table:table-cell office:value-type="float" office:value="999.569885">
                <text:p>999.5698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213">
                <text:p>0.0213</text:p>
              </table:table-cell>
              <table:table-cell office:value-type="float" office:value="999.569885">
                <text:p>999.5698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14">
                <text:p>0.0214</text:p>
              </table:table-cell>
              <table:table-cell office:value-type="float" office:value="999.569885">
                <text:p>999.5698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15">
                <text:p>0.0215</text:p>
              </table:table-cell>
              <table:table-cell office:value-type="float" office:value="999.569885">
                <text:p>999.5698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16">
                <text:p>0.0216</text:p>
              </table:table-cell>
              <table:table-cell office:value-type="float" office:value="999.569885">
                <text:p>999.5698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217">
                <text:p>0.0217</text:p>
              </table:table-cell>
              <table:table-cell office:value-type="float" office:value="999.569885">
                <text:p>999.5698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218">
                <text:p>0.0218</text:p>
              </table:table-cell>
              <table:table-cell office:value-type="float" office:value="976.70105">
                <text:p>976.701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19">
                <text:p>0.0219</text:p>
              </table:table-cell>
              <table:table-cell office:value-type="float" office:value="969.561768">
                <text:p>969.5617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22">
                <text:p>0.022</text:p>
              </table:table-cell>
              <table:table-cell office:value-type="float" office:value="959.408691">
                <text:p>959.4086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21">
                <text:p>0.0221</text:p>
              </table:table-cell>
              <table:table-cell office:value-type="float" office:value="959.408691">
                <text:p>959.4086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222">
                <text:p>0.0222</text:p>
              </table:table-cell>
              <table:table-cell office:value-type="float" office:value="953.354614">
                <text:p>953.35461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23">
                <text:p>0.0223</text:p>
              </table:table-cell>
              <table:table-cell office:value-type="float" office:value="926.518738">
                <text:p>926.5187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224">
                <text:p>0.0224</text:p>
              </table:table-cell>
              <table:table-cell office:value-type="float" office:value="926.518738">
                <text:p>926.5187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25">
                <text:p>0.0225</text:p>
              </table:table-cell>
              <table:table-cell office:value-type="float" office:value="914.341858">
                <text:p>914.3418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26">
                <text:p>0.0226</text:p>
              </table:table-cell>
              <table:table-cell office:value-type="float" office:value="914.341858">
                <text:p>914.3418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227">
                <text:p>0.0227</text:p>
              </table:table-cell>
              <table:table-cell office:value-type="float" office:value="914.341858">
                <text:p>914.3418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28">
                <text:p>0.0228</text:p>
              </table:table-cell>
              <table:table-cell office:value-type="float" office:value="903.434021">
                <text:p>903.4340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229">
                <text:p>0.0229</text:p>
              </table:table-cell>
              <table:table-cell office:value-type="float" office:value="903.434021">
                <text:p>903.4340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23">
                <text:p>0.023</text:p>
              </table:table-cell>
              <table:table-cell office:value-type="float" office:value="903.434021">
                <text:p>903.4340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231">
                <text:p>0.0231</text:p>
              </table:table-cell>
              <table:table-cell office:value-type="float" office:value="903.434021">
                <text:p>903.4340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32">
                <text:p>0.0232</text:p>
              </table:table-cell>
              <table:table-cell office:value-type="float" office:value="903.434021">
                <text:p>903.4340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233">
                <text:p>0.0233</text:p>
              </table:table-cell>
              <table:table-cell office:value-type="float" office:value="903.434021">
                <text:p>903.4340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234">
                <text:p>0.0234</text:p>
              </table:table-cell>
              <table:table-cell office:value-type="float" office:value="903.434021">
                <text:p>903.4340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235">
                <text:p>0.0235</text:p>
              </table:table-cell>
              <table:table-cell office:value-type="float" office:value="903.434021">
                <text:p>903.4340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36">
                <text:p>0.0236</text:p>
              </table:table-cell>
              <table:table-cell office:value-type="float" office:value="896.406738">
                <text:p>896.4067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37">
                <text:p>0.0237</text:p>
              </table:table-cell>
              <table:table-cell office:value-type="float" office:value="896.406738">
                <text:p>896.4067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238">
                <text:p>0.0238</text:p>
              </table:table-cell>
              <table:table-cell office:value-type="float" office:value="896.406738">
                <text:p>896.4067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239">
                <text:p>0.0239</text:p>
              </table:table-cell>
              <table:table-cell office:value-type="float" office:value="874.585632">
                <text:p>874.5856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24">
                <text:p>0.024</text:p>
              </table:table-cell>
              <table:table-cell office:value-type="float" office:value="864.520691">
                <text:p>864.5206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241">
                <text:p>0.0241</text:p>
              </table:table-cell>
              <table:table-cell office:value-type="float" office:value="864.520691">
                <text:p>864.5206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242">
                <text:p>0.0242</text:p>
              </table:table-cell>
              <table:table-cell office:value-type="float" office:value="864.520691">
                <text:p>864.5206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243">
                <text:p>0.0243</text:p>
              </table:table-cell>
              <table:table-cell office:value-type="float" office:value="864.520691">
                <text:p>864.5206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44">
                <text:p>0.0244</text:p>
              </table:table-cell>
              <table:table-cell office:value-type="float" office:value="856.5979">
                <text:p>856.59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245">
                <text:p>0.0245</text:p>
              </table:table-cell>
              <table:table-cell office:value-type="float" office:value="856.5979">
                <text:p>856.597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46">
                <text:p>0.0246</text:p>
              </table:table-cell>
              <table:table-cell office:value-type="float" office:value="856.5979">
                <text:p>856.59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247">
                <text:p>0.0247</text:p>
              </table:table-cell>
              <table:table-cell office:value-type="float" office:value="856.5979">
                <text:p>856.59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248">
                <text:p>0.0248</text:p>
              </table:table-cell>
              <table:table-cell office:value-type="float" office:value="856.5979">
                <text:p>856.59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49">
                <text:p>0.0249</text:p>
              </table:table-cell>
              <table:table-cell office:value-type="float" office:value="856.5979">
                <text:p>856.59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25">
                <text:p>0.025</text:p>
              </table:table-cell>
              <table:table-cell office:value-type="float" office:value="855.716064">
                <text:p>855.7160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251">
                <text:p>0.0251</text:p>
              </table:table-cell>
              <table:table-cell office:value-type="float" office:value="855.716064">
                <text:p>855.7160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252">
                <text:p>0.0252</text:p>
              </table:table-cell>
              <table:table-cell office:value-type="float" office:value="855.716064">
                <text:p>855.7160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253">
                <text:p>0.0253</text:p>
              </table:table-cell>
              <table:table-cell office:value-type="float" office:value="855.716064">
                <text:p>855.7160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254">
                <text:p>0.0254</text:p>
              </table:table-cell>
              <table:table-cell office:value-type="float" office:value="794.219727">
                <text:p>794.2197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255">
                <text:p>0.0255</text:p>
              </table:table-cell>
              <table:table-cell office:value-type="float" office:value="794.219727">
                <text:p>794.2197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256">
                <text:p>0.0256</text:p>
              </table:table-cell>
              <table:table-cell office:value-type="float" office:value="794.219727">
                <text:p>794.21972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257">
                <text:p>0.0257</text:p>
              </table:table-cell>
              <table:table-cell office:value-type="float" office:value="794.219727">
                <text:p>794.21972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258">
                <text:p>0.0258</text:p>
              </table:table-cell>
              <table:table-cell office:value-type="float" office:value="791.115662">
                <text:p>791.1156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59">
                <text:p>0.0259</text:p>
              </table:table-cell>
              <table:table-cell office:value-type="float" office:value="791.115662">
                <text:p>791.1156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26">
                <text:p>0.026</text:p>
              </table:table-cell>
              <table:table-cell office:value-type="float" office:value="791.912231">
                <text:p>791.91223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261">
                <text:p>0.0261</text:p>
              </table:table-cell>
              <table:table-cell office:value-type="float" office:value="791.912231">
                <text:p>791.9122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262">
                <text:p>0.0262</text:p>
              </table:table-cell>
              <table:table-cell office:value-type="float" office:value="788.91571">
                <text:p>788.915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263">
                <text:p>0.0263</text:p>
              </table:table-cell>
              <table:table-cell office:value-type="float" office:value="788.91571">
                <text:p>788.915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264">
                <text:p>0.0264</text:p>
              </table:table-cell>
              <table:table-cell office:value-type="float" office:value="788.91571">
                <text:p>788.9157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265">
                <text:p>0.0265</text:p>
              </table:table-cell>
              <table:table-cell office:value-type="float" office:value="786.91803">
                <text:p>786.918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266">
                <text:p>0.0266</text:p>
              </table:table-cell>
              <table:table-cell office:value-type="float" office:value="730.04248">
                <text:p>730.042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267">
                <text:p>0.0267</text:p>
              </table:table-cell>
              <table:table-cell office:value-type="float" office:value="723.052551">
                <text:p>723.0525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268">
                <text:p>0.0268</text:p>
              </table:table-cell>
              <table:table-cell office:value-type="float" office:value="723.052551">
                <text:p>723.0525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69">
                <text:p>0.0269</text:p>
              </table:table-cell>
              <table:table-cell office:value-type="float" office:value="723.052551">
                <text:p>723.0525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27">
                <text:p>0.027</text:p>
              </table:table-cell>
              <table:table-cell office:value-type="float" office:value="722.054016">
                <text:p>722.0540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271">
                <text:p>0.0271</text:p>
              </table:table-cell>
              <table:table-cell office:value-type="float" office:value="722.054016">
                <text:p>722.0540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272">
                <text:p>0.0272</text:p>
              </table:table-cell>
              <table:table-cell office:value-type="float" office:value="722.054016">
                <text:p>722.0540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273">
                <text:p>0.0273</text:p>
              </table:table-cell>
              <table:table-cell office:value-type="float" office:value="718.171265">
                <text:p>718.1712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274">
                <text:p>0.0274</text:p>
              </table:table-cell>
              <table:table-cell office:value-type="float" office:value="718.171265">
                <text:p>718.1712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275">
                <text:p>0.0275</text:p>
              </table:table-cell>
              <table:table-cell office:value-type="float" office:value="718.171265">
                <text:p>718.1712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276">
                <text:p>0.0276</text:p>
              </table:table-cell>
              <table:table-cell office:value-type="float" office:value="718.171265">
                <text:p>718.17126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277">
                <text:p>0.0277</text:p>
              </table:table-cell>
              <table:table-cell office:value-type="float" office:value="718.171265">
                <text:p>718.17126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278">
                <text:p>0.0278</text:p>
              </table:table-cell>
              <table:table-cell office:value-type="float" office:value="718.171265">
                <text:p>718.1712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279">
                <text:p>0.0279</text:p>
              </table:table-cell>
              <table:table-cell office:value-type="float" office:value="718.171265">
                <text:p>718.17126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8">
                <text:p>0.028</text:p>
              </table:table-cell>
              <table:table-cell office:value-type="float" office:value="718.171265">
                <text:p>718.17126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281">
                <text:p>0.0281</text:p>
              </table:table-cell>
              <table:table-cell office:value-type="float" office:value="718.171265">
                <text:p>718.17126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282">
                <text:p>0.0282</text:p>
              </table:table-cell>
              <table:table-cell office:value-type="float" office:value="720.056946">
                <text:p>720.0569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283">
                <text:p>0.0283</text:p>
              </table:table-cell>
              <table:table-cell office:value-type="float" office:value="720.056946">
                <text:p>720.05694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284">
                <text:p>0.0284</text:p>
              </table:table-cell>
              <table:table-cell office:value-type="float" office:value="720.056946">
                <text:p>720.05694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85">
                <text:p>0.0285</text:p>
              </table:table-cell>
              <table:table-cell office:value-type="float" office:value="715.715698">
                <text:p>715.7156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286">
                <text:p>0.0286</text:p>
              </table:table-cell>
              <table:table-cell office:value-type="float" office:value="721.709778">
                <text:p>721.70977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287">
                <text:p>0.0287</text:p>
              </table:table-cell>
              <table:table-cell office:value-type="float" office:value="721.709778">
                <text:p>721.7097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88">
                <text:p>0.0288</text:p>
              </table:table-cell>
              <table:table-cell office:value-type="float" office:value="721.709778">
                <text:p>721.70977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289">
                <text:p>0.0289</text:p>
              </table:table-cell>
              <table:table-cell office:value-type="float" office:value="721.709778">
                <text:p>721.70977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29">
                <text:p>0.029</text:p>
              </table:table-cell>
              <table:table-cell office:value-type="float" office:value="721.709778">
                <text:p>721.7097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291">
                <text:p>0.0291</text:p>
              </table:table-cell>
              <table:table-cell office:value-type="float" office:value="721.709778">
                <text:p>721.70977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292">
                <text:p>0.0292</text:p>
              </table:table-cell>
              <table:table-cell office:value-type="float" office:value="723.707825">
                <text:p>723.7078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293">
                <text:p>0.0293</text:p>
              </table:table-cell>
              <table:table-cell office:value-type="float" office:value="723.707825">
                <text:p>723.7078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294">
                <text:p>0.0294</text:p>
              </table:table-cell>
              <table:table-cell office:value-type="float" office:value="723.707825">
                <text:p>723.7078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295">
                <text:p>0.0295</text:p>
              </table:table-cell>
              <table:table-cell office:value-type="float" office:value="725.620422">
                <text:p>725.6204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296">
                <text:p>0.0296</text:p>
              </table:table-cell>
              <table:table-cell office:value-type="float" office:value="725.620422">
                <text:p>725.6204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97">
                <text:p>0.0297</text:p>
              </table:table-cell>
              <table:table-cell office:value-type="float" office:value="725.620422">
                <text:p>725.6204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298">
                <text:p>0.0298</text:p>
              </table:table-cell>
              <table:table-cell office:value-type="float" office:value="725.620422">
                <text:p>725.6204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99">
                <text:p>0.0299</text:p>
              </table:table-cell>
              <table:table-cell office:value-type="float" office:value="725.620422">
                <text:p>725.6204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3">
                <text:p>0.03</text:p>
              </table:table-cell>
              <table:table-cell office:value-type="float" office:value="725.579773">
                <text:p>725.57977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301">
                <text:p>0.0301</text:p>
              </table:table-cell>
              <table:table-cell office:value-type="float" office:value="725.579773">
                <text:p>725.5797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302">
                <text:p>0.0302</text:p>
              </table:table-cell>
              <table:table-cell office:value-type="float" office:value="724.706848">
                <text:p>724.70684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303">
                <text:p>0.0303</text:p>
              </table:table-cell>
              <table:table-cell office:value-type="float" office:value="732.656128">
                <text:p>732.65612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304">
                <text:p>0.0304</text:p>
              </table:table-cell>
              <table:table-cell office:value-type="float" office:value="732.656128">
                <text:p>732.65612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305">
                <text:p>0.0305</text:p>
              </table:table-cell>
              <table:table-cell office:value-type="float" office:value="732.656128">
                <text:p>732.6561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306">
                <text:p>0.0306</text:p>
              </table:table-cell>
              <table:table-cell office:value-type="float" office:value="734.654358">
                <text:p>734.6543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307">
                <text:p>0.0307</text:p>
              </table:table-cell>
              <table:table-cell office:value-type="float" office:value="734.654358">
                <text:p>734.6543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308">
                <text:p>0.0308</text:p>
              </table:table-cell>
              <table:table-cell office:value-type="float" office:value="734.654358">
                <text:p>734.65435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309">
                <text:p>0.0309</text:p>
              </table:table-cell>
              <table:table-cell office:value-type="float" office:value="734.654358">
                <text:p>734.6543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31">
                <text:p>0.031</text:p>
              </table:table-cell>
              <table:table-cell office:value-type="float" office:value="734.654358">
                <text:p>734.6543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311">
                <text:p>0.0311</text:p>
              </table:table-cell>
              <table:table-cell office:value-type="float" office:value="734.654358">
                <text:p>734.65435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312">
                <text:p>0.0312</text:p>
              </table:table-cell>
              <table:table-cell office:value-type="float" office:value="734.654358">
                <text:p>734.6543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313">
                <text:p>0.0313</text:p>
              </table:table-cell>
              <table:table-cell office:value-type="float" office:value="734.654358">
                <text:p>734.6543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314">
                <text:p>0.0314</text:p>
              </table:table-cell>
              <table:table-cell office:value-type="float" office:value="734.654358">
                <text:p>734.65435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315">
                <text:p>0.0315</text:p>
              </table:table-cell>
              <table:table-cell office:value-type="float" office:value="734.654358">
                <text:p>734.6543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316">
                <text:p>0.0316</text:p>
              </table:table-cell>
              <table:table-cell office:value-type="float" office:value="734.654358">
                <text:p>734.65435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317">
                <text:p>0.0317</text:p>
              </table:table-cell>
              <table:table-cell office:value-type="float" office:value="734.654358">
                <text:p>734.6543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318">
                <text:p>0.0318</text:p>
              </table:table-cell>
              <table:table-cell office:value-type="float" office:value="734.654358">
                <text:p>734.6543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319">
                <text:p>0.0319</text:p>
              </table:table-cell>
              <table:table-cell office:value-type="float" office:value="734.654358">
                <text:p>734.6543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32">
                <text:p>0.032</text:p>
              </table:table-cell>
              <table:table-cell office:value-type="float" office:value="734.654358">
                <text:p>734.6543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321">
                <text:p>0.0321</text:p>
              </table:table-cell>
              <table:table-cell office:value-type="float" office:value="734.654358">
                <text:p>734.65435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322">
                <text:p>0.0322</text:p>
              </table:table-cell>
              <table:table-cell office:value-type="float" office:value="734.654358">
                <text:p>734.6543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323">
                <text:p>0.0323</text:p>
              </table:table-cell>
              <table:table-cell office:value-type="float" office:value="734.654358">
                <text:p>734.6543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324">
                <text:p>0.0324</text:p>
              </table:table-cell>
              <table:table-cell office:value-type="float" office:value="734.654358">
                <text:p>734.6543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325">
                <text:p>0.0325</text:p>
              </table:table-cell>
              <table:table-cell office:value-type="float" office:value="734.654358">
                <text:p>734.6543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326">
                <text:p>0.0326</text:p>
              </table:table-cell>
              <table:table-cell office:value-type="float" office:value="734.654358">
                <text:p>734.65435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327">
                <text:p>0.0327</text:p>
              </table:table-cell>
              <table:table-cell office:value-type="float" office:value="734.654358">
                <text:p>734.65435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328">
                <text:p>0.0328</text:p>
              </table:table-cell>
              <table:table-cell office:value-type="float" office:value="734.654358">
                <text:p>734.6543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329">
                <text:p>0.0329</text:p>
              </table:table-cell>
              <table:table-cell office:value-type="float" office:value="751.681458">
                <text:p>751.6814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33">
                <text:p>0.033</text:p>
              </table:table-cell>
              <table:table-cell office:value-type="float" office:value="751.681458">
                <text:p>751.68145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331">
                <text:p>0.0331</text:p>
              </table:table-cell>
              <table:table-cell office:value-type="float" office:value="751.681458">
                <text:p>751.6814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332">
                <text:p>0.0332</text:p>
              </table:table-cell>
              <table:table-cell office:value-type="float" office:value="755.720825">
                <text:p>755.7208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333">
                <text:p>0.0333</text:p>
              </table:table-cell>
              <table:table-cell office:value-type="float" office:value="755.720825">
                <text:p>755.7208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334">
                <text:p>0.0334</text:p>
              </table:table-cell>
              <table:table-cell office:value-type="float" office:value="755.720825">
                <text:p>755.7208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335">
                <text:p>0.0335</text:p>
              </table:table-cell>
              <table:table-cell office:value-type="float" office:value="755.720825">
                <text:p>755.7208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336">
                <text:p>0.0336</text:p>
              </table:table-cell>
              <table:table-cell office:value-type="float" office:value="755.720825">
                <text:p>755.7208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337">
                <text:p>0.0337</text:p>
              </table:table-cell>
              <table:table-cell office:value-type="float" office:value="755.720825">
                <text:p>755.7208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338">
                <text:p>0.0338</text:p>
              </table:table-cell>
              <table:table-cell office:value-type="float" office:value="758.633667">
                <text:p>758.6336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339">
                <text:p>0.0339</text:p>
              </table:table-cell>
              <table:table-cell office:value-type="float" office:value="758.633667">
                <text:p>758.6336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34">
                <text:p>0.034</text:p>
              </table:table-cell>
              <table:table-cell office:value-type="float" office:value="758.633667">
                <text:p>758.6336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341">
                <text:p>0.0341</text:p>
              </table:table-cell>
              <table:table-cell office:value-type="float" office:value="758.633667">
                <text:p>758.6336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342">
                <text:p>0.0342</text:p>
              </table:table-cell>
              <table:table-cell office:value-type="float" office:value="758.633667">
                <text:p>758.6336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343">
                <text:p>0.0343</text:p>
              </table:table-cell>
              <table:table-cell office:value-type="float" office:value="758.633667">
                <text:p>758.6336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344">
                <text:p>0.0344</text:p>
              </table:table-cell>
              <table:table-cell office:value-type="float" office:value="758.633667">
                <text:p>758.6336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345">
                <text:p>0.0345</text:p>
              </table:table-cell>
              <table:table-cell office:value-type="float" office:value="758.633667">
                <text:p>758.6336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346">
                <text:p>0.0346</text:p>
              </table:table-cell>
              <table:table-cell office:value-type="float" office:value="758.633667">
                <text:p>758.6336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347">
                <text:p>0.0347</text:p>
              </table:table-cell>
              <table:table-cell office:value-type="float" office:value="760.001343">
                <text:p>760.00134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348">
                <text:p>0.0348</text:p>
              </table:table-cell>
              <table:table-cell office:value-type="float" office:value="760.001343">
                <text:p>760.0013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349">
                <text:p>0.0349</text:p>
              </table:table-cell>
              <table:table-cell office:value-type="float" office:value="760.001343">
                <text:p>760.00134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35">
                <text:p>0.035</text:p>
              </table:table-cell>
              <table:table-cell office:value-type="float" office:value="764.994751">
                <text:p>764.9947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351">
                <text:p>0.0351</text:p>
              </table:table-cell>
              <table:table-cell office:value-type="float" office:value="764.994751">
                <text:p>764.9947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352">
                <text:p>0.0352</text:p>
              </table:table-cell>
              <table:table-cell office:value-type="float" office:value="764.994751">
                <text:p>764.9947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353">
                <text:p>0.0353</text:p>
              </table:table-cell>
              <table:table-cell office:value-type="float" office:value="765.993469">
                <text:p>765.99346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354">
                <text:p>0.0354</text:p>
              </table:table-cell>
              <table:table-cell office:value-type="float" office:value="765.993469">
                <text:p>765.9934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355">
                <text:p>0.0355</text:p>
              </table:table-cell>
              <table:table-cell office:value-type="float" office:value="765.993469">
                <text:p>765.9934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356">
                <text:p>0.0356</text:p>
              </table:table-cell>
              <table:table-cell office:value-type="float" office:value="765.993469">
                <text:p>765.99346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357">
                <text:p>0.0357</text:p>
              </table:table-cell>
              <table:table-cell office:value-type="float" office:value="765.993469">
                <text:p>765.99346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358">
                <text:p>0.0358</text:p>
              </table:table-cell>
              <table:table-cell office:value-type="float" office:value="765.993469">
                <text:p>765.9934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359">
                <text:p>0.0359</text:p>
              </table:table-cell>
              <table:table-cell office:value-type="float" office:value="765.993469">
                <text:p>765.99346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36">
                <text:p>0.036</text:p>
              </table:table-cell>
              <table:table-cell office:value-type="float" office:value="765.993469">
                <text:p>765.99346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361">
                <text:p>0.0361</text:p>
              </table:table-cell>
              <table:table-cell office:value-type="float" office:value="783.92157">
                <text:p>783.921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362">
                <text:p>0.0362</text:p>
              </table:table-cell>
              <table:table-cell office:value-type="float" office:value="783.92157">
                <text:p>783.9215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363">
                <text:p>0.0363</text:p>
              </table:table-cell>
              <table:table-cell office:value-type="float" office:value="783.92157">
                <text:p>783.9215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364">
                <text:p>0.0364</text:p>
              </table:table-cell>
              <table:table-cell office:value-type="float" office:value="783.92157">
                <text:p>783.9215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365">
                <text:p>0.0365</text:p>
              </table:table-cell>
              <table:table-cell office:value-type="float" office:value="783.92157">
                <text:p>783.9215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366">
                <text:p>0.0366</text:p>
              </table:table-cell>
              <table:table-cell office:value-type="float" office:value="783.92157">
                <text:p>783.9215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367">
                <text:p>0.0367</text:p>
              </table:table-cell>
              <table:table-cell office:value-type="float" office:value="783.92157">
                <text:p>783.9215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368">
                <text:p>0.0368</text:p>
              </table:table-cell>
              <table:table-cell office:value-type="float" office:value="783.92157">
                <text:p>783.9215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369">
                <text:p>0.0369</text:p>
              </table:table-cell>
              <table:table-cell office:value-type="float" office:value="783.92157">
                <text:p>783.921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37">
                <text:p>0.037</text:p>
              </table:table-cell>
              <table:table-cell office:value-type="float" office:value="783.92157">
                <text:p>783.9215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371">
                <text:p>0.0371</text:p>
              </table:table-cell>
              <table:table-cell office:value-type="float" office:value="783.92157">
                <text:p>783.9215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372">
                <text:p>0.0372</text:p>
              </table:table-cell>
              <table:table-cell office:value-type="float" office:value="729.617004">
                <text:p>729.61700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373">
                <text:p>0.0373</text:p>
              </table:table-cell>
              <table:table-cell office:value-type="float" office:value="729.617004">
                <text:p>729.6170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374">
                <text:p>0.0374</text:p>
              </table:table-cell>
              <table:table-cell office:value-type="float" office:value="729.617004">
                <text:p>729.61700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375">
                <text:p>0.0375</text:p>
              </table:table-cell>
              <table:table-cell office:value-type="float" office:value="729.617004">
                <text:p>729.6170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376">
                <text:p>0.0376</text:p>
              </table:table-cell>
              <table:table-cell office:value-type="float" office:value="729.617004">
                <text:p>729.6170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377">
                <text:p>0.0377</text:p>
              </table:table-cell>
              <table:table-cell office:value-type="float" office:value="729.617004">
                <text:p>729.6170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378">
                <text:p>0.0378</text:p>
              </table:table-cell>
              <table:table-cell office:value-type="float" office:value="729.617004">
                <text:p>729.6170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379">
                <text:p>0.0379</text:p>
              </table:table-cell>
              <table:table-cell office:value-type="float" office:value="729.617004">
                <text:p>729.6170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38">
                <text:p>0.038</text:p>
              </table:table-cell>
              <table:table-cell office:value-type="float" office:value="849.461609">
                <text:p>849.4616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381">
                <text:p>0.0381</text:p>
              </table:table-cell>
              <table:table-cell office:value-type="float" office:value="886.068298">
                <text:p>886.06829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382">
                <text:p>0.0382</text:p>
              </table:table-cell>
              <table:table-cell office:value-type="float" office:value="823.661316">
                <text:p>823.6613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383">
                <text:p>0.0383</text:p>
              </table:table-cell>
              <table:table-cell office:value-type="float" office:value="823.661316">
                <text:p>823.6613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384">
                <text:p>0.0384</text:p>
              </table:table-cell>
              <table:table-cell office:value-type="float" office:value="823.661316">
                <text:p>823.6613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385">
                <text:p>0.0385</text:p>
              </table:table-cell>
              <table:table-cell office:value-type="float" office:value="823.661316">
                <text:p>823.6613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386">
                <text:p>0.0386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387">
                <text:p>0.0387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388">
                <text:p>0.0388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389">
                <text:p>0.0389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39">
                <text:p>0.039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391">
                <text:p>0.0391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392">
                <text:p>0.0392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393">
                <text:p>0.0393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394">
                <text:p>0.0394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395">
                <text:p>0.0395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396">
                <text:p>0.0396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397">
                <text:p>0.0397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398">
                <text:p>0.0398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399">
                <text:p>0.0399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4">
                <text:p>0.04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401">
                <text:p>0.0401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402">
                <text:p>0.0402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403">
                <text:p>0.0403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404">
                <text:p>0.0404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405">
                <text:p>0.0405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406">
                <text:p>0.0406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407">
                <text:p>0.0407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408">
                <text:p>0.0408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409">
                <text:p>0.0409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41">
                <text:p>0.041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411">
                <text:p>0.0411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412">
                <text:p>0.0412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413">
                <text:p>0.0413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414">
                <text:p>0.0414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415">
                <text:p>0.0415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416">
                <text:p>0.0416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417">
                <text:p>0.0417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418">
                <text:p>0.0418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419">
                <text:p>0.0419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42">
                <text:p>0.042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421">
                <text:p>0.0421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422">
                <text:p>0.0422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423">
                <text:p>0.0423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424">
                <text:p>0.0424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425">
                <text:p>0.0425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426">
                <text:p>0.0426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427">
                <text:p>0.0427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428">
                <text:p>0.0428</text:p>
              </table:table-cell>
              <table:table-cell office:value-type="float" office:value="845.644104">
                <text:p>845.6441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429">
                <text:p>0.0429</text:p>
              </table:table-cell>
              <table:table-cell office:value-type="float" office:value="854.716919">
                <text:p>854.71691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43">
                <text:p>0.043</text:p>
              </table:table-cell>
              <table:table-cell office:value-type="float" office:value="854.716919">
                <text:p>854.71691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431">
                <text:p>0.0431</text:p>
              </table:table-cell>
              <table:table-cell office:value-type="float" office:value="854.716919">
                <text:p>854.7169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432">
                <text:p>0.0432</text:p>
              </table:table-cell>
              <table:table-cell office:value-type="float" office:value="854.716919">
                <text:p>854.7169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433">
                <text:p>0.0433</text:p>
              </table:table-cell>
              <table:table-cell office:value-type="float" office:value="854.716919">
                <text:p>854.71691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434">
                <text:p>0.0434</text:p>
              </table:table-cell>
              <table:table-cell office:value-type="float" office:value="854.716919">
                <text:p>854.7169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435">
                <text:p>0.0435</text:p>
              </table:table-cell>
              <table:table-cell office:value-type="float" office:value="854.716919">
                <text:p>854.7169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436">
                <text:p>0.0436</text:p>
              </table:table-cell>
              <table:table-cell office:value-type="float" office:value="854.716919">
                <text:p>854.71691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437">
                <text:p>0.0437</text:p>
              </table:table-cell>
              <table:table-cell office:value-type="float" office:value="854.716919">
                <text:p>854.71691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438">
                <text:p>0.0438</text:p>
              </table:table-cell>
              <table:table-cell office:value-type="float" office:value="869.064453">
                <text:p>869.0644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439">
                <text:p>0.0439</text:p>
              </table:table-cell>
              <table:table-cell office:value-type="float" office:value="869.064453">
                <text:p>869.06445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44">
                <text:p>0.044</text:p>
              </table:table-cell>
              <table:table-cell office:value-type="float" office:value="869.064453">
                <text:p>869.06445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441">
                <text:p>0.0441</text:p>
              </table:table-cell>
              <table:table-cell office:value-type="float" office:value="869.064453">
                <text:p>869.06445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442">
                <text:p>0.0442</text:p>
              </table:table-cell>
              <table:table-cell office:value-type="float" office:value="869.064453">
                <text:p>869.0644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443">
                <text:p>0.0443</text:p>
              </table:table-cell>
              <table:table-cell office:value-type="float" office:value="869.064453">
                <text:p>869.06445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444">
                <text:p>0.0444</text:p>
              </table:table-cell>
              <table:table-cell office:value-type="float" office:value="869.064453">
                <text:p>869.06445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445">
                <text:p>0.0445</text:p>
              </table:table-cell>
              <table:table-cell office:value-type="float" office:value="885.996033">
                <text:p>885.99603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446">
                <text:p>0.0446</text:p>
              </table:table-cell>
              <table:table-cell office:value-type="float" office:value="892.767029">
                <text:p>892.76702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447">
                <text:p>0.0447</text:p>
              </table:table-cell>
              <table:table-cell office:value-type="float" office:value="892.767029">
                <text:p>892.76702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448">
                <text:p>0.0448</text:p>
              </table:table-cell>
              <table:table-cell office:value-type="float" office:value="892.767029">
                <text:p>892.76702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449">
                <text:p>0.0449</text:p>
              </table:table-cell>
              <table:table-cell office:value-type="float" office:value="892.767029">
                <text:p>892.7670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45">
                <text:p>0.045</text:p>
              </table:table-cell>
              <table:table-cell office:value-type="float" office:value="956.836426">
                <text:p>956.8364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451">
                <text:p>0.0451</text:p>
              </table:table-cell>
              <table:table-cell office:value-type="float" office:value="956.836426">
                <text:p>956.83642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452">
                <text:p>0.0452</text:p>
              </table:table-cell>
              <table:table-cell office:value-type="float" office:value="983.813477">
                <text:p>983.81347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453">
                <text:p>0.0453</text:p>
              </table:table-cell>
              <table:table-cell office:value-type="float" office:value="983.813477">
                <text:p>983.81347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454">
                <text:p>0.0454</text:p>
              </table:table-cell>
              <table:table-cell office:value-type="float" office:value="983.813477">
                <text:p>983.81347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455">
                <text:p>0.0455</text:p>
              </table:table-cell>
              <table:table-cell office:value-type="float" office:value="998.628052">
                <text:p>998.62805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456">
                <text:p>0.0456</text:p>
              </table:table-cell>
              <table:table-cell office:value-type="float" office:value="998.628052">
                <text:p>998.62805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457">
                <text:p>0.0457</text:p>
              </table:table-cell>
              <table:table-cell office:value-type="float" office:value="998.628052">
                <text:p>998.62805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458">
                <text:p>0.0458</text:p>
              </table:table-cell>
              <table:table-cell office:value-type="float" office:value="998.628052">
                <text:p>998.62805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459">
                <text:p>0.0459</text:p>
              </table:table-cell>
              <table:table-cell office:value-type="float" office:value="998.628052">
                <text:p>998.62805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46">
                <text:p>0.046</text:p>
              </table:table-cell>
              <table:table-cell office:value-type="float" office:value="998.628052">
                <text:p>998.62805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461">
                <text:p>0.0461</text:p>
              </table:table-cell>
              <table:table-cell office:value-type="float" office:value="998.628052">
                <text:p>998.6280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462">
                <text:p>0.0462</text:p>
              </table:table-cell>
              <table:table-cell office:value-type="float" office:value="998.628052">
                <text:p>998.62805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463">
                <text:p>0.0463</text:p>
              </table:table-cell>
              <table:table-cell office:value-type="float" office:value="998.628052">
                <text:p>998.62805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464">
                <text:p>0.0464</text:p>
              </table:table-cell>
              <table:table-cell office:value-type="float" office:value="998.628052">
                <text:p>998.62805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465">
                <text:p>0.0465</text:p>
              </table:table-cell>
              <table:table-cell office:value-type="float" office:value="998.628052">
                <text:p>998.62805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466">
                <text:p>0.0466</text:p>
              </table:table-cell>
              <table:table-cell office:value-type="float" office:value="998.628052">
                <text:p>998.62805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467">
                <text:p>0.0467</text:p>
              </table:table-cell>
              <table:table-cell office:value-type="float" office:value="998.628052">
                <text:p>998.6280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468">
                <text:p>0.0468</text:p>
              </table:table-cell>
              <table:table-cell office:value-type="float" office:value="998.628052">
                <text:p>998.62805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469">
                <text:p>0.0469</text:p>
              </table:table-cell>
              <table:table-cell office:value-type="float" office:value="998.628052">
                <text:p>998.62805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47">
                <text:p>0.047</text:p>
              </table:table-cell>
              <table:table-cell office:value-type="float" office:value="998.628052">
                <text:p>998.62805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471">
                <text:p>0.0471</text:p>
              </table:table-cell>
              <table:table-cell office:value-type="float" office:value="998.628052">
                <text:p>998.62805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472">
                <text:p>0.0472</text:p>
              </table:table-cell>
              <table:table-cell office:value-type="float" office:value="1055.129395">
                <text:p>1055.1293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473">
                <text:p>0.0473</text:p>
              </table:table-cell>
              <table:table-cell office:value-type="float" office:value="1055.129395">
                <text:p>1055.12939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474">
                <text:p>0.0474</text:p>
              </table:table-cell>
              <table:table-cell office:value-type="float" office:value="1055.129395">
                <text:p>1055.1293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475">
                <text:p>0.0475</text:p>
              </table:table-cell>
              <table:table-cell office:value-type="float" office:value="1055.129395">
                <text:p>1055.1293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476">
                <text:p>0.0476</text:p>
              </table:table-cell>
              <table:table-cell office:value-type="float" office:value="1055.129395">
                <text:p>1055.12939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477">
                <text:p>0.0477</text:p>
              </table:table-cell>
              <table:table-cell office:value-type="float" office:value="1055.129395">
                <text:p>1055.12939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478">
                <text:p>0.0478</text:p>
              </table:table-cell>
              <table:table-cell office:value-type="float" office:value="1055.129395">
                <text:p>1055.1293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479">
                <text:p>0.0479</text:p>
              </table:table-cell>
              <table:table-cell office:value-type="float" office:value="1055.129395">
                <text:p>1055.12939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48">
                <text:p>0.048</text:p>
              </table:table-cell>
              <table:table-cell office:value-type="float" office:value="1055.129395">
                <text:p>1055.12939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481">
                <text:p>0.0481</text:p>
              </table:table-cell>
              <table:table-cell office:value-type="float" office:value="1055.129395">
                <text:p>1055.12939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482">
                <text:p>0.0482</text:p>
              </table:table-cell>
              <table:table-cell office:value-type="float" office:value="1055.129395">
                <text:p>1055.12939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483">
                <text:p>0.0483</text:p>
              </table:table-cell>
              <table:table-cell office:value-type="float" office:value="1055.129395">
                <text:p>1055.12939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484">
                <text:p>0.0484</text:p>
              </table:table-cell>
              <table:table-cell office:value-type="float" office:value="1055.129395">
                <text:p>1055.12939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485">
                <text:p>0.0485</text:p>
              </table:table-cell>
              <table:table-cell office:value-type="float" office:value="1055.129395">
                <text:p>1055.12939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486">
                <text:p>0.0486</text:p>
              </table:table-cell>
              <table:table-cell office:value-type="float" office:value="1055.129395">
                <text:p>1055.1293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487">
                <text:p>0.0487</text:p>
              </table:table-cell>
              <table:table-cell office:value-type="float" office:value="1055.129395">
                <text:p>1055.12939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488">
                <text:p>0.0488</text:p>
              </table:table-cell>
              <table:table-cell office:value-type="float" office:value="1055.129395">
                <text:p>1055.12939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489">
                <text:p>0.0489</text:p>
              </table:table-cell>
              <table:table-cell office:value-type="float" office:value="1055.129395">
                <text:p>1055.12939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49">
                <text:p>0.049</text:p>
              </table:table-cell>
              <table:table-cell office:value-type="float" office:value="1087.453003">
                <text:p>1087.45300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491">
                <text:p>0.0491</text:p>
              </table:table-cell>
              <table:table-cell office:value-type="float" office:value="1087.453003">
                <text:p>1087.45300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492">
                <text:p>0.0492</text:p>
              </table:table-cell>
              <table:table-cell office:value-type="float" office:value="1087.453003">
                <text:p>1087.45300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493">
                <text:p>0.0493</text:p>
              </table:table-cell>
              <table:table-cell office:value-type="float" office:value="1087.453003">
                <text:p>1087.45300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494">
                <text:p>0.0494</text:p>
              </table:table-cell>
              <table:table-cell office:value-type="float" office:value="1087.453003">
                <text:p>1087.45300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495">
                <text:p>0.0495</text:p>
              </table:table-cell>
              <table:table-cell office:value-type="float" office:value="1087.453003">
                <text:p>1087.4530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496">
                <text:p>0.0496</text:p>
              </table:table-cell>
              <table:table-cell office:value-type="float" office:value="1087.453003">
                <text:p>1087.45300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497">
                <text:p>0.0497</text:p>
              </table:table-cell>
              <table:table-cell office:value-type="float" office:value="1052.285645">
                <text:p>1052.28564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498">
                <text:p>0.0498</text:p>
              </table:table-cell>
              <table:table-cell office:value-type="float" office:value="1052.285645">
                <text:p>1052.28564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499">
                <text:p>0.0499</text:p>
              </table:table-cell>
              <table:table-cell office:value-type="float" office:value="1052.285645">
                <text:p>1052.28564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5">
                <text:p>0.05</text:p>
              </table:table-cell>
              <table:table-cell office:value-type="float" office:value="1133.335327">
                <text:p>1133.33532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501">
                <text:p>0.0501</text:p>
              </table:table-cell>
              <table:table-cell office:value-type="float" office:value="1133.335327">
                <text:p>1133.33532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502">
                <text:p>0.0502</text:p>
              </table:table-cell>
              <table:table-cell office:value-type="float" office:value="1133.335327">
                <text:p>1133.33532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503">
                <text:p>0.0503</text:p>
              </table:table-cell>
              <table:table-cell office:value-type="float" office:value="1133.335327">
                <text:p>1133.33532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504">
                <text:p>0.0504</text:p>
              </table:table-cell>
              <table:table-cell office:value-type="float" office:value="1136.584839">
                <text:p>1136.58483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505">
                <text:p>0.0505</text:p>
              </table:table-cell>
              <table:table-cell office:value-type="float" office:value="1136.584839">
                <text:p>1136.58483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506">
                <text:p>0.0506</text:p>
              </table:table-cell>
              <table:table-cell office:value-type="float" office:value="1209.747437">
                <text:p>1209.74743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507">
                <text:p>0.0507</text:p>
              </table:table-cell>
              <table:table-cell office:value-type="float" office:value="1209.747437">
                <text:p>1209.74743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508">
                <text:p>0.0508</text:p>
              </table:table-cell>
              <table:table-cell office:value-type="float" office:value="1209.747437">
                <text:p>1209.74743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509">
                <text:p>0.0509</text:p>
              </table:table-cell>
              <table:table-cell office:value-type="float" office:value="1209.747437">
                <text:p>1209.74743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51">
                <text:p>0.051</text:p>
              </table:table-cell>
              <table:table-cell office:value-type="float" office:value="1209.747437">
                <text:p>1209.74743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511">
                <text:p>0.0511</text:p>
              </table:table-cell>
              <table:table-cell office:value-type="float" office:value="1209.747437">
                <text:p>1209.74743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512">
                <text:p>0.0512</text:p>
              </table:table-cell>
              <table:table-cell office:value-type="float" office:value="1209.747437">
                <text:p>1209.74743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513">
                <text:p>0.0513</text:p>
              </table:table-cell>
              <table:table-cell office:value-type="float" office:value="1209.747437">
                <text:p>1209.74743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514">
                <text:p>0.0514</text:p>
              </table:table-cell>
              <table:table-cell office:value-type="float" office:value="1209.747437">
                <text:p>1209.7474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515">
                <text:p>0.0515</text:p>
              </table:table-cell>
              <table:table-cell office:value-type="float" office:value="1218.734619">
                <text:p>1218.73461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516">
                <text:p>0.0516</text:p>
              </table:table-cell>
              <table:table-cell office:value-type="float" office:value="1218.734619">
                <text:p>1218.73461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517">
                <text:p>0.0517</text:p>
              </table:table-cell>
              <table:table-cell office:value-type="float" office:value="1218.734619">
                <text:p>1218.73461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518">
                <text:p>0.0518</text:p>
              </table:table-cell>
              <table:table-cell office:value-type="float" office:value="1218.734619">
                <text:p>1218.73461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519">
                <text:p>0.0519</text:p>
              </table:table-cell>
              <table:table-cell office:value-type="float" office:value="1218.734619">
                <text:p>1218.73461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52">
                <text:p>0.052</text:p>
              </table:table-cell>
              <table:table-cell office:value-type="float" office:value="1218.734619">
                <text:p>1218.73461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521">
                <text:p>0.0521</text:p>
              </table:table-cell>
              <table:table-cell office:value-type="float" office:value="1218.734619">
                <text:p>1218.73461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522">
                <text:p>0.0522</text:p>
              </table:table-cell>
              <table:table-cell office:value-type="float" office:value="1218.734619">
                <text:p>1218.73461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523">
                <text:p>0.0523</text:p>
              </table:table-cell>
              <table:table-cell office:value-type="float" office:value="1218.734619">
                <text:p>1218.73461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524">
                <text:p>0.0524</text:p>
              </table:table-cell>
              <table:table-cell office:value-type="float" office:value="1218.734619">
                <text:p>1218.73461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525">
                <text:p>0.0525</text:p>
              </table:table-cell>
              <table:table-cell office:value-type="float" office:value="1218.734619">
                <text:p>1218.73461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526">
                <text:p>0.0526</text:p>
              </table:table-cell>
              <table:table-cell office:value-type="float" office:value="1218.734619">
                <text:p>1218.73461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527">
                <text:p>0.0527</text:p>
              </table:table-cell>
              <table:table-cell office:value-type="float" office:value="1218.734619">
                <text:p>1218.73461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528">
                <text:p>0.0528</text:p>
              </table:table-cell>
              <table:table-cell office:value-type="float" office:value="1218.734619">
                <text:p>1218.73461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529">
                <text:p>0.0529</text:p>
              </table:table-cell>
              <table:table-cell office:value-type="float" office:value="1218.734619">
                <text:p>1218.73461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53">
                <text:p>0.053</text:p>
              </table:table-cell>
              <table:table-cell office:value-type="float" office:value="1218.734619">
                <text:p>1218.73461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531">
                <text:p>0.0531</text:p>
              </table:table-cell>
              <table:table-cell office:value-type="float" office:value="1218.734619">
                <text:p>1218.73461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532">
                <text:p>0.0532</text:p>
              </table:table-cell>
              <table:table-cell office:value-type="float" office:value="1218.734619">
                <text:p>1218.73461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533">
                <text:p>0.0533</text:p>
              </table:table-cell>
              <table:table-cell office:value-type="float" office:value="937.733948">
                <text:p>937.73394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534">
                <text:p>0.0534</text:p>
              </table:table-cell>
              <table:table-cell office:value-type="float" office:value="937.733948">
                <text:p>937.73394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535">
                <text:p>0.0535</text:p>
              </table:table-cell>
              <table:table-cell office:value-type="float" office:value="937.733948">
                <text:p>937.73394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536">
                <text:p>0.0536</text:p>
              </table:table-cell>
              <table:table-cell office:value-type="float" office:value="937.733948">
                <text:p>937.73394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537">
                <text:p>0.0537</text:p>
              </table:table-cell>
              <table:table-cell office:value-type="float" office:value="937.733948">
                <text:p>937.73394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538">
                <text:p>0.0538</text:p>
              </table:table-cell>
              <table:table-cell office:value-type="float" office:value="937.733948">
                <text:p>937.73394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539">
                <text:p>0.0539</text:p>
              </table:table-cell>
              <table:table-cell office:value-type="float" office:value="937.733948">
                <text:p>937.73394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54">
                <text:p>0.054</text:p>
              </table:table-cell>
              <table:table-cell office:value-type="float" office:value="937.733948">
                <text:p>937.73394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541">
                <text:p>0.0541</text:p>
              </table:table-cell>
              <table:table-cell office:value-type="float" office:value="937.733948">
                <text:p>937.73394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542">
                <text:p>0.0542</text:p>
              </table:table-cell>
              <table:table-cell office:value-type="float" office:value="937.733948">
                <text:p>937.73394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543">
                <text:p>0.0543</text:p>
              </table:table-cell>
              <table:table-cell office:value-type="float" office:value="937.733948">
                <text:p>937.73394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544">
                <text:p>0.0544</text:p>
              </table:table-cell>
              <table:table-cell office:value-type="float" office:value="937.733948">
                <text:p>937.73394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545">
                <text:p>0.0545</text:p>
              </table:table-cell>
              <table:table-cell office:value-type="float" office:value="937.733948">
                <text:p>937.73394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546">
                <text:p>0.0546</text:p>
              </table:table-cell>
              <table:table-cell office:value-type="float" office:value="937.733948">
                <text:p>937.73394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547">
                <text:p>0.0547</text:p>
              </table:table-cell>
              <table:table-cell office:value-type="float" office:value="937.733948">
                <text:p>937.73394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548">
                <text:p>0.0548</text:p>
              </table:table-cell>
              <table:table-cell office:value-type="float" office:value="937.733948">
                <text:p>937.73394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549">
                <text:p>0.0549</text:p>
              </table:table-cell>
              <table:table-cell office:value-type="float" office:value="937.733948">
                <text:p>937.73394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55">
                <text:p>0.055</text:p>
              </table:table-cell>
              <table:table-cell office:value-type="float" office:value="937.733948">
                <text:p>937.73394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551">
                <text:p>0.0551</text:p>
              </table:table-cell>
              <table:table-cell office:value-type="float" office:value="937.733948">
                <text:p>937.73394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552">
                <text:p>0.0552</text:p>
              </table:table-cell>
              <table:table-cell office:value-type="float" office:value="937.733948">
                <text:p>937.73394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553">
                <text:p>0.0553</text:p>
              </table:table-cell>
              <table:table-cell office:value-type="float" office:value="937.733948">
                <text:p>937.73394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554">
                <text:p>0.0554</text:p>
              </table:table-cell>
              <table:table-cell office:value-type="float" office:value="937.733948">
                <text:p>937.73394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555">
                <text:p>0.0555</text:p>
              </table:table-cell>
              <table:table-cell office:value-type="float" office:value="937.733948">
                <text:p>937.73394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556">
                <text:p>0.0556</text:p>
              </table:table-cell>
              <table:table-cell office:value-type="float" office:value="937.733948">
                <text:p>937.73394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557">
                <text:p>0.0557</text:p>
              </table:table-cell>
              <table:table-cell office:value-type="float" office:value="942.191589">
                <text:p>942.19158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558">
                <text:p>0.0558</text:p>
              </table:table-cell>
              <table:table-cell office:value-type="float" office:value="942.191589">
                <text:p>942.19158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559">
                <text:p>0.0559</text:p>
              </table:table-cell>
              <table:table-cell office:value-type="float" office:value="942.191589">
                <text:p>942.19158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56">
                <text:p>0.056</text:p>
              </table:table-cell>
              <table:table-cell office:value-type="float" office:value="942.191589">
                <text:p>942.19158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561">
                <text:p>0.0561</text:p>
              </table:table-cell>
              <table:table-cell office:value-type="float" office:value="942.191589">
                <text:p>942.19158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562">
                <text:p>0.0562</text:p>
              </table:table-cell>
              <table:table-cell office:value-type="float" office:value="942.191589">
                <text:p>942.19158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563">
                <text:p>0.0563</text:p>
              </table:table-cell>
              <table:table-cell office:value-type="float" office:value="942.191589">
                <text:p>942.19158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564">
                <text:p>0.0564</text:p>
              </table:table-cell>
              <table:table-cell office:value-type="float" office:value="942.191589">
                <text:p>942.19158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565">
                <text:p>0.0565</text:p>
              </table:table-cell>
              <table:table-cell office:value-type="float" office:value="942.191589">
                <text:p>942.19158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566">
                <text:p>0.0566</text:p>
              </table:table-cell>
              <table:table-cell office:value-type="float" office:value="942.191589">
                <text:p>942.19158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567">
                <text:p>0.0567</text:p>
              </table:table-cell>
              <table:table-cell office:value-type="float" office:value="942.191589">
                <text:p>942.19158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568">
                <text:p>0.0568</text:p>
              </table:table-cell>
              <table:table-cell office:value-type="float" office:value="942.191589">
                <text:p>942.19158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569">
                <text:p>0.0569</text:p>
              </table:table-cell>
              <table:table-cell office:value-type="float" office:value="942.191589">
                <text:p>942.19158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57">
                <text:p>0.057</text:p>
              </table:table-cell>
              <table:table-cell office:value-type="float" office:value="942.191589">
                <text:p>942.19158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571">
                <text:p>0.0571</text:p>
              </table:table-cell>
              <table:table-cell office:value-type="float" office:value="942.191589">
                <text:p>942.19158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572">
                <text:p>0.0572</text:p>
              </table:table-cell>
              <table:table-cell office:value-type="float" office:value="942.191589">
                <text:p>942.19158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573">
                <text:p>0.0573</text:p>
              </table:table-cell>
              <table:table-cell office:value-type="float" office:value="916.176819">
                <text:p>916.17681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574">
                <text:p>0.0574</text:p>
              </table:table-cell>
              <table:table-cell office:value-type="float" office:value="916.176819">
                <text:p>916.17681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575">
                <text:p>0.0575</text:p>
              </table:table-cell>
              <table:table-cell office:value-type="float" office:value="916.176819">
                <text:p>916.1768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576">
                <text:p>0.0576</text:p>
              </table:table-cell>
              <table:table-cell office:value-type="float" office:value="916.176819">
                <text:p>916.17681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577">
                <text:p>0.0577</text:p>
              </table:table-cell>
              <table:table-cell office:value-type="float" office:value="916.176819">
                <text:p>916.17681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578">
                <text:p>0.0578</text:p>
              </table:table-cell>
              <table:table-cell office:value-type="float" office:value="916.176819">
                <text:p>916.17681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579">
                <text:p>0.0579</text:p>
              </table:table-cell>
              <table:table-cell office:value-type="float" office:value="916.176819">
                <text:p>916.17681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58">
                <text:p>0.058</text:p>
              </table:table-cell>
              <table:table-cell office:value-type="float" office:value="916.176819">
                <text:p>916.17681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581">
                <text:p>0.0581</text:p>
              </table:table-cell>
              <table:table-cell office:value-type="float" office:value="916.176819">
                <text:p>916.17681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582">
                <text:p>0.0582</text:p>
              </table:table-cell>
              <table:table-cell office:value-type="float" office:value="916.176819">
                <text:p>916.17681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583">
                <text:p>0.0583</text:p>
              </table:table-cell>
              <table:table-cell office:value-type="float" office:value="916.176819">
                <text:p>916.17681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584">
                <text:p>0.0584</text:p>
              </table:table-cell>
              <table:table-cell office:value-type="float" office:value="916.176819">
                <text:p>916.17681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585">
                <text:p>0.0585</text:p>
              </table:table-cell>
              <table:table-cell office:value-type="float" office:value="916.176819">
                <text:p>916.17681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586">
                <text:p>0.0586</text:p>
              </table:table-cell>
              <table:table-cell office:value-type="float" office:value="916.176819">
                <text:p>916.17681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587">
                <text:p>0.0587</text:p>
              </table:table-cell>
              <table:table-cell office:value-type="float" office:value="916.176819">
                <text:p>916.1768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588">
                <text:p>0.0588</text:p>
              </table:table-cell>
              <table:table-cell office:value-type="float" office:value="974.540894">
                <text:p>974.54089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589">
                <text:p>0.0589</text:p>
              </table:table-cell>
              <table:table-cell office:value-type="float" office:value="974.540894">
                <text:p>974.54089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59">
                <text:p>0.059</text:p>
              </table:table-cell>
              <table:table-cell office:value-type="float" office:value="974.540894">
                <text:p>974.54089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591">
                <text:p>0.0591</text:p>
              </table:table-cell>
              <table:table-cell office:value-type="float" office:value="982.507019">
                <text:p>982.5070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592">
                <text:p>0.0592</text:p>
              </table:table-cell>
              <table:table-cell office:value-type="float" office:value="982.507019">
                <text:p>982.50701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593">
                <text:p>0.0593</text:p>
              </table:table-cell>
              <table:table-cell office:value-type="float" office:value="982.507019">
                <text:p>982.50701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594">
                <text:p>0.0594</text:p>
              </table:table-cell>
              <table:table-cell office:value-type="float" office:value="982.507019">
                <text:p>982.50701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595">
                <text:p>0.0595</text:p>
              </table:table-cell>
              <table:table-cell office:value-type="float" office:value="982.507019">
                <text:p>982.50701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596">
                <text:p>0.0596</text:p>
              </table:table-cell>
              <table:table-cell office:value-type="float" office:value="982.507019">
                <text:p>982.50701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597">
                <text:p>0.0597</text:p>
              </table:table-cell>
              <table:table-cell office:value-type="float" office:value="982.507019">
                <text:p>982.50701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598">
                <text:p>0.0598</text:p>
              </table:table-cell>
              <table:table-cell office:value-type="float" office:value="982.507019">
                <text:p>982.50701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599">
                <text:p>0.0599</text:p>
              </table:table-cell>
              <table:table-cell office:value-type="float" office:value="982.507019">
                <text:p>982.50701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6">
                <text:p>0.06</text:p>
              </table:table-cell>
              <table:table-cell office:value-type="float" office:value="982.507019">
                <text:p>982.50701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601">
                <text:p>0.0601</text:p>
              </table:table-cell>
              <table:table-cell office:value-type="float" office:value="982.507019">
                <text:p>982.50701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602">
                <text:p>0.0602</text:p>
              </table:table-cell>
              <table:table-cell office:value-type="float" office:value="982.507019">
                <text:p>982.50701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603">
                <text:p>0.0603</text:p>
              </table:table-cell>
              <table:table-cell office:value-type="float" office:value="982.507019">
                <text:p>982.50701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604">
                <text:p>0.0604</text:p>
              </table:table-cell>
              <table:table-cell office:value-type="float" office:value="982.507019">
                <text:p>982.50701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605">
                <text:p>0.0605</text:p>
              </table:table-cell>
              <table:table-cell office:value-type="float" office:value="982.507019">
                <text:p>982.50701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606">
                <text:p>0.0606</text:p>
              </table:table-cell>
              <table:table-cell office:value-type="float" office:value="982.507019">
                <text:p>982.50701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607">
                <text:p>0.0607</text:p>
              </table:table-cell>
              <table:table-cell office:value-type="float" office:value="982.507019">
                <text:p>982.50701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608">
                <text:p>0.0608</text:p>
              </table:table-cell>
              <table:table-cell office:value-type="float" office:value="982.507019">
                <text:p>982.50701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609">
                <text:p>0.0609</text:p>
              </table:table-cell>
              <table:table-cell office:value-type="float" office:value="982.507019">
                <text:p>982.50701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61">
                <text:p>0.061</text:p>
              </table:table-cell>
              <table:table-cell office:value-type="float" office:value="982.507019">
                <text:p>982.5070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611">
                <text:p>0.0611</text:p>
              </table:table-cell>
              <table:table-cell office:value-type="float" office:value="982.507019">
                <text:p>982.50701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612">
                <text:p>0.0612</text:p>
              </table:table-cell>
              <table:table-cell office:value-type="float" office:value="982.507019">
                <text:p>982.50701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613">
                <text:p>0.0613</text:p>
              </table:table-cell>
              <table:table-cell office:value-type="float" office:value="982.507019">
                <text:p>982.50701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614">
                <text:p>0.0614</text:p>
              </table:table-cell>
              <table:table-cell office:value-type="float" office:value="982.507019">
                <text:p>982.50701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615">
                <text:p>0.0615</text:p>
              </table:table-cell>
              <table:table-cell office:value-type="float" office:value="982.507019">
                <text:p>982.5070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616">
                <text:p>0.0616</text:p>
              </table:table-cell>
              <table:table-cell office:value-type="float" office:value="1019.910767">
                <text:p>1019.91076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617">
                <text:p>0.0617</text:p>
              </table:table-cell>
              <table:table-cell office:value-type="float" office:value="1019.910767">
                <text:p>1019.91076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618">
                <text:p>0.0618</text:p>
              </table:table-cell>
              <table:table-cell office:value-type="float" office:value="1019.910767">
                <text:p>1019.91076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619">
                <text:p>0.0619</text:p>
              </table:table-cell>
              <table:table-cell office:value-type="float" office:value="1019.910767">
                <text:p>1019.91076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62">
                <text:p>0.062</text:p>
              </table:table-cell>
              <table:table-cell office:value-type="float" office:value="1019.910767">
                <text:p>1019.91076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621">
                <text:p>0.0621</text:p>
              </table:table-cell>
              <table:table-cell office:value-type="float" office:value="1019.910767">
                <text:p>1019.91076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622">
                <text:p>0.0622</text:p>
              </table:table-cell>
              <table:table-cell office:value-type="float" office:value="1019.910767">
                <text:p>1019.91076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623">
                <text:p>0.0623</text:p>
              </table:table-cell>
              <table:table-cell office:value-type="float" office:value="1019.910767">
                <text:p>1019.91076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624">
                <text:p>0.0624</text:p>
              </table:table-cell>
              <table:table-cell office:value-type="float" office:value="1019.910767">
                <text:p>1019.91076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625">
                <text:p>0.0625</text:p>
              </table:table-cell>
              <table:table-cell office:value-type="float" office:value="1019.910767">
                <text:p>1019.91076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626">
                <text:p>0.0626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627">
                <text:p>0.0627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628">
                <text:p>0.0628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629">
                <text:p>0.0629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63">
                <text:p>0.063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631">
                <text:p>0.063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632">
                <text:p>0.0632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633">
                <text:p>0.0633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634">
                <text:p>0.0634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63501">
                <text:p>0.0635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63601">
                <text:p>0.0636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63701">
                <text:p>0.0637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63801">
                <text:p>0.0638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63901">
                <text:p>0.0639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64001">
                <text:p>0.0640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64101">
                <text:p>0.0641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64201">
                <text:p>0.0642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64301">
                <text:p>0.0643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64401">
                <text:p>0.0644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64501">
                <text:p>0.0645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64601">
                <text:p>0.0646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64701">
                <text:p>0.0647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64801">
                <text:p>0.0648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64901">
                <text:p>0.0649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65001">
                <text:p>0.0650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65101">
                <text:p>0.0651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65201">
                <text:p>0.0652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65301">
                <text:p>0.0653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65401">
                <text:p>0.0654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65501">
                <text:p>0.0655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65601">
                <text:p>0.0656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65701">
                <text:p>0.0657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65801">
                <text:p>0.0658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65901">
                <text:p>0.0659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66001">
                <text:p>0.0660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66101">
                <text:p>0.0661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66201">
                <text:p>0.0662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66301">
                <text:p>0.0663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66401">
                <text:p>0.0664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66501">
                <text:p>0.0665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66601">
                <text:p>0.0666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66701">
                <text:p>0.0667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66801">
                <text:p>0.0668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66901">
                <text:p>0.0669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67001">
                <text:p>0.0670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67101">
                <text:p>0.0671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67201">
                <text:p>0.0672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67301">
                <text:p>0.0673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67401">
                <text:p>0.0674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67501">
                <text:p>0.0675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67601">
                <text:p>0.0676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67701">
                <text:p>0.0677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67801">
                <text:p>0.0678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67901">
                <text:p>0.0679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68001">
                <text:p>0.0680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68101">
                <text:p>0.068101</text:p>
              </table:table-cell>
              <table:table-cell office:value-type="float" office:value="647.408691">
                <text:p>647.40869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68201">
                <text:p>0.0682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68301">
                <text:p>0.0683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68401">
                <text:p>0.0684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68501">
                <text:p>0.0685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68601">
                <text:p>0.0686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68701">
                <text:p>0.0687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68801">
                <text:p>0.0688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68901">
                <text:p>0.0689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69001">
                <text:p>0.0690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69101">
                <text:p>0.0691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69201">
                <text:p>0.0692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69301">
                <text:p>0.0693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69401">
                <text:p>0.0694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69501">
                <text:p>0.0695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69601">
                <text:p>0.0696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69701">
                <text:p>0.0697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69801">
                <text:p>0.0698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69901">
                <text:p>0.0699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70001">
                <text:p>0.0700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70101">
                <text:p>0.0701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70201">
                <text:p>0.0702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70301">
                <text:p>0.0703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70401">
                <text:p>0.0704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70501">
                <text:p>0.0705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70601">
                <text:p>0.0706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70701">
                <text:p>0.0707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70801">
                <text:p>0.0708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70901">
                <text:p>0.0709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71001">
                <text:p>0.0710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71101">
                <text:p>0.0711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71201">
                <text:p>0.0712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71301">
                <text:p>0.0713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71401">
                <text:p>0.0714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71501">
                <text:p>0.0715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71601">
                <text:p>0.0716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71701">
                <text:p>0.0717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71801">
                <text:p>0.0718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71901">
                <text:p>0.071901</text:p>
              </table:table-cell>
              <table:table-cell office:value-type="float" office:value="841.021423">
                <text:p>841.02142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72001">
                <text:p>0.072001</text:p>
              </table:table-cell>
              <table:table-cell office:value-type="float" office:value="840.014893">
                <text:p>840.01489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72101">
                <text:p>0.072101</text:p>
              </table:table-cell>
              <table:table-cell office:value-type="float" office:value="840.014893">
                <text:p>840.01489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72201">
                <text:p>0.072201</text:p>
              </table:table-cell>
              <table:table-cell office:value-type="float" office:value="840.014893">
                <text:p>840.01489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72301">
                <text:p>0.072301</text:p>
              </table:table-cell>
              <table:table-cell office:value-type="float" office:value="840.014893">
                <text:p>840.01489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72401">
                <text:p>0.072401</text:p>
              </table:table-cell>
              <table:table-cell office:value-type="float" office:value="840.014893">
                <text:p>840.01489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72501">
                <text:p>0.072501</text:p>
              </table:table-cell>
              <table:table-cell office:value-type="float" office:value="840.014893">
                <text:p>840.01489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72601">
                <text:p>0.072601</text:p>
              </table:table-cell>
              <table:table-cell office:value-type="float" office:value="840.014893">
                <text:p>840.01489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72701">
                <text:p>0.072701</text:p>
              </table:table-cell>
              <table:table-cell office:value-type="float" office:value="840.014893">
                <text:p>840.01489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72801">
                <text:p>0.072801</text:p>
              </table:table-cell>
              <table:table-cell office:value-type="float" office:value="840.014893">
                <text:p>840.01489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72901">
                <text:p>0.072901</text:p>
              </table:table-cell>
              <table:table-cell office:value-type="float" office:value="840.014893">
                <text:p>840.01489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73001">
                <text:p>0.073001</text:p>
              </table:table-cell>
              <table:table-cell office:value-type="float" office:value="840.014893">
                <text:p>840.01489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73101">
                <text:p>0.073101</text:p>
              </table:table-cell>
              <table:table-cell office:value-type="float" office:value="840.014893">
                <text:p>840.01489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73201">
                <text:p>0.073201</text:p>
              </table:table-cell>
              <table:table-cell office:value-type="float" office:value="840.014893">
                <text:p>840.01489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73301">
                <text:p>0.073301</text:p>
              </table:table-cell>
              <table:table-cell office:value-type="float" office:value="840.014893">
                <text:p>840.01489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73401">
                <text:p>0.073401</text:p>
              </table:table-cell>
              <table:table-cell office:value-type="float" office:value="840.014893">
                <text:p>840.01489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73501">
                <text:p>0.073501</text:p>
              </table:table-cell>
              <table:table-cell office:value-type="float" office:value="840.014893">
                <text:p>840.01489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73601">
                <text:p>0.073601</text:p>
              </table:table-cell>
              <table:table-cell office:value-type="float" office:value="840.014893">
                <text:p>840.01489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73701">
                <text:p>0.0737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73801">
                <text:p>0.0738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73901">
                <text:p>0.0739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74001">
                <text:p>0.0740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74101">
                <text:p>0.0741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74201">
                <text:p>0.0742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74301">
                <text:p>0.0743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74401">
                <text:p>0.0744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74501">
                <text:p>0.0745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74601">
                <text:p>0.0746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74701">
                <text:p>0.0747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74801">
                <text:p>0.0748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74901">
                <text:p>0.0749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75001">
                <text:p>0.0750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75101">
                <text:p>0.0751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75201">
                <text:p>0.0752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75301">
                <text:p>0.0753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75401">
                <text:p>0.0754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75501">
                <text:p>0.0755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75601">
                <text:p>0.0756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75701">
                <text:p>0.0757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75801">
                <text:p>0.0758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75901">
                <text:p>0.0759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76001">
                <text:p>0.0760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76101">
                <text:p>0.0761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76201">
                <text:p>0.0762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76301">
                <text:p>0.0763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76401">
                <text:p>0.0764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76501">
                <text:p>0.0765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76601">
                <text:p>0.0766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76701">
                <text:p>0.0767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76801">
                <text:p>0.0768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76901">
                <text:p>0.0769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77001">
                <text:p>0.0770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77101">
                <text:p>0.0771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77201">
                <text:p>0.0772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77301">
                <text:p>0.0773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77401">
                <text:p>0.0774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77501">
                <text:p>0.0775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77601">
                <text:p>0.0776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77701">
                <text:p>0.0777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77801">
                <text:p>0.0778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77901">
                <text:p>0.0779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78001">
                <text:p>0.0780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78101">
                <text:p>0.0781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78201">
                <text:p>0.0782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78301">
                <text:p>0.0783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78401">
                <text:p>0.0784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78501">
                <text:p>0.0785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78601">
                <text:p>0.0786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78701">
                <text:p>0.078701</text:p>
              </table:table-cell>
              <table:table-cell office:value-type="float" office:value="1058.319458">
                <text:p>1058.31945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78801">
                <text:p>0.078801</text:p>
              </table:table-cell>
              <table:table-cell office:value-type="float" office:value="1302.038452">
                <text:p>1302.03845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78901">
                <text:p>0.078901</text:p>
              </table:table-cell>
              <table:table-cell office:value-type="float" office:value="1302.038452">
                <text:p>1302.03845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79001">
                <text:p>0.079001</text:p>
              </table:table-cell>
              <table:table-cell office:value-type="float" office:value="1302.038452">
                <text:p>1302.03845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79101">
                <text:p>0.079101</text:p>
              </table:table-cell>
              <table:table-cell office:value-type="float" office:value="1302.038452">
                <text:p>1302.03845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79201">
                <text:p>0.079201</text:p>
              </table:table-cell>
              <table:table-cell office:value-type="float" office:value="1302.038452">
                <text:p>1302.03845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79301">
                <text:p>0.079301</text:p>
              </table:table-cell>
              <table:table-cell office:value-type="float" office:value="1302.038452">
                <text:p>1302.03845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79401">
                <text:p>0.079401</text:p>
              </table:table-cell>
              <table:table-cell office:value-type="float" office:value="1302.038452">
                <text:p>1302.03845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79501">
                <text:p>0.079501</text:p>
              </table:table-cell>
              <table:table-cell office:value-type="float" office:value="1302.038452">
                <text:p>1302.03845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79601">
                <text:p>0.079601</text:p>
              </table:table-cell>
              <table:table-cell office:value-type="float" office:value="1339.252441">
                <text:p>1339.25244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79701">
                <text:p>0.079701</text:p>
              </table:table-cell>
              <table:table-cell office:value-type="float" office:value="1339.252441">
                <text:p>1339.25244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79801">
                <text:p>0.079801</text:p>
              </table:table-cell>
              <table:table-cell office:value-type="float" office:value="1339.252441">
                <text:p>1339.25244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79901">
                <text:p>0.079901</text:p>
              </table:table-cell>
              <table:table-cell office:value-type="float" office:value="1339.252441">
                <text:p>1339.25244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80001">
                <text:p>0.080001</text:p>
              </table:table-cell>
              <table:table-cell office:value-type="float" office:value="1339.252441">
                <text:p>1339.25244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80101">
                <text:p>0.080101</text:p>
              </table:table-cell>
              <table:table-cell office:value-type="float" office:value="1339.252441">
                <text:p>1339.25244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80201">
                <text:p>0.080201</text:p>
              </table:table-cell>
              <table:table-cell office:value-type="float" office:value="1339.252441">
                <text:p>1339.25244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80301">
                <text:p>0.080301</text:p>
              </table:table-cell>
              <table:table-cell office:value-type="float" office:value="1339.252441">
                <text:p>1339.25244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80401">
                <text:p>0.080401</text:p>
              </table:table-cell>
              <table:table-cell office:value-type="float" office:value="1339.252441">
                <text:p>1339.25244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80501">
                <text:p>0.080501</text:p>
              </table:table-cell>
              <table:table-cell office:value-type="float" office:value="1339.252441">
                <text:p>1339.25244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80601">
                <text:p>0.080601</text:p>
              </table:table-cell>
              <table:table-cell office:value-type="float" office:value="1339.252441">
                <text:p>1339.25244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80701">
                <text:p>0.080701</text:p>
              </table:table-cell>
              <table:table-cell office:value-type="float" office:value="1339.252441">
                <text:p>1339.25244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80801">
                <text:p>0.080801</text:p>
              </table:table-cell>
              <table:table-cell office:value-type="float" office:value="1339.252441">
                <text:p>1339.25244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80901">
                <text:p>0.080901</text:p>
              </table:table-cell>
              <table:table-cell office:value-type="float" office:value="1339.252441">
                <text:p>1339.25244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81001">
                <text:p>0.081001</text:p>
              </table:table-cell>
              <table:table-cell office:value-type="float" office:value="1339.252441">
                <text:p>1339.25244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81101">
                <text:p>0.081101</text:p>
              </table:table-cell>
              <table:table-cell office:value-type="float" office:value="1339.252441">
                <text:p>1339.25244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81201">
                <text:p>0.081201</text:p>
              </table:table-cell>
              <table:table-cell office:value-type="float" office:value="1339.252441">
                <text:p>1339.25244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81301">
                <text:p>0.081301</text:p>
              </table:table-cell>
              <table:table-cell office:value-type="float" office:value="1339.252441">
                <text:p>1339.25244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81401">
                <text:p>0.081401</text:p>
              </table:table-cell>
              <table:table-cell office:value-type="float" office:value="1339.252441">
                <text:p>1339.25244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81501">
                <text:p>0.081501</text:p>
              </table:table-cell>
              <table:table-cell office:value-type="float" office:value="1339.252441">
                <text:p>1339.25244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81601">
                <text:p>0.081601</text:p>
              </table:table-cell>
              <table:table-cell office:value-type="float" office:value="1339.252441">
                <text:p>1339.25244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81701">
                <text:p>0.081701</text:p>
              </table:table-cell>
              <table:table-cell office:value-type="float" office:value="749.178223">
                <text:p>749.17822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81801">
                <text:p>0.081801</text:p>
              </table:table-cell>
              <table:table-cell office:value-type="float" office:value="749.178223">
                <text:p>749.17822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81901">
                <text:p>0.081901</text:p>
              </table:table-cell>
              <table:table-cell office:value-type="float" office:value="749.178223">
                <text:p>749.17822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82001">
                <text:p>0.082001</text:p>
              </table:table-cell>
              <table:table-cell office:value-type="float" office:value="749.178223">
                <text:p>749.17822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82101">
                <text:p>0.082101</text:p>
              </table:table-cell>
              <table:table-cell office:value-type="float" office:value="749.178223">
                <text:p>749.17822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82201">
                <text:p>0.082201</text:p>
              </table:table-cell>
              <table:table-cell office:value-type="float" office:value="749.178223">
                <text:p>749.17822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82301">
                <text:p>0.082301</text:p>
              </table:table-cell>
              <table:table-cell office:value-type="float" office:value="749.178223">
                <text:p>749.17822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82401">
                <text:p>0.082401</text:p>
              </table:table-cell>
              <table:table-cell office:value-type="float" office:value="749.178223">
                <text:p>749.17822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82501">
                <text:p>0.082501</text:p>
              </table:table-cell>
              <table:table-cell office:value-type="float" office:value="749.178223">
                <text:p>749.17822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82601">
                <text:p>0.082601</text:p>
              </table:table-cell>
              <table:table-cell office:value-type="float" office:value="749.178223">
                <text:p>749.17822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82701">
                <text:p>0.082701</text:p>
              </table:table-cell>
              <table:table-cell office:value-type="float" office:value="749.178223">
                <text:p>749.17822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82801">
                <text:p>0.082801</text:p>
              </table:table-cell>
              <table:table-cell office:value-type="float" office:value="749.178223">
                <text:p>749.17822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82901">
                <text:p>0.082901</text:p>
              </table:table-cell>
              <table:table-cell office:value-type="float" office:value="749.178223">
                <text:p>749.17822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83001">
                <text:p>0.083001</text:p>
              </table:table-cell>
              <table:table-cell office:value-type="float" office:value="749.178223">
                <text:p>749.17822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83101">
                <text:p>0.083101</text:p>
              </table:table-cell>
              <table:table-cell office:value-type="float" office:value="749.178223">
                <text:p>749.17822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83201">
                <text:p>0.083201</text:p>
              </table:table-cell>
              <table:table-cell office:value-type="float" office:value="749.178223">
                <text:p>749.17822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83301">
                <text:p>0.083301</text:p>
              </table:table-cell>
              <table:table-cell office:value-type="float" office:value="749.178223">
                <text:p>749.17822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83401">
                <text:p>0.083401</text:p>
              </table:table-cell>
              <table:table-cell office:value-type="float" office:value="749.178223">
                <text:p>749.17822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83501">
                <text:p>0.083501</text:p>
              </table:table-cell>
              <table:table-cell office:value-type="float" office:value="749.178223">
                <text:p>749.17822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83601">
                <text:p>0.083601</text:p>
              </table:table-cell>
              <table:table-cell office:value-type="float" office:value="749.178223">
                <text:p>749.17822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83701">
                <text:p>0.083701</text:p>
              </table:table-cell>
              <table:table-cell office:value-type="float" office:value="749.178223">
                <text:p>749.17822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83801">
                <text:p>0.083801</text:p>
              </table:table-cell>
              <table:table-cell office:value-type="float" office:value="749.178223">
                <text:p>749.17822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83901">
                <text:p>0.083901</text:p>
              </table:table-cell>
              <table:table-cell office:value-type="float" office:value="749.178223">
                <text:p>749.17822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84001">
                <text:p>0.084001</text:p>
              </table:table-cell>
              <table:table-cell office:value-type="float" office:value="749.178223">
                <text:p>749.17822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84101">
                <text:p>0.084101</text:p>
              </table:table-cell>
              <table:table-cell office:value-type="float" office:value="749.178223">
                <text:p>749.17822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84201">
                <text:p>0.084201</text:p>
              </table:table-cell>
              <table:table-cell office:value-type="float" office:value="749.178223">
                <text:p>749.17822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84301">
                <text:p>0.084301</text:p>
              </table:table-cell>
              <table:table-cell office:value-type="float" office:value="749.178223">
                <text:p>749.17822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84401">
                <text:p>0.084401</text:p>
              </table:table-cell>
              <table:table-cell office:value-type="float" office:value="749.178223">
                <text:p>749.17822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84501">
                <text:p>0.084501</text:p>
              </table:table-cell>
              <table:table-cell office:value-type="float" office:value="749.178223">
                <text:p>749.17822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84601">
                <text:p>0.084601</text:p>
              </table:table-cell>
              <table:table-cell office:value-type="float" office:value="372.162598">
                <text:p>372.16259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84701">
                <text:p>0.084701</text:p>
              </table:table-cell>
              <table:table-cell office:value-type="float" office:value="372.162598">
                <text:p>372.16259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84801">
                <text:p>0.084801</text:p>
              </table:table-cell>
              <table:table-cell office:value-type="float" office:value="372.162598">
                <text:p>372.16259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84901">
                <text:p>0.084901</text:p>
              </table:table-cell>
              <table:table-cell office:value-type="float" office:value="372.162598">
                <text:p>372.16259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85001">
                <text:p>0.085001</text:p>
              </table:table-cell>
              <table:table-cell office:value-type="float" office:value="372.162598">
                <text:p>372.16259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85101">
                <text:p>0.085101</text:p>
              </table:table-cell>
              <table:table-cell office:value-type="float" office:value="372.162598">
                <text:p>372.16259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85201">
                <text:p>0.085201</text:p>
              </table:table-cell>
              <table:table-cell office:value-type="float" office:value="372.162598">
                <text:p>372.16259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85301">
                <text:p>0.085301</text:p>
              </table:table-cell>
              <table:table-cell office:value-type="float" office:value="372.162598">
                <text:p>372.16259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85401">
                <text:p>0.085401</text:p>
              </table:table-cell>
              <table:table-cell office:value-type="float" office:value="372.162598">
                <text:p>372.16259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85501">
                <text:p>0.085501</text:p>
              </table:table-cell>
              <table:table-cell office:value-type="float" office:value="372.162598">
                <text:p>372.16259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85601">
                <text:p>0.085601</text:p>
              </table:table-cell>
              <table:table-cell office:value-type="float" office:value="372.162598">
                <text:p>372.16259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85701">
                <text:p>0.085701</text:p>
              </table:table-cell>
              <table:table-cell office:value-type="float" office:value="372.162598">
                <text:p>372.16259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85801">
                <text:p>0.085801</text:p>
              </table:table-cell>
              <table:table-cell office:value-type="float" office:value="372.162598">
                <text:p>372.16259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85901">
                <text:p>0.08590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86001">
                <text:p>0.08600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86101">
                <text:p>0.08610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86201">
                <text:p>0.08620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86301">
                <text:p>0.08630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86401">
                <text:p>0.08640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86501">
                <text:p>0.08650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86601">
                <text:p>0.08660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86701">
                <text:p>0.08670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86801">
                <text:p>0.08680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86901">
                <text:p>0.08690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87001">
                <text:p>0.0870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87101">
                <text:p>0.0871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87201">
                <text:p>0.0872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87301">
                <text:p>0.0873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87401">
                <text:p>0.0874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87501">
                <text:p>0.0875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87601">
                <text:p>0.0876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87701">
                <text:p>0.0877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87801">
                <text:p>0.0878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87901">
                <text:p>0.0879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88001">
                <text:p>0.0880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88101">
                <text:p>0.0881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88201">
                <text:p>0.0882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88301">
                <text:p>0.0883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88401">
                <text:p>0.0884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88501">
                <text:p>0.0885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88601">
                <text:p>0.0886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88701">
                <text:p>0.0887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88801">
                <text:p>0.0888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88901">
                <text:p>0.0889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89001">
                <text:p>0.0890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89101">
                <text:p>0.0891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89201">
                <text:p>0.0892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89301">
                <text:p>0.0893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89401">
                <text:p>0.0894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89501">
                <text:p>0.0895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89601">
                <text:p>0.0896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89701">
                <text:p>0.0897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89801">
                <text:p>0.0898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89901">
                <text:p>0.0899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90001">
                <text:p>0.0900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90101">
                <text:p>0.0901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90201">
                <text:p>0.0902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90301">
                <text:p>0.0903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90401">
                <text:p>0.0904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90501">
                <text:p>0.0905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90601">
                <text:p>0.0906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90701">
                <text:p>0.0907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90801">
                <text:p>0.0908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90901">
                <text:p>0.0909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91001">
                <text:p>0.0910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91101">
                <text:p>0.0911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91201">
                <text:p>0.0912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91301">
                <text:p>0.0913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91401">
                <text:p>0.0914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91501">
                <text:p>0.0915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91601">
                <text:p>0.0916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91701">
                <text:p>0.0917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91801">
                <text:p>0.0918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91901">
                <text:p>0.0919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92001">
                <text:p>0.0920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92101">
                <text:p>0.0921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92201">
                <text:p>0.0922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92301">
                <text:p>0.0923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92401">
                <text:p>0.0924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92501">
                <text:p>0.0925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92601">
                <text:p>0.0926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92701">
                <text:p>0.0927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92801">
                <text:p>0.0928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92901">
                <text:p>0.0929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93001">
                <text:p>0.0930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93101">
                <text:p>0.0931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93201">
                <text:p>0.0932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93301">
                <text:p>0.0933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93401">
                <text:p>0.0934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93501">
                <text:p>0.0935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93601">
                <text:p>0.0936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93701">
                <text:p>0.0937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93801">
                <text:p>0.0938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93901">
                <text:p>0.0939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94001">
                <text:p>0.0940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94101">
                <text:p>0.0941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94201">
                <text:p>0.0942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94301">
                <text:p>0.0943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94401">
                <text:p>0.0944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94501">
                <text:p>0.0945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94601">
                <text:p>0.0946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94701">
                <text:p>0.0947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94801">
                <text:p>0.0948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94901">
                <text:p>0.0949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95001">
                <text:p>0.0950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95101">
                <text:p>0.0951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95201">
                <text:p>0.0952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95301">
                <text:p>0.0953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95401">
                <text:p>0.0954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95501">
                <text:p>0.0955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95601">
                <text:p>0.0956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95701">
                <text:p>0.0957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95801">
                <text:p>0.0958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95901">
                <text:p>0.0959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96001">
                <text:p>0.0960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96101">
                <text:p>0.0961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96201">
                <text:p>0.096201</text:p>
              </table:table-cell>
              <table:table-cell office:value-type="float" office:value="96.176918">
                <text:p>96.17691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96301">
                <text:p>0.096301</text:p>
              </table:table-cell>
              <table:table-cell office:value-type="float" office:value="504.479919">
                <text:p>504.47991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96401">
                <text:p>0.096401</text:p>
              </table:table-cell>
              <table:table-cell office:value-type="float" office:value="504.479919">
                <text:p>504.47991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96501">
                <text:p>0.0965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96601">
                <text:p>0.0966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96701">
                <text:p>0.0967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96801">
                <text:p>0.0968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96901">
                <text:p>0.0969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97001">
                <text:p>0.0970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97101">
                <text:p>0.0971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97201">
                <text:p>0.0972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97301">
                <text:p>0.0973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97401">
                <text:p>0.0974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97501">
                <text:p>0.0975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97601">
                <text:p>0.0976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97701">
                <text:p>0.0977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97801">
                <text:p>0.0978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97901">
                <text:p>0.0979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98001">
                <text:p>0.0980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98101">
                <text:p>0.0981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98201">
                <text:p>0.0982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98301">
                <text:p>0.0983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98401">
                <text:p>0.0984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98501">
                <text:p>0.0985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98601">
                <text:p>0.0986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98701">
                <text:p>0.0987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98801">
                <text:p>0.0988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98901">
                <text:p>0.0989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99001">
                <text:p>0.0990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99101">
                <text:p>0.0991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99201">
                <text:p>0.0992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99301">
                <text:p>0.0993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99401">
                <text:p>0.0994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99501">
                <text:p>0.0995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99601">
                <text:p>0.0996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99701">
                <text:p>0.0997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99801">
                <text:p>0.0998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99901">
                <text:p>0.0999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100001">
                <text:p>0.1000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100101">
                <text:p>0.1001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100201">
                <text:p>0.1002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100301">
                <text:p>0.1003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100401">
                <text:p>0.1004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100501">
                <text:p>0.1005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100601">
                <text:p>0.1006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100701">
                <text:p>0.1007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100801">
                <text:p>0.1008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100901">
                <text:p>0.100901</text:p>
              </table:table-cell>
              <table:table-cell office:value-type="float" office:value="763.573853">
                <text:p>763.57385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101001">
                <text:p>0.101001</text:p>
              </table:table-cell>
              <table:table-cell office:value-type="float" office:value="1222.117065">
                <text:p>1222.11706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101101">
                <text:p>0.101101</text:p>
              </table:table-cell>
              <table:table-cell office:value-type="float" office:value="1222.117065">
                <text:p>1222.11706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101201">
                <text:p>0.101201</text:p>
              </table:table-cell>
              <table:table-cell office:value-type="float" office:value="1222.117065">
                <text:p>1222.11706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101301">
                <text:p>0.101301</text:p>
              </table:table-cell>
              <table:table-cell office:value-type="float" office:value="1222.117065">
                <text:p>1222.11706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101401">
                <text:p>0.101401</text:p>
              </table:table-cell>
              <table:table-cell office:value-type="float" office:value="1222.117065">
                <text:p>1222.11706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101501">
                <text:p>0.101501</text:p>
              </table:table-cell>
              <table:table-cell office:value-type="float" office:value="1222.117065">
                <text:p>1222.11706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101601">
                <text:p>0.101601</text:p>
              </table:table-cell>
              <table:table-cell office:value-type="float" office:value="1222.117065">
                <text:p>1222.11706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101701">
                <text:p>0.101701</text:p>
              </table:table-cell>
              <table:table-cell office:value-type="float" office:value="1222.117065">
                <text:p>1222.11706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101801">
                <text:p>0.101801</text:p>
              </table:table-cell>
              <table:table-cell office:value-type="float" office:value="1222.117065">
                <text:p>1222.11706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101901">
                <text:p>0.101901</text:p>
              </table:table-cell>
              <table:table-cell office:value-type="float" office:value="1222.117065">
                <text:p>1222.11706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102001">
                <text:p>0.102001</text:p>
              </table:table-cell>
              <table:table-cell office:value-type="float" office:value="1222.117065">
                <text:p>1222.11706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102101">
                <text:p>0.102101</text:p>
              </table:table-cell>
              <table:table-cell office:value-type="float" office:value="1222.117065">
                <text:p>1222.11706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102201">
                <text:p>0.102201</text:p>
              </table:table-cell>
              <table:table-cell office:value-type="float" office:value="1222.117065">
                <text:p>1222.11706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102301">
                <text:p>0.102301</text:p>
              </table:table-cell>
              <table:table-cell office:value-type="float" office:value="1222.117065">
                <text:p>1222.11706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102401">
                <text:p>0.102401</text:p>
              </table:table-cell>
              <table:table-cell office:value-type="float" office:value="1222.117065">
                <text:p>1222.11706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102501">
                <text:p>0.102501</text:p>
              </table:table-cell>
              <table:table-cell office:value-type="float" office:value="1222.117065">
                <text:p>1222.11706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102601">
                <text:p>0.102601</text:p>
              </table:table-cell>
              <table:table-cell office:value-type="float" office:value="1222.117065">
                <text:p>1222.11706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102701">
                <text:p>0.102701</text:p>
              </table:table-cell>
              <table:table-cell office:value-type="float" office:value="1222.117065">
                <text:p>1222.11706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102801">
                <text:p>0.102801</text:p>
              </table:table-cell>
              <table:table-cell office:value-type="float" office:value="1222.117065">
                <text:p>1222.11706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102901">
                <text:p>0.102901</text:p>
              </table:table-cell>
              <table:table-cell office:value-type="float" office:value="1222.117065">
                <text:p>1222.11706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103001">
                <text:p>0.103001</text:p>
              </table:table-cell>
              <table:table-cell office:value-type="float" office:value="1222.117065">
                <text:p>1222.11706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103101">
                <text:p>0.103101</text:p>
              </table:table-cell>
              <table:table-cell office:value-type="float" office:value="1222.117065">
                <text:p>1222.11706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103201">
                <text:p>0.103201</text:p>
              </table:table-cell>
              <table:table-cell office:value-type="float" office:value="1222.117065">
                <text:p>1222.11706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103301">
                <text:p>0.103301</text:p>
              </table:table-cell>
              <table:table-cell office:value-type="float" office:value="1222.117065">
                <text:p>1222.11706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103401">
                <text:p>0.103401</text:p>
              </table:table-cell>
              <table:table-cell office:value-type="float" office:value="1643.887207">
                <text:p>1643.88720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103501">
                <text:p>0.103501</text:p>
              </table:table-cell>
              <table:table-cell office:value-type="float" office:value="1643.887207">
                <text:p>1643.88720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103601">
                <text:p>0.103601</text:p>
              </table:table-cell>
              <table:table-cell office:value-type="float" office:value="1643.887207">
                <text:p>1643.88720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103701">
                <text:p>0.103701</text:p>
              </table:table-cell>
              <table:table-cell office:value-type="float" office:value="1643.887207">
                <text:p>1643.88720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103801">
                <text:p>0.103801</text:p>
              </table:table-cell>
              <table:table-cell office:value-type="float" office:value="1643.887207">
                <text:p>1643.88720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103901">
                <text:p>0.103901</text:p>
              </table:table-cell>
              <table:table-cell office:value-type="float" office:value="1643.887207">
                <text:p>1643.88720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104001">
                <text:p>0.104001</text:p>
              </table:table-cell>
              <table:table-cell office:value-type="float" office:value="2010.181274">
                <text:p>2010.18127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104101">
                <text:p>0.1041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104201">
                <text:p>0.1042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104301">
                <text:p>0.1043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104401">
                <text:p>0.1044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104501">
                <text:p>0.1045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104601">
                <text:p>0.1046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104701">
                <text:p>0.1047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104801">
                <text:p>0.1048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104901">
                <text:p>0.1049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105001">
                <text:p>0.1050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105101">
                <text:p>0.1051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105201">
                <text:p>0.1052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105301">
                <text:p>0.1053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105401">
                <text:p>0.1054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105501">
                <text:p>0.1055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105601">
                <text:p>0.1056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105701">
                <text:p>0.1057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105801">
                <text:p>0.1058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105901">
                <text:p>0.1059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106001">
                <text:p>0.1060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106101">
                <text:p>0.1061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106201">
                <text:p>0.1062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106301">
                <text:p>0.1063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106401">
                <text:p>0.1064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106501">
                <text:p>0.1065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106601">
                <text:p>0.1066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106701">
                <text:p>0.1067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106801">
                <text:p>0.1068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106901">
                <text:p>0.1069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107001">
                <text:p>0.1070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107101">
                <text:p>0.1071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107201">
                <text:p>0.1072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107301">
                <text:p>0.1073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107401">
                <text:p>0.107401</text:p>
              </table:table-cell>
              <table:table-cell office:value-type="float" office:value="2318.086182">
                <text:p>2318.08618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107501">
                <text:p>0.1075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107601">
                <text:p>0.1076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107701">
                <text:p>0.1077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107801">
                <text:p>0.1078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107901">
                <text:p>0.1079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108001">
                <text:p>0.1080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108101">
                <text:p>0.1081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108201">
                <text:p>0.1082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108301">
                <text:p>0.1083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108401">
                <text:p>0.1084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108501">
                <text:p>0.1085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108601">
                <text:p>0.1086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108701">
                <text:p>0.1087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108801">
                <text:p>0.1088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108901">
                <text:p>0.1089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109001">
                <text:p>0.1090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109101">
                <text:p>0.1091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109201">
                <text:p>0.1092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109301">
                <text:p>0.1093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109401">
                <text:p>0.1094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109501">
                <text:p>0.1095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109601">
                <text:p>0.1096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109701">
                <text:p>0.1097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109801">
                <text:p>0.1098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109901">
                <text:p>0.1099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110001">
                <text:p>0.1100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110101">
                <text:p>0.1101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110201">
                <text:p>0.1102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110301">
                <text:p>0.1103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110401">
                <text:p>0.1104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110501">
                <text:p>0.1105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110601">
                <text:p>0.1106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110701">
                <text:p>0.1107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110801">
                <text:p>0.1108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110901">
                <text:p>0.1109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111001">
                <text:p>0.1110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111101">
                <text:p>0.1111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111201">
                <text:p>0.1112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111301">
                <text:p>0.1113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111401">
                <text:p>0.1114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111501">
                <text:p>0.1115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111601">
                <text:p>0.1116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111701">
                <text:p>0.1117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111801">
                <text:p>0.1118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111901">
                <text:p>0.1119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112001">
                <text:p>0.1120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112101">
                <text:p>0.1121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112201">
                <text:p>0.1122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112301">
                <text:p>0.1123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112401">
                <text:p>0.1124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112501">
                <text:p>0.1125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112601">
                <text:p>0.1126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112701">
                <text:p>0.1127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112801">
                <text:p>0.1128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112901">
                <text:p>0.1129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113001">
                <text:p>0.1130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113101">
                <text:p>0.1131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113201">
                <text:p>0.1132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113301">
                <text:p>0.1133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113401">
                <text:p>0.1134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113501">
                <text:p>0.1135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113601">
                <text:p>0.1136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113701">
                <text:p>0.1137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113801">
                <text:p>0.1138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113901">
                <text:p>0.1139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114001">
                <text:p>0.1140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114101">
                <text:p>0.1141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114201">
                <text:p>0.1142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114301">
                <text:p>0.1143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114401">
                <text:p>0.1144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114501">
                <text:p>0.1145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114601">
                <text:p>0.1146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114701">
                <text:p>0.1147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114801">
                <text:p>0.1148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114901">
                <text:p>0.1149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115001">
                <text:p>0.1150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115101">
                <text:p>0.1151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115201">
                <text:p>0.115201</text:p>
              </table:table-cell>
              <table:table-cell office:value-type="float" office:value="2407.060059">
                <text:p>2407.06005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115301">
                <text:p>0.1153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115401">
                <text:p>0.1154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115501">
                <text:p>0.1155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115601">
                <text:p>0.1156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115701">
                <text:p>0.1157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115801">
                <text:p>0.1158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115901">
                <text:p>0.1159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116001">
                <text:p>0.1160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116101">
                <text:p>0.1161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116201">
                <text:p>0.1162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116301">
                <text:p>0.1163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116401">
                <text:p>0.1164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116501">
                <text:p>0.1165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116601">
                <text:p>0.1166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116701">
                <text:p>0.1167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116801">
                <text:p>0.1168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116901">
                <text:p>0.1169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117001">
                <text:p>0.1170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117101">
                <text:p>0.1171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117201">
                <text:p>0.1172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117301">
                <text:p>0.1173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117401">
                <text:p>0.1174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117501">
                <text:p>0.1175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117601">
                <text:p>0.1176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117701">
                <text:p>0.1177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117801">
                <text:p>0.1178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117901">
                <text:p>0.1179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118001">
                <text:p>0.1180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118101">
                <text:p>0.1181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118201">
                <text:p>0.1182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118301">
                <text:p>0.1183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118401">
                <text:p>0.1184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118501">
                <text:p>0.1185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118601">
                <text:p>0.1186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118701">
                <text:p>0.1187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118801">
                <text:p>0.1188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118901">
                <text:p>0.1189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119001">
                <text:p>0.1190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119101">
                <text:p>0.1191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119201">
                <text:p>0.1192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119301">
                <text:p>0.1193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119401">
                <text:p>0.1194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119501">
                <text:p>0.1195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119601">
                <text:p>0.1196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119701">
                <text:p>0.1197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119801">
                <text:p>0.1198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119901">
                <text:p>0.1199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120001">
                <text:p>0.1200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120101">
                <text:p>0.1201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120201">
                <text:p>0.1202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120301">
                <text:p>0.1203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120401">
                <text:p>0.1204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120501">
                <text:p>0.1205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120601">
                <text:p>0.1206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120701">
                <text:p>0.1207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120801">
                <text:p>0.1208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120901">
                <text:p>0.1209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121001">
                <text:p>0.1210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121101">
                <text:p>0.1211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121201">
                <text:p>0.1212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121301">
                <text:p>0.1213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121401">
                <text:p>0.1214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121501">
                <text:p>0.1215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121601">
                <text:p>0.1216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121701">
                <text:p>0.1217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121801">
                <text:p>0.1218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121901">
                <text:p>0.1219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122001">
                <text:p>0.1220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122101">
                <text:p>0.1221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122201">
                <text:p>0.1222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122301">
                <text:p>0.1223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122401">
                <text:p>0.1224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122501">
                <text:p>0.122501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122602">
                <text:p>0.122602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122702">
                <text:p>0.122702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122802">
                <text:p>0.122802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122902">
                <text:p>0.122902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123002">
                <text:p>0.123002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123102">
                <text:p>0.123102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123202">
                <text:p>0.123202</text:p>
              </table:table-cell>
              <table:table-cell office:value-type="float" office:value="2300.055664">
                <text:p>2300.05566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123302">
                <text:p>0.1233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123402">
                <text:p>0.1234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123502">
                <text:p>0.1235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123602">
                <text:p>0.1236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123702">
                <text:p>0.1237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123802">
                <text:p>0.1238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123902">
                <text:p>0.1239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124002">
                <text:p>0.1240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124102">
                <text:p>0.1241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124202">
                <text:p>0.1242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124302">
                <text:p>0.1243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124402">
                <text:p>0.1244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124502">
                <text:p>0.1245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124602">
                <text:p>0.1246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124702">
                <text:p>0.1247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124802">
                <text:p>0.1248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124902">
                <text:p>0.1249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125002">
                <text:p>0.1250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125102">
                <text:p>0.1251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125202">
                <text:p>0.1252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125302">
                <text:p>0.1253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125402">
                <text:p>0.1254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125502">
                <text:p>0.1255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125602">
                <text:p>0.1256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125702">
                <text:p>0.1257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125802">
                <text:p>0.1258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125902">
                <text:p>0.1259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126002">
                <text:p>0.1260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126102">
                <text:p>0.1261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126202">
                <text:p>0.1262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126302">
                <text:p>0.1263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126402">
                <text:p>0.1264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126502">
                <text:p>0.1265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126602">
                <text:p>0.1266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126702">
                <text:p>0.1267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126802">
                <text:p>0.1268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126902">
                <text:p>0.1269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127002">
                <text:p>0.1270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127102">
                <text:p>0.1271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127202">
                <text:p>0.1272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127302">
                <text:p>0.1273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127402">
                <text:p>0.1274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127502">
                <text:p>0.1275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127602">
                <text:p>0.1276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127702">
                <text:p>0.1277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127802">
                <text:p>0.1278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127902">
                <text:p>0.1279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128002">
                <text:p>0.1280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128102">
                <text:p>0.1281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128202">
                <text:p>0.1282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128302">
                <text:p>0.1283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128402">
                <text:p>0.1284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128502">
                <text:p>0.1285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128602">
                <text:p>0.1286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128702">
                <text:p>0.1287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128802">
                <text:p>0.1288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128902">
                <text:p>0.1289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129002">
                <text:p>0.1290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129102">
                <text:p>0.1291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129202">
                <text:p>0.1292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129302">
                <text:p>0.1293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129402">
                <text:p>0.1294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129502">
                <text:p>0.1295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129602">
                <text:p>0.1296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129702">
                <text:p>0.1297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129802">
                <text:p>0.1298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129902">
                <text:p>0.1299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130002">
                <text:p>0.1300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130102">
                <text:p>0.1301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130202">
                <text:p>0.1302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130302">
                <text:p>0.1303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130402">
                <text:p>0.1304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130502">
                <text:p>0.1305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130602">
                <text:p>0.1306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130702">
                <text:p>0.1307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130802">
                <text:p>0.1308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130902">
                <text:p>0.1309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131002">
                <text:p>0.1310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131102">
                <text:p>0.1311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131202">
                <text:p>0.1312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131302">
                <text:p>0.1313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131402">
                <text:p>0.1314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131502">
                <text:p>0.1315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131602">
                <text:p>0.1316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131702">
                <text:p>0.1317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131802">
                <text:p>0.1318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131902">
                <text:p>0.1319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132002">
                <text:p>0.1320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132102">
                <text:p>0.1321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132202">
                <text:p>0.1322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132302">
                <text:p>0.132302</text:p>
              </table:table-cell>
              <table:table-cell office:value-type="float" office:value="2610.44165">
                <text:p>2610.4416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132402">
                <text:p>0.132402</text:p>
              </table:table-cell>
              <table:table-cell office:value-type="float" office:value="2609.442871">
                <text:p>2609.44287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132502">
                <text:p>0.132502</text:p>
              </table:table-cell>
              <table:table-cell office:value-type="float" office:value="2609.442871">
                <text:p>2609.44287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132602">
                <text:p>0.132602</text:p>
              </table:table-cell>
              <table:table-cell office:value-type="float" office:value="2609.442871">
                <text:p>2609.44287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132702">
                <text:p>0.132702</text:p>
              </table:table-cell>
              <table:table-cell office:value-type="float" office:value="2609.442871">
                <text:p>2609.44287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132802">
                <text:p>0.132802</text:p>
              </table:table-cell>
              <table:table-cell office:value-type="float" office:value="2609.442871">
                <text:p>2609.44287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132902">
                <text:p>0.132902</text:p>
              </table:table-cell>
              <table:table-cell office:value-type="float" office:value="2609.442871">
                <text:p>2609.44287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133002">
                <text:p>0.133002</text:p>
              </table:table-cell>
              <table:table-cell office:value-type="float" office:value="2609.442871">
                <text:p>2609.44287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133102">
                <text:p>0.133102</text:p>
              </table:table-cell>
              <table:table-cell office:value-type="float" office:value="2609.442871">
                <text:p>2609.44287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133202">
                <text:p>0.133202</text:p>
              </table:table-cell>
              <table:table-cell office:value-type="float" office:value="2609.442871">
                <text:p>2609.44287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133302">
                <text:p>0.133302</text:p>
              </table:table-cell>
              <table:table-cell office:value-type="float" office:value="2609.442871">
                <text:p>2609.44287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133402">
                <text:p>0.133402</text:p>
              </table:table-cell>
              <table:table-cell office:value-type="float" office:value="2609.442871">
                <text:p>2609.442871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133502">
                <text:p>0.133502</text:p>
              </table:table-cell>
              <table:table-cell office:value-type="float" office:value="2609.442871">
                <text:p>2609.44287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133602">
                <text:p>0.133602</text:p>
              </table:table-cell>
              <table:table-cell office:value-type="float" office:value="2609.442871">
                <text:p>2609.44287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133702">
                <text:p>0.133702</text:p>
              </table:table-cell>
              <table:table-cell office:value-type="float" office:value="2609.442871">
                <text:p>2609.44287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133802">
                <text:p>0.133802</text:p>
              </table:table-cell>
              <table:table-cell office:value-type="float" office:value="2609.442871">
                <text:p>2609.44287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133902">
                <text:p>0.133902</text:p>
              </table:table-cell>
              <table:table-cell office:value-type="float" office:value="2609.442871">
                <text:p>2609.44287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134002">
                <text:p>0.134002</text:p>
              </table:table-cell>
              <table:table-cell office:value-type="float" office:value="2609.442871">
                <text:p>2609.44287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134102">
                <text:p>0.134102</text:p>
              </table:table-cell>
              <table:table-cell office:value-type="float" office:value="2609.442871">
                <text:p>2609.44287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134202">
                <text:p>0.134202</text:p>
              </table:table-cell>
              <table:table-cell office:value-type="float" office:value="2609.442871">
                <text:p>2609.44287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134302">
                <text:p>0.134302</text:p>
              </table:table-cell>
              <table:table-cell office:value-type="float" office:value="2609.442871">
                <text:p>2609.44287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134402">
                <text:p>0.1344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134502">
                <text:p>0.1345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134602">
                <text:p>0.1346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134702">
                <text:p>0.1347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134802">
                <text:p>0.1348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134902">
                <text:p>0.1349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135002">
                <text:p>0.1350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135102">
                <text:p>0.1351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135202">
                <text:p>0.1352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135302">
                <text:p>0.1353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135402">
                <text:p>0.1354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135502">
                <text:p>0.1355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135602">
                <text:p>0.1356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135702">
                <text:p>0.1357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135802">
                <text:p>0.1358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135902">
                <text:p>0.1359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136002">
                <text:p>0.1360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136102">
                <text:p>0.1361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136202">
                <text:p>0.1362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136302">
                <text:p>0.1363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136402">
                <text:p>0.1364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136502">
                <text:p>0.1365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136602">
                <text:p>0.1366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136702">
                <text:p>0.1367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136802">
                <text:p>0.1368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136902">
                <text:p>0.1369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137002">
                <text:p>0.1370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137102">
                <text:p>0.1371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137202">
                <text:p>0.1372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137302">
                <text:p>0.1373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137402">
                <text:p>0.1374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137502">
                <text:p>0.1375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137602">
                <text:p>0.1376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137702">
                <text:p>0.1377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137802">
                <text:p>0.1378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137902">
                <text:p>0.1379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138002">
                <text:p>0.1380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138102">
                <text:p>0.1381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138202">
                <text:p>0.1382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138302">
                <text:p>0.1383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138402">
                <text:p>0.1384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138502">
                <text:p>0.1385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138602">
                <text:p>0.138602</text:p>
              </table:table-cell>
              <table:table-cell office:value-type="float" office:value="2692.853516">
                <text:p>2692.85351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138702">
                <text:p>0.1387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138802">
                <text:p>0.1388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138902">
                <text:p>0.1389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139002">
                <text:p>0.1390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139102">
                <text:p>0.1391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139202">
                <text:p>0.1392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139302">
                <text:p>0.1393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139402">
                <text:p>0.1394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139502">
                <text:p>0.1395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139602">
                <text:p>0.1396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139702">
                <text:p>0.1397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139802">
                <text:p>0.1398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139902">
                <text:p>0.1399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140002">
                <text:p>0.1400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140102">
                <text:p>0.1401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140202">
                <text:p>0.1402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140302">
                <text:p>0.1403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140402">
                <text:p>0.1404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140502">
                <text:p>0.1405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140602">
                <text:p>0.1406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140702">
                <text:p>0.1407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140802">
                <text:p>0.1408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140902">
                <text:p>0.1409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141002">
                <text:p>0.1410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141102">
                <text:p>0.1411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141202">
                <text:p>0.1412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141302">
                <text:p>0.1413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141402">
                <text:p>0.1414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141502">
                <text:p>0.1415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141602">
                <text:p>0.1416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141702">
                <text:p>0.1417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141802">
                <text:p>0.1418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141902">
                <text:p>0.1419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142002">
                <text:p>0.1420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142102">
                <text:p>0.1421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142202">
                <text:p>0.1422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142302">
                <text:p>0.1423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142402">
                <text:p>0.1424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142502">
                <text:p>0.1425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142602">
                <text:p>0.1426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142702">
                <text:p>0.1427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142802">
                <text:p>0.1428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142902">
                <text:p>0.1429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143002">
                <text:p>0.1430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143102">
                <text:p>0.1431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143202">
                <text:p>0.1432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143302">
                <text:p>0.1433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143402">
                <text:p>0.1434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143502">
                <text:p>0.1435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143602">
                <text:p>0.1436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143702">
                <text:p>0.1437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143802">
                <text:p>0.1438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143902">
                <text:p>0.1439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144002">
                <text:p>0.1440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144102">
                <text:p>0.1441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144202">
                <text:p>0.1442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144302">
                <text:p>0.1443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144402">
                <text:p>0.1444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144502">
                <text:p>0.1445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144602">
                <text:p>0.1446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144702">
                <text:p>0.1447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144802">
                <text:p>0.1448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144902">
                <text:p>0.1449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145002">
                <text:p>0.1450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145102">
                <text:p>0.1451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145202">
                <text:p>0.1452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145302">
                <text:p>0.1453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145402">
                <text:p>0.1454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145502">
                <text:p>0.1455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145602">
                <text:p>0.1456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145702">
                <text:p>0.1457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145802">
                <text:p>0.1458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145902">
                <text:p>0.1459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146002">
                <text:p>0.1460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146102">
                <text:p>0.1461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146202">
                <text:p>0.1462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146302">
                <text:p>0.1463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146402">
                <text:p>0.1464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146502">
                <text:p>0.1465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146602">
                <text:p>0.1466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146702">
                <text:p>0.1467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146802">
                <text:p>0.1468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146902">
                <text:p>0.1469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147002">
                <text:p>0.1470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147102">
                <text:p>0.1471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147202">
                <text:p>0.1472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147302">
                <text:p>0.1473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147402">
                <text:p>0.1474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147502">
                <text:p>0.1475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147602">
                <text:p>0.1476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147702">
                <text:p>0.1477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147802">
                <text:p>0.1478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147902">
                <text:p>0.1479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148002">
                <text:p>0.1480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148102">
                <text:p>0.1481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148202">
                <text:p>0.1482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148302">
                <text:p>0.1483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148402">
                <text:p>0.1484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148502">
                <text:p>0.1485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148602">
                <text:p>0.1486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148702">
                <text:p>0.1487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148802">
                <text:p>0.1488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148902">
                <text:p>0.1489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149002">
                <text:p>0.1490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149102">
                <text:p>0.1491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149202">
                <text:p>0.1492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149302">
                <text:p>0.1493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149402">
                <text:p>0.1494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149502">
                <text:p>0.1495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149602">
                <text:p>0.1496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149702">
                <text:p>0.1497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149802">
                <text:p>0.1498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149902">
                <text:p>0.1499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150002">
                <text:p>0.1500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150102">
                <text:p>0.1501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150202">
                <text:p>0.1502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150302">
                <text:p>0.1503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150402">
                <text:p>0.1504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150502">
                <text:p>0.1505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150602">
                <text:p>0.1506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150702">
                <text:p>0.1507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150802">
                <text:p>0.1508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150902">
                <text:p>0.1509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151002">
                <text:p>0.1510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151102">
                <text:p>0.1511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151202">
                <text:p>0.1512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151302">
                <text:p>0.1513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151402">
                <text:p>0.1514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151502">
                <text:p>0.1515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151602">
                <text:p>0.1516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151702">
                <text:p>0.1517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151802">
                <text:p>0.1518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151902">
                <text:p>0.1519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152002">
                <text:p>0.1520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152102">
                <text:p>0.1521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152202">
                <text:p>0.1522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152302">
                <text:p>0.1523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152402">
                <text:p>0.1524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152502">
                <text:p>0.1525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152602">
                <text:p>0.1526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152702">
                <text:p>0.1527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152802">
                <text:p>0.1528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152902">
                <text:p>0.1529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153002">
                <text:p>0.1530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153102">
                <text:p>0.1531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153202">
                <text:p>0.1532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153302">
                <text:p>0.1533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153402">
                <text:p>0.1534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153502">
                <text:p>0.1535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153602">
                <text:p>0.1536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153702">
                <text:p>0.1537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153802">
                <text:p>0.1538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153902">
                <text:p>0.1539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154002">
                <text:p>0.1540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154102">
                <text:p>0.1541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154202">
                <text:p>0.1542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154302">
                <text:p>0.1543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154402">
                <text:p>0.1544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154502">
                <text:p>0.1545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154602">
                <text:p>0.1546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154702">
                <text:p>0.1547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154802">
                <text:p>0.1548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154902">
                <text:p>0.1549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155002">
                <text:p>0.1550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155102">
                <text:p>0.1551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155202">
                <text:p>0.1552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155302">
                <text:p>0.1553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155402">
                <text:p>0.1554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155502">
                <text:p>0.1555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155602">
                <text:p>0.1556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155702">
                <text:p>0.1557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155802">
                <text:p>0.1558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155902">
                <text:p>0.1559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156002">
                <text:p>0.1560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156102">
                <text:p>0.156102</text:p>
              </table:table-cell>
              <table:table-cell office:value-type="float" office:value="2518.107422">
                <text:p>2518.10742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156202">
                <text:p>0.156202</text:p>
              </table:table-cell>
              <table:table-cell office:value-type="float" office:value="2297.195801">
                <text:p>2297.195801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156302">
                <text:p>0.156302</text:p>
              </table:table-cell>
              <table:table-cell office:value-type="float" office:value="2297.195801">
                <text:p>2297.19580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156402">
                <text:p>0.156402</text:p>
              </table:table-cell>
              <table:table-cell office:value-type="float" office:value="2297.195801">
                <text:p>2297.19580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156502">
                <text:p>0.156502</text:p>
              </table:table-cell>
              <table:table-cell office:value-type="float" office:value="2297.195801">
                <text:p>2297.19580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156602">
                <text:p>0.156602</text:p>
              </table:table-cell>
              <table:table-cell office:value-type="float" office:value="2297.195801">
                <text:p>2297.195801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156702">
                <text:p>0.156702</text:p>
              </table:table-cell>
              <table:table-cell office:value-type="float" office:value="2297.195801">
                <text:p>2297.19580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156802">
                <text:p>0.1568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156902">
                <text:p>0.1569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157002">
                <text:p>0.1570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157102">
                <text:p>0.1571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157202">
                <text:p>0.1572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157302">
                <text:p>0.1573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157402">
                <text:p>0.1574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157502">
                <text:p>0.1575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157602">
                <text:p>0.1576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157702">
                <text:p>0.1577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157802">
                <text:p>0.1578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157902">
                <text:p>0.1579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158002">
                <text:p>0.1580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158102">
                <text:p>0.1581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158202">
                <text:p>0.1582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158302">
                <text:p>0.1583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158402">
                <text:p>0.1584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158502">
                <text:p>0.1585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158602">
                <text:p>0.1586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158702">
                <text:p>0.1587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158802">
                <text:p>0.1588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158902">
                <text:p>0.1589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159002">
                <text:p>0.1590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159102">
                <text:p>0.1591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159202">
                <text:p>0.1592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159302">
                <text:p>0.1593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159402">
                <text:p>0.1594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159502">
                <text:p>0.1595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159602">
                <text:p>0.1596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159702">
                <text:p>0.1597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159802">
                <text:p>0.1598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159902">
                <text:p>0.1599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160002">
                <text:p>0.1600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160102">
                <text:p>0.1601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160202">
                <text:p>0.1602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160302">
                <text:p>0.1603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160402">
                <text:p>0.1604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160502">
                <text:p>0.1605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160602">
                <text:p>0.1606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160702">
                <text:p>0.160702</text:p>
              </table:table-cell>
              <table:table-cell office:value-type="float" office:value="2061.297119">
                <text:p>2061.29711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160802">
                <text:p>0.1608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160902">
                <text:p>0.1609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161002">
                <text:p>0.1610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161102">
                <text:p>0.1611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161202">
                <text:p>0.1612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161302">
                <text:p>0.1613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161402">
                <text:p>0.1614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161502">
                <text:p>0.1615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161602">
                <text:p>0.1616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161702">
                <text:p>0.1617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161802">
                <text:p>0.1618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161902">
                <text:p>0.1619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162002">
                <text:p>0.1620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162102">
                <text:p>0.1621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162202">
                <text:p>0.1622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162302">
                <text:p>0.1623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162402">
                <text:p>0.1624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162502">
                <text:p>0.1625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162602">
                <text:p>0.1626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162702">
                <text:p>0.1627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162802">
                <text:p>0.1628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162902">
                <text:p>0.1629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163002">
                <text:p>0.1630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163102">
                <text:p>0.1631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163202">
                <text:p>0.1632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163302">
                <text:p>0.1633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163402">
                <text:p>0.1634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163502">
                <text:p>0.1635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163602">
                <text:p>0.1636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163702">
                <text:p>0.1637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163802">
                <text:p>0.1638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163902">
                <text:p>0.1639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164002">
                <text:p>0.1640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164102">
                <text:p>0.1641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164202">
                <text:p>0.1642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164302">
                <text:p>0.1643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164402">
                <text:p>0.1644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164502">
                <text:p>0.1645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164602">
                <text:p>0.1646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164702">
                <text:p>0.1647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164802">
                <text:p>0.1648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164902">
                <text:p>0.1649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165002">
                <text:p>0.1650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165102">
                <text:p>0.1651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165202">
                <text:p>0.1652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165302">
                <text:p>0.1653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165402">
                <text:p>0.1654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165502">
                <text:p>0.1655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165602">
                <text:p>0.1656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165702">
                <text:p>0.1657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165802">
                <text:p>0.1658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165902">
                <text:p>0.1659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166002">
                <text:p>0.1660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166102">
                <text:p>0.1661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166202">
                <text:p>0.1662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166302">
                <text:p>0.1663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166402">
                <text:p>0.1664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166502">
                <text:p>0.1665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166602">
                <text:p>0.1666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166702">
                <text:p>0.1667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166802">
                <text:p>0.1668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166902">
                <text:p>0.1669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167002">
                <text:p>0.1670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167102">
                <text:p>0.1671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167202">
                <text:p>0.1672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167302">
                <text:p>0.1673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167402">
                <text:p>0.1674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167502">
                <text:p>0.1675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167602">
                <text:p>0.1676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167702">
                <text:p>0.1677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167802">
                <text:p>0.1678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167902">
                <text:p>0.1679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168002">
                <text:p>0.1680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168102">
                <text:p>0.1681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168202">
                <text:p>0.1682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168302">
                <text:p>0.1683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168402">
                <text:p>0.1684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168502">
                <text:p>0.1685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168602">
                <text:p>0.1686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168702">
                <text:p>0.1687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168802">
                <text:p>0.1688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168902">
                <text:p>0.1689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169002">
                <text:p>0.1690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169102">
                <text:p>0.1691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169202">
                <text:p>0.1692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169302">
                <text:p>0.1693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169402">
                <text:p>0.1694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169502">
                <text:p>0.1695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169602">
                <text:p>0.1696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169702">
                <text:p>0.1697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169802">
                <text:p>0.1698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169902">
                <text:p>0.1699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170002">
                <text:p>0.1700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170102">
                <text:p>0.1701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170202">
                <text:p>0.1702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170302">
                <text:p>0.1703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170402">
                <text:p>0.1704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170502">
                <text:p>0.1705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170602">
                <text:p>0.1706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170702">
                <text:p>0.1707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170802">
                <text:p>0.1708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170902">
                <text:p>0.1709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171002">
                <text:p>0.1710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171102">
                <text:p>0.1711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171202">
                <text:p>0.1712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171302">
                <text:p>0.1713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171402">
                <text:p>0.1714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171502">
                <text:p>0.1715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171602">
                <text:p>0.1716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171702">
                <text:p>0.1717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171802">
                <text:p>0.1718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171902">
                <text:p>0.1719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172002">
                <text:p>0.1720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172102">
                <text:p>0.1721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172202">
                <text:p>0.1722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172302">
                <text:p>0.1723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172402">
                <text:p>0.1724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172502">
                <text:p>0.1725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172602">
                <text:p>0.1726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172702">
                <text:p>0.1727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172802">
                <text:p>0.1728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172902">
                <text:p>0.1729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173002">
                <text:p>0.1730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173102">
                <text:p>0.1731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173202">
                <text:p>0.1732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173302">
                <text:p>0.1733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173402">
                <text:p>0.1734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173502">
                <text:p>0.1735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173602">
                <text:p>0.1736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173702">
                <text:p>0.1737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173802">
                <text:p>0.1738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173902">
                <text:p>0.1739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174002">
                <text:p>0.1740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174102">
                <text:p>0.1741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174202">
                <text:p>0.1742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174302">
                <text:p>0.1743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174402">
                <text:p>0.174402</text:p>
              </table:table-cell>
              <table:table-cell office:value-type="float" office:value="2060.297363">
                <text:p>2060.29736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174502">
                <text:p>0.1745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174602">
                <text:p>0.1746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174702">
                <text:p>0.1747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174802">
                <text:p>0.1748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174902">
                <text:p>0.1749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175002">
                <text:p>0.1750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175102">
                <text:p>0.1751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175202">
                <text:p>0.1752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175302">
                <text:p>0.1753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175402">
                <text:p>0.1754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175502">
                <text:p>0.1755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175602">
                <text:p>0.1756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175702">
                <text:p>0.1757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175802">
                <text:p>0.1758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175902">
                <text:p>0.1759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176002">
                <text:p>0.1760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176102">
                <text:p>0.1761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176202">
                <text:p>0.1762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176302">
                <text:p>0.1763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176402">
                <text:p>0.1764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176502">
                <text:p>0.1765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176602">
                <text:p>0.1766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176702">
                <text:p>0.1767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176802">
                <text:p>0.1768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176902">
                <text:p>0.1769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177002">
                <text:p>0.1770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177102">
                <text:p>0.1771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177202">
                <text:p>0.1772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177302">
                <text:p>0.1773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177402">
                <text:p>0.1774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177502">
                <text:p>0.1775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177602">
                <text:p>0.1776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177702">
                <text:p>0.1777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177802">
                <text:p>0.1778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177902">
                <text:p>0.1779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178002">
                <text:p>0.1780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178102">
                <text:p>0.1781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178202">
                <text:p>0.1782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178302">
                <text:p>0.1783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178402">
                <text:p>0.1784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178502">
                <text:p>0.1785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178602">
                <text:p>0.1786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178702">
                <text:p>0.1787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178802">
                <text:p>0.1788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178902">
                <text:p>0.1789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179002">
                <text:p>0.1790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179102">
                <text:p>0.1791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179202">
                <text:p>0.1792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179302">
                <text:p>0.1793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179402">
                <text:p>0.1794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179502">
                <text:p>0.1795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179602">
                <text:p>0.1796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179702">
                <text:p>0.1797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179802">
                <text:p>0.1798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179902">
                <text:p>0.1799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180002">
                <text:p>0.1800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180102">
                <text:p>0.1801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180202">
                <text:p>0.1802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180302">
                <text:p>0.1803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180402">
                <text:p>0.1804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180502">
                <text:p>0.1805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180602">
                <text:p>0.1806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180702">
                <text:p>0.1807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180802">
                <text:p>0.1808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180902">
                <text:p>0.1809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181002">
                <text:p>0.1810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181102">
                <text:p>0.1811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181202">
                <text:p>0.1812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181302">
                <text:p>0.1813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181402">
                <text:p>0.1814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181502">
                <text:p>0.1815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181602">
                <text:p>0.1816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181702">
                <text:p>0.1817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181802">
                <text:p>0.1818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181902">
                <text:p>0.1819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182002">
                <text:p>0.182002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182103">
                <text:p>0.1821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182203">
                <text:p>0.1822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182303">
                <text:p>0.1823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182403">
                <text:p>0.1824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182503">
                <text:p>0.1825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182603">
                <text:p>0.1826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182703">
                <text:p>0.1827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182803">
                <text:p>0.1828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182903">
                <text:p>0.1829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183003">
                <text:p>0.1830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183103">
                <text:p>0.1831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183203">
                <text:p>0.1832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183303">
                <text:p>0.1833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183403">
                <text:p>0.1834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183503">
                <text:p>0.1835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183603">
                <text:p>0.1836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183703">
                <text:p>0.1837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183803">
                <text:p>0.1838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183903">
                <text:p>0.1839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184003">
                <text:p>0.1840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184103">
                <text:p>0.1841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184203">
                <text:p>0.1842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184303">
                <text:p>0.1843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184403">
                <text:p>0.1844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184503">
                <text:p>0.1845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184603">
                <text:p>0.1846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184703">
                <text:p>0.1847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184803">
                <text:p>0.1848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184903">
                <text:p>0.1849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185003">
                <text:p>0.1850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185103">
                <text:p>0.1851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185203">
                <text:p>0.1852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185303">
                <text:p>0.1853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185403">
                <text:p>0.1854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185503">
                <text:p>0.1855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185603">
                <text:p>0.1856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185703">
                <text:p>0.1857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185803">
                <text:p>0.1858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185903">
                <text:p>0.1859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186003">
                <text:p>0.1860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186103">
                <text:p>0.1861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186203">
                <text:p>0.1862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186303">
                <text:p>0.1863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186403">
                <text:p>0.1864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186503">
                <text:p>0.1865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186603">
                <text:p>0.1866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186703">
                <text:p>0.1867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186803">
                <text:p>0.1868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186903">
                <text:p>0.1869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187003">
                <text:p>0.1870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187103">
                <text:p>0.1871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187203">
                <text:p>0.1872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187303">
                <text:p>0.1873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187403">
                <text:p>0.1874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187503">
                <text:p>0.1875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187603">
                <text:p>0.187603</text:p>
              </table:table-cell>
              <table:table-cell office:value-type="float" office:value="2844.620361">
                <text:p>2844.620361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187703">
                <text:p>0.1877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187803">
                <text:p>0.1878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187903">
                <text:p>0.1879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188003">
                <text:p>0.1880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188103">
                <text:p>0.1881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188203">
                <text:p>0.1882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188303">
                <text:p>0.1883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188403">
                <text:p>0.1884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188503">
                <text:p>0.1885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188603">
                <text:p>0.1886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188703">
                <text:p>0.1887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188803">
                <text:p>0.1888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188903">
                <text:p>0.1889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189003">
                <text:p>0.1890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189103">
                <text:p>0.1891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189203">
                <text:p>0.1892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189303">
                <text:p>0.1893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189403">
                <text:p>0.1894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189503">
                <text:p>0.1895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189603">
                <text:p>0.1896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189703">
                <text:p>0.1897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189803">
                <text:p>0.1898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189903">
                <text:p>0.1899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190003">
                <text:p>0.1900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190103">
                <text:p>0.1901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190203">
                <text:p>0.1902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190303">
                <text:p>0.1903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190403">
                <text:p>0.1904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190503">
                <text:p>0.1905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190603">
                <text:p>0.1906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190703">
                <text:p>0.1907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190803">
                <text:p>0.1908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190903">
                <text:p>0.1909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191003">
                <text:p>0.1910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191103">
                <text:p>0.1911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191203">
                <text:p>0.1912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191303">
                <text:p>0.1913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191403">
                <text:p>0.1914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191503">
                <text:p>0.1915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191603">
                <text:p>0.1916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191703">
                <text:p>0.1917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191803">
                <text:p>0.1918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191903">
                <text:p>0.1919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192003">
                <text:p>0.1920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192103">
                <text:p>0.1921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192203">
                <text:p>0.1922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192303">
                <text:p>0.1923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192403">
                <text:p>0.1924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192503">
                <text:p>0.1925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192603">
                <text:p>0.1926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192703">
                <text:p>0.1927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192803">
                <text:p>0.1928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.192903">
                <text:p>0.1929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.193003">
                <text:p>0.1930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.193103">
                <text:p>0.1931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.193203">
                <text:p>0.1932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.193303">
                <text:p>0.1933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.193403">
                <text:p>0.1934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.193503">
                <text:p>0.1935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.193603">
                <text:p>0.1936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.193703">
                <text:p>0.1937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.193803">
                <text:p>0.1938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.193903">
                <text:p>0.1939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.194003">
                <text:p>0.1940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.194103">
                <text:p>0.1941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.194203">
                <text:p>0.1942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.194303">
                <text:p>0.1943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.194403">
                <text:p>0.1944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.194503">
                <text:p>0.1945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.194603">
                <text:p>0.1946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194703">
                <text:p>0.1947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.194803">
                <text:p>0.1948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.194903">
                <text:p>0.1949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195003">
                <text:p>0.1950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.195103">
                <text:p>0.1951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195203">
                <text:p>0.1952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195303">
                <text:p>0.1953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195403">
                <text:p>0.1954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195503">
                <text:p>0.1955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195603">
                <text:p>0.1956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195703">
                <text:p>0.1957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195803">
                <text:p>0.1958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195903">
                <text:p>0.1959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196003">
                <text:p>0.1960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196103">
                <text:p>0.1961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.196203">
                <text:p>0.1962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196303">
                <text:p>0.1963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196403">
                <text:p>0.1964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196503">
                <text:p>0.1965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196603">
                <text:p>0.1966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.196703">
                <text:p>0.1967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196803">
                <text:p>0.1968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196903">
                <text:p>0.1969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197003">
                <text:p>0.1970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197103">
                <text:p>0.1971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197203">
                <text:p>0.1972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197303">
                <text:p>0.1973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197403">
                <text:p>0.1974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.197503">
                <text:p>0.1975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197603">
                <text:p>0.1976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.197703">
                <text:p>0.1977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197803">
                <text:p>0.1978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197903">
                <text:p>0.1979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198003">
                <text:p>0.1980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198103">
                <text:p>0.1981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.198203">
                <text:p>0.1982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198303">
                <text:p>0.1983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.198403">
                <text:p>0.198403</text:p>
              </table:table-cell>
              <table:table-cell office:value-type="float" office:value="2338.348877">
                <text:p>2338.348877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.198503">
                <text:p>0.198503</text:p>
              </table:table-cell>
              <table:table-cell office:value-type="float" office:value="2338.3">
                <text:p>2338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